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670000006722F22D90F16B4F1C.png" manifest:media-type="image/png"/>
  <manifest:file-entry manifest:full-path="Pictures/100002010000004800000075AA42C529A3A3610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3cm" svg:stroke-color="#000000" draw:stroke-linejoin="miter" svg:stroke-linecap="butt" draw:fill="none" fo:padding-top="0.016cm" fo:padding-bottom="0.016cm" fo:padding-left="0.016cm" fo:padding-right="0.016cm"/>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 style:family="graphic" style:parent-style-name="standard">
      <style:graphic-properties draw:stroke="solid" svg:stroke-width="0.033cm" svg:stroke-color="#370700" draw:stroke-linejoin="miter" svg:stroke-linecap="butt" draw:fill="none" fo:padding-top="0.016cm" fo:padding-bottom="0.016cm" fo:padding-left="0.016cm" fo:padding-right="0.016cm"/>
    </style:style>
    <style:style style:name="gr6" style:family="graphic" style:parent-style-name="standard">
      <style:graphic-properties draw:stroke="solid" svg:stroke-width="0.033cm" svg:stroke-color="#000137" draw:stroke-linejoin="miter" svg:stroke-linecap="butt" draw:fill="none" fo:padding-top="0.016cm" fo:padding-bottom="0.016cm" fo:padding-left="0.016cm" fo:padding-right="0.016cm"/>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38cm" svg:stroke-color="#000000" draw:stroke-linejoin="bevel" svg:stroke-linecap="round" draw:fill="none" fo:padding-top="0.019cm" fo:padding-bottom="0.019cm" fo:padding-left="0.019cm" fo:padding-right="0.019cm"/>
    </style:style>
    <style:style style:name="gr9" style:family="graphic" style:parent-style-name="standard">
      <style:graphic-properties draw:stroke="solid" svg:stroke-width="0.038cm" svg:stroke-color="#000000" draw:stroke-linejoin="bevel" svg:stroke-linecap="round" draw:fill="solid" draw:fill-color="#ffffff" fo:padding-top="0.019cm" fo:padding-bottom="0.019cm" fo:padding-left="0.019cm" fo:padding-right="0.019cm"/>
    </style:style>
    <style:style style:name="gr10" style:family="graphic" style:parent-style-name="standard">
      <style:graphic-properties draw:stroke="none" draw:fill="none" draw:textarea-horizontal-align="left" draw:textarea-vertical-align="top" draw:auto-grow-height="true" draw:auto-grow-width="true" fo:min-height="0.78cm" fo:min-width="0.666cm" fo:padding-top="0cm" fo:padding-bottom="0cm" fo:padding-left="0cm" fo:padding-right="0cm"/>
    </style:style>
    <style:style style:name="gr11" style:family="graphic" style:parent-style-name="standard">
      <style:graphic-properties draw:stroke="solid" svg:stroke-width="0.048cm" svg:stroke-color="#000000" draw:stroke-linejoin="bevel" svg:stroke-linecap="round" draw:fill="none" fo:padding-top="0.024cm" fo:padding-bottom="0.024cm" fo:padding-left="0.024cm" fo:padding-right="0.024cm"/>
    </style:style>
    <style:style style:name="gr12" style:family="graphic" style:parent-style-name="standard">
      <style:graphic-properties draw:stroke="solid" svg:stroke-width="0.048cm" svg:stroke-color="#ff0000" draw:stroke-linejoin="bevel" svg:stroke-linecap="round" draw:fill="solid" draw:fill-color="#000000" fo:padding-top="0.024cm" fo:padding-bottom="0.024cm" fo:padding-left="0.024cm" fo:padding-right="0.024cm"/>
    </style:style>
    <style:style style:name="gr13" style:family="graphic" style:parent-style-name="standard">
      <style:graphic-properties draw:stroke="solid" svg:stroke-width="0.048cm" svg:stroke-color="#ff3333" draw:stroke-linejoin="bevel" svg:stroke-linecap="round" draw:fill="solid" draw:fill-color="#000000" fo:padding-top="0.024cm" fo:padding-bottom="0.024cm" fo:padding-left="0.024cm" fo:padding-right="0.024cm"/>
    </style:style>
    <style:style style:name="gr14" style:family="graphic" style:parent-style-name="standard">
      <style:graphic-properties draw:stroke="none" draw:fill="none" draw:textarea-horizontal-align="left" draw:textarea-vertical-align="top" draw:auto-grow-height="true" draw:auto-grow-width="true" fo:min-height="0.141cm" fo:min-width="0.119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62cm" fo:min-width="4.087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62cm" fo:min-width="2.677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62cm" fo:min-width="6.763cm" fo:padding-top="0cm" fo:padding-bottom="0cm" fo:padding-left="0cm" fo:padding-right="0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18.8999996185303pt" style:font-size-asian="18.8999996185303pt" style:font-size-complex="18.8999996185303pt"/>
    </style:style>
    <style:style style:name="P6" style:family="paragraph">
      <loext:graphic-properties draw:fill="none"/>
      <style:text-properties fo:font-size="3.40000009536743pt" style:font-size-asian="3.40000009536743pt" style:font-size-complex="3.40000009536743pt"/>
    </style:style>
    <style:style style:name="P7" style:family="paragraph">
      <loext:graphic-properties draw:fill="none"/>
      <style:text-properties fo:font-size="11.3000001907349pt" style:font-size-asian="11.3000001907349pt" style:font-size-complex="11.3000001907349pt"/>
    </style:style>
    <style:style style:name="T1" style:family="text">
      <style:text-properties fo:color="#000000" style:font-name="DejaVu Sans1" fo:font-size="18.8999996185303pt" style:font-size-asian="18.8999996185303pt" style:font-name-complex="DejaVu Sans1" style:font-size-complex="18.8999996185303pt"/>
    </style:style>
    <style:style style:name="T2" style:family="text">
      <style:text-properties fo:color="#000000" style:font-name="DejaVu Sans1" fo:font-size="3.40000009536743pt" style:font-size-asian="3.40000009536743pt" style:font-name-complex="DejaVu Sans1" style:font-size-complex="3.40000009536743pt"/>
    </style:style>
    <style:style style:name="T3" style:family="text">
      <style:text-properties fo:color="#000000" style:font-name="DejaVu Sans1" fo:font-size="11.3000001907349pt" style:font-size-asian="11.3000001907349pt" style:font-name-complex="DejaVu Sans1" style:font-size-complex="11.300000190734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9.7cm" svg:height="20.99cm" svg:x="0cm" svg:y="0cm" svg:viewBox="0 0 29701 20991" draw:points="0,0 29701,0 29701,20991 0,20991">
          <text:p/>
        </draw:polygon>
        <draw:line draw:style-name="gr2" draw:text-style-name="P2" draw:layer="layout" svg:x1="0.998cm" svg:y1="19.991cm" svg:x2="28.659cm" svg:y2="19.991cm">
          <text:p/>
        </draw:line>
        <draw:line draw:style-name="gr2" draw:text-style-name="P2" draw:layer="layout" svg:x1="28.702cm" svg:y1="19.974cm" svg:x2="28.702cm" svg:y2="0.97cm">
          <text:p/>
        </draw:line>
        <draw:line draw:style-name="gr2" draw:text-style-name="P2" draw:layer="layout" svg:x1="28.709cm" svg:y1="0.984cm" svg:x2="1.012cm" svg:y2="0.984cm">
          <text:p/>
        </draw:line>
        <draw:line draw:style-name="gr2" draw:text-style-name="P2" draw:layer="layout" svg:x1="1.012cm" svg:y1="0.97cm" svg:x2="1.012cm" svg:y2="19.974cm">
          <text:p/>
        </draw:line>
        <draw:line draw:style-name="gr2" draw:text-style-name="P2" draw:layer="layout" svg:x1="14.859cm" svg:y1="0.984cm" svg:x2="14.859cm" svg:y2="0.014cm">
          <text:p/>
        </draw:line>
        <draw:line draw:style-name="gr2" draw:text-style-name="P2" draw:layer="layout" svg:x1="14.862cm" svg:y1="20.256cm" svg:x2="14.862cm" svg:y2="20.976cm">
          <text:p/>
        </draw:line>
        <draw:line draw:style-name="gr2" draw:text-style-name="P2" draw:layer="layout" svg:x1="1.016cm" svg:y1="10.477cm" svg:x2="0.017cm" svg:y2="10.477cm">
          <text:p/>
        </draw:line>
        <draw:line draw:style-name="gr2" draw:text-style-name="P2" draw:layer="layout" svg:x1="28.705cm" svg:y1="10.477cm" svg:x2="29.668cm" svg:y2="10.477cm">
          <text:p/>
        </draw:line>
        <draw:line draw:style-name="gr2" draw:text-style-name="P2" draw:layer="layout" svg:x1="24.091cm" svg:y1="20.235cm" svg:x2="24.091cm" svg:y2="20.746cm">
          <text:p/>
        </draw:line>
        <draw:line draw:style-name="gr2" draw:text-style-name="P2" draw:layer="layout" svg:x1="5.63cm" svg:y1="19.991cm" svg:x2="5.63cm" svg:y2="20.739cm">
          <text:p/>
        </draw:line>
        <draw:line draw:style-name="gr2" draw:text-style-name="P2" draw:layer="layout" svg:x1="19.473cm" svg:y1="20.235cm" svg:x2="19.473cm" svg:y2="20.746cm">
          <text:p/>
        </draw:line>
        <draw:line draw:style-name="gr2" draw:text-style-name="P2" draw:layer="layout" svg:x1="10.244cm" svg:y1="19.991cm" svg:x2="10.244cm" svg:y2="20.739cm">
          <text:p/>
        </draw:line>
        <draw:line draw:style-name="gr2" draw:text-style-name="P2" draw:layer="layout" svg:x1="10.244cm" svg:y1="0.984cm" svg:x2="10.244cm" svg:y2="0.229cm">
          <text:p/>
        </draw:line>
        <draw:line draw:style-name="gr2" draw:text-style-name="P2" draw:layer="layout" svg:x1="19.473cm" svg:y1="0.984cm" svg:x2="19.473cm" svg:y2="0.229cm">
          <text:p/>
        </draw:line>
        <draw:line draw:style-name="gr2" draw:text-style-name="P2" draw:layer="layout" svg:x1="5.63cm" svg:y1="0.984cm" svg:x2="5.63cm" svg:y2="0.229cm">
          <text:p/>
        </draw:line>
        <draw:line draw:style-name="gr2" draw:text-style-name="P2" draw:layer="layout" svg:x1="24.087cm" svg:y1="0.984cm" svg:x2="24.087cm" svg:y2="0.229cm">
          <text:p/>
        </draw:line>
        <draw:line draw:style-name="gr2" draw:text-style-name="P2" draw:layer="layout" svg:x1="0.998cm" svg:y1="5.729cm" svg:x2="0.25cm" svg:y2="5.729cm">
          <text:p/>
        </draw:line>
        <draw:line draw:style-name="gr2" draw:text-style-name="P2" draw:layer="layout" svg:x1="0.998cm" svg:y1="15.225cm" svg:x2="0.25cm" svg:y2="15.225cm">
          <text:p/>
        </draw:line>
        <draw:line draw:style-name="gr2" draw:text-style-name="P2" draw:layer="layout" svg:x1="28.705cm" svg:y1="5.729cm" svg:x2="29.453cm" svg:y2="5.729cm">
          <text:p/>
        </draw:line>
        <draw:line draw:style-name="gr2" draw:text-style-name="P2" draw:layer="layout" svg:x1="28.705cm" svg:y1="15.225cm" svg:x2="29.453cm" svg:y2="15.225cm">
          <text:p/>
        </draw:line>
        <draw:line draw:style-name="gr2" draw:text-style-name="P2" draw:layer="layout" svg:x1="13.708cm" svg:y1="20.242cm" svg:x2="28.705cm" svg:y2="20.242cm">
          <text:p/>
        </draw:line>
        <draw:line draw:style-name="gr2" draw:text-style-name="P2" draw:layer="layout" svg:x1="18.707cm" svg:y1="19.991cm" svg:x2="18.707cm" svg:y2="20.489cm">
          <text:p/>
        </draw:line>
        <draw:line draw:style-name="gr2" draw:text-style-name="P2" draw:layer="layout" svg:x1="23.706cm" svg:y1="19.991cm" svg:x2="23.706cm" svg:y2="20.489cm">
          <text:p/>
        </draw:line>
        <draw:line draw:style-name="gr2" draw:text-style-name="P2" draw:layer="layout" svg:x1="25.706cm" svg:y1="19.991cm" svg:x2="25.706cm" svg:y2="20.242cm">
          <text:p/>
        </draw:line>
        <draw:line draw:style-name="gr2" draw:text-style-name="P2" draw:layer="layout" svg:x1="24.705cm" svg:y1="19.991cm" svg:x2="24.705cm" svg:y2="20.242cm">
          <text:p/>
        </draw:line>
        <draw:line draw:style-name="gr2" draw:text-style-name="P2" draw:layer="layout" svg:x1="22.708cm" svg:y1="19.991cm" svg:x2="22.708cm" svg:y2="20.242cm">
          <text:p/>
        </draw:line>
        <draw:line draw:style-name="gr2" draw:text-style-name="P2" draw:layer="layout" svg:x1="20.708cm" svg:y1="19.991cm" svg:x2="20.708cm" svg:y2="20.242cm">
          <text:p/>
        </draw:line>
        <draw:line draw:style-name="gr2" draw:text-style-name="P2" draw:layer="layout" svg:x1="21.706cm" svg:y1="19.991cm" svg:x2="21.706cm" svg:y2="20.242cm">
          <text:p/>
        </draw:line>
        <draw:line draw:style-name="gr2" draw:text-style-name="P2" draw:layer="layout" svg:x1="13.712cm" svg:y1="19.991cm" svg:x2="13.712cm" svg:y2="20.489cm">
          <text:p/>
        </draw:line>
        <draw:line draw:style-name="gr2" draw:text-style-name="P2" draw:layer="layout" svg:x1="28.698cm" svg:y1="19.991cm" svg:x2="28.698cm" svg:y2="20.489cm">
          <text:p/>
        </draw:line>
        <draw:line draw:style-name="gr2" draw:text-style-name="P2" draw:layer="layout" svg:x1="17.709cm" svg:y1="19.991cm" svg:x2="17.709cm" svg:y2="20.242cm">
          <text:p/>
        </draw:line>
        <draw:line draw:style-name="gr2" draw:text-style-name="P2" draw:layer="layout" svg:x1="16.711cm" svg:y1="19.991cm" svg:x2="16.711cm" svg:y2="20.242cm">
          <text:p/>
        </draw:line>
        <draw:line draw:style-name="gr2" draw:text-style-name="P2" draw:layer="layout" svg:x1="19.709cm" svg:y1="19.991cm" svg:x2="19.709cm" svg:y2="20.242cm">
          <text:p/>
        </draw:line>
        <draw:line draw:style-name="gr2" draw:text-style-name="P2" draw:layer="layout" svg:x1="14.71cm" svg:y1="19.991cm" svg:x2="14.71cm" svg:y2="20.242cm">
          <text:p/>
        </draw:line>
        <draw:line draw:style-name="gr2" draw:text-style-name="P2" draw:layer="layout" svg:x1="27.703cm" svg:y1="19.991cm" svg:x2="27.703cm" svg:y2="20.242cm">
          <text:p/>
        </draw:line>
        <draw:line draw:style-name="gr2" draw:text-style-name="P2" draw:layer="layout" svg:x1="15.709cm" svg:y1="19.991cm" svg:x2="15.709cm" svg:y2="20.242cm">
          <text:p/>
        </draw:line>
        <draw:line draw:style-name="gr2" draw:text-style-name="P2" draw:layer="layout" svg:x1="26.705cm" svg:y1="19.991cm" svg:x2="26.705cm" svg:y2="20.242cm">
          <text:p/>
        </draw:line>
        <draw:path draw:style-name="gr3" draw:text-style-name="P3" draw:layer="layout" svg:width="0.349cm" svg:height="0.247cm" svg:x="12.361cm" svg:y="0.451cm" svg:viewBox="0 0 350 248" svg:d="M0 131v117h350v-117l-10-53-32-43-57-24-74-11-77 11-32 10-21 11-37 42-7 28zM43 134l7-39 25-24 42-18 60-4 60 8 39 14 25 28 7 35v68h-265z">
          <text:p/>
        </draw:path>
        <draw:path draw:style-name="gr3" draw:text-style-name="P3" draw:layer="layout" svg:width="0.363cm" svg:height="0.261cm" svg:x="12.354cm" svg:y="0.444cm" svg:viewBox="0 0 364 262" svg:d="M14 138v117h-7v-4h350v4h-7v-117h7l-7 3-11-56h8l-4 3-35-42 7-4-4 7-56-24 3-7v7l-74-11v-7 7l-78 7v-3 3l-29 11-3-4 3 4-24 14-4-7 7 7-35 39-4-4 7 4-10 24h-4 4v29h-7zM0 138l3-32 7-25v-3h4l32-43 24-14h4l28-10h4l78-11 74 11h4l53 24 3 4 36 42 10 57v117 7h-7-350-7v-7zM42 141l7-39v-3l25-25v-3h3l43-15 64-7 60 7 43 15v3h3l25 25v3l7 39v67 8h-7-266-7v-8zM56 141v67h-7v-7h266v7h-4v-67h4l-4 4-7-39h4l-4 3-25-28 4-3v7l-42-18 3-3-3 3-57-3v-8 8l-64 3v-7l3 7-42 18-4-7 7 3-24 25-4-4 7 4-7 39-7-4z">
          <text:p/>
        </draw:path>
        <draw:polygon draw:style-name="gr3" draw:text-style-name="P3" draw:layer="layout" svg:width="0.349cm" svg:height="0.222cm" svg:x="7.747cm" svg:y="0.476cm" svg:viewBox="0 0 350 223" draw:points="350,223 350,0 307,0 307,177 191,177 191,21 149,21 149,177 42,177 42,3 0,3 0,223">
          <text:p/>
        </draw:polygon>
        <draw:path draw:style-name="gr3" draw:text-style-name="P3" draw:layer="layout" svg:width="0.364cm" svg:height="0.233cm" svg:x="7.739cm" svg:y="0.472cm" svg:viewBox="0 0 365 234" svg:d="M354 227v-223h4v7h-43v-7h7v177 7h-7-116-7v-7-156h7v7h-42v-7h7v156 7h-7-107-7v-7-174h7v7h-42v-7h7v220h-7v-4h350v4zM358 234h-350-8v-7-220-3h8 42 7v3 174h-7v-7h107v7h-7v-156-7h7 42 7v7 156h-7v-7h116v7h-7v-177-4h7 43 7v4 223 7z">
          <text:p/>
        </draw:path>
        <draw:polygon draw:style-name="gr3" draw:text-style-name="P3" draw:layer="layout" svg:width="0.371cm" svg:height="0.254cm" svg:x="16.975cm" svg:y="0.444cm" svg:viewBox="0 0 372 255" draw:points="229,49 273,60 305,74 322,99 329,127 319,159 294,183 248,202 187,209 124,202 78,183 53,159 43,127 46,99 60,81 85,64 113,53 113,7 67,21 32,46 7,81 0,127 11,180 46,223 106,248 187,255 266,248 322,223 357,180 372,127 361,78 333,39 290,14 229,0">
          <text:p/>
        </draw:polygon>
        <draw:path draw:style-name="gr3" draw:text-style-name="P3" draw:layer="layout" svg:width="0.385cm" svg:height="0.268cm" svg:x="16.968cm" svg:y="0.437cm" svg:viewBox="0 0 386 269" svg:d="M241 49l42 11 32 18 21 24 7 28v4h-3l-7 32v3l-28 25-4 4-42 17h-4l-60 4h-3l-60-4-47-17-4-4-24-25h-4v-3l-11-32v-4l8-24 14-21v-4h3l21-14 33-14 4 7h-8v-46h8v4l-47 17-4-7 4 4-36 28-3-7 7 3-25 36-7-4 7 4-7 42h-7l7-4 11 53-7 4 7-7 35 42-3 4 3-4 57 26-4 7v-7l82 10v4l-3-4 81-10v7l-4-7 60-26v4l-3-4 35-42 3 7-3-4 11-53 7 4h-7l-11-46 7-3-4 3-28-35 4-7v7l-46-25 3-7v7l-60-14v-7h8v49h-8zM230 56v-49-7h11l60 14 46 28 28 39v4l11 45v4l-14 53v3l-36 39v5h-3l-60 28-78 7h-3l-79-7-60-28-3-5-36-39v-3l-14-53v-4l7-42 4-3 21-36h3l36-28h3l47-14 11-4v11 46 3l-4 4-36 11v-7l3 7-21 14-3-4 3 4-14 21-7-7 7 3-3 25h-7l7-4 10 32-7 4 4-4 28 25-7 3 3-3 47 14-3 7 3-7 60 7v7l-3-7 63-7v7l-3-7 45-18 4 7-7-3 28-25 4 4-4-4 7-32 7 4h-7l-7-28h7l-3 3-21-24 7-4-4 7-32-17 4-4v4l-43-11h-7z">
          <text:p/>
        </draw:path>
        <draw:polygon draw:style-name="gr3" draw:text-style-name="P3" draw:layer="layout" svg:width="0.349cm" svg:height="0.226cm" svg:x="3.132cm" svg:y="0.472cm" svg:viewBox="0 0 350 227" draw:points="350,227 350,181 188,181 188,32 145,32 145,181 43,181 43,0 0,0 0,227">
          <text:p/>
        </draw:polygon>
        <draw:path draw:style-name="gr3" draw:text-style-name="P3" draw:layer="layout" svg:width="0.363cm" svg:height="0.24cm" svg:x="3.125cm" svg:y="0.465cm" svg:viewBox="0 0 364 241" svg:d="M350 234v-46h7v7h-163-7v-7-149h7v7h-42v-7h7v149 7h-7-102-8v-7-181h8v4h-43v-4h7v227h-7v-4h350v4zM357 241h-350-7v-7-227-7h7 43 3v7 181h-3v-7h102v7h-7v-149-7h7 42 7v7 149h-7v-7h163 7v7 46 7z">
          <text:p/>
        </draw:path>
        <draw:path draw:style-name="gr3" draw:text-style-name="P3" draw:layer="layout" svg:width="0.349cm" svg:height="0.24cm" svg:x="21.59cm" svg:y="0.458cm" svg:viewBox="0 0 350 241" svg:d="M162 60l-32-35-18-7-24-4-39 7-25 18-17 32-7 46v124h350v-132l-4-45-21-36-35-21-43-7-32 4-25 10-18 21zM144 127v68h-102v-75l3-25 7-21 18-10 21-4 25 4 14 14 11 21zM311 113v82h-125v-75l4-32 11-24 17-11 29-7 29 7 17 11 14 21z">
          <text:p/>
        </draw:path>
        <draw:path draw:style-name="gr3" draw:text-style-name="P3" draw:layer="layout" svg:width="0.364cm" svg:height="0.254cm" svg:x="21.582cm" svg:y="0.451cm" svg:viewBox="0 0 365 255" svg:d="M164 74l-28-35 3-7v7l-21-11 3-3-3 7-21-4v-7 7l-39 4v-4l3 4-24 21-4-7 4 3-18 32-4-3 8 3-8 43h-7 7v124h-7v-4h350v4h-4v-132h4-4l-7-45h7l-7 3-21-35 7-4-3 4-36-21 4-4v7l-46-10v-4l3 4-28 7-3-7 3 3-24 14-4-7 7 4-21 21-4-4 7 4-14 25-3 10zM164 67l10-28h4l17-21 25-14h4l28-4h3l43 7h3l36 21v4l21 35 7 49v132 7h-7-350-8v-7-124l8-46v-4l18-28v-4l28-21h4l39-7 24 4h4l18 10h3l28 36-3 3zM160 134v68 7h-7-102-7v-7-75l3-28 11-18v-3l18-11v-3h3l21-4h4l21 4 3 3 18 11v3l11 21zM146 134v-28h4-4l-10-18 3-3-3 3-15-10 4-7v7l-25-4v-7l4 7-25 4v-7l4 3-18 14-4-7 7 4-10 21-4-4h7l-3 29-7-4h7v75h-7v-7h102v7h-7v-68h7zM326 120v82 7h-11-120-7v-7-75l4-35 14-21v-4l18-14h3l25-7h3l29 7h3l18 14h3l11 21v4zM312 124l-7-32h7l-4 3-14-21 7-3-3 7-18-14 4-4-4 4-28-4 3-7v7l-24 4-4-4 4 4-18 14-3-7 7 3-11 25-7-4h7l-3 32h-8 8v75h-8v-7h120v7h-3v-82h3z">
          <text:p/>
        </draw:path>
        <draw:path draw:style-name="gr3" draw:text-style-name="P3" draw:layer="layout" svg:width="0.353cm" svg:height="0.307cm" svg:x="26.204cm" svg:y="0.391cm" svg:viewBox="0 0 354 308" svg:d="M354 308v-46l-106-35v-141l106-37v-49l-354 132v49zM205 209l-155-53 155-53z">
          <text:p/>
        </draw:path>
        <draw:path draw:style-name="gr3" draw:text-style-name="P3" draw:layer="layout" svg:width="0.367cm" svg:height="0.325cm" svg:x="26.197cm" svg:y="0.384cm" svg:viewBox="0 0 368 326" svg:d="M354 315v-46h7l-4 7-103-35-4-4v-3-142-4l4-3 103-36 4 7h-7v-49h7l3 7-354 128-3-3h7v49h-7l3-4 354 127-3 4zM357 322l-350-127h-7v-7-49-4l7-3 350-132h11v7 49 4h-7l-104 39-3-7h7v142h-7l3-7 104 39h7v3 46 11zM211 223l-155-53-17-7 17-7 155-53 8-4v11 106 11zM208 216v-106h7v4l-155 56-4-7 4-7 155 57v3z">
          <text:p/>
        </draw:path>
        <draw:polygon draw:style-name="gr3" draw:text-style-name="P3" draw:layer="layout" svg:width="0.363cm" svg:height="0.243cm" svg:x="0.331cm" svg:y="7.997cm" svg:viewBox="0 0 364 244" draw:points="245,244 248,244 294,237 333,213 354,174 364,127 354,74 333,35 297,7 252,0 220,4 194,14 177,32 162,56 138,25 92,14 53,21 25,42 7,78 0,127 7,170 28,209 64,230 113,237 113,191 81,188 60,174 46,153 39,123 46,95 53,78 71,67 95,60 120,67 138,78 145,99 148,127 148,149 187,149 187,123 194,92 205,67 227,53 252,46 280,53 301,67 315,92 322,120 315,156 301,177 276,195 245,199">
          <text:p/>
        </draw:polygon>
        <draw:path draw:style-name="gr3" draw:text-style-name="P3" draw:layer="layout" svg:width="0.374cm" svg:height="0.257cm" svg:x="0.324cm" svg:y="7.99cm" svg:viewBox="0 0 375 258" svg:d="M252 244h3v7l-3-3 49-11v7l-4-7 39-21 4 4-7-4 24-35 4 3-7-3 10-50 7 4h-7l-10-54h7-7l-21-39h7l-4 4-35-25 3-7-3 7-42-7v-7 7l-33 4v-7l3 3-24 14-4-7 7 4-21 17-3-3 7 3-15 25-3 7-7-7-28-32 7-3-4 3-42-10v-4l3 4-42 10v-7l4 4-29 21-3-4 3 4-17 35-4-3h4l-4 50h-7l7-4 7 46-7 4 7-7 21 35-7 7 4-7 35 21-3 7 3-7 46 7v7-7 7h-4v-46h4v8l-32-4-24-14h-4v-4l-14-21-7-32 7-29 11-21v-3l17-11h4l21-7h3l25 7h4l17 14 11 21v5l3 28v21h-7v-7h39v7h-3l-4-25 7-36 11-25h3v-3l18-14h3l30-4 31 4v3l25 14 14 25v4l7 29v3l-7 32v4l-14 21-3 3-25 15h-4l-31 7v-7h3v45h-3zM244 251v-45-4l4-4 35-3v7l-3-7 24-14 4 3-7-3 18-21 3 3h-7l7-35 7 3h-7l-7-32h7l-3 3-15-24 4-4-4 7-21-14 4-7v7l-28-7v-7 7l-26 7-4-7 4 7-18 14-3-7 7 4-14 24-4-3h4l-4 32h-7 7v25 7h-7-39-7v-7-21h7l-7 4v-32h4l-4 3-10-22 7-3-4 3-17-10 3-4v4l-28-4 3-7v7l-21 4-3-4 3 4-14 10-7-3 7 3-10 19-4-5 4 5-4 24h-7 7l7 29-7 3 4-7 14 21-4 4 4-4 21 11-4 7 4-7 32 7h3v3 46 7h-7-4l-45-7h-4v-3l-35-21v-4l-25-35-7-46 7-54 18-35v-4h3l29-21h3l39-7h3l43 11h3v3l28 32-7 3-3-3 14-25 18-17 3-4 25-11 33-3 45 7h4v4l35 24 4 4 21 39 7 53v4l-7 49v4l-25 35v4l-39 21v3l-49 7h-3-8z">
          <text:p/>
        </draw:path>
        <draw:polygon draw:style-name="gr3" draw:text-style-name="P3" draw:layer="layout" svg:width="0.353cm" svg:height="0.24cm" svg:x="0.331cm" svg:y="12.749cm" svg:viewBox="0 0 354 241" draw:points="354,241 354,0 308,0 308,191 287,181 266,163 230,107 216,75 191,43 166,18 138,3 102,0 60,7 28,32 7,68 0,117 7,163 32,202 67,227 120,234 127,234 127,188 120,188 88,181 64,170 46,149 39,117 46,89 60,68 78,54 102,47 127,50 145,61 162,79 177,100 194,128 227,181 262,216 301,234 350,241">
          <text:p/>
        </draw:polygon>
        <draw:path draw:style-name="gr3" draw:text-style-name="P3" draw:layer="layout" svg:width="0.367cm" svg:height="0.254cm" svg:x="0.324cm" svg:y="12.742cm" svg:viewBox="0 0 368 255" svg:d="M354 248v-241h7v7h-46v-7h7v191 11l-7-7-25-7v-4h-3l-18-17-35-57h-4l-15-31 4-5-4 8-21-36 4-4-4 4-25-25 4-3-4 7-28-15 4-7-4 7-32-3v-7l4 7-46 7v-7l4 7-32 25-4-7 4 3-21 35-4-3 7 3-7 47h-7l7-3 7 49h-7 7l21 35-3 4 3-7 39 25-7 7 4-7 49 7v7-7h7v7h-7v-46h7v7h-7l-35-7-25-14h-3l-18-21v-4l-4-28-3-4h3l4-28v-3l14-23v-3l21-14h4l24-4 25 4 21 10 18 18 18 22 17 32h-7 7l33 46-7 7 3-7 36 35-4 7v-7l43 21-4 4v-4l53 4-4 7v-7h4v7zM361 255h-4l-49-7h-4l-38-21h-4l-32-36h-3v-3l-33-46-14-32 4-3-4 3-14-21 3-3-3 3-18-15 4-7-4 7-17-11 3-3-3 3-22-3v-7 7l-21 7-3-7 3 7-21 14v-7l4 3-11 23-7-4h7l-7 32-7-4h7l7 29-7 3 7-7 14 25-3 3 3-7 25 14-4 4v-4l36 4-4 7v-7h7 7v7 46 7h-7-7-3l-50-11-39-21-3-3-25-36v-3l-7-50v-3l7-47 21-39 4-3 32-22 3-3 42-7 36 3 3 4 28 10v4l29 25 22 31v4l17 29-7 4 7-4 36 57-7 3 3-7 21 18-3 7v-7l25 10-4 7h-3v-191-7h3 46 7v7 241 7z">
          <text:p/>
        </draw:path>
        <draw:polygon draw:style-name="gr3" draw:text-style-name="P3" draw:layer="layout" svg:width="0.247cm" svg:height="0.363cm" svg:x="28.987cm" svg:y="7.877cm" svg:viewBox="0 0 248 364" draw:points="0,243 0,247 7,297 32,333 67,357 117,364 174,357 213,336 238,301 248,254 241,222 231,198 213,180 188,166 220,138 234,95 227,56 202,28 167,7 117,0 71,11 39,32 14,67 7,113 7,116 53,116 57,85 71,60 92,46 120,42 145,46 167,56 181,74 185,99 181,120 167,138 145,148 117,152 96,152 96,191 120,191 152,194 178,208 192,226 199,254 192,282 178,304 152,319 120,322 88,319 67,301 53,279 46,243">
          <text:p/>
        </draw:polygon>
        <draw:path draw:style-name="gr3" draw:text-style-name="P3" draw:layer="layout" svg:width="0.258cm" svg:height="0.377cm" svg:x="28.98cm" svg:y="7.87cm" svg:viewBox="0 0 259 378" svg:d="M14 251v4h-7 4l10 49h-7l7-3 22 35-4 4 4-4 35 21-4 7 4-7 49 11-3 3v-3l53-11v7l-4-7 43-21 4 7-7-7 25-35 7 7-7-4 10-45 7 3h-7l-7-29 7-4-3 4-11-25h4l-4 4-18-22 4-3-4 7-24-14-8-7 8-7 31-25 4 4h-4l11-46 7 3h-7l-7-39h7l-7 4-21-28 3-4-3 4-36-18 3-7v7l-49-7v-7l3 7-46 7-3-3 7 3-35 21-4-3 4 3-22 36-7-4h7l-7 46h-7 7v3h-7v-7h46v7h-7l4-31v-4l14-21v-4h3l21-14v-3l32-4 28 4 22 14h3l12 18v3l7 21v4l-7 25v3l-15 14v4l-22 10h-3l-28 4h-21v-7h7v42h-7v-11h24l32 8h3l25 10v4l19 17v4l3 26v3l-3 28v4h-4l-15 21v3l-25 15h-3l-28 3h-4l-32-3h-3v-4l-21-14h-4l-14-25v-3l-7-32 7-4v8h-46v-8zM7 248h46 7v3l4 32-4 4 4-4 14 25h-4l4-4 21 14-4 8 4-8 32 4-4 7v-7l32-4v8l-4-8 25-10v3l-3-3 18-21 4 3h-7l7-31 7 3h-7l-7-25 7-4-4 8-18-22 7-4-4 7-25-14 4-7v7l-32-3v-7 7h-24-8v-4-42-7h8 21v7l-4-7 32-4v7l-4-7 22-7 3 4-7-4 14-14h4-4l4-25 8 4h-8l-4-25h4l-4 4-14-18 7-4-3 8-18-11v-7 7l-25-4v-7 7l-28 4v-7l4 7-22 14-3-7 3 4-10 24-7-3h7l-4 31v8h-7-46-7v-8-3l7-46v-3h4l21-36 4-3 35-21 46-11h3l46 7h4l36 21h3l22 32 10 42-14 46v4l-35 24-4-3 4-7 24 14 18 21h4v4l10 21v3l4 33-7 46-4 3-25 36h-3l-40 21v3l-53 7h-3l-50-7-3-3-36-21h-3v-4l-21-35h-4v-4l-7-45v-4-4-3z">
          <text:p/>
        </draw:path>
        <draw:polygon draw:style-name="gr3" draw:text-style-name="P3" draw:layer="layout" svg:width="0.24cm" svg:height="0.353cm" svg:x="28.987cm" svg:y="12.636cm" svg:viewBox="0 0 241 354" draw:points="0,354 241,354 241,311 50,311 61,287 79,269 135,230 167,216 199,194 224,166 238,138 241,106 234,64 209,28 174,7 125,0 79,7 39,32 14,71 7,120 7,127 54,127 54,123 61,88 72,64 93,46 125,42 153,46 174,60 188,81 195,102 192,127 181,148 164,162 142,180 114,194 61,227 25,262 7,301">
          <text:p/>
        </draw:polygon>
        <draw:path draw:style-name="gr3" draw:text-style-name="P3" draw:layer="layout" svg:width="0.254cm" svg:height="0.367cm" svg:x="28.98cm" svg:y="12.629cm" svg:viewBox="0 0 255 368" svg:d="M7 353h241v7h-7v-43h7v4h-191-11l7-7 7-25h4l17-21 58-35 32-18 3 7-7-7 35-21 4 7-7-7 24-25 8 4h-8l15-32 7 4h-7l3-36 7 4h-7l-7-42h7l-7 3-25-35 7-4-3 7-35-21 3-7-3 7-46-7v-7l3 7-50 7v-7 7l-35 25-4-7 7 3-25 39-7-3h7l-7 49h-7 7v7h-7v-7h46v7h-7v-4l7-35v-3l14-25 21-18h4l29-7h4l28 4 3 3 22 11 3 3 11 18 3 4 4 24v4l-4 21v4l-10 17v4l-18 17-21 14-32 18v-7 7l-50 32-4-7 7 7-35 32-7-4h7l-21 42-4-3h4l-7 53h-4 7-7zM0 360l7-53v-4l21-38v-4l36-32h3l47-31 32-18 3 7-3-7 21-14 4 3-4-3 14-18 7 7-7-3 11-22 3 4h-3l3-25h4l-4 4-7-25h7l-7 4-14-21 7-4-3 7-22-14 4-7v7l-32-4 4-7v7l-28 4-5-7 8 7-26 14-3-3 7 3-14 25-4-4h4l-4 35h-7 7v4 7h-7-46-7v-7-7l11-49v-4l21-39h4l35-24h3l51-11h3l46 7v4l39 21 25 35h3l7 42v4l-3 35h-4l-14 28v4l-25 25-31 24h-4l-28 14-4-7 4 7-58 36-3-7 7 7-21 17-4-3 7 3-10 21h-7v-7h191 7v7 43 8h-7-241-7z">
          <text:p/>
        </draw:path>
        <draw:path draw:style-name="gr3" draw:text-style-name="P3" draw:layer="layout" svg:width="0.346cm" svg:height="0.247cm" svg:x="0.338cm" svg:y="3.245cm" svg:viewBox="0 0 347 248" svg:d="M347 93v-44h-88v-49h-39v49h-220v47l213 152h46v-155zM220 209l-160-116h160z">
          <text:p/>
        </draw:path>
        <draw:path draw:style-name="gr3" draw:text-style-name="P3" draw:layer="layout" svg:width="0.356cm" svg:height="0.261cm" svg:x="0.335cm" svg:y="3.238cm" svg:viewBox="0 0 357 262" svg:d="M343 103v-46h7v8h-88-7v-8-50h7v4h-39v-4h7v50 8h-7-220v-8h7v46h-7l7-7 213 155-7 4v-4h46v4h-7v-152-7h7 88v7zM350 110h-88v-7h7v152 7h-7-46l-216-155v-4-46-7h3 220v7h-7v-50-7h7 39 7v7 50h-7v-7h88 7v7 46 7zM219 220l-159-113-18-11h21 160 7v7 113 11zM216 216v-113h7v7h-160v-7l4-7 159 113-3 7z">
          <text:p/>
        </draw:path>
        <draw:polygon draw:style-name="gr3" draw:text-style-name="P3" draw:layer="layout" svg:width="0.353cm" svg:height="0.127cm" svg:x="0.331cm" svg:y="17.554cm" svg:viewBox="0 0 354 128" draw:points="354,47 354,0 0,0 0,31 28,43 50,64 64,89 67,128 102,128 102,47">
          <text:p/>
        </draw:polygon>
        <draw:path draw:style-name="gr3" draw:text-style-name="P3" draw:layer="layout" svg:width="0.367cm" svg:height="0.141cm" svg:x="0.324cm" svg:y="17.547cm" svg:viewBox="0 0 368 142" svg:d="M354 54v-47h7v8h-354v-8h7v36h-7v-7l32 7v4l21 17h4v4l10 28 7 39h-7v-7h35v7h-7v-81-7h7 252v7zM361 61h-252v-7h7v81 7h-7-35-7v-7l-3-39h7l-7 3-11-28h4l-4 4-21-18 3-7v7l-31-7-4-3v-4-36-7h7 354 7v7 47 7z">
          <text:p/>
        </draw:path>
        <draw:path draw:style-name="gr3" draw:text-style-name="P3" draw:layer="layout" svg:width="0.251cm" svg:height="0.342cm" svg:x="28.987cm" svg:y="3.15cm" svg:viewBox="0 0 252 343" svg:d="M156 343h43v-85h53v-42h-53v-216h-46l-153 212v46h156zM43 216l113-156v156z">
          <text:p/>
        </draw:path>
        <draw:path draw:style-name="gr3" draw:text-style-name="P3" draw:layer="layout" svg:width="0.265cm" svg:height="0.356cm" svg:x="28.98cm" svg:y="3.143cm" svg:viewBox="0 0 266 357" svg:d="M159 346h47v4h-7v-85-7h7 53v7h-7v-43h7v7h-53-7v-7-215h7v7h-47v-7l7 3-155 212-4-4h7v47h-7v-7h152 7v7 85h-7zM152 350v-85h7v7h-152-7v-7-47-3l155-212v-3h4 47 7v7 215h-7v-7h53 7v7 43 7h-7-53v-7h7v85 7h-7-47-7zM43 218l112-155 11-17v21 155 7h-7-109-15zM50 215h109v7h-7v-155h7l7 3-113 156-3-4z">
          <text:p/>
        </draw:path>
        <draw:polygon draw:style-name="gr3" draw:text-style-name="P3" draw:layer="layout" svg:width="0.127cm" svg:height="0.353cm" svg:x="28.987cm" svg:y="17.384cm" svg:viewBox="0 0 128 354" draw:points="82,354 128,354 128,0 93,0 86,32 68,54 40,65 0,68 0,107 82,107">
          <text:p/>
        </draw:polygon>
        <draw:path draw:style-name="gr3" draw:text-style-name="P3" draw:layer="layout" svg:width="0.141cm" svg:height="0.367cm" svg:x="28.98cm" svg:y="17.377cm" svg:viewBox="0 0 142 368" svg:d="M88 354h46v7h-7v-354h7v8h-35v-8h7l-7 33v4h-4l-17 21-32 14-39 3v-7h7v36h-7v-7h81 7v7 250h-7zM81 361v-250h7v7h-81-7v-7-36-7h7l39-3v7l-3-7 28-11 3 4-7-4 18-21 7 7-7-3 10-33v-4h4 35 8v7 354 7h-8-46-7z">
          <text:p/>
        </draw:path>
        <draw:polygon draw:style-name="gr3" draw:text-style-name="P3" draw:layer="layout" svg:width="0.226cm" svg:height="0.349cm" svg:x="3.132cm" svg:y="20.242cm" svg:viewBox="0 0 227 350" draw:points="0,350 46,350 46,188 195,188 195,145 46,145 46,42 227,42 227,0 0,0">
          <text:p/>
        </draw:polygon>
        <draw:path draw:style-name="gr3" draw:text-style-name="P3" draw:layer="layout" svg:width="0.24cm" svg:height="0.363cm" svg:x="3.125cm" svg:y="20.235cm" svg:viewBox="0 0 241 364" svg:d="M7 350h46v7h-7v-163-7h7 149v7h-7v-42h7v7h-149-7v-7-103-7h7 181v7h-4v-42h4v3h-227v-3h7v350h-7zM0 357v-350-7h7 227 7v7 42 4h-7-181v-4h7v103h-7v-4h149 7v4 42 7h-7-149v-7h7v163 7h-7-46-7z">
          <text:p/>
        </draw:path>
        <draw:polygon draw:style-name="gr3" draw:text-style-name="P3" draw:layer="layout" svg:width="0.222cm" svg:height="0.349cm" svg:x="7.747cm" svg:y="20.242cm" svg:viewBox="0 0 223 350" draw:points="0,350 223,350 223,308 45,308 45,188 205,188 205,145 45,145 45,42 219,42 219,0 0,0">
          <text:p/>
        </draw:polygon>
        <draw:path draw:style-name="gr3" draw:text-style-name="P3" draw:layer="layout" svg:width="0.237cm" svg:height="0.363cm" svg:x="7.739cm" svg:y="20.235cm" svg:viewBox="0 0 238 364" svg:d="M8 350h223v7h-7v-42h7v7h-178-7v-7-121-7h7 160v7h-7v-42h7v7h-160-7v-7-103-7h7 174v7h-7v-42h7v3h-219v-3h7v350h-7zM0 357v-350-7h8 219 4v7 42 4h-4-174v-4h7v103h-7v-4h160 4v4 42 7h-4-160v-7h7v121h-7v-7h178 7v7 42 7h-7-223-8z">
          <text:p/>
        </draw:path>
        <draw:path draw:style-name="gr3" draw:text-style-name="P3" draw:layer="layout" svg:width="0.247cm" svg:height="0.349cm" svg:x="12.361cm" svg:y="20.242cm" svg:viewBox="0 0 248 350" svg:d="M117 0h-117v350h117l57-10 39-36 24-53 11-78-7-78-11-28-14-25-42-32-25-10zM114 42l39 4 24 24 18 43 3 60-3 61-18 42-24 25-39 7h-68v-266z">
          <text:p/>
        </draw:path>
        <draw:path draw:style-name="gr3" draw:text-style-name="P3" draw:layer="layout" svg:width="0.261cm" svg:height="0.363cm" svg:x="12.354cm" svg:y="20.235cm" svg:viewBox="0 0 262 364" svg:d="M124 10h-117v-3h7v350h-7v-7h117v7-7l53-10v7l-3-4 42-35 4 3-4-3 25-54 3 3-3-3 7-74h7-7l-7-74 7-4-7 4-11-32h7l-7 3-14-24 7-4-3 4-43-32 4-4-4 4-25-7 4-7-4 7-28-4v-3zM124 0h32v3l28 7 43 36h3l14 24 7 32h4l7 78-11 77v4l-24 54-4 3-39 32-3 4-57 10h-117-7v-7-350-7h7zM121 42l39 7h3l25 25h3l14 42v4l7 60-7 60v3l-14 40-3 4-25 24-3 4-39 7h-67-7v-7-266-7h7zM121 53h-67v-4h7v266h-7v-7h67v7l-4-7 39-7v7l-4-4 29-28 3 7-7-3 18-44 3 4h-3l3-60h7-7l-3-60h7-7l-18-39 7-4-3 4-25-21 4-7-4 7-35-7v-4z">
          <text:p/>
        </draw:path>
        <draw:line draw:style-name="gr2" draw:text-style-name="P2" draw:layer="layout" svg:x1="14.7cm" svg:y1="19.991cm" svg:x2="28.705cm" svg:y2="19.991cm">
          <text:p/>
        </draw:line>
        <draw:line draw:style-name="gr2" draw:text-style-name="P2" draw:layer="layout" svg:x1="14.707cm" svg:y1="19.995cm" svg:x2="14.707cm" svg:y2="15.328cm">
          <text:p/>
        </draw:line>
        <draw:line draw:style-name="gr2" draw:text-style-name="P2" draw:layer="layout" svg:x1="14.7cm" svg:y1="15.328cm" svg:x2="28.705cm" svg:y2="15.328cm">
          <text:p/>
        </draw:line>
        <draw:line draw:style-name="gr2" draw:text-style-name="P2" draw:layer="layout" svg:x1="28.702cm" svg:y1="15.324cm" svg:x2="28.702cm" svg:y2="19.995cm">
          <text:p/>
        </draw:line>
        <draw:line draw:style-name="gr2" draw:text-style-name="P2" draw:layer="layout" svg:x1="14.7cm" svg:y1="19.593cm" svg:x2="26.602cm" svg:y2="19.593cm">
          <text:p/>
        </draw:line>
        <draw:line draw:style-name="gr2" draw:text-style-name="P2" draw:layer="layout" svg:x1="14.7cm" svg:y1="18.291cm" svg:x2="26.602cm" svg:y2="18.291cm">
          <text:p/>
        </draw:line>
        <draw:line draw:style-name="gr2" draw:text-style-name="P2" draw:layer="layout" svg:x1="14.7cm" svg:y1="16.993cm" svg:x2="26.602cm" svg:y2="16.993cm">
          <text:p/>
        </draw:line>
        <draw:line draw:style-name="gr2" draw:text-style-name="P2" draw:layer="layout" svg:x1="26.599cm" svg:y1="19.325cm" svg:x2="28.705cm" svg:y2="19.325cm">
          <text:p/>
        </draw:line>
        <draw:line draw:style-name="gr2" draw:text-style-name="P2" draw:layer="layout" svg:x1="26.599cm" svg:y1="18.658cm" svg:x2="28.705cm" svg:y2="18.658cm">
          <text:p/>
        </draw:line>
        <draw:line draw:style-name="gr2" draw:text-style-name="P2" draw:layer="layout" svg:x1="26.599cm" svg:y1="17.991cm" svg:x2="28.705cm" svg:y2="17.991cm">
          <text:p/>
        </draw:line>
        <draw:line draw:style-name="gr2" draw:text-style-name="P2" draw:layer="layout" svg:x1="26.599cm" svg:y1="17.324cm" svg:x2="28.705cm" svg:y2="17.324cm">
          <text:p/>
        </draw:line>
        <draw:line draw:style-name="gr2" draw:text-style-name="P2" draw:layer="layout" svg:x1="26.599cm" svg:y1="16.661cm" svg:x2="28.705cm" svg:y2="16.661cm">
          <text:p/>
        </draw:line>
        <draw:line draw:style-name="gr2" draw:text-style-name="P2" draw:layer="layout" svg:x1="26.599cm" svg:y1="15.991cm" svg:x2="28.705cm" svg:y2="15.991cm">
          <text:p/>
        </draw:line>
        <draw:line draw:style-name="gr2" draw:text-style-name="P2" draw:layer="layout" svg:x1="16.457cm" svg:y1="19.593cm" svg:x2="16.457cm" svg:y2="16.993cm">
          <text:p/>
        </draw:line>
        <draw:line draw:style-name="gr2" draw:text-style-name="P2" draw:layer="layout" svg:x1="18.506cm" svg:y1="19.596cm" svg:x2="18.506cm" svg:y2="15.317cm">
          <text:p/>
        </draw:line>
        <draw:line draw:style-name="gr2" draw:text-style-name="P2" draw:layer="layout" svg:x1="24.701cm" svg:y1="19.593cm" svg:x2="24.701cm" svg:y2="18.291cm">
          <text:p/>
        </draw:line>
        <draw:line draw:style-name="gr2" draw:text-style-name="P2" draw:layer="layout" svg:x1="26.602cm" svg:y1="19.995cm" svg:x2="26.602cm" svg:y2="15.324cm">
          <text:p/>
        </draw:line>
        <draw:line draw:style-name="gr2" draw:text-style-name="P2" draw:layer="layout" svg:x1="27.093cm" svg:y1="19.995cm" svg:x2="27.093cm" svg:y2="15.324cm">
          <text:p/>
        </draw:line>
        <draw:path draw:style-name="gr3" draw:text-style-name="P3" draw:layer="layout" svg:width="0.628cm" svg:height="0.162cm" svg:x="14.816cm" svg:y="18.344cm" svg:viewBox="0 0 629 163" svg:d="M21 107h-21l7 24 11 18 14 11 25 3 21-3 17-11 11-14 4-21-4-18-7-10-18-7-17-7-18-4-11-7-7-7-3-12 3-7 7-7 8-7h10 14l11 7 3 11 4 11h21l-4-22-10-14-18-7-21-4-18 4-17 7-7 14-4 19 4 17 7 11 14 7 18 7 17 4 11 7 7 7 3 10-3 11-4 7-10 7h-14-14l-11-7-7-11zM219 103l-4 18-7 14-7 7h-14l-14-3-11-11-7-18-3-28 3-28 7-19 11-10 14-4h11l7 7 7 11 7 15h21l-7-22-11-18-17-7-18-7-21 7-18 14-14 26v35 35l14 25 18 14 21 7 21-7 14-10 15-18 3-25zM251 156h17l18-42h60l14 42h21l-53-149h-24zM293 96l21-68 25 68zM402 156h99v-17h-81v-132h-18zM533 156h96v-17h-77v-50h67v-17h-67v-47h74v-18h-93z">
          <text:p/>
        </draw:path>
        <draw:path draw:style-name="gr3" draw:text-style-name="P3" draw:layer="layout" svg:width="0.639cm" svg:height="0.17cm" svg:x="14.809cm" svg:y="18.34cm" svg:viewBox="0 0 640 171" svg:d="M28 117h-21v-7h7l4 24h-4l4-3 10 18-3 3 3-7 14 11-3 7 3-7 22 3v8-8l21-3v7l-4-7 18-11 3 7-7-3 11-15 7 4-7-4 3-17h8-8l-3-18h7l-7 4-7-11 7-3-4 7-17-11 3-3v7l-21-7 4-7-4 7-14-4h-3l-11-7-7-7h-4v-4-10-4-10l4-4 3-7h4l7-7h4 10 4 10 4v4l7 3 3 4 7 10 4 14-7 4v-7h21v7h-7 7-7l-4-21 7-4-7 7-10-17 7-4-4 7-14-10v-4 4l-21-4v-4l4 4-22 4v-4l4 4-18 10-3-7 7 4-11 14-3-4h7l-7 21-4-3h4l3 17h-3l3-3 7 11-3 3 3-3 11 7v3-7l18 7v7-7l17 7 14 4 11 7v3l3 11v3l-3 11v3l-7 11-11 7h-3-14-14-4v-3l-11-4-3-3-7-11v-4l-4-14 7-3zM35 110l4 14-7 3 3-3 7 10-3 4 3-7 11 7-3 7v-7l14 4v3-3l14-4v7l-4-7 11-4 3 4-7-4 7-7 4 4h-4l4-14 3 3h-3l-4-10h4l-4 3-7-7 4-3v3l-14-3 3-7-3 7-18-4-18-7-14-7h-3v-3l-7-11v-4l-4-14v-3l4-18v-3l10-14 4-4 14-7 21-4 25 4 17 11h4l7 17h4l3 21v4 7h-7-21-4l-3-7v-14h3l-3 3-7-10 7-4-4 7-10-7 3-7v7h-14v-7l4 7h-14v-7l3 7-7 4-4-4 4 4-7 7-4-4h7l-3 11h-7l7-4 3 11-7 3 4-3 7 3-4 7 4-7 11 4-4 7v-7l18 3 21 8 14 7 3 3 11 11v3l4 18-4 21-3 4-11 14v3l-18 8h-3l-21 4h-4l-21-4-18-11h-3l-11-18v-4l-3-21-4-7h7 21 4zM234 106l-4 18v3l-7 11v4l-10 7v3h-4-10-4l-15-3h-3l-11-15h-4l-7-21-3-28 3-25v-3l7-18v-3h4l11-11v-3h3l15-4h4 10v4l11 3v4l7 10 7 14-7 4v-7h21v7h-7l-7-21h7l-4 3-14-17 7-4-3 7-14-10v-4 4l-18-4v-7l4 7-26 7v-7l4 7-18 14-4-7 4 4-11 24h-7 7l-3 32h-4 4l3 32-7 3 7-3 11 25-4 3 4-7 18 18-4 3v-7l26 7-4 8v-8l21-3v3l-3-3 17-11 4 4-7-4 10-18 8 4h-8l8-28 7 3v4h-22v-4zM230 99h22 7l-4 7-3 25v3h-4l-11 18v4l-17 11h-4l-17 4h-4l-26-4h-3l-18-18-10-25v-4l-4-35 4-35 10-25v-3l18-15 3-3 26-4h4l17 4h4l14 11 14 17 7 21v11h-7-21-4l-3-7-4-14h7l-7 3-7-10 7-4-3 7-11-7 4-7v7h-11v-7l4 7-14 4-5-7 8 3-15 14-4-7 8 4-8 21-7-4h7l-3 25h-7 7l3 25-7 3 7-3 8 17-8 4 4-4 15 11-8 4 5-4 14 4-4 3v-3l11-4 3 7-3-7 7-7 7 7-7-4 7-14 7 4-7-4 3-17v-4zM259 156h21v3h-7l14-46 3-3h4 60 7v3l14 46h-3v-3h17v3l-3 4-57-152h7v7h-21v-7h4l-53 152-7-4zM252 159l56-152v-3h7 21 4v3l56 152 4 8h-11-17-8v-4l-17-46h7v7h-60v-7h7l-14 46-4 4h-3-21-11zM294 96l25-67 7-18 3 18 25 67 3 10h-10-46-7zM301 92h46v7h-7l-21-67h7 3l-21 67h-7zM410 156h99v3h-7v-17h7v7h-77-8v-7-131h8v7h-22v-7h7v148h-7zM403 159v-148-7h7 22 7v7 131h-7v-4h77 4v4 17 8h-4-99-7zM541 156h95v3h-7v-17h7v7h-77-8v-7-50-7h8 67v7h-8v-17h8v7h-67-8v-7-46-7h8 74v7h-7v-18h7v7h-92v-7h3v148h-3zM534 159v-148-7h7 92 7v7 18 7h-7-74v-7h7v46h-7v-8h67 7v8 17 7h-7-67v-7h7v50h-7v-4h77 4v4 17 8h-4-95-7z">
          <text:p/>
        </draw:path>
        <draw:path draw:style-name="gr3" draw:text-style-name="P3" draw:layer="layout" svg:width="1.39cm" svg:height="0.201cm" svg:x="16.587cm" svg:y="18.344cm" svg:viewBox="0 0 1391 202" svg:d="M28 156h18l21-131 25 131h17l25-149h-17l-18 128-21-128h-18l-21 128-21-128h-18zM152 156h95v-17h-74v-50h67v-17h-67v-47h74v-18h-95zM318 139h-29v17h78v-17h-28v-114h28v-18h-78v18h29zM498 139l3 17h11v-81h-53v21h31l-3 21-7 14-7 11h-14l-14-3-14-11-8-21-3-25 3-28 8-19 14-10 14-4h10l11 7 7 11v15h25l-7-22-11-18-14-7-18-7-28 7-18 14-10 25-4 36 4 35 10 25 18 14 21 7 14-3 11-4 10-7zM540 156h18v-67h59v67h22v-149h-22v61h-59v-61h-18zM709 156h18v-131h50v-18h-114v18h46zM996 199h14l-14-22-7-24-7-25v-25-28l7-25 7-25 14-22h-14l-14 22-11 25-7 25-3 28 3 25 7 25 11 21zM1070 156h18v-39l21-21 32 60h21l-43-70 43-47h-21l-53 57v-96h-18zM1285 153v-114h-17v22l-15-19-10-3-11-4-17 4-14 15-11 21v25 28l11 18 14 10 17 7 11-3 10-4 15-14v14 14l-7 7-8 7-14 4-14-4-7-3-3-4-4-10h-17v3l3 14 7 11 14 7h18l25-3 14-8 10-17zM1208 100l3-18 7-14 7-11 11-3 14 3 11 11 3 14 4 18-4 21-3 14-11 7-14 4-11-4-7-7-7-14zM1356 199l14-25 10-21 8-25 3-25-3-28-8-25-10-25-14-22h-14l10 22 11 25 3 25 4 28-4 25-3 25-11 24-10 22z">
          <text:p/>
        </draw:path>
        <draw:path draw:style-name="gr3" draw:text-style-name="P3" draw:layer="layout" svg:width="1.404cm" svg:height="0.215cm" svg:x="16.58cm" svg:y="18.337cm" svg:viewBox="0 0 1405 216" svg:d="M35 156h18v7h-7l21-131h14l21 131h-3v-7h17v7h-7l25-153 7 4v7h-17v-7h7l-18 128h-14l-21-128h7v7h-18v-7h4l-22 128h-10l-18-128h4v7h-18v-7l7-4 25 153h-4zM28 163l-28-149v-7h7 18 7v3l17 132h-3-7l21-132v-3h7 18 3l4 3 21 132h-7-7l17-132 4-3h4 17 7v7l-28 149v7h-4-17-7v-7l-25-128 7-3 7 3-21 128v7h-7-18-7zM159 156h95v7h-7v-17h7v7h-74-7v-7-50-7h7 67v7h-7v-17h7v3h-67-7v-3-47-7h7 74v7h-7v-18h7v7h-95v-7h7v149h-7zM152 163v-149-7h7 95 7v7 18 7h-7-74v-7h7v47h-7v-8h67 7v8 17 7h-7-67v-7h7v50h-7v-8h74 7v8 17 7h-7-95-7zM325 153h-29v-7h7v17h-7v-7h78v7h-7v-17h7v7h-28-7v-7-114-7h7 28v7h-7v-18h7v7h-78v-7h7v18h-7v-7h29 7v7 114 7zM318 146v-114h7v7h-29-3v-7-18-7h3 78 7v7 18 7h-7-28v-7h7v114h-7v-8h28 7v8 17 7h-7-78-3v-7-17-8h3 29v8zM512 142l3 21h-7v-7h11v7h-7v-81h7v7h-53v-7h7v21h-7v-7h31 8v7l-4 21-7 14v4l-11 11h-3l-14 3h-4l-14-3-3-4-11-11v-3l-7-18v-3l-4-25v-28h4l7-22 11-14h3l18-4h3 11l10 7v4l7 10 4 15-7 4v-7h25v7h-7l-7-22h7l-4 3-14-17 7-4-4 7-14-10 4-4-4 4-17-4 3-7v7l-24 7-4-7 7 7-21 14-4-7 7 4-10 25-7-3 7 3-7 32h-4 4l7 32h-7 7l10 25-7 3 4-7 18 18-4 3 4-7 21 7-4 4v-4l14-3v7l-3-7 10-4 4 7-4-7 11-7 3 7-7-7 11-11 7-10zM508 149l-7 11-11 7-10 7h-4-10-4l-21-4h-3v-3l-18-14v-4l-14-25v-3l-4-32 4-35 14-26v-3l18-15 3-3 25-4h3l18 4h3l15 11h3l11 17 3 22 4 7h-7-25-4v-3l-3-14h7-7l-7-8 7-4-7 4-7-4 3-7v7l-10-3v-4l3 4-17 3v-3l3 3-10 12-7-5 7 5-7 17-8-3h8l-4 28h-7 7l4 25h-8 8l7 17-7 4 7-7 10 14-3 4v-8l14 4v7l-4-7h14l4 4-7-4 10-11 4 7-4-3 7-14h4-4v-18h7-7 7v4h-31-7v-4-21-7h7 53 7v7 81 7h-7-11-7v-7l-4-17 8-4zM547 156h18v7h-8v-70-7h8 59 8v7 70h-8v-7h22v7h-7v-149h7v7h-22v-7h8v61 7h-8-59-8v-7-61h8v7h-18v-7h3v149h-3zM540 163v-149-7h7 18 7v7 61h-7v-7h59v7h-7v-61-7h7 22 7v7 149 7h-7-22-7v-7-70h7v7h-59v-7h7v70 7h-7-18-7zM716 156h18v7h-7v-131-7h7 46v7h-4v-18h4v7h-110v-7h7v18h-7v-7h46 7v7 131h-7zM709 163v-131h7v7h-46-7v-7-18-7h7 110 7v7 18 7h-7-46v-7h7v131 7h-7-18-7zM1003 198h14v8l-7 3-11-25-10-24-4-25h-3v-25-3-25h3l4-25v-3l10-22v-4l11-21 7 3v4h-14v-4l7 4-18 21-3-3 3 3-10 26-4-4 4 4-4 21h-7 7l-3 28-8-3h8l3 28h-7l7-4 4 25-4 4 4-4 10 25h-3l3-4 18 25-7 4zM996 209l-14-25-11-21v-3l-8-25-3-25v-3l3-25 8-28 11-22v-4l14-21 3-4h4 14 11l-4 11-14 21-7-3 7 3-7 26-7-4h7l-7 25h-7 7v28l-7-3h7v28h-7l7-4 7 25-7 4 7-4 7 25h-7 7l14 21 4 11h-11-14-4zM1077 156h18v7h-7v-39-3l3-4 18-17 7-7 3 7 36 60-7 3v-7h21v7l-4 4-42-74-4-4 4-3 42-44 4 5v7h-21v-7l3 7-53 49-10 11v-14-93h7v7h-18v-7h4v156h-4zM1070 163v-156-7h7 18 7v7 93h-7l-4-4 53-54h4 21 17l-10 12-46 42-4-7h7l43 71 7 10h-14-21-4v-3l-35-60 7-4 3 7-21 18-3-4h7v39 7h-7-18-7zM1285 160v-113h7v7h-17v-7h7v21 14l-11-11-14-17 3-4-3 4-7-4v-3 3h-11v-8l4 8-18 4-3-7 3 7-14 10-3-3h7l-11 21-7-3 7 3v25h-7l7-4v28h-7l7-3 11 21-7 4 3-7 14 14-3 3 3-7 18 7-4 4v-4l11-3v7-7l7-4 3 7-3-3 14-18 11-14v18 17l-4 14-3 11-4 3-7 4h-4l-14 3h-14v-3h-7-3v-4l-7-3v-4l-4-10h7v7h-17v-7h7-7 7l3 14h-7l4-4 10 11-7 3 4-3 14 7-4 4v-8l21 4-3 7v-7l25-4v8l-4-8 14-7 4 4h-4l7-18 7 4h-7v-25l7 4zM1299 160l-3 21v3l-7 14v4h-4l-14 7v4h-3l-22 3h-3l-18-3-14-7h-3v-4l-11-7v-4l-4-14v-3-7h8 17 7v7 7h-3l3-4 7 7-7 4 4-7 7 3-4 7 4-7h10v7l-3-7h14l3 7-3-7 7-3 4 3-4-3 4-7h7-7v-11h7-7v-17h7l3 3-14 18v3l-11 4h-10-4l-17-4h-4l-14-14-11-21v-4l-3-24v-4l3-24v-4l11-18v-3l14-12h4l17-7h4l7 4h3l11 3v5l14 14-3 7h-7v-21-5h7 17 7v5zM1208 107l3-21 7-18 11-7v-4h3l11-3h3l11 3h3v4l11 7 7 18 4 21-4 21-7 14v4l-11 7v3h-3-11-3-11-3v-3l-11-7v-4l-7-14v-4zM1222 107l3 17h-7l7-3 4 14-4 3 4-3 7 7-4 7v-7l14 4-3 3v-3l14-4v7l-4-7 11-7 4 3-8-3 8-14 3 3h-7l4-17h7-7l-4-18 7-3-3 3-8-14 8-4-4 8-11-11 4-4v7l-14-3v-7l3 7-14 3v-7l4 4-7 11-4-8 4 4-4 14-7-3 7 3-3 18h-7zM1356 202l17-25 4 4h-7l14-25 3 4-3-4 3-25 8 4h-8l4-28h7l-7 3-4-28h8-8l-3-21 3-4-3 4-14-26 7-3-4 3-17-21 7-4v4h-14v-4l7-3 10 21 11 26v3l3 25 4 25v3l-4 25-3 25v3l-11 21-10 25-7-3v-8h14v8zM1363 213h-14-11l4-11 14-21h3-3l7-25 7 4-7-4 7-25 3 4-7-4 4-24h7l-7 3-4-28h7-3l-7-25h7l-7 4-7-26 3-3-3 3-14-21-4-11h11 14 3v4l18 21v4l11 22 7 28 3 25v3l-3 25-7 25-11 24-18 25v4z">
          <text:p/>
        </draw:path>
        <draw:path draw:style-name="gr3" draw:text-style-name="P3" draw:layer="layout" svg:width="1.792cm" svg:height="0.162cm" svg:x="18.619cm" svg:y="18.344cm" svg:viewBox="0 0 1793 163" svg:d="M50 7h-50v149h50l21-3 17-14 11-25 7-32-7-32-4-15-3-10-18-14-14-4zM46 25l18 3 10 11 7 15 4 28-4 25-7 17-10 11-18 4h-28v-114zM131 156h21v-60h21 14l7 4 8 7 4 10v22l3 10v7h25v-3l-7-4v-14l-4-21-3-18-4-7-7-3 7-7 7-7 4-11v-11l-4-18-7-14-14-11h-22-49zM173 25h14l12 3 7 11 3 11-3 11-7 11-12 3h-14-21v-50zM245 156h21l14-42h60l17 42h18l-53-149h-21zM287 96l25-68 21 68zM400 156h17l25-131 21 131h18l28-149h-21l-18 128-21-128h-17l-22 128-17-128h-18zM562 139h-28v17h74v-17h-28v-114h28v-18h-74v18h28zM650 156h18v-124l60 124h21v-149h-18v124l-56-124h-25zM869 139l7 17h7v-81h-53v21h32v21l-7 14-11 11h-14l-14-3-11-11-7-21-3-25v-28l10-19 11-10 14-4h14l7 7 7 11 4 15h21l-7-22-11-18-14-7-17-7-25 7-21 14-11 26-3 35 3 35 11 25 21 14 21 7 11-3 10-4 11-7zM1042 156h17v-124l57 124h25v-149h-18v124l-56-124h-25zM1169 100l3 28 11 21 14 11 25 3 21-3 18-11 10-21v-28-93h-18v96l-3 18-7 14-7 7h-14-14l-11-7-7-14v-18-96h-21zM1296 156h17v-135l29 135h17l29-135v135h17v-149h-28l-25 135-28-135h-28zM1507 75l18-11 4-10v-12l-4-14-7-14-14-7h-21-53v149h56 21l15-10 10-15 4-17-4-14-3-11-11-7zM1479 72h-28v-47h32 10l11 3 3 7v12 10l-7 7-7 4zM1486 139h-35v-50h32 14l10 7 4 7 4 11-4 10-4 11-10 4zM1564 156h95v-17h-74v-50h67v-17h-67v-47h74v-18h-95zM1694 156h18v-60h21 14l11 4 7 7v10 22l4 10 3 7h21v-3l-3-4-4-14v-21l-3-18-7-7-7-3 10-7 4-7 3-11 4-11-4-18-10-14-15-11h-17-50zM1737 25h14l10 3 4 11 4 11-4 11-7 11-7 3h-14-25v-50z">
          <text:p/>
        </draw:path>
        <draw:path draw:style-name="gr3" draw:text-style-name="P3" draw:layer="layout" svg:width="1.806cm" svg:height="0.17cm" svg:x="18.612cm" svg:y="18.34cm" svg:viewBox="0 0 1807 171" svg:d="M57 18h-50v-7h4v148h-4v-3h50v3l-4-3 25-7v7l-4-4 18-14 3 4-3-4 10-21h4-7l7-32h7-7l-4-32h4l-4 4-3-14 3-4-3 4-7-11 7-3-7 3-18-14 7-3-3 7-11-4v-7 7h-14l4-7zM57 4h10 4l10 3 4 4 17 14 7 11v3l4 11v3l3 32-3 32v3l-11 25h-3l-14 18h-4l-24 4h-50-7v-8-148-7h7zM57 22l14 3h3l11 11 3 3 7 18v3 25 25 3l-7 18-3 3-11 11h-3l-14 4h-4-28-7v-7-113-7h7 28zM53 36h-28v-7h7v113h-7v-4h28v4-4l14-4 4 4-4-4 11-10 3 3h-7l7-17h7-7l4-25h7-7l-4-25h7l-7 4-7-21h7l-3 3-11-10 4-4v7l-18-3v-7zM138 156h21v3h-7v-60-7h7 21 14l11 4h3v3l7 7v14l4 22h-7l7-4v14h-7 7l3 7h-7v-3h21v3h-3v-3h3l-3 3-7-3v-4-10-4l-4-21h7-7l-3-18h7l-7 4-4-7 4-4v7l-11-7-7-3 7-7 11-4 3 4-7-4 7-7 4 4-4-4 4-7h7-7v-11h7-7l-4-17h7l-3 3-11-14 7-3-3 3-14-7 3-7v7h-21v-7 7h-49v-7h7v148h-7zM131 159v-148-7h7 49l21 3h4l14 8v3l10 14 4 21v11l-4 3-3 11-7 7v4l-11 3v-3-7l7 3h4v4l3 3 4 4 3 17v25h-7 7l4 11-7 3 3-7 7 7v4 3 8h-7-21-3l-4-4v-7l-3-4v-10-22h7l-7 4-4-14h7l-7 3-3-7 3-3v3h-10l3-7v7h-18l4-7v7h-21v-7h7v60 8h-7-21-7zM184 22l10 3h4l10 4 7 10 4 14v4l-4 10v4l-7 7v4l-10 3h-4-14-21-7v-7-49-7h7 21zM180 36h-21v-7h7v49h-7v-7h21v7-7h14v7l-3-7 10-4 4 8-4-4 4-7 7 3-7-3v-11h7l-7 4v-14h7l-7 3-4-7 4-7-4 7-7-3v-7 7h-14v-7zM251 156h17v3h-3l14-46v-3h7 60 8v3l14 46h-4v-3h18v3l-3 4-58-152h7v7h-25v-7h8l-53 152-7-4zM243 159l57-152v-3h3 25 4v3l57 152 4 8h-11-18-7v-4l-18-46h7v7h-60v-7h7l-18 46v4h-7-17-11zM286 96l25-67 3-18 7 18 25 67 3 10h-10-46-11zM293 92h46v7h-7l-21-67h3 7l-21 67h-7zM407 156h17v3h-3l21-130h11l24 130h-7v-3h18v3h-7l28-152 7 4v7h-21v-7h7l-18 127h-14l-21-127h7v7h-17v-7h7l-22 127h-14l-17-127h7v7h-18v-7l7-4 25 152h-7zM400 163l-25-152v-7h7 18 3l4 3 17 131h-7-7l21-131v-3h8 17 7v3l21 131h-7-7l21-131v-3h4 21 7l-3 7-25 152v4h-7-18-7v-4l-21-131 7-3 4 3-22 131v4h-7-17-4zM569 149h-28v-7h7v17h-7v-3h74v3h-7v-17h7v7h-28-4v-7-113-7h4 28v7h-7v-18h7v7h-74v-7h7v18h-7v-7h28 7v7 113 7zM562 142v-113h7v7h-28-7v-7-18-7h7 74 7v7 18 7h-7-28v-7h7v113h-7v-4h28 7v4 17 8h-7-74-7v-8-17-4h7 28v4zM657 156h18v3h-4v-123h11l56 123h-3v-3h21v3h-7v-148h7v7h-18v-7h7v123l-10 4-60-127h7v7h-25v-7h7v148h-7zM654 159v-148-7h3 25 3l4 3 56 124-7 3h-7v-123-7h7 18 7v7 148 8h-7-21-7v-4l-57-124 4-3h7v123 8h-7-18-3zM883 138l4 21h-4v-3h7v3h-3v-81h3v7h-53v-7h7v21h-7v-7h32 7v7 21 4l-7 14h-4l-10 11h-4l-10 3h-4l-14-3h-3l-15-15-7-21-3-28 3-28 7-21 15-14h3l14-4h4 10 4l7 7v4l7 10h3l4 14-7 4v-7h21v7h-7l-4-21h4l-4 3-10-17 3-4-3 7-14-10 3-4v4l-21-4 4-7v7l-25 7v-7l4 7-18 14-7-7 7 4-11 28-7-4h7l-3 32h-7 7l3 32-7 3 7-3 11 25-7 3 7-7 18 18-4 3v-7l21 7v8-8l11-3v7-4l10-7v7l-3-7 10-7 4 7-4-3 7-11 11-14zM883 145l-7 11h-4l-10 11-11 4h-14-3l-22-4h-3l-18-18v-4l-10-25h-4l-3-35 3-32v-3h4l10-25v-3l21-15v-3h4l21-4h4l21 4 14 11h3l11 17 7 21v11h-7-21-7v-7l-4-14h7l-7 3-7-10 7-4-3 4-11-4 7-7-3 7-11-3v-4l4 4-18 3v-3l4 3-11 11-4-4 4 4-7 17h-7 7v25h-7 7v25h-4 4l7 17-4 4 4-4 11 11-4 4v-4l18 4-4 3v-3l14-4v7l-3-7 10-7 4 3-7-3 7-14 7 3-7-3 3-18h4-4 4v7h-32-7v-7-21-3h7 53 7v3 81 8h-7-7-7v-4l-4-21h4zM1049 156h17v3h-7v-123h15l56 123h-7v-3h25v3h-7v-148h7v7h-18v-7h7v123l-14 4-57-127h8v7h-25v-7h7v148h-7zM1042 159v-148-7h7 25 3v3l60 124-7 3h-7v-123-7h7 18 7v7 148 8h-7-25-4v-4l-60-124 7-3h8v123 8h-8-17-7zM1183 103l3 28h-7l7-4 7 22-3 3 3-7 15 11-4 7 4-7 21 3v8-8l21-3v7l-4-7 18-11 4 7-8-3 11-22 7 4h-7l4-28h3-3v-92h3v7h-18v-7h8v95l-4 18-7 14v4l-11 7-3 3h-14-4-14v-3l-10-7h-4v-4l-4-11-3-3v-18-95h7v7h-21v-7h7v92h-7zM1169 103v-92-7h7 21 7v7 95h-7 7v18h-7l7-4 7 14-7 4 4-7 10 7-3 7v-7l14 4v3l-4-3 14-4 4 7-7-7 10-7 4 7-4-4 4-14 7 4h-7l3-18h7-7v-95-7h7 18 7v7 92 3l-3 25v3l-11 18v4l-18 11-24 4-25-4h-3l-15-11h-3v-4l-11-18v-3l-3-25zM1303 156h17v3h-7v-134l15-3 28 137h-7v-3h17v3h-3l24-137 15 3v134h-7v-3h17v3h-7v-148h7v7h-28v-7h7l-28 134h-11l-28-134h7v7h-28v-7h7v148h-7zM1296 159v-148-7h7 28 7v3l25 135-4 3-7-3 28-135v-3h4 28 7v7 148 8h-7-17-8v-8-134h8 7l-29 138v4h-7-17-4l-3-4-29-138h7 8v134 8h-8-17-7zM1511 75l14-11 7 3-7-3 4-7h7-7v-11l7 4h-7l-4-18h7l-3 4-11-11 7-7-3 7-15-7 4-7v7h-21v-7 7h-53v-7h7v148h-7v-3h56v3-3l21-4v7l-3-7 14-7 4 4-4-4 7-14 7 3h-7l4-21 7 4h-7l-4-11 7-3-3 3-7-10 7-4-4 7-10-10 3-4v7l-14-7-7-3zM1518 75l11 3h3v4l7 7 7 10v4l4 10v4l-4 21-10 14-4 4-14 7v4h-4-17-4-56-7v-8-148-7h7 53 3l18 3h3l15 8 10 14v3l4 14v4l-4 10-3 11-18 14-4-7zM1486 78h-28-7v-3-46-7h7 32 10 4v3l7 4h3l4 7 4 3v11 10l-4 4-4 7-3 4-7 3h-4-10zM1486 67l14-3v7l-3-4 7-7 3 7-3-3 3-7 7 3h-7l4-10h3-3l-4-11h7l-7 4-3-7 7-4-4 7-10-3 3-7v7h-10v-7 7h-32v-7h7v46h-7v-8h28v8zM1493 149h-35-7v-7-50-7h7 32 14 3l11 7 7 11v3l4 11-4 14-7 11-11 7h-3zM1490 138l14-4v8l-4-8 11-3 3 7-7-7 7-7 4 3h-4v-10h8-8v-11h4l-4 4-7-7 7-4-3 4-11-4 4-7v7h-14v-7 7h-32v-7h7v50h-7v-4h35v4zM1571 156h95v3h-3v-17h3v7h-74-7v-7-50-7h7 67v7h-7v-17h7v7h-67-7v-7-46-7h7 74v7h-7v-18h7v7h-95v-7h7v148h-7zM1567 159v-148-7h4 95 7v7 18 7h-7-74v-7h7v46h-7v-8h67 7v8 17 7h-7-67v-7h7v50h-7v-4h74 7v4 17 8h-7-95-4zM1701 156h18v3h-7v-60-7h7 21 18l10 4 4 3 4 7 3 14v22h-7l7-4 4 14h-7 7v7h-4v-3h21v3h-7v-3h7l-3 3-7-3v-4l-4-10v-4-21h7-7l-3-18h7l-7 4-4-7 4-4-4 7-7-7-11-3 11-7 7-4 7 4-7-4 7-7 4 4-4-4 4-7h3-7l4-11h7-7l-4-17h7l-7 3-7-14 4-3-4 3-14-7 3-7v7h-17v-7 7h-50v-7h4v148h-4zM1694 159v-148-7h7 50l21 3 14 8 4 3 10 14 4 21-4 11v3l-3 11-7 7v4h-4l-7 3-3-3 3-7 7 3 4 4 3 3v4l7 17v25h-7 7v11l-3 3 3-7 4 7 3 4v3 8h-7-21-7v-4l-4-7v-4-10l-3-22h7l-7 4v-14h7l-7 3-4-7 4-3v3h-11v-7 7h-14v-7 7h-21v-7h7v60 8h-7-18-7zM1744 22l14 3h3l7 4h4l7 10 4 14v4l-4 10v4l-7 7-4 4-10 3h-14-25-7v-7-49-7h7zM1744 36h-25v-7h7v49h-7v-7h25v7-7h14v7l-4-7 11-4v8l-4-4 7-7 4 3-7-3 3-11h8l-8 4-3-14h7l-4 3-7-7 7-7-3 7-11-3 4-7v7h-14v-7z">
          <text:p/>
        </draw:path>
        <draw:path draw:style-name="gr3" draw:text-style-name="P3" draw:layer="layout" svg:width="0.632cm" svg:height="0.159cm" svg:x="24.835cm" svg:y="18.347cm" svg:viewBox="0 0 633 160" svg:d="M21 104h-21l4 24 10 18 18 11 21 3 25-3 15-11 14-14 3-21-3-18-11-10-15-11-21-3-14-4-14-8-4-7-3-11 3-7 4-7 10-7h11 14l7 7 7 11 4 10h22l-7-21-7-14-19-7-21-4-21 4-14 7-11 14-3 18 3 18 11 11 10 7 18 7 18 4 14 3 7 11 3 10-3 11-4 7-14 7h-10-15l-14-7-7-11zM135 153h21v-70h60v70h18v-149h-18v61h-60v-61h-21zM269 153h95v-17h-74v-50h67v-17h-67v-47h74v-18h-95zM400 153h95v-17h-74v-50h67v-17h-67v-47h74v-18h-95zM566 153h21v-131h46v-18h-113v18h46z">
          <text:p/>
        </draw:path>
        <draw:path draw:style-name="gr3" draw:text-style-name="P3" draw:layer="layout" svg:width="0.642cm" svg:height="0.17cm" svg:x="24.828cm" svg:y="18.34cm" svg:viewBox="0 0 643 171" svg:d="M28 117h-21v-7h7l4 24h-7l7-3 10 18-7 3 4-7 17 11-3 7v-7l25 3-4 8v-8l21-3 4 7-4-7 14-11 4 7-4-3 11-15 3 4-3-4v-17h7-7v-18h7l-7 4-11-11 7-3-3 3-14-7 3-7-3 7-18-3v-7 7l-18-4v-3l-10-4h-4l-7-7v-4l-3-10v-4l3-10v-4l7-7 11-7h14 14v4l11 3v4h3l7 10v14h-3v-3h17v3h-7 7l-7 4-3-21 7-4-4 7-10-17 3-4v7l-17-10 3-4v4l-21-4v-4 4l-21 4v-4l3 4-14 10-3-7 3 4-7 14-7-4h7l-3 18h-7 7l3 14-7 3 7-3 7 11-7 3 4-7 14 7-4 7 4-7 14 7v7-7l21 4 11 7h3l7 7h4v3 11l3 3h-3v11 3l-7 11h-4l-10 7h-4-10-4-14l-4-3-10-4v-3l-7-11-4-4v-14l7-3zM32 110l3 14-7 3 7-3 7 10-7 4 4-7 10 7-3 7 3-7 15 4-4 3v-3l14-4v7l-3-7 10-4 4 4-4-4 7-7 4 4h-7l3-14 7 3h-7l-3-10h7l-4 3-7-7 4-7-4 7-14-3 4-7-4 7-14-4v-3l-21-4-11-7-3-3-11-11v-4l-3-17 3-18v-3h4l10-14v-4l14-7h4l17-4h4l21 4h4l14 11h3l11 17 3 21v7h-7-17-7v-3l-4-14h7l-7 3-7-10 7-4-3 7-11-7 4-7v7h-11v-7 7h-11l-3-7 7 7-11 4-3-4 7 4-7 7-7-4h7v11l-7-4h7v11h-7l7-4 7 7-7 4 3-4 11 4-4 7 4-7 18 3 17 8h4l14 7v3l10 11v3l4 18-4 21v4l-10 14-4 3-14 8h-3l-25 4-21-4h-4l-17-11-11-18h-3v-4l-4-21v-10h7 21 4zM141 156h18v3h-4v-70-7h4 63 4v7 70h-4v-3h18v3h-7v-148h7v7h-18v-7h4v60 7h-4-63-4v-7-60h4v7h-18v-7h7v148h-7zM134 159v-148-7h7 18 7v7 60h-7v-7h63v7h-7v-60-7h7 18 7v7 148 8h-7-18-7v-8-70h7v7h-63v-7h7v70 8h-7-18-7zM275 156h95v3h-7v-17h7v7h-74-7v-7-50-7h7 67v7h-7v-17h7v3h-67-7v-3-46-7h7 71v7h-4v-18h4v7h-92v-7h7v148h-7zM268 159v-148-7h7 92 7v7 18 7h-7-71v-7h4v46h-4v-8h67 4v8 17 7h-4-67v-7h4v50h-4v-4h74 7v4 17 8h-7-95-7zM406 156h95v3h-7v-17h7v7h-74-7v-7-50-7h7 67v7h-7v-17h7v3h-67-7v-3-46-7h7 70v7h-3v-18h3v7h-91v-7h7v148h-7zM399 159v-148-7h7 91 7v7 18 7h-7-70v-7h3v46h-3v-8h67 3v8 17 7h-3-67v-7h3v50h-3v-4h74 7v4 17 8h-7-95-7zM573 156h21v3h-7v-130-7h7 46v7h-8v-18h8v7h-114v-7h8v18h-8v-7h47 7v7 130h-7zM565 159v-130h8v7h-47-7v-7-18-7h7 114 3v7 18 7h-3-46v-7h7v130 8h-7-21-8z">
          <text:p/>
        </draw:path>
        <draw:path draw:style-name="gr3" draw:text-style-name="P3" draw:layer="layout" svg:width="0.498cm" svg:height="0.158cm" svg:x="14.816cm" svg:y="17.046cm" svg:viewBox="0 0 499 159" svg:d="M21 107h-21l7 21 11 17 14 11 25 3 21-3 17-7 11-18 4-17-4-19-7-14-18-7-17-7-18-4-11-3-7-7-3-11 3-11 7-7 8-3 10-4 14 4 11 7 3 7 4 14h21l-4-21-10-14-18-11-21-3-18 3-17 11-7 14-4 18 4 17 7 11 14 7 18 3 17 7 11 4 7 8 3 11-3 10-4 11-10 3-14 4-14-4-11-7-7-10zM177 138h-29v18h78v-18h-32v-117h32v-18h-78v18h29zM261 156h111v-18h-86l86-117v-18h-104v18h79l-86 117zM403 156h96v-18h-78v-54h67v-17h-67v-46h74v-18h-92z">
          <text:p/>
        </draw:path>
        <draw:path draw:style-name="gr3" draw:text-style-name="P3" draw:layer="layout" svg:width="0.508cm" svg:height="0.17cm" svg:x="14.809cm" svg:y="17.042cm" svg:viewBox="0 0 509 171" svg:d="M28 118h-21v-8h7l4 22-4 3 4-3 10 14-3 3 3-3 14 10-3 4 3-7 22 7v3-3l21-7v7l-4-4 18-10 3 7-7-7 11-14 7 3h-7l3-21 8 4h-8l-3-19h7l-7 4-7-11 7-7-4 7-17-7 3-7v7l-21-7 4-4-4 4-14-4h-3l-11-3-7-7-4-4v-10-4-11-3h4l3-7h4l7-7h4l10-4h4l10 4h4l7 7h3l7 10v4l4 14h-7v-7h21v7h-7 7-7l-4-21h7l-7 3-10-14 7-3-4 3-14-7v-7 7l-21-3v-7l4 7-22 3v-7l4 7-18 7-3-3 7 3-11 14-3-3h7l-7 21-4-3h4l3 17h-3l3-3 7 10-3 4 3-7 11 7v7-7l18 7v7-7l17 3 14 4v3l11 8v3l3 12v3l-3 11v3l-7 7v4l-11 3h-3v4h-14l-14-4h-4l-11-7h-3v-3l-7-11-4-18h7zM35 110l4 15h-7l3-4 7 14-3 4 3-7 11 7-3 7v-7h14v7-7h14v7l-4-7 11-4 3 4-7-4 7-7 4 4-4-4 4-10 3 3h-3l-4-11 4-4-4 8-7-8 4-7v7l-14-3 3-8-3 8-18-8-18-3-14-11h-3l-7-10v-4l-4-14v-3l4-22 10-14v-3h4l14-7v-4h21 25v4l17 7 4 3 7 14 4 4 3 21v7h-7-21-4l-3-3v-14l3-4-3 7-7-14h7l-4 3-10-7 3-3v7l-14-4v-7l4 7-14 4v-7l3 3-7 7-4-7 4 4-7 7-4-4 7 4-3 11-7-4h7l3 11h-7l4-4 7 7-4 4 4-4 11 4-4 7v-7l18 3 21 7 14 7h3l11 14v4l4 15v4l-4 21h-3l-11 17-18 11h-3l-21 4h-4l-21-4-18-11h-3v-3l-11-14v-4l-3-21-4-11h7 21 4zM185 149h-30v-7h7v18h-7v-7h79v7h-7v-18h7v7h-28-7v-7-117-4h7 28v4h-7v-18h7v7h-79v-7h7v18h-7v-4h30 7v4 117 7zM178 142v-117h7v7h-30-7v-7-18-7h7 79 3v7 18 7h-3-28v-7h7v117h-7v-7h28 3v7 18 7h-3-79-7v-7-18-7h7 30v7zM269 153h110v7h-7v-18h7v7h-85-14l10-10 85-118 4 4h-7v-18h7v7h-103v-7h7v18h-7v-4h78 14l-7 11-85 114-7-4h7v18h-7zM266 160v-18-3l84-118 4 4v7h-78-7v-7-18-7h7 103 7v7 18 3h-4l-81 118-7-4v-7h85 7v7 18 7h-7-110-3zM410 153h96v7h-7v-18h7v7h-78-7v-7-50-7h7 67v7h-7v-21h7v7h-67-7v-7-46-4h7 74v4h-7v-18h7v7h-92v-7h4v153h-4zM403 160v-153-7h7 92 7v7 18 7h-7-74v-7h7v46h-7v-4h67 7v4 21 7h-7-67v-7h7v50h-7v-7h78 3v7 18 7h-3-96-7z">
          <text:p/>
        </draw:path>
        <draw:path draw:style-name="gr3" draw:text-style-name="P3" draw:layer="layout" svg:width="0.586cm" svg:height="0.152cm" svg:x="14.823cm" svg:y="16.301cm" svg:viewBox="0 0 587 153" svg:d="M50 0h-50v153h50l21-7 17-14 16-25 3-33-3-31-4-14-8-11-21-14-11-4zM46 18l18 4 10 10 7 18 4 24-4 26-7 18-10 14h-18-28v-114zM114 153h21l14-46h60l18 46h21l-56-153h-21zM156 90l25-68 21 68zM301 153h21v-135h43v-18h-110v18h46zM396 153h96v-21h-78v-50h67v-18h-67v-46h74v-18h-92zM555 153h32v-35h-32zM555 64h32v-32h-32z">
          <text:p/>
        </draw:path>
        <draw:path draw:style-name="gr3" draw:text-style-name="P3" draw:layer="layout" svg:width="0.6cm" svg:height="0.166cm" svg:x="14.816cm" svg:y="16.294cm" svg:viewBox="0 0 601 167" svg:d="M57 14h-50v-7h4v153h-4v-7h50v7l-4-7 25-7v7l-4-4 18-14 3 4-3-4 10-22h4-7l7-32h7-7l-4-31h4l-4 3-3-14 3-3-3 3-7-10 7-4-7 7-18-14 4-7v7l-11-4v-7 7h-14l4-7zM57 0h10 4l10 4 4 3 17 14 8 11 3 14v4l4 31-4 36-11 25-3 4-14 14h-4l-24 7h-50-7v-7-153-7h7zM57 18l14 3h3v4l11 7 3 4 7 17v4 24 29l-7 18-3 4-11 10h-3l-14 4h-4-28-7v-7-114-7h7 28zM53 32h-28v-7h7v114h-7v-4h28v4-4l14-3 4 7-4-7 11-12 3 5h-7l7-19 7 4-7-4 4-25h7-7l-4-24h7-7l-7-18h7l-3 4-11-11 4-3v7l-18-4v-7zM120 153h18v7l-4-3 14-44 4-7h3 60 4l3 7 15 44-4 3v-7h18v7h-4l-56-153h7v7h-25v-7h7l-53 153h-7zM113 157l57-153v-4h3 25 3v4l57 153 3 10h-10-18-7v-7l-18-43 7-4v7h-60v-7l7 4-17 43v7h-7-18-10zM155 92l25-67 7-18 4 18 24 67 4 11h-11-46-10zM162 89h46v7l-7 3-21-67 7-3 4 3-21 67-8-3zM307 153h18v7h-4v-135-7h4 46v7h-7v-18h7v7h-110v-7h4v18h-4v-7h46 7v7 135h-7zM300 160v-135h7v7h-46-7v-7-18-7h7 110 7v7 18 7h-7-46v-7h7v135 7h-7-18-7zM399 153h100v7h-7v-21h7v7h-79-7v-7-50-8h7 68v8h-7v-18h7v7h-68-7v-7-46-7h7 75v7h-7v-18h7v7h-96v-7h7v153h-7zM392 160v-153-7h7 96 7v7 18 7h-7-75v-7h7v46h-7v-7h68 7v7 18 7h-7-68v-7h7v50h-7v-4h79 3v4 21 7h-3-100-7zM562 153h32v7h-7v-35h7v7h-32v-7h7v35h-7zM555 160v-35-5h7 32 7v5 35 7h-7-32-7zM562 67h32v4h-7v-32h7v7h-32v-7h7v32h-7zM555 71v-32-3h7 32 7v3 32 7h-7-32-7z">
          <text:p/>
        </draw:path>
        <draw:path draw:style-name="gr3" draw:text-style-name="P3" draw:layer="layout" svg:width="1.496cm" svg:height="0.159cm" svg:x="14.823cm" svg:y="15.451cm" svg:viewBox="0 0 1497 160" svg:d="M50 7h-50v149h50l21-3 17-14 11-25 7-33-7-35-4-11-3-10-21-14-11-4zM46 25h18l10 10 7 18 4 28-4 25-7 19-10 10-18 4h-28v-114zM134 156h96v-17h-78v-54h67v-18h-67v-42h74v-18h-92zM275 106h-21l4 26 14 14 14 10 25 4h21l14-11 14-14 4-21-4-19-11-14-14-7-21-3-14-4-14-7-4-7-3-10 3-11 4-7 11-4 10-3 14 3 7 7 7 11 4 11h21l-7-22-7-14-18-10-21-4-21 4-14 10-11 14-3 18 3 18 11 10 10 7 18 4 18 7 14 3 7 7 3 16-3 10-7 7-7 7h-14l-14-3-11-4-11-14zM427 139h-25v17h74v-17h-28v-114h28v-18h-74v18h25zM607 139l7 17h7v-82h-53v18h32v3 19l-7 18-11 7-14 3-14-3-10-11-8-22-3-28v-25l11-18 10-14 14-3 11 3 10 4 7 14 4 11h21l-7-22-11-14-14-10-17-4-25 7-21 14-11 25-3 35 3 33 11 25 21 17 21 4h11l10-4 11-10zM649 156h18v-124l60 124h21v-149h-18v125l-56-125h-25zM783 156h97v-17h-75v-54h67v-18h-67v-42h75v-18h-97zM961 7h-50v149h50l24-3 18-14 11-25 3-33-3-35-4-11-7-10-18-14-10-4zM961 25h14l10 10 8 18 3 28-3 25-8 19-10 10-14 4h-32v-114zM1250 74l14-14 4-7v-10l-4-18-7-11-14-7h-18-53v149h57l18-3 17-7 7-14 4-22v-11l-7-11-7-10zM1222 67h-32v-42h32 10l11 3 4 7 3 11-3 11-4 7-11 3zM1225 139h-35v-54h32l14 3 11 4 7 7v11 15l-7 7-11 7zM1363 156v-61l49-88h-21l-39 71-38-71h-25l53 88v61zM1465 156h32v-31h-32zM1465 71h32v-32h-32z">
          <text:p/>
        </draw:path>
        <draw:path draw:style-name="gr3" draw:text-style-name="P3" draw:layer="layout" svg:width="1.51cm" svg:height="0.173cm" svg:x="14.816cm" svg:y="15.444cm" svg:viewBox="0 0 1511 174" svg:d="M57 18h-50v-4h4v149h-4v-7h50v7l-4-3 25-7v7l-4-7 18-11 3 4-3-4 10-25 4 3h-7l7-32h7-7l-4-31h4-4l-3-11 3-4-3 4-7-11 7-3-7 7-18-18 4-3v7l-11-7v-4 7l-14-3 4-4zM57 7h10 4l10 4 4 3 17 11v3l8 11 3 14 4 35-4 32v5l-11 21v3h-3l-14 14-4 4-24 3h-50-7v-7-149-7h7zM57 25l14 3h3l11 11h3v3l7 18v28 25 4l-7 18h-3v4l-11 7v3h-3l-14 4h-4-28-7v-7-114-7h7 28zM53 39h-28v-7h7v114h-7v-7h28v7-4l14-7 4 7-4-3 11-11 3 4h-7l7-19h7-7l4-25h7-7l-4-24h7-7l-7-18h7l-3 4-11-11 4-4v7l-18-3v-7zM141 156h96v7h-8v-17h8v7h-78-7v-7-51-7h7 67v7h-7v-17h7v7h-67-7v-7-46-7h7 74v7h-7v-18h7v4h-92v-4h4v149h-4zM134 163v-149-7h7 92 7v7 18 7h-7-74v-7h7v46h-7v-7h67 7v7 17 7h-7-67v-7h7v51h-7v-7h78 3v7 17 7h-3-96-7zM282 120h-21v-7h7l4 22-7 4 7-4 10 18h-3v-4l18 11-4 3v-3l25 3v4l-4-4 25-3v7l-4-7 18-11v7l-4-3 11-18 7 7-7-3 4-19h7-7l-4-18h7l-7 4-7-11 3-3-3 3-14-7 3-3-3 3-18-3v-7 7l-17-4-11-7h-4l-7-7v-3l-3-11v-3l3-11 7-11h4l7-7 14-3 14 3h4l7 7h3v4l7 10 4 15-7 3v-7h21v7h-7v-3h7l-7 3-4-21h4l-4 3-10-17 7-4-4 4-17-7 3-7v7l-21-4v-7 7l-17 4-4-7 7 7-18 7-3-4 7 4-11 14-7-4 7 4-3 18-7-4h7l3 18h-7l7-4 7 11-3 3v-7l14 11-4 3 4-7 18 7-4 7 4-7 17 4 14 7 11 7v3l3 11v5l-3 10v4l-7 7v3h-4l-10 4v3h-14-4l-14-3-14-7-7-11v-3l-4-19h7zM286 113l3 15h-7 7l8 11-4 3v-7l14 7-3 4v-4h14v7-7h10l4 7-4-7 11-3v3l-4-3 7-7 4 3h-7l3-15 7 5h-7l-3-12 7-4-4 8-7-8 4-3-4 3-10-3v-7 7l-18-7-18-4h-3l-11-10h-3l-7-11-4-3v-14-4l4-18v-3l10-14v-4l18-7 21-3 21 3h4l17 7v4l11 14v3l4 22v3 4h-4-21-7v-4l-4-14h7l-3 4-7-11 3-4-3 4-7-4 3-7-3 7-11-3v-7 7l-10 3v-7l3 7-10 4-4-4 7 4-7 7-4-4h8l-4 11h-7l7-3 4 10h-8l4-3 7 7-7 3 4-3 10 3v7-7l18 4 21 7 14 7h4l7 14h3v3 18h4-4l-3 22v4l-11 14-18 10h-3l-21 4h-4l-21-4h-4l-17-10-11-18v-3l-7-22v-11h7 21 4zM434 153h-25v-7h4v17h-4v-7h74v7h-7v-17h7v7h-28-7v-7-114-7h7 28v7h-7v-18h7v4h-74v-4h4v18h-4v-7h25 7v7 114 7zM431 146v-114h3v7h-25-7v-7-18-7h7 74 8v7 18 7h-8-28v-7h7v114h-7v-7h28 8v7 17 7h-8-74-7v-7-17-7h7 25v7zM621 142l4 21h-4v-7h7v7h-3v-82h3v7h-53v-7h7v18h-7v-4h32 7v4 3 23l-7 17h-4l-10 11h-4l-10 3h-4l-14-3h-3v-4l-15-10v-4l-7-18v-4l-3-25 3-28 7-21 15-14h3l14-7h4l10 3h4l7 7v4l7 10h3l4 15-7 3v-7h21v7h-7l-7-21h7l-3 3-11-17 3-4-3 4-14-7 3-7v7l-21-4 4-7v7l-25 7v-7l4 4-18 17-7-7 7 4-11 28-7-3h7l-3 31h-7 7l3 32h-7 7l11 26h-7l7-4 18 18-4 3v-7l21 7v4-4l11-3v7-7l10-4v7l-3-7 10-7 4 4-4-4 7-7 11-14zM621 149l-7 11h-4l-10 7-11 7h-3-11-3l-21-4-4-3-18-14v-4l-10-24h-4l-3-37 3-35h4l10-28 22-18 24-3 4-4 17 7h4l14 7 4 4 10 17 7 22v10h-7-21-7v-7l-4-14h7l-7 4-7-11 7-4-3 4-11-4 4-7v7l-11-3v-7l4 7-18 7v-11l4 7-11 11-3-4 3 4-7 18-7-4 7 4v24h-7 7v25h-4 4l7 19-3 3 3-7 11 14-4 4v-7l18 3-4 7v-7h11l3 4-3-4 10-10 4 7-7-4 7-15h7-7l3-18h4-4v-3h4v7h-32-7v-7-18-7h7 53 7v7 82 7h-7-7-7v-3l-7-21h7zM656 156h18v7h-7v-124h14l56 121-3 3v-7h21v7h-7v-149h7v4h-18v-4h8v125l-15 3-56-128h7v4h-25v-4h7v149h-7zM649 163v-149-7h7 25 4l3 4 53 124-4 4h-7v-125-7h7 18 7v7 149 7h-7-21-7v-3l-60-125 7-3h7v124 7h-7-18-7zM790 156h96v7h-7v-17h7v7h-74-7v-7-51-7h7 67v7h-7v-17h7v7h-67-7v-7-46-7h7 70v7h-3v-18h3v4h-92v-4h7v149h-7zM783 163v-149-7h7 92 7v7 18 7h-7-70v-7h3v46h-3v-7h67 3v7 17 7h-3-67v-7h3v51h-3v-7h74 7v7 17 7h-7-96-7zM967 18h-53v-4h7v149h-7v-7h53v7l-4-3 25-7v7l-4-7 18-11 4 4-4-4 11-25 3 3h-3l3-32h7-7l-3-31h7-7l-4-11 4-4-4 4-7-11 7-3-7 7-14-18 3-3-3 7-11-7v-4 7l-10-3v-4zM967 7h14l10 4h4v3l18 11v3l7 11 7 14v35h4-4v32l-4 5-10 21v3h-4l-14 14-4 4-24 3h-53-4v-7-149-7h4zM967 25l14 3h3l11 11h4v3l7 18 3 28-3 25v4l-7 18-4 4-11 7v3h-3l-14 4h-4-28-7v-7-114-7h7 28zM963 39h-28v-7h7v114h-7v-7h28v7-4l14-7 4 7-7-3 14-11 3 4h-7l7-19h8-8l4-25h7-7l-4-24h8-8l-7-18h7l-3 4-11-11 4-4v7l-18-3v-7zM1250 78l18-14 3 7-7-4 4-7h7-7v-10l7 3h-7v-18h3l-3 4-11-14 7-4-3 7-15-7 4-7v7l-21-3 3-4v4h-53v-4h4v149h-4v-7h57v7l-4-7 22-3v7l-4-4 18-10 3 7-7-4 11-14 3 4h-7l4-22 7 3h-7v-14h7l-7 3-4-10 4-4-4 4-7-7 4-4-4 4-10-4-11-3zM1257 78l14 3 7 11h4l3 10v4l4 11v3l-4 19v3l-10 14-4 4-14 7-21 3h-57-7v-7-149-7h7 53 18 4v4l14 7h3l7 14 4 18v3 11l-4 10h-3l-14 14-4-7zM1229 81h-32-7v-7-42-7h7 32 14l7 3 4 4 7 7v3l3 11-3 11v3h-4l-3 7h-4l-7 7h-4zM1225 71l14-4v7l-3-7 10-3 4 7-7-4 7-7 4 4-8-4 4-7h7-7l-4-7 8-4-4 4-7-7 7-4-4 7-7-3v-7 7h-10v-7 7h-32v-7h7v42h-7v-3h32v3zM1232 153h-35-7v-7-54-4h7 32 3 11 3l11 7 7 7v4l4 11v3l-4 12v3l-3 7-4 4-7 3-4 4zM1232 142l11-3v7-7l7-4 4 4-4-4 4-7 7 4h-7v-15l7 3h-7v-11l7-3-7 7-4-11 4-3-4 7-7-4v-7 7l-14-3v-7 7h-32v-7h7v54h-7v-7h35v7zM1363 163v-61-3l49-88 7 3v4h-21v-4h4l-36 74-7 11-7-11-35-74h4v4h-25v-4l7-3 53 88v3 4 57h-7v-7h21v7zM1370 170h-21-7v-7-57h7-4l-53-92-7-7h11 25 3l4 4 35 70-4 4-7-4 39-70v-4h7 21 11l-7 7-46 92-7-4h7v61 7zM1472 156h32v7h-7v-31h7v7h-32v-7h7v31h-7zM1465 163v-31-7h7 32 7v7 31 7h-7-32-7zM1472 74h32v7h-7v-35h7v7h-32v-7h7v35h-7zM1465 81v-35-7h7 32 7v7 35 4h-7-32-7z">
          <text:p/>
        </draw:path>
        <draw:path draw:style-name="gr3" draw:text-style-name="P3" draw:layer="layout" svg:width="0.222cm" svg:height="0.25cm" svg:x="26.733cm" svg:y="19.54cm" svg:viewBox="0 0 223 251" svg:d="M0 251h33l28-74h102l25 74h35l-91-251h-39zM72 146l42-111 35 111z">
          <text:p/>
        </draw:path>
        <draw:path draw:style-name="gr3" draw:text-style-name="P3" draw:layer="layout" svg:width="0.236cm" svg:height="0.264cm" svg:x="26.726cm" svg:y="19.533cm" svg:viewBox="0 0 237 265" svg:d="M7 251h32v7l-4-3 26-71 3-7h4 99 7v7l28 71-7 3v-7h35v7l-7 4-92-255h4v7h-35v-7h7l-93 255-7-4zM0 255l93-252 3-3h4 35 7v3l92 252 3 10h-7-35-4l-3-7-25-70 4-4v7h-99v-7l7 4-29 70v7h-7-32-7zM75 153l39-114 3-18 7 18 39 114 4 7h-11-77-7zM79 149h77v4l-7 3-35-114h3 7l-38 114-7-3z">
          <text:p/>
        </draw:path>
        <draw:polygon draw:style-name="gr3" draw:text-style-name="P3" draw:layer="layout" svg:width="0.215cm" svg:height="0.028cm" svg:x="27.735cm" svg:y="19.847cm" svg:viewBox="0 0 216 29" draw:points="0,0 0,29 216,29 216,0">
          <text:p/>
        </draw:polygon>
        <draw:path draw:style-name="gr3" draw:text-style-name="P3" draw:layer="layout" svg:width="0.229cm" svg:height="0.039cm" svg:x="27.728cm" svg:y="19.843cm" svg:viewBox="0 0 230 40" svg:d="M10 4v29h-3v-7h216v7h-7v-29h7v11h-216v-11zM7 0h216 7v4 29 7h-7-216-7v-7-29-4z">
          <text:p/>
        </draw:path>
        <draw:path draw:style-name="gr3" draw:text-style-name="P3" draw:layer="layout" svg:width="0.173cm" svg:height="0.251cm" svg:x="26.761cm" svg:y="18.873cm" svg:viewBox="0 0 174 252" svg:d="M127 114l25-21 8-11 4-17-4-29-15-21-25-10-32-5h-88v252h92l35-4 25-18 19-21 3-35-3-21-7-18-16-10zM81 103h-49v-74h53l18 4 14 7 10 11v17 14l-10 11-14 10zM88 220h-56v-85h53l25 4 14 7 10 10 4 22-4 21-7 10-17 11z">
          <text:p/>
        </draw:path>
        <draw:path draw:style-name="gr3" draw:text-style-name="P3" draw:layer="layout" svg:width="0.187cm" svg:height="0.265cm" svg:x="26.754cm" svg:y="18.866cm" svg:viewBox="0 0 188 266" svg:d="M132 117l24-21 4 4h-4l7-14 4 3-7-3 3-18 8 4h-8l-3-29h7l-7 4-14-21 7-4-4 7-24-10 3-7v7l-33-4v-8 8h-88v-8h4v252h-4v-7h92v7-7l36-4v7l-3-7 24-14 4 3-4-3 15-21 7 3h-7l3-35 7 4h-7l-3-22h7l-4 4-11-18 8-3-4 3-14-14 3-3-3 7-18-11-10-3zM139 117l17 8h4l14 14v3l11 18 3 21v4l-7 31v4l-14 21v3h-4l-24 15h-4l-33 7h-3-92-7v-7-252-7h7 88l33 4h4v3l21 12h3l15 21v3l7 25v4l-4 17-7 14v4l-28 21-4-7zM88 117h-49-7v-7-74-7h7 53l21 4 15 7h4v3l7 11v4l3 14 4 3h-4l-3 18-7 14h-4l-15 7h-3zM88 103h22v7l-4-7 14-7 5 4-5-4 8-10 7 3h-7l4-17 7 3h-7l-4-17h7l-7 3-8-11 8-3-8 3-14-3 4-7v7l-18-4v-7 7h-53v-7h7v74h-7v-7h49v7zM95 234h-56-7v-7-85-7h7 53l25 4h3l15 7 4 3 10 11v3l4 22-4 21v3l-10 11v3l-19 7v4zM95 223l22-3v7l-4-7 19-7 3 3h-7l11-14 3 4-3-4v-17h7-7v-18h3l-3 3-11-14 7-3-3 7-19-11 4-3-4 7-21-4v-7 7h-53v-7h7v85h-7v-7h56v7z">
          <text:p/>
        </draw:path>
        <draw:polygon draw:style-name="gr3" draw:text-style-name="P3" draw:layer="layout" svg:width="0.215cm" svg:height="0.024cm" svg:x="27.735cm" svg:y="19.184cm" svg:viewBox="0 0 216 25" draw:points="0,0 0,25 216,25 216,0">
          <text:p/>
        </draw:polygon>
        <draw:path draw:style-name="gr3" draw:text-style-name="P3" draw:layer="layout" svg:width="0.229cm" svg:height="0.038cm" svg:x="27.728cm" svg:y="19.177cm" svg:viewBox="0 0 230 39" svg:d="M10 7v24h-3v-7h216v7h-7v-24h7v3h-216v-3zM7 0h216 7v7 24 8h-7-216-7v-8-24-7z">
          <text:p/>
        </draw:path>
        <draw:polygon draw:style-name="gr3" draw:text-style-name="P3" draw:layer="layout" svg:width="0.184cm" svg:height="0.265cm" svg:x="26.754cm" svg:y="18.199cm" svg:viewBox="0 0 185 266" draw:points="149,167 142,195 132,217 114,231 93,234 72,231 50,209 39,178 35,134 39,89 50,57 68,39 93,32 111,32 128,43 139,60 146,85 181,85 171,50 149,21 125,7 93,0 53,11 25,36 7,74 0,134 7,192 25,231 53,259 93,266 128,259 156,241 174,209 185,167">
          <text:p/>
        </draw:polygon>
        <draw:path draw:style-name="gr3" draw:text-style-name="P3" draw:layer="layout" svg:width="0.198cm" svg:height="0.279cm" svg:x="26.747cm" svg:y="18.192cm" svg:viewBox="0 0 199 280" svg:d="M163 174l-7 32-15 21v4l-17 14h-4l-18 3h-3l-25-7-21-21-14-32v-3l-4-46 4-42v-4l14-32 21-21 25-7h3l18 4 18 10 11 18h4l7 24h-7v-7h35v7l-7 4-11-35h8l-8 3-17-28 3-4-3 8-26-18 4-5v5l-32-5v-7l3 7-38 8v-3l3 3-28 25-7-3 7 3-18 39-7-4 7 4-7 53h-7 7l7 56-7 4 7-4 18 39-7 4 7-4 28 25-3 7v-7l38 7-3 7v-7l35-7v7l-3-7 29-18 3 7-7-3 18-32 7 3-7-3 11-42 7 3v7h-36v-7zM156 167h36 7v7l-11 42v4l-21 32-29 21h-4l-32 7h-3l-39-11-32-24v-4l-21-42-7-60 7-57 21-42v-3l32-26 39-11h3l32 7 26 19h3l18 28 14 35v8h-7-35-4l-3-4-8-21 8-4-8 4-11-18 7-3-7 7-14-11 4-7v7l-18-3v-4l3 4-24 7v-4l3 4-17 17-4-3h4l-11 35-7-3h7l-3 42h-8 8l3 46h-7l7-4 11 32-4 3 4-3 17 18-3 7v-7l24 7-3 3v-3l21-7v7l-3-4 17-14 4 4-7-4 10-21 8 3h-8l8-31 4-4z">
          <text:p/>
        </draw:path>
        <draw:polygon draw:style-name="gr3" draw:text-style-name="P3" draw:layer="layout" svg:width="0.215cm" svg:height="0.025cm" svg:x="27.735cm" svg:y="18.517cm" svg:viewBox="0 0 216 26" draw:points="0,0 0,26 216,26 216,0">
          <text:p/>
        </draw:polygon>
        <draw:path draw:style-name="gr3" draw:text-style-name="P3" draw:layer="layout" svg:width="0.229cm" svg:height="0.039cm" svg:x="27.728cm" svg:y="18.51cm" svg:viewBox="0 0 230 40" svg:d="M10 7v26h-3v-8h216v8h-7v-26h7v7h-216v-7zM7 0h216 7v7 26 7h-7-216-7v-7-26-7z">
          <text:p/>
        </draw:path>
        <draw:path draw:style-name="gr3" draw:text-style-name="P3" draw:layer="layout" svg:width="0.177cm" svg:height="0.25cm" svg:x="26.761cm" svg:y="17.54cm" svg:viewBox="0 0 178 251" svg:d="M82 0h-82v251h82l43-7 28-25 18-38 7-53-7-58-7-21-11-18-28-24-18-4zM82 31l25 4 21 18 11 28 3 47-3 42-11 28-21 18-25 7h-50v-192z">
          <text:p/>
        </draw:path>
        <draw:path draw:style-name="gr3" draw:text-style-name="P3" draw:layer="layout" svg:width="0.191cm" svg:height="0.264cm" svg:x="26.754cm" svg:y="17.533cm" svg:viewBox="0 0 192 265" svg:d="M88 14h-81v-7h4v251h-4v-7h81v7-7l39-7v7l-3-7 29-21 7 3-7-3 18-39 7 4h-7l7-57h7l-7 4-7-57h7l-7 4-8-25h8l-8 4-10-18 7-4-4 4-29-22 5-7-5 7-17-4v-7 7l-22-3v-7zM88 0l25 3 19 7h3l28 26h4l7 17h4l7 22v3l7 53v4l-7 53v3l-22 39-28 25-3 3-40 7h-4-81-7v-7-251-7h7zM88 32l29 4 3 3 19 14v4l10 28 4 4v42 4l-4 42-10 32v3l-22 14v4h-4l-25 7h-3-46-7v-7-194-4h7 46zM85 43h-46v-7h7v194h-7v-7h46v7-7l28-7v7l-3-4 17-17 8 3h-8l12-32 7 4h-7l3-46h7l-7 4-3-46h7l-7 3-12-31h8l-8 3-17-18 3-3v7l-28-7v-7z">
          <text:p/>
        </draw:path>
        <draw:polygon draw:style-name="gr3" draw:text-style-name="P3" draw:layer="layout" svg:width="0.215cm" svg:height="0.025cm" svg:x="27.735cm" svg:y="17.85cm" svg:viewBox="0 0 216 26" draw:points="0,0 0,26 216,26 216,0">
          <text:p/>
        </draw:polygon>
        <draw:path draw:style-name="gr3" draw:text-style-name="P3" draw:layer="layout" svg:width="0.229cm" svg:height="0.039cm" svg:x="27.728cm" svg:y="17.843cm" svg:viewBox="0 0 230 40" svg:d="M10 7v25h-3v-7h216v7h-7v-25h7v7h-216v-7zM7 0h216 7v7 25 8h-7-216-7v-8-25-7z">
          <text:p/>
        </draw:path>
        <draw:polygon draw:style-name="gr3" draw:text-style-name="P3" draw:layer="layout" svg:width="0.159cm" svg:height="0.25cm" svg:x="26.768cm" svg:y="16.873cm" svg:viewBox="0 0 160 251" draw:points="0,251 160,251 160,223 33,223 33,135 146,135 146,107 33,107 33,33 157,33 157,0 0,0">
          <text:p/>
        </draw:polygon>
        <draw:path draw:style-name="gr3" draw:text-style-name="P3" draw:layer="layout" svg:width="0.173cm" svg:height="0.264cm" svg:x="26.761cm" svg:y="16.866cm" svg:viewBox="0 0 174 265" svg:d="M7 251h160v7h-7v-28h7v7h-128-7v-7-86-7h7 113v7h-7v-31h7v7h-113-7v-7-74-7h7 125v7h-9v-32h9v7h-157v-7h7v251h-7zM0 258v-251-7h7 157 7v7 32 7h-7-125v-7h7v74h-7v-7h113 8v7 31 4h-8-113v-4h7v86h-7v-7h128 7v7 28 7h-7-160-7z">
          <text:p/>
        </draw:path>
        <draw:polygon draw:style-name="gr3" draw:text-style-name="P3" draw:layer="layout" svg:width="0.215cm" svg:height="0.025cm" svg:x="27.735cm" svg:y="17.183cm" svg:viewBox="0 0 216 26" draw:points="0,0 0,26 216,26 216,0">
          <text:p/>
        </draw:polygon>
        <draw:path draw:style-name="gr3" draw:text-style-name="P3" draw:layer="layout" svg:width="0.229cm" svg:height="0.039cm" svg:x="27.728cm" svg:y="17.176cm" svg:viewBox="0 0 230 40" svg:d="M10 7v26h-3v-7h216v7h-7v-26h7v7h-216v-7zM7 0h216 7v7 26 7h-7-216-7v-7-26-7z">
          <text:p/>
        </draw:path>
        <draw:polygon draw:style-name="gr3" draw:text-style-name="P3" draw:layer="layout" svg:width="0.166cm" svg:height="0.251cm" svg:x="26.768cm" svg:y="16.206cm" svg:viewBox="0 0 167 252" draw:points="0,252 36,252 36,138 142,138 142,106 36,106 36,32 167,32 167,0 0,0">
          <text:p/>
        </draw:polygon>
        <draw:path draw:style-name="gr3" draw:text-style-name="P3" draw:layer="layout" svg:width="0.176cm" svg:height="0.265cm" svg:x="26.765cm" svg:y="16.199cm" svg:viewBox="0 0 177 266" svg:d="M3 255h36v4h-7v-113-7h7 106v7h-7v-32h7v7h-106-7v-7-74-8h7 131v8h-7v-33h7v7h-167v-7h7v252h-7zM0 259v-252-7h3 167 7v7 33 7h-7-131v-7h7v74h-7v-7h106 7v7 32 3h-7-106v-3h7v113 7h-7-36-3z">
          <text:p/>
        </draw:path>
        <draw:polygon draw:style-name="gr3" draw:text-style-name="P3" draw:layer="layout" svg:width="0.215cm" svg:height="0.024cm" svg:x="27.735cm" svg:y="16.517cm" svg:viewBox="0 0 216 25" draw:points="0,0 0,25 216,25 216,0">
          <text:p/>
        </draw:polygon>
        <draw:path draw:style-name="gr3" draw:text-style-name="P3" draw:layer="layout" svg:width="0.229cm" svg:height="0.038cm" svg:x="27.728cm" svg:y="16.51cm" svg:viewBox="0 0 230 39" svg:d="M10 8v24h-3v-7h216v7h-7v-24h7v7h-216v-7zM7 0h216 7v8 24 7h-7-216-7v-7-24-8z">
          <text:p/>
        </draw:path>
        <draw:polygon draw:style-name="gr3" draw:text-style-name="P3" draw:layer="layout" svg:width="0.187cm" svg:height="0.265cm" svg:x="26.747cm" svg:y="15.532cm" svg:viewBox="0 0 188 266" draw:points="163,227 170,259 188,259 188,124 95,124 95,156 153,156 153,159 149,192 135,217 117,231 95,238 71,231 53,209 39,178 35,134 39,89 53,57 71,39 99,32 117,36 132,46 142,60 149,85 185,85 174,50 156,25 132,7 99,0 60,11 28,39 7,78 0,134 7,192 28,234 57,259 92,266 113,266 135,259 149,245">
          <text:p/>
        </draw:polygon>
        <draw:path draw:style-name="gr3" draw:text-style-name="P3" draw:layer="layout" svg:width="0.201cm" svg:height="0.275cm" svg:x="26.74cm" svg:y="15.529cm" svg:viewBox="0 0 202 276" svg:d="M177 230l8 32h-8v-4h18v4h-7v-134h7v7h-92v-7h7v32h-7v-8h57 7v8 3l-4 32v3l-14 25-17 18h-4l-21 3-4 4v-4l-25-3-4-4-21-21-11-32h-3l-4-46v-3l4-42 14-36 21-21h4l29-7 21 4 14 10h4l10 18v3l7 25h-7v-7h36v7h-7l-8-35h4l-4 3-17-24 7-4-7 4-25-18 7-4-3 7-32-7v-8l3 8-43 11v-7l4 3-32 29-4-4h4l-18 42-7-3 7 3-7 53h-7 7l7 57h-7l7-4 18 43-4 3 4-7 28 25-3 7 3-7 36 10v4l-3-7h21l4 7-4-7 18-7 3 7-3-7 14-11 3 4-3-4 14-17 7-11zM177 234l-14 17h-3l-14 14-21 7-22 4h-3l-36-7h-4v-4l-28-24h-4v-4l-17-42h-4l-7-57 7-56h4l17-42v-4h4l28-29h4l43-7h3l32 3v4l25 15h3l18 28 11 39 3 7h-10-36-3l-4-7-3-21h3-3l-11-18h4l-4 4-14-11 4-3v3l-18-3v-4 4l-26 7-3-4 7 4-21 21-4-7 7 3-14 32-7-3 7 3-4 42h-7l7-3 4 46h-7 7l14 31h-7l4-3 21 21-7 4 3-7 26 7-4 7v-7l22-7 3 7-7-4 21-18 4 8-7-4 10-25 7 4h-7l4-35 7 3h-7v-3h7v7h-57-7v-7-32-7h7 92 7v7 134 7h-7-18-7v-4l-7-35h7z">
          <text:p/>
        </draw:path>
        <draw:polygon draw:style-name="gr3" draw:text-style-name="P3" draw:layer="layout" svg:width="0.215cm" svg:height="0.028cm" svg:x="27.735cm" svg:y="15.85cm" svg:viewBox="0 0 216 29" draw:points="0,0 0,29 216,29 216,0">
          <text:p/>
        </draw:polygon>
        <draw:path draw:style-name="gr3" draw:text-style-name="P3" draw:layer="layout" svg:width="0.229cm" svg:height="0.039cm" svg:x="27.728cm" svg:y="15.843cm" svg:viewBox="0 0 230 40" svg:d="M10 7v29h-3v-7h216v7h-7v-29h7v7h-216v-7zM7 0h216 7v7 29 4h-7-216-7v-4-29-7z">
          <text:p/>
        </draw:path>
        <draw:path draw:style-name="gr3" draw:text-style-name="P3" draw:layer="layout" svg:width="0.945cm" svg:height="0.543cm" svg:x="15.088cm" svg:y="17.395cm" svg:viewBox="0 0 946 544" svg:d="M448 544l-60-158h-247l-64 158h-77l222-544h85l219 544zM264 53l-3 10c-7 22-18 50-28 85l-71 181h205l-71-184c-7-18-14-36-21-60zM872 421v123h-67v-123h-257v-53l250-368h74v364h74v57zM805 78c0 0-3 7-10 17-7 14-11 21-15 28l-141 206-21 28-3 7h190z">
          <text:p/>
        </draw:path>
        <draw:path draw:style-name="gr3" draw:text-style-name="P3" draw:layer="layout" svg:width="0.953cm" svg:height="0.554cm" svg:x="15.084cm" svg:y="17.388cm" svg:viewBox="0 0 954 555" svg:d="M452 551l-64-158 4-4v7h-247v-7l3 4-63 158v4h-4-77-4v-4l223-548 3-3h85 3v3l219 548v4h-4-77zM452 548h77v3h-3l-219-544h4v4h-85v-4h4l-223 544h-3v-3h77v3h-3l63-162v-4h4 247 3v4l64 162h-7zM272 61l-4 14-3-4 3 4c-7 21-17 46-28 81l-70 180-4-3v-4h205v4l-4 3-70-180 3-3-3 3c-7-17-14-39-22-60l4-3-4 3-10-35h3zM272 61l11 32c7 21 14 42 21 60l70 180v3h-3-205-7l4-3 70-180 4 3-4-3c11-32 21-60 28-82l4-10 3-14zM880 428v123 4h-4-67-3v-4-123h3v3h-258-4v-3-57l252-368v-3h3 74 4v7 364h-4v-3h74 4v3 57 3h-4-74v-3zM876 424h74v4h-3v-57h3v4h-74-7v-4-364h7v4h-74v-4h4l-252 368-3-4h3v57h-3v-4h258 4v4 123h-4v-3h67v3h-7v-123-4zM813 86c0 3-4 10-11 21-7 10-14 21-14 24l-141 205-21 32-8 7-4-4v-3h195v3h-3v-285h3zM813 86v285 4h-4-195-7l4-7 7-7 3 3-3-3 22-28 3 3-3-3 141-205 3 3-3-3c3-4 7-14 14-25 7-14 11-17 11-21l7-25z">
          <text:p/>
        </draw:path>
        <draw:frame draw:style-name="gr4" draw:text-style-name="P2" draw:layer="layout" svg:width="0.609cm" svg:height="0.997cm" svg:x="25.34cm" svg:y="17.096cm">
          <draw:image xlink:href="Pictures/100002010000004800000075AA42C529A3A36104.png" xlink:type="simple" xlink:show="embed" xlink:actuate="onLoad">
            <text:p/>
          </draw:image>
        </draw:frame>
        <draw:polygon draw:style-name="gr5" draw:text-style-name="P2" draw:layer="layout" svg:width="0.61cm" svg:height="1.002cm" svg:x="25.34cm" svg:y="17.095cm" svg:viewBox="0 0 611 1003" draw:points="0,0 0,1003 222,1003 222,611 377,611 377,456 222,456 222,289 611,289 611,4">
          <text:p/>
        </draw:polygon>
        <draw:frame draw:style-name="gr4" draw:text-style-name="P2" draw:layer="layout" svg:width="0.877cm" svg:height="0.881cm" svg:x="25.629cm" svg:y="17.307cm">
          <draw:image xlink:href="Pictures/10000201000000670000006722F22D90F16B4F1C.png" xlink:type="simple" xlink:show="embed" xlink:actuate="onLoad">
            <text:p/>
          </draw:image>
        </draw:frame>
        <draw:polygon draw:style-name="gr6" draw:text-style-name="P2" draw:layer="layout" svg:width="0.878cm" svg:height="0.879cm" svg:x="25.629cm" svg:y="17.31cm" svg:viewBox="0 0 879 880" draw:points="703,85 572,159 516,138 459,0 375,4 336,148 280,173 141,113 84,180 159,307 141,364 0,420 3,505 148,544 176,600 116,739 180,795 311,721 368,742 421,880 509,876 548,732 601,703 738,767 798,700 720,568 742,512 879,459 876,371 731,332 706,279 766,141">
          <text:p/>
        </draw:polygon>
        <draw:polygon draw:style-name="gr6" draw:text-style-name="P2" draw:layer="layout" svg:width="0.314cm" svg:height="0.314cm" svg:x="25.911cm" svg:y="17.593cm" svg:viewBox="0 0 315 315" draw:points="227,14 252,28 276,49 294,74 308,103 315,131 315,163 311,195 301,223 287,251 266,272 241,290 212,304 183,311 152,315 120,311 92,300 67,283 42,262 25,237 11,212 4,180 0,149 4,117 14,88 32,63 53,38 78,21 106,7 134,0 166,0 198,3">
          <text:p/>
        </draw:polygon>
        <draw:path draw:style-name="gr3" draw:text-style-name="P3" draw:layer="layout" svg:width="1.027cm" svg:height="0.364cm" svg:x="14.795cm" svg:y="15.779cm" svg:viewBox="0 0 1028 365" svg:d="M128 44v236h-35v-236h-93v-33h223v33zM273 75v131c0 14 0 25 3 32 4 7 7 14 14 17 4 4 14 4 25 4 18 0 28-4 39-18 10-10 14-28 14-46v-120h35v163c0 24 0 38 0 42h-32v-4c0-3 0-7 0-10-3-4-3-11-3-18-7 11-18 21-25 28-10 7-24 11-39 11-24 0-38-7-49-18-11-10-18-31-18-56v-138zM534 280c-11 3-25 3-36 3-28 0-42-14-42-45v-138h-25v-25h29l10-46h21v46h39v25h-39v131c0 10 0 17 4 21 3 3 10 7 18 7 3 0 10-4 21-4zM562 280v-280h32v280zM671 185c0 24 4 42 14 56 11 14 25 18 43 18 14 0 28-4 35-7 11-7 18-14 21-25l28 11c-10 31-38 49-84 49-28 0-53-11-67-28-18-18-25-46-25-81 0-36 7-60 25-78 14-21 35-28 67-28 60 0 91 35 91 109v4zM784 160c-3-21-7-39-17-46-11-10-25-17-39-17-18 0-32 7-39 17-11 11-18 25-18 46zM869 365c-7 0-18-4-25-4v-25c7 0 14 0 18 0 21 0 39-17 49-49l4-7-81-205h35l46 113c0 4 0 4 3 7 0 4 4 11 7 25 4 14 7 21 7 25l14-39 46-131h36l-78 205c-11 25-18 39-25 49-7 11-17 22-24 25-11 7-22 11-32 11z">
          <text:p/>
        </draw:path>
        <draw:path draw:style-name="gr3" draw:text-style-name="P3" draw:layer="layout" svg:width="1.034cm" svg:height="0.367cm" svg:x="14.791cm" svg:y="15.776cm" svg:viewBox="0 0 1035 368" svg:d="M135 46v240 4h-4-35-4v-4-240h4v3h-92-4v-3-32h4 223v32 3h-96v-3zM131 42h96v4h-3v-32h3v3h-223v-3h4v32h-4v-4h92 3v4 240h-3v-3h35v3h-4v-240-4zM280 77v132c0 14 0 25 4 32 3 7 7 10 10 14 4 3 14 3 25 3 14 0 28-3 35-14 11-10 14-28 14-46v-121-3h4 35 4v3 164c0 24 0 38 0 42v7h-4-32-3v-4c0 0 0-3 0-7 0-3 0-3 0-10 0 0 0-7 0-18v4-4h3c-7 14-17 25-28 32-10 7-24 7-39 7-24 0-42-4-53-14-10-14-17-32-17-60v-139-3h3 36 3zM277 81h-36v-4h4v139c0 28 3 42 14 53 11 14 28 17 49 17 15 0 25-3 36-10 10-4 17-14 28-28h3v3c0 11 0 14 0 18 4 7 4 7 4 10 0 4 0 4 0 4l-4 3v-3h32v3h-3c0-7 0-21 0-45v-164h3v4h-35v-4h3v121c0 21-7 39-17 50-7 10-21 17-39 17-11 0-21-3-28-3-4-4-11-11-14-18-4-10-4-21-4-35v-132h4zM538 286c-11 4-25 4-36 4-28 0-45-18-45-49v-139h3v4h-25v-4-25-3h29v3h-4l11-46v-3h3 21 4v3 46h-4v-3h39v3 25 4h-39v-4h4v132c0 10 0 17 3 21 4 3 7 3 15 3 3 0 10 0 17-3h7v3 25 3zM534 283v-25h4v4c-11 0-18 3-21 3-8 0-15-3-18-7-7-7-7-14-7-24v-132-3h3 39v3h-3v-25h3v4h-39-3v-4-46h3v4h-21v-4l-10 46v4h-29v-4h4v25h-4v-3h25 4v3 139c0 31 10 45 38 45 11 0 22-3 32-3h4zM562 286v-283-3h4 32 3v3 283 4h-3-32-4zM566 283h32v3h-4v-283h4-32v283zM679 188c0 24 3 42 14 56 7 11 21 18 39 18 14 0 28-4 35-11 7-3 14-10 18-21v-3l3 3 28 7h4v4c-14 35-42 49-88 49-32 0-53-7-71-28-17-18-25-46-25-81 0-37 8-65 25-82 18-18 39-29 71-29 63 0 91 39 91 114v4 3h-148v-3zM675 184h148v4h-3v-4c0-71-28-107-88-107-28 0-53 7-67 25s-21 42-21 79c0 35 7 63 21 81 14 14 39 24 67 24 42 0 70-17 81-45h3v3l-31-10 3-4c-3 14-7 21-17 28-11 4-25 7-39 7-18 0-36-7-46-21-7-14-14-32-14-56v-4zM785 163c-4-22-7-36-18-47-7-10-21-14-35-14-18 0-28 7-39 14-7 14-14 25-14 47h-4v-4h113v4zM788 167h-113-3v-4c0-22 7-36 17-50 11-11 25-18 43-18 17 0 31 7 42 18 7 10 14 28 14 50zM873 368c-7 0-18 0-25 0v-4-25-3h4c3 0 10 0 14 0 21 0 35-14 49-46l4-7v3l-85-209v-3h4 35 3v3l46 114c0 4 0 4 0 7 0 4 4 11 11 25 3 14 7 21 7 25h-4-3l14-39h3-3l46-132v-3h3 36 3v3l-81 209c-7 22-14 39-25 50-7 10-14 21-24 25-7 7-18 7-32 7zM873 364c10 0 21-3 28-7 11-7 18-14 25-25 7-10 14-24 24-49l4 3-4-3 78-206h4v4h-36v-4l-42 132-14 42-4 7-3-10c0 0 0-7-7-25-4-14-7-21-7-25-4 0-4-3-4-3l4-4-4 4-42-118v4h-35v-4h3l81 206v3l-3 8h-4 4c-11 31-32 49-53 49-4 0-11 0-18 0v-4h4v25h-4l4-3c3 3 14 3 21 3z">
          <text:p/>
        </draw:path>
        <draw:path draw:style-name="gr3" draw:text-style-name="P3" draw:layer="layout" svg:width="1.277cm" svg:height="0.289cm" svg:x="14.806cm" svg:y="16.566cm" svg:viewBox="0 0 1278 290" svg:d="M0 287v-25c7-14 14-28 24-39 7-10 18-21 29-32 10-10 21-17 31-24 11-11 18-18 28-25 8-7 15-18 18-25 7-10 11-21 11-31 0-14-4-25-14-37-11-7-22-10-39-10-11 0-25 3-35 10-11 8-15 19-18 37l-32-4c0-21 11-40 25-54 17-14 39-17 60-17 28 0 49 3 67 17 14 14 21 33 21 58 0 10-4 21-7 31-7 11-14 22-21 32-11 11-28 25-57 46-14 14-24 25-35 35-7 7-14 18-18 28h142v29zM201 290l77-290h32l-81 290zM338 287v-29h67v-212l-60 47v-36l64-43h32v244h67v29zM730 213c0 24-7 42-25 56-14 14-39 21-67 21s-49-7-67-17c-18-15-25-32-28-57l35-3c4 31 25 49 60 49 18 0 32-4 39-14 11-7 18-21 18-39 0-14-7-25-18-32-14-10-28-14-49-14h-22v-28h22c17 0 31-7 42-14 10-7 18-21 18-35s-8-25-15-37c-10-7-21-10-38-10-15 0-29 3-36 10-10 8-14 19-17 33h-36c4-25 11-43 29-54 17-14 35-17 60-17 28 0 49 3 63 17 18 11 25 33 25 54 0 18-7 32-14 42-11 11-25 18-46 25 21 0 39 7 49 18 11 14 18 28 18 46zM747 290l78-290h32l-78 290zM885 287v-29h67v-212l-60 47v-36l64-43h31v244h67v29zM1278 213c0 24-7 42-25 56-14 14-39 21-67 21s-54-7-68-21c-18-14-25-32-25-56 0-18 4-36 14-46 11-11 21-18 39-21v-4c-14 0-28-11-35-21-7-14-14-25-14-42 0-22 7-37 24-51 15-14 40-17 65-17 28 0 46 3 63 17 15 11 22 29 22 54 0 14-4 28-11 39-11 14-21 21-35 21v4c17 3 28 10 39 21 10 10 14 28 14 46zM1235 82c0-33-14-47-49-47-18 0-33 4-40 11-7 8-14 22-14 36s7 28 14 35c12 11 22 14 40 14s28-3 39-10c7-11 10-21 10-39zM1242 209c0-18-3-32-14-39-10-7-24-14-42-14s-33 7-43 14c-11 11-15 21-15 39 0 35 18 57 58 57 21 0 35-4 42-15 11-10 14-24 14-42z">
          <text:p/>
        </draw:path>
        <draw:path draw:style-name="gr3" draw:text-style-name="P3" draw:layer="layout" svg:width="1.284cm" svg:height="0.297cm" svg:x="14.802cm" svg:y="16.562cm" svg:viewBox="0 0 1285 298" svg:d="M0 291v-25c7-18 14-28 25-42 10-11 21-21 32-32 10-7 21-18 31-25 7-8 18-15 25-25 11-8 14-15 21-25 4-7 7-18 7-28 0-14-3-25-14-32-7-7-18-14-35-14-11 0-25 7-32 14-11 7-14 18-18 32v3h-3l-35-3-4-4h4c0-25 10-42 28-53 14-14 35-21 60-21 28 0 53 7 67 21 14 11 25 32 25 57 0 10-4 21-11 31-4 11-11 22-21 32-11 12-28 29-53 51l-4-4 4 4c-14 10-28 24-35 31-11 11-15 18-18 28h-4v-3h142 3v3 29 3h-3-180-4zM4 287h180v4h-4v-29h4v4h-142-3v-7c3-7 10-18 21-28 7-11 21-21 35-32 25-21 43-40 53-50 11-11 18-22 21-32 4-7 7-18 7-28 0-25-7-43-21-53-14-14-35-21-63-21-21 0-43 7-57 21-14 10-24 28-28 49v-3l32 3v4c0-18 7-29 18-39 10-7 21-11 35-11 17 0 32 4 42 11 7 10 14 25 14 39 0 10-3 21-10 31-4 11-11 18-22 25-7 11-17 19-24 26-11 7-21 17-32 28-11 7-21 18-32 28-7 11-14 25-21 39h-3 3v25h-3zM201 294l78-294h3 32 4v4l-82 290v4h-3-28-4zM205 291h28v3l78-294 3 4h-32 4l-78 290h-3zM339 291v-29-3h3 67v3h-3v-212h3l4 3-64 43-3 3v-3-36-3l67-42h32 3v3 244h-3v-3h67 3v3 29 3h-3-170-3zM342 287h170v4h-4v-29h4v4h-67-4v-4-244h4-32l-64 46v-4h4v36h-4l-3-4 63-46 4-3v7 212 4h-4-67v-4 29zM737 217c0 24-10 45-24 60-18 14-43 21-71 21s-53-7-67-18c-18-14-28-35-32-60h4l35-7h4v4c3 31 21 45 56 45 18 0 28-3 39-10 7-11 14-21 14-39 0-14-7-21-18-32-10-7-24-10-45-10h-22-3v-4-29-4h3 22c17 0 31-3 42-14 7-7 14-17 14-31s-4-25-14-32c-7-7-18-14-35-14-15 0-25 7-36 14-7 7-14 18-14 28v4h-3l-36-4h-3c3-25 14-42 28-56 18-11 39-18 64-18 28 0 49 7 67 18 14 14 21 31 21 56 0 18-4 32-14 46-11 11-25 18-43 21h-3 3-3l3-3c18 3 36 10 50 22 10 10 17 28 17 46zM730 217c0-18-3-32-14-43-14-10-28-18-49-22v-3c21-4 32-11 42-22 11-10 14-24 14-42 0-21-7-39-21-49-14-14-35-21-63-21-25 0-43 7-57 17-17 14-28 32-28 53h-4v-3l36 3h-4c4-14 7-25 18-35 10-7 24-11 39-11 17 0 31 4 42 14 7 7 11 22 11 36s-4 28-15 38c-10 7-28 11-45 11h-22 4v29h-4v-3h22c21 0 38 7 49 14 14 7 21 21 21 35 0 21-7 32-18 42-10 11-24 15-42 15-35 0-60-18-63-50l3-3v3l-35 4v-4c3 25 14 42 28 53 18 14 39 18 67 18s50-4 67-18c14-14 21-32 21-56zM748 294l81-294h32 3v4l-81 290v4h-32-3zM751 291h32v3h-3l77-294 4 4h-32 4l-78 290h-4zM886 291v-29-3h3 67v3-212l4 3-64 43-3 3v-3-36l3-3 64-42h31 4v3 244h-4v-3h67 4v3 29 3h-4-169-3zM889 287h169v4h-3v-29h3v4h-67-3v-4-244h3-31 3l-67 46v-4h4v36h-4v-4l60-46 4-3v7 212 4h-4-67v-4h4v29h-4zM1285 217c0 24-7 45-25 60-18 14-43 21-71 21-32 0-53-7-71-21-17-15-24-36-24-60 0-18 3-36 14-50 10-11 24-18 42-22v4h-3v-4h3v4c-18-4-28-11-39-22-7-14-14-28-14-45 0-22 11-39 25-50 18-14 39-21 67-21 25 0 49 7 64 18 18 14 25 31 25 56 0 14-3 28-14 42-7 11-22 18-36 22v-4h3v4h-3v-4c17 4 32 11 43 22 11 14 14 28 14 50zM1278 217c0-18-3-32-10-46-11-12-26-19-40-19l-4-3v-4h4c14-3 25-11 32-21 11-14 15-25 15-39 0-21-11-39-25-49-15-14-36-21-61-21-28 0-46 7-64 21-14 10-21 28-21 46 0 17 4 28 11 42 10 10 21 18 35 21h4v4 3h-4c-14 0-28 7-39 19-7 14-14 28-14 46 0 24 7 42 25 56 14 14 39 18 67 18s53-4 68-18c14-14 21-35 21-56zM1235 85c0-28-14-42-46-42-18 0-28 3-39 10-7 7-10 18-10 32s3 25 14 35c7 7 17 11 35 11 14 0 28-4 35-11s11-17 11-35zM1242 85c0 18-4 32-14 39-11 7-25 14-39 14-18 0-32-7-39-14-10-11-14-21-14-39 0-14 4-28 14-35 7-11 21-14 39-14 35 0 53 17 53 49zM1242 213c0-18-4-28-14-39-11-7-21-10-39-10s-32 3-39 14c-10 7-14 17-14 35 0 35 14 53 53 53 18 0 32-4 42-14 7-7 11-21 11-39zM1250 213c0 21-8 35-15 46-11 7-28 14-46 14-39 0-60-21-60-60 0-18 3-32 14-42 11-7 25-12 46-12 18 0 32 5 42 12 11 10 19 24 19 42z">
          <text:p/>
        </draw:path>
        <draw:path draw:style-name="gr3" draw:text-style-name="P3" draw:layer="layout" svg:width="0.501cm" svg:height="0.272cm" svg:x="15.194cm" svg:y="18.866cm" svg:viewBox="0 0 502 273" svg:d="M0 273v-32h71v-209l-61 42v-32l65-42h31v241h68v32zM230 102v-42h35v42zM230 273v-44h35v44zM329 273v-32h70v-209l-63 42v-32l67-42h32v241h67v32z">
          <text:p/>
        </draw:path>
        <draw:path draw:style-name="gr3" draw:text-style-name="P3" draw:layer="layout" svg:width="0.504cm" svg:height="0.278cm" svg:x="15.194cm" svg:y="18.863cm" svg:viewBox="0 0 505 279" svg:d="M0 276v-32h70-3v-209h3l-60 46-3 3v-7-32-3l63-42h4 31 4v3 241h-4 68 3v32 3h-3-173zM0 272h173v4h-4v-32h4v3h-68-3v-3-241h3-31l-64 46v-4 32h-3l63-46 4-3v7 209 3h-4-70v-3h3v32h-3zM226 105v-42h4 35 4v42 4h-4-35-4zM230 102h35v3-42 4h-35v-4 42zM226 276v-39-4h4 35 4v4 39 3h-4-35-4zM230 272h35v4-39h-35v39zM329 276v-32h3 67-3v-209h3 4l-64 46-3 3v-7-32-3l63-42h4 32 3v3 241h-3 67 3v32 3h-3-170-3zM332 272h170v4h-4v-32h4v3h-67-4v-3-241h4-32l-64 46v-4 32h-3l60-46 7-3v7 209 3h-4-67v-3 32z">
          <text:p/>
        </draw:path>
        <draw:path draw:style-name="gr3" draw:text-style-name="P3" draw:layer="layout" svg:width="0.628cm" svg:height="0.293cm" svg:x="17.088cm" svg:y="18.848cm" svg:viewBox="0 0 629 294" svg:d="M177 291l-145-234v18 31 185h-32v-276h42l150 236c0-25-4-46-4-57v-179h35v276zM259 294l77-294h32l-81 294zM590 291l-32-82h-123l-32 82h-39l113-276h43l109 276zM495 43v7c-4 10-7 25-14 42l-35 88h102l-35-91c-4-7-7-18-11-29z">
          <text:p/>
        </draw:path>
        <draw:path draw:style-name="gr3" draw:text-style-name="P3" draw:layer="layout" svg:width="0.635cm" svg:height="0.3cm" svg:x="17.085cm" svg:y="18.845cm" svg:viewBox="0 0 636 301" svg:d="M176 294l-145-234h4l3 18v31 185 3h-3-32-3v-3-276-4h3 42 4v4l148 233-3 4h-4c0-25-3-46-3-57v-180-4h3 32 3v4 276 3h-3-43-3zM179 290h43v4-276 3h-32v-3h4v180c0 11 0 32 3 57v10l-7-10-148-234 3-3v3h-42v-3h4v276h-4v-4h32v4h-4v-185h4-4v-31h4-4v-18-11l4 7 148 234-4 4zM257 297l78-294 3-3h32 3l-3 7-78 290v4h-3-32-3zM257 294h32v3h-4l81-294h4v4h-32v-4l4 4-81 290h-4zM590 294l-32-78 3-3v3h-123v-3l4 3-32 78v3h-4-40-3v-7l114-272v-4h3 43v4l109 272 4 7h-4-39-3zM593 290h39v4h-4l-109-273 4-3v3h-43v-3 3l-110 273h-4v-4h40v4l-3-4 31-77v-4h4 123 4v4l32 77-4 4zM501 46v7h-3 3c-3 10-10 25-14 42l-35 89h-3v-3h102v3h-4l-35-89 4-3-4 3c-3-10-7-21-11-32h4-4l-3-17zM501 46l8 14c3 14 7 21 10 32l35 89v7h-3-102-4v-7l35-89 4 3-4-3c7-18 11-32 14-39l4-7v-7z">
          <text:p/>
        </draw:path>
        <draw:path draw:style-name="gr3" draw:text-style-name="P3" draw:layer="layout" svg:width="4.72cm" svg:height="0.519cm" svg:x="18.644cm" svg:y="15.458cm" svg:viewBox="0 0 4721 520" svg:d="M296 300c0 32-14 61-39 82-24 18-60 25-102 25h-155v-386h137c92 0 134 32 134 96 0 21-3 42-17 56-11 14-32 25-53 32 28 3 53 14 70 28 18 21 25 39 25 67zM222 120c0-17-7-35-21-42-14-11-35-14-64-14h-88v123h88c29 0 50-7 64-17 14-11 21-25 21-50zM243 297c0-46-32-71-95-71h-99v142h103c31 0 56-7 70-18 14-15 21-32 21-53zM398 272c0 32 8 60 22 78s35 29 63 29c21 0 39-4 50-14 14-11 21-18 28-33l42 11c-18 46-60 71-120 71-46 0-77-14-102-39-21-25-32-64-32-117 0-50 11-85 32-113 25-25 56-39 99-39 88 0 130 53 130 159v7zM561 233c-4-32-11-53-25-70-14-15-32-22-56-22-25 0-43 11-57 25-14 18-21 39-21 67zM674 407v-407h49v407zM910 407c-18 3-32 7-49 7-39 0-60-25-60-67v-199h-32v-35h35l14-67h32v67h56v35h-56v187c0 15 4 26 7 30 7 7 14 10 25 10 7 0 14-3 28-3zM910 520v-35h325v35zM1436 407v-188c0-28-4-46-11-60-7-11-21-14-42-14s-39 7-50 25c-14 14-17 35-17 67v170h-50v-234c0-32 0-53-3-60h49v7c0 4 0 7 0 11 0 7 0 17 0 32 14-22 25-36 39-43 14-10 28-14 49-14 22 0 39 4 53 14 14 7 21 21 28 43 11-22 22-36 36-43 14-10 32-14 53-14 31 0 53 7 67 25 14 14 17 42 17 81v195h-46v-188c0-28-3-46-14-60-7-11-21-14-42-14s-35 7-49 21c-11 18-18 39-18 71v170zM1979 258c0 53-14 92-35 117-25 25-57 39-99 39s-78-14-99-39c-21-28-32-64-32-117 0-99 43-152 131-152 46 0 81 14 102 39 18 25 32 60 32 113zM1926 258c0-39-7-71-18-88-14-18-31-29-63-29-28 0-46 11-60 29-14 21-18 49-18 88 0 42 4 70 18 89 10 21 32 32 60 32s49-11 60-29c14-22 21-50 21-92zM2085 113v187c0 21 3 35 7 47 3 11 10 18 17 21 11 7 22 7 39 7 21 0 43-7 53-25 14-15 21-36 21-68v-169h50v234c0 35 0 53 3 60h-49v-7c0-4 0-7 0-14 0-4 0-14 0-28-11 21-25 35-39 42-18 10-35 14-56 14-32 0-57-7-71-25-14-14-25-42-25-78v-198zM2536 407v-188c0-18-3-32-7-46-3-10-10-18-17-21-7-7-22-7-39-7-21 0-39 7-53 25-14 14-21 35-21 67v170h-50v-234c0-32 0-53-3-60h49v7c0 4 0 7 0 11 0 7 0 17 0 32h4c10-22 21-36 39-43 14-10 31-14 52-14 32 0 57 7 71 25 18 14 25 42 25 81v195zM2774 407c-18 3-32 7-50 7-39 0-60-25-60-67v-199h-31v-35h35l14-67h32v67h56v35h-56v187c0 15 3 26 7 30 7 7 14 10 24 10 7 0 18-3 29-3zM2774 520v-35h324v35zM3130 50v-50h46v50zM3130 407v-294h46v294zM3440 407v-188c0-18-3-32-7-46-3-10-10-18-17-21-7-7-21-7-36-7-24 0-42 7-56 25-14 14-21 35-21 67v170h-50v-234c0-32 0-53 0-60h46v7c0 4 0 7 0 11 0 7 0 17 0 32h4c10-22 25-36 39-43 14-10 31-14 56-14 32 0 53 7 71 25 14 14 21 42 21 81v195zM3786 325c0 29-10 50-32 68-21 14-53 21-88 21-39 0-67-7-84-18-22-14-36-31-39-57l42-11c4 19 14 30 25 37 14 10 31 10 56 10s43-3 53-10c14-7 18-18 18-37 0-10-4-21-11-28-10-7-21-10-39-18l-35-7c-28-7-49-17-60-21-14-10-21-17-28-28s-11-21-11-35c0-28 11-50 29-64 17-14 45-21 84-21 32 0 57 7 78 18 17 10 32 28 35 56l-42 4c-4-11-11-21-25-29-11-7-28-10-46-10-21 0-39 3-49 10-11 4-18 18-18 29 0 10 4 14 7 21 7 7 11 10 21 14 7 3 25 11 53 18 25 3 46 10 57 17 10 4 21 11 28 18s11 14 14 25c4 7 7 17 7 28zM3885 272c0 32 7 60 21 78s32 29 60 29c21 0 39-4 49-14 15-11 25-18 29-33l42 11c-18 46-60 71-120 71-46 0-78-14-99-39-24-25-35-64-35-117 0-50 11-85 35-113 21-25 53-39 96-39 88 0 130 53 130 159v7zM4044 233c-4-32-11-53-25-70-14-15-32-22-56-22-25 0-43 11-57 25-14 18-21 39-21 67zM4157 407v-227c0-21 0-42 0-67h45c0 32 0 53 0 60h4c7-28 14-42 25-53 10-10 24-14 42-14 7 0 14 0 21 4v42c-7 0-14 0-25 0-21 0-35 7-49 25-7 17-14 42-14 77v153zM4456 407c-17 3-35 7-49 7-39 0-60-25-60-67v-199h-35v-35h35l18-67h31v67h53v35h-53v187c0 15 4 26 7 30 4 7 11 10 25 10 7 0 14-3 28-3zM4721 325c0 29-11 50-32 68-21 14-49 21-88 21-35 0-63-7-85-18-21-14-31-31-38-57l42-11c7 19 14 30 28 37 14 10 32 10 53 10 25 0 42-3 56-10 11-7 18-18 18-37 0-10-7-21-14-28s-21-10-39-18l-35-7c-28-7-46-17-60-21-11-10-21-17-28-28s-11-21-11-35c0-28 11-50 32-64 18-14 46-21 81-21 32 0 60 7 78 18 21 10 31 28 38 56l-45 4c-4-11-11-21-22-29-10-7-28-10-49-10s-39 3-46 10c-14 4-17 18-17 29 0 10 3 14 7 21 3 7 10 10 17 14 11 3 28 11 57 18 24 3 42 10 56 17 11 4 18 11 25 18s14 14 14 25c7 7 7 17 7 28z">
          <text:p/>
        </draw:path>
        <draw:path draw:style-name="gr3" draw:text-style-name="P3" draw:layer="layout" svg:width="4.728cm" svg:height="0.522cm" svg:x="18.64cm" svg:y="15.458cm" svg:viewBox="0 0 4729 523" svg:d="M304 300c0 32-14 60-39 81-25 18-64 28-106 28h-155-4v-3-385-3h4 137c92 0 138 35 138 99 0 21-7 42-18 56-14 18-31 28-56 32v-4c32 4 53 14 70 32 18 18 29 39 29 67zM297 300c0-28-7-46-25-63-14-18-39-25-67-32h-18l18-4c21-3 39-14 49-28 14-18 21-35 21-56 0-60-42-92-134-92h-137v-4 385-4h155c42 0 78-7 102-28 25-17 36-42 36-74zM223 120c0-17-8-32-22-42-14-7-31-11-60-11h-88v-3h4v123h-4v-3h88c29 0 50-7 60-18 14-7 22-21 22-46zM226 120c0 25-7 43-21 53-14 11-35 14-64 14h-88v-123-4h88c29 0 50 7 64 14 14 11 21 25 21 46zM244 293c0-42-32-63-92-63h-99v-4h4v141h-4v-3h103c31 0 52-7 67-18 14-14 21-28 21-53zM251 293c0 25-11 46-25 56-14 11-39 18-70 18h-103v-141-4h99c63 0 99 25 99 71zM406 268c0 36 7 60 21 78s32 28 60 28c21 0 35-7 50-14 10-7 21-18 24-32v-3l4 3 42 11h4v3c-18 50-60 75-124 75-46 0-81-15-102-43-25-25-35-67-35-116 0-50 10-88 35-113 21-28 56-42 99-42 88 0 134 56 134 162v3 4h-4-212v-4zM402 265h212v3h-3v-3c0-106-43-155-127-155-43 0-71 10-96 38-21 25-31 60-31 110 0 49 10 88 31 113 25 24 57 38 99 38 60 0 99-24 117-67h3v4l-46-14h4 3c-7 14-14 25-28 32-14 10-32 14-53 14-28 0-49-11-63-29-14-17-22-45-22-81zM561 233c-3-32-10-53-24-67-11-14-29-21-53-21-25 0-43 7-53 25-14 14-21 35-25 63v-3h159v3zM565 233h-159-4c0-28 8-53 22-67 17-18 35-28 60-28 24 0 45 10 60 25 10 14 21 38 24 70zM674 406v-406h4 49v406 3h-49-4zM678 402h49v4h-4v-406h4v4h-49v-4h3v406h-3zM914 406c-14 7-32 7-49 7-43 0-64-25-64-67v-198h4v4h-32-4v-4-35-3h4 35v3h-3l14-67v-3h3 32 4v3 67h-4v-3h56 4v3 35 4h-4-56v-4h4v184c0 14 3 25 7 28 3 7 10 11 21 11 7 0 14-4 28-4l4-3v3 39zM910 406v-39h4v4c-11 3-21 3-28 3-11 0-21-3-25-7-7-7-11-18-11-35v-184-3h4 56v3h-3v-35h3-56-4v-67h4v4h-32v-4h4l-14 67h-4-35v35-3h32 3v3 198c0 42 18 63 57 63 17 0 31-3 49-7v4zM910 520v-35-4h4 325 3v4 35 3h-3-325-4zM914 516h325v4h-4v-35h4v3h-325v-3 35zM1436 406v-187c0-28 0-46-10-56-8-11-18-18-39-18s-36 10-46 25c-14 17-18 35-18 67v169 3h-3-50-3v-3-233c0-32 0-53 0-60v-3h49v3l4 7c0 4 0 7 0 11 0 7 0 17 0 32h-4v-4 4-4c11-21 21-35 35-42 15-11 32-14 53-14 22 0 43 7 53 14 14 10 25 24 28 46v-4 4l-3-4c11-18 25-32 39-42 14-11 32-14 53-14 31 0 53 10 67 24 14 18 21 46 21 85v194 3h-4-46-3v-3-187c0-28-4-46-11-56-10-11-21-18-42-18s-35 10-46 25c-14 17-17 35-17 67v169 3h-4-49-4zM1440 402h49v4h-4v-169c0-32 8-53 18-71 14-18 32-25 53-25s39 7 46 18 14 32 14 60v187h-4v-4h46v4h-3v-194c0-39-4-64-18-81-14-14-35-21-63-21-18 0-36 3-50 10-14 11-28 25-35 43l-4 3h-3v-3c-7-18-14-32-25-43-14-7-31-10-53-10-21 0-35 3-49 10s-25 21-35 43v3h-4v-3c-3-15-3-25-3-32 0-4 0-7 0-11 0-3 0-7 0-7h3-49 3c4 7 4 28 4 60v233h-4v-4h50v4h-4v-169c0-32 7-53 18-71 14-18 32-25 53-25s35 7 46 18c7 11 10 32 10 60v187h-3zM1983 258c0 53-11 91-32 120-25 24-60 39-102 39-46 0-78-15-99-43-25-28-35-67-35-116 0-103 46-155 134-155 46 0 81 14 102 38 21 25 32 64 32 117zM1979 258c0-50-10-88-31-113-22-25-53-35-99-35-85 0-127 49-127 148 0 49 7 88 32 113 21 24 53 38 95 38s74-10 95-35c25-28 35-63 35-116zM1926 258c0-39-7-67-17-85-11-21-32-28-60-28-25 0-46 10-60 28-11 18-18 46-18 85s7 67 18 88c14 18 32 28 60 28s49-10 60-28c10-18 17-46 17-88zM1934 258c0 42-8 70-22 91-14 18-35 29-63 29s-50-11-64-29c-14-21-17-49-17-91 0-39 3-71 17-88 14-22 36-32 64-32 32 0 53 10 63 32 14 17 22 49 22 88zM2092 113v187c0 18 4 32 7 42 4 11 7 18 18 22 7 7 18 7 35 7 21 0 39-7 53-22 14-17 18-38 18-67v-169-3h3 50 3v3 229c0 36 0 57 0 64l4 3h-4-49v-3c0 0 0-4 0-7-4-4-4-7-4-14 0-4 0-14 0-28h4v3-3c-11 21-25 35-39 45-14 7-35 15-56 15-32 0-57-11-74-29-15-14-25-42-25-81v-194-3h3 50 3zM2089 113h-50 4v194c0 39 7 64 21 78 14 17 39 24 71 24 21 0 38-3 53-10 14-11 28-25 38-46h4 3v4c0 14 0 24 0 28 0 7 0 10 0 14 0 3 0 7 0 7h-3v-4h49v4h-3c-4-7-4-28-4-64v-229h4-50 4v169c0 29-7 53-21 71-14 14-36 25-57 25-17 0-32-4-39-7-10-7-17-14-21-25-3-14-3-28-3-46zM2537 406v-187c0-18-4-32-4-42-7-11-10-18-17-25-11-4-22-7-39-7-21 0-39 10-53 25-14 17-18 38-18 67v169 3h-3-50-3v-3-233c0-32 0-53 0-60v-3h49v3c4 0 4 0 4 7 0 4 0 7 0 11 0 7 0 17 0 32h-4v-4h4v4l-4-4c11-18 25-32 39-42 18-11 35-14 56-14 36 0 60 10 75 24 14 18 24 46 24 85v194 3h-3-50-3zM2540 402h50v4h-4v-194c0-39-7-64-21-81-14-14-39-21-71-21-21 0-38 3-52 10-15 11-29 25-39 43v3h-4v-3c0-15-3-25-3-32 0-4 0-7 0-11 0-3 0-7 0-7h3-49 3c4 7 4 28 4 60v233h-4v-4h50v4h-4v-169c0-32 7-53 21-71s36-25 57-25c17 0 32 4 42 7 7 4 14 15 18 25 3 11 7 28 7 46v187h-4zM2778 406c-14 7-32 7-50 7-42 0-63-25-63-67v-198h3v4h-31-4v-4-35-3h4 35v3h-4l14-67v-3h4 32 3v3 67h-3v-3h56v3 35 4h-56v-4h3v184c0 14 4 25 7 28 4 7 11 11 21 11 7 0 18-4 29-4l3-3v3 39zM2774 406v-39h4v4c-11 3-22 3-29 3-10 0-21-3-24-7-7-7-11-18-11-35v-184-3h4 56v3h-3v-35h3-56-4v-67h4v4h-32v-4h3l-14 67h-3-35 3v35h-3v-3h31 4v3 198c0 42 17 63 56 63 18 0 32-3 50-7v4zM2774 520v-35-4h4 324 4v4 35 3h-4-324-4zM2778 516h324v4h-3v-35h3v3h-324v-3h3v35h-3zM3130 50v-50h4 46 3v50 3h-3-46-4zM3134 46h46v4-50 4h-46v-4 50zM3130 406v-293-3h4 46 3v3 293 3h-3-46-4zM3134 402h46v4-293h-46v293zM3441 406v-187c0-18 0-32-7-42 0-11-7-18-14-25-11-4-21-7-36-7-24 0-42 10-56 25-11 17-18 38-18 67v169 3h-3-50-3v-3-233c0-32 0-53 0-60v-3h3 46 4v3 7c0 4 0 7 0 11 0 7 0 17 0 32h-4v-4h4v4l-4-4c11-18 25-32 39-42 18-11 35-14 60-14 32 0 57 10 71 24 17 18 24 46 24 85v194 3h-3-50-3zM3444 402h50v4h-4v-194c0-39-7-64-21-81-14-14-35-21-67-21-25 0-42 3-56 10-14 11-25 25-39 43v3h-4v-3c-3-15-3-25-3-32 0-4 0-7 0-11 0-3 0-7 0-7h3-46 4c0 7 0 28 0 60v233h-4v-4h50v4h-4v-169c0-32 7-53 21-71 15-18 36-25 60-25 15 0 29 4 39 7 7 4 14 15 18 25 3 11 7 28 7 46v187h-4zM3790 325c0 28-10 53-32 67-21 14-49 25-88 25s-67-8-88-22c-21-10-32-31-39-56v-4l46-10 4 3c3 14 10 25 24 32 11 7 28 11 53 11s43-4 53-11c11-7 14-18 14-32 0-10-3-17-10-24s-18-14-39-18l3-4-3 4-32-11v-3 3c-28-7-49-14-63-21-11-7-22-14-29-24-7-11-10-25-10-39 0-28 10-50 32-64 17-14 45-21 84-21 32 0 60 4 78 14 21 14 35 32 39 60l-4 4-42 3h-4c-3-14-10-24-21-28-11-7-28-14-46-14-21 0-39 7-49 10-7 8-14 18-14 29 0 10 3 14 7 21 3 3 10 7 17 10 11 4 25 11 53 18 29 7 46 14 57 18 14 7 21 10 28 17s14 18 18 25c3 11 3 21 3 32zM3787 325c0-11-4-21-7-28-4-11-8-18-15-25-7-4-14-11-24-18-11-3-32-10-57-17-28-4-46-11-56-15-7-3-14-10-18-14-7-7-7-14-7-24 0-14 4-25 14-32 11-7 32-11 53-11 18 0 35 4 50 11 10 7 21 18 24 32h-3v-4l42-3v3h-3c-4-25-15-42-36-53-17-10-42-17-74-17-35 0-63 7-81 21-21 14-28 32-28 60 0 14 0 24 7 35 7 7 18 18 28 25 14 7 32 14 60 21l35 7c18 7 32 11 39 21 11 7 14 18 14 28 0 18-7 29-17 39-14 7-32 11-57 11s-42-4-56-11-25-21-28-39h3v4l-42 7v-4c7 25 21 46 39 57 21 10 45 17 84 17 35 0 64-7 85-21s32-35 32-63zM3889 268c0 36 7 60 21 78s32 28 60 28c21 0 35-7 49-14 11-7 22-18 25-32v-3l4 3 42 11h4v3c-18 50-60 75-124 75-46 0-81-15-102-43-25-25-36-67-36-116 0-50 11-88 36-113 21-28 56-42 99-42 88 0 134 56 134 162v3 4h-4-208zM3889 265h208v3h-3v-3c0-106-43-155-127-155-43 0-71 10-96 38-21 25-31 60-31 110 0 49 10 88 31 113 25 24 57 38 99 38 60 0 99-24 116-67h4v4l-46-14h4 3c-7 14-14 25-28 32-14 10-32 14-53 14-28 0-49-11-63-29-15-17-22-45-22-81v-3zM4044 233c-3-32-10-53-21-67-14-14-32-21-56-21-25 0-43 7-53 25-15 14-22 35-25 63v-3h159v3zM4048 233h-159-4c0-28 7-53 22-67 17-18 35-28 60-28 24 0 45 10 59 25 11 14 22 38 25 70zM4157 406v-226c0-21 0-42 0-67v-3h4 45 4v3c0 32 0 53 0 60h-4v-3h4v3h-4c7-28 18-46 29-56 10-7 24-14 42-14 7 0 14 3 21 3h4v4 42 7l-4-4c-7 0-14-3-25-3-21 0-35 11-45 28-11 18-15 39-15 74v152 3h-3-49-4zM4161 402h49v4h-4v-152c0-35 7-60 18-77 11-18 28-29 49-29 11 0 18 0 25 4h-3v-42h3v3c-7-3-14-3-21-3-18 0-28 3-39 14-10 7-17 24-28 49h-4-3c0-7 0-28 0-60h3-45c3 25 3 46 3 67v226h-3zM4460 406c-17 7-35 7-49 7-42 0-63-25-63-67v-198h3v4h-35-4v-4-35-3h4 35v3l14-67v-3h4 31 4v3 67h-4v-3h53 4v3 35 4h-4-53v-4h4v184c0 14 0 25 7 28 4 7 7 11 21 11 7 0 14-4 25-4l7-3v3 39zM4457 406v-39h3v4c-14 3-21 3-28 3-14 0-21-3-28-7-4-7-7-18-7-35v-184-3h3 53v3h-3v-35h3-53-3v-67h3v4h-31v-4l-14 67h-4-35 3v35h-3v-3h35 4v3 198c0 42 17 63 56 63 14 0 32-3 46-7l3 4zM4729 325c0 28-11 53-32 67s-53 25-92 25c-35 0-67-8-85-22-21-10-35-31-42-56v-4h4l42-10h3v3c4 14 11 25 25 32s32 11 53 11c25 0 42-4 53-11s18-18 18-32c0-10-4-17-11-24-11-7-21-14-39-18v-4 4l-35-11v-3 3c-28-7-49-14-60-21-14-7-21-14-28-24-7-11-11-25-11-39 0-28 7-50 28-64 22-14 50-21 85-21 32 0 60 4 81 14 18 14 32 32 35 60h4l-4 4-45 3h-4c0-14-7-24-21-28-11-7-25-14-46-14s-35 7-46 10c-10 8-14 18-14 29 0 10 0 14 4 21 7 3 10 7 21 10 7 4 24 11 53 18 24 7 42 14 56 18 11 7 21 10 28 17s11 18 14 25c4 11 8 21 8 32zM4721 325c0-11 0-21-3-28-4-11-11-18-14-25-7-4-18-11-28-18-11-3-29-10-57-17h4-4c-28-4-46-11-53-15-7-3-14-10-21-14-3-7-7-14-7-24 0-14 7-25 18-32 10-7 28-11 49-11s39 4 49 11c15 7 22 18 25 32h-3v-4l42-3 3 3h-3c-7-25-18-42-35-53-18-10-46-17-78-17-35 0-63 7-81 21s-28 32-28 60c0 14 3 24 10 35 7 7 14 18 25 25 14 7 35 14 60 21l35 7c18 7 32 11 43 21 7 7 10 18 10 28 0 18-3 29-18 39-10 7-31 11-56 11-21 0-42-4-56-11-11-7-22-21-25-39v4l-42 7 3-4c7 25 18 46 39 57 18 10 46 17 81 17 39 0 67-7 88-21 18-14 28-35 28-63z">
          <text:p/>
        </draw:path>
        <draw:path draw:style-name="gr3" draw:text-style-name="P3" draw:layer="layout" svg:width="1.446cm" svg:height="0.289cm" svg:x="18.623cm" svg:y="16.28cm" svg:viewBox="0 0 1447 290" svg:d="M183 287v-127h-148v127h-35v-273h35v118h148v-118h39v273zM278 32v-32h36v32zM278 287v-208h36v208zM543 181c0 74-25 109-78 109-14 0-28-3-38-7-11-7-22-17-29-28 0 4 0 11 0 18s0 14 0 14h-35c0-7 4-21 4-42v-245h31v82c0 7 0 18 0 32 7-18 18-25 29-32 10-7 24-10 38-10 25 0 46 10 57 28 14 21 21 46 21 81zM504 185c0-32-3-50-10-64-8-14-22-21-36-21-21 0-35 7-46 21-7 14-14 35-14 64 0 28 7 49 14 63 11 11 25 18 43 18 17 0 31-7 39-18 7-14 10-35 10-63zM585 32v-32h36v32zM585 287v-208h36v208zM829 231c0 17-7 35-21 45-15 11-36 14-64 14-25 0-46-3-60-10-14-11-21-25-28-42l32-4c3 11 10 18 17 25 11 3 25 7 39 7 18 0 32-4 39-11 10-3 14-10 14-21s-4-18-11-21c-3-7-14-11-24-14l-25-4c-21-7-35-14-46-17-7-4-14-11-18-18-3-7-7-14-7-25 0-21 7-35 22-46 10-10 31-14 56-14s42 4 56 11c15 7 22 21 25 42l-32 4c0-11-7-18-14-21-7-7-21-11-35-11s-25 4-32 7c-7 7-14 14-14 25 0 3 4 10 7 14 4 3 7 7 14 7 4 3 18 7 39 14 18 4 28 7 39 11 7 3 14 10 18 14 3 3 10 10 10 17 4 4 4 11 4 22zM900 181c0 28 4 50 11 64 10 14 25 17 42 17 11 0 21 0 28-7 11-7 14-17 18-32l35 4c-3 18-14 35-28 46-14 14-32 17-53 17-28 0-53-7-68-28-18-17-25-42-25-81 0-35 7-60 25-81 15-18 40-28 68-28 21 0 39 7 53 17 14 11 21 29 25 50h-36c0-11-3-18-14-25-7-10-17-14-28-14-21 0-35 7-42 21-7 11-11 32-11 60zM1105 79v134c0 10 0 21 3 32 4 7 7 10 14 14 4 3 15 7 25 7 18 0 32-7 39-18 11-14 14-28 14-49v-120h35v162c0 25 0 42 4 46h-35v-4c0-3 0-7 0-10 0-4 0-11 0-21-11 14-18 24-29 31-10 4-24 7-38 7-25 0-43-3-50-17-14-11-17-28-17-57v-137zM1447 231c0 17-7 35-21 45-14 11-35 14-64 14-24 0-45-3-60-10-14-11-21-25-28-42l32-4c3 11 11 18 18 25 10 3 24 7 38 7 18 0 32-4 39-11 11-3 14-10 14-21s-3-18-10-21c-4-7-14-11-25-14l-28-4c-18-7-32-14-43-17-7-4-14-11-17-18-7-7-7-14-7-25 0-21 7-35 21-46 11-10 32-14 56-14 25 0 43 4 57 11s21 21 25 42l-32 4c0-11-7-18-14-21-7-7-22-11-36-11s-24 4-35 7c-7 7-10 14-10 25 0 3 3 10 7 14 3 3 7 7 14 7 3 3 17 7 35 14 21 4 32 7 42 11 7 3 14 10 18 14 3 3 7 10 11 17 3 4 3 11 3 22z">
          <text:p/>
        </draw:path>
        <draw:path draw:style-name="gr3" draw:text-style-name="P3" draw:layer="layout" svg:width="1.454cm" svg:height="0.296cm" svg:x="18.619cm" svg:y="16.277cm" svg:viewBox="0 0 1455 297" svg:d="M187 290v-127 3h-148v-3h3v127 3h-3-35-4v-3-273-3h4 35 3v3 117h-3v-4h148v4-117-3h39v3 273 3h-39zM187 290h39-4v-273h4-39 4v117h-4-148v-117h-35 3v273h-3 35v-127h148 4v127zM279 35v-32-3h3 36v3 32 3h-36-3zM282 35h36-4v-32h4-36 4v32zM279 290v-209-4h3 36v4 209 3h-36-3zM282 290h36-4v-209h4-36 4v209zM547 184c0 74-25 113-78 113-17 0-28-4-42-11-11-3-18-14-25-28v4-4h4c0 4 0 11 0 18s-4 14-4 14v3h-35v-3c0-7 0-21 0-42v-245-3h4 31 4v3 81c0 11 0 18 0 32h-4v-3 3-3c7-15 14-25 25-29 14-7 28-10 42-10 25 0 46 10 60 28 11 18 18 46 18 82zM543 184c0-36-7-61-17-78-11-18-32-29-57-29-14 0-28 4-38 11-11 3-18 14-25 28h-4c0-14 0-21 0-32v-81h-31v245c0 21 0 35 0 42h-4 35-3c0 0 0-7 0-14 3-7 3-14 3-18h4c7 11 14 21 25 25 10 7 24 10 38 10 50 0 74-35 74-109zM508 188c0-32-3-51-14-65-7-10-18-17-32-17-21 0-35 7-42 17-11 14-14 36-14 65 0 28 3 49 14 60 7 14 21 17 39 17 17 0 28-3 35-17 11-11 14-32 14-60zM512 188c0 28-4 49-11 63-11 14-25 18-42 18-18 0-36-4-43-18-10-14-14-35-14-63 0-29 4-51 14-65 7-14 25-21 46-21 14 0 28 7 39 21 7 11 11 33 11 65zM589 35v-32-3h36 3v3 32 3h-3-36zM589 35h36-4v-32h4-36 4v32zM589 290v-209-4h36 3v4 209 3h-3-36zM589 290h36-4v-209h4-36 4v209zM836 234c0 17-7 35-24 45-15 11-36 18-64 18-25 0-46-7-60-14s-25-21-28-42l32-7h3c4 10 7 21 18 24 7 7 21 7 35 7 18 0 32 0 39-7 7-3 10-14 10-21 0-11-3-14-7-21-7-4-14-7-28-11l4-3-4 3-25-7h4-4c-17-7-31-10-42-14-7-7-14-14-21-21-4-7-7-15-7-26 0-21 7-35 21-46 14-10 35-17 60-17s42 7 56 14c15 7 25 21 29 42h-4l-28 4h-4c-3-11-7-18-14-21-7-4-21-7-35-7s-25 3-32 7c-7 3-10 10-10 21 0 3 0 7 3 10 4 4 7 8 14 12 4 3 18 7 39 10 18 4 32 11 39 15 7 3 14 7 21 14 4 3 7 10 11 14 3 7 3 14 3 25zM833 234c0-11-4-15-4-22-3-7-7-10-10-14-4-7-11-10-18-14-11-3-21-7-42-14h3-3c-18-4-32-7-39-11-4-3-11-7-14-11-4-4-4-11-4-14 0-11 4-18 11-25 7-3 21-7 35-7s28 4 35 7c11 7 14 14 18 25h-4v-4l32-3v3c-3-17-14-32-25-39-14-7-31-10-56-10s-42 3-56 14c-15 7-22 21-22 42 0 7 4 19 7 26 8 7 11 11 22 18 7 3 21 10 42 14l25 7c10 3 21 7 28 10 3 7 7 14 7 25s-4 18-14 25c-7 7-18 7-39 7-14 0-28 0-39-7-7-4-14-14-17-25l-29 7-3-3h3c4 17 14 31 29 38 10 11 31 14 56 14 28 0 46-7 64-17 14-11 21-25 21-42zM903 184c0 28 4 50 11 60 10 14 21 21 39 21 14 0 24-3 31-10s15-14 15-29v-3h4l35 3v4c-3 21-10 35-24 46-15 14-37 21-58 21-32 0-53-11-70-28-15-18-25-46-25-85 0-36 10-61 25-82 17-18 38-28 70-28 21 0 39 7 54 17 14 11 25 29 28 46v4h-3l-36 3v-3c-4-11-8-18-15-25s-17-10-31-10c-18 0-29 7-39 17-7 14-11 33-11 61zM900 184c0-28 3-50 10-61 11-14 25-21 43-21 17 0 28 4 35 11s11 17 15 28h-4l36-4v4c-4-21-11-35-25-46-15-11-33-18-54-18-28 0-53 11-67 29-14 17-21 46-21 78 0 39 7 64 21 81 14 18 39 28 67 28 21 0 39-7 54-17 14-11 21-28 25-46h3l-35-4c0 15-8 25-15 32-11 7-21 11-35 11-18 0-32-7-39-21-11-14-14-36-14-64zM1109 81v135c0 10 3 21 7 28 0 7 3 14 10 18 4 3 15 3 25 3 18 0 28-3 39-14 7-14 14-28 14-49v-121-4h35 4v4 163c0 25 0 39 0 46v3h-35v-3l-4-4c0-3 0-7 0-10 0-4 0-11 0-21h4v3-3c-7 14-18 24-29 31-10 7-24 11-38 11-25 0-43-7-53-18-11-14-18-31-18-60v-138-4h4 35zM1109 81h-35 3v138c0 29 4 46 14 57 11 10 25 17 50 17 14 0 28-3 35-10 10-7 21-14 28-28v-4h4v4c0 10 3 17 3 21 0 3 0 7 0 10v4h-3 35-4c0-4-3-21-3-46v-163h3-35 4v121c0 21-4 39-14 49-11 14-25 18-43 18-10 0-21 0-28-4-7-3-11-10-14-17 0-11-4-22-4-32v-135zM1455 234c0 17-7 35-25 45-14 11-35 18-64 18-24 0-45-7-60-14-14-7-24-21-28-42l32-7h3c4 10 8 21 18 24 7 7 21 7 35 7 18 0 32 0 39-7 7-3 11-14 11-21 0-11-4-14-7-21-7-4-14-7-29-11l4-3-4 3-24-7c-18-7-32-10-43-14-7-7-14-14-21-21-3-7-7-15-7-26 0-21 7-35 21-46 15-10 36-17 60-17 25 0 43 7 57 14s25 21 28 42h-3l-32 4c-4-11-7-18-14-21-11-4-22-7-36-7s-24 3-31 7c-7 3-11 10-11 21 0 3 0 7 4 10 3 4 7 8 14 12 3 3 17 7 35 10 21 4 35 11 42 15 7 3 14 7 18 14 7 3 11 10 14 14 0 7 4 14 4 25zM1451 234c0-11-3-15-3-22-4-7-8-10-11-14-7-7-11-10-21-14-7-3-18-7-39-14-18-4-32-7-39-11-3-3-10-7-14-11-3-4-3-11-3-14 0-11 3-18 10-25 7-3 21-7 35-7 18 0 29 4 36 7 10 7 14 14 17 25h-3v-4l32-3v3c-4-17-15-32-25-39-14-7-32-10-57-10-24 0-42 3-56 14-14 7-21 21-21 42 0 7 3 19 7 26 7 7 10 11 21 18 7 3 21 10 42 14l25 7c11 3 21 7 28 10 4 7 7 14 7 25s-3 18-10 25c-11 7-25 7-43 7-14 0-28 0-38-7-11-4-18-14-18-25l-28 7-4-3h4c3 17 14 31 28 38 14 11 32 14 56 14 29 0 50-7 64-17 14-11 21-25 21-42z">
          <text:p/>
        </draw:path>
        <draw:path draw:style-name="gr3" draw:text-style-name="P3" draw:layer="layout" svg:width="2.074cm" svg:height="0.282cm" svg:x="18.563cm" svg:y="18.845cm" svg:viewBox="0 0 2075 283" svg:d="M222 280l-32-82h-123l-32 82h-35l109-273h42l110 273zM130 35l-3 4c-4 10-7 24-14 42l-36 88h103l-36-88c-3-11-7-21-10-32zM508 202c0 28-11 46-32 60-18 14-46 21-81 21-67 0-106-25-117-70l39-7c4 17 11 28 25 35s32 14 53 14c24 0 42-7 56-14s18-18 18-35c0-11 0-19-4-23-3-7-10-10-17-14-7-3-18-7-25-7-11-3-25-7-35-10-21-4-39-11-50-15-10-3-21-10-24-17-7-4-11-11-18-18 0-7-4-17-4-28 0-21 11-39 29-53 17-14 42-21 74-21s56 7 70 14c18 11 29 28 36 49l-36 7c-3-14-10-24-24-31-11-7-25-11-46-11s-39 7-50 14c-10 4-17 18-17 32 0 7 3 14 7 21 3 4 10 7 21 14 7 0 25 7 49 11 7 3 14 3 25 7 7 0 14 3 21 7 11 3 18 7 25 11 3 3 11 7 14 14 7 3 11 10 14 17 0 7 4 19 4 26zM543 187v-28h99v28zM899 88c0 25-7 46-24 60-18 18-39 25-71 25h-78v107h-35v-273h113c32 0 53 7 71 21 17 14 24 32 24 60zM864 88c0-35-21-53-64-53h-74v106h74c43 0 64-18 64-53zM1147 280l-71-114h-85v114h-39v-273h131c28 0 53 7 71 21 18 11 25 32 25 57 0 17-7 35-18 49-10 14-29 21-50 28l79 118zM1139 85c0-18-3-29-14-39-11-7-28-11-46-11h-88v99h88c18 0 35-4 46-14 11-7 14-18 14-35zM1412 141c0 46-7 82-25 107-14 25-39 35-70 35-32 0-53-10-71-35-14-25-21-61-21-107s7-81 21-106c14-21 39-35 74-35 32 0 53 14 71 39 14 21 21 56 21 102zM1377 141c0-39-4-67-15-85-7-17-21-28-42-28-25 0-39 11-46 28-10 18-14 46-14 85s4 68 14 86c7 17 21 28 43 28 21 0 35-11 45-28 11-18 15-47 15-86zM1634 141c0 46-7 82-25 107-14 25-38 35-70 35s-57-10-71-35-24-61-24-107 7-81 24-106c14-21 39-35 71-35s56 14 70 39c18 21 25 56 25 102zM1599 141c0-39-4-67-14-85-11-17-25-28-46-28s-35 11-46 28c-7 18-14 46-14 85s7 68 14 86c11 17 25 28 46 28s35-11 46-28c10-18 14-47 14-86zM1853 187c0 33-7 54-25 71-14 18-35 25-63 25-32 0-53-10-71-35-14-21-25-58-25-100 0-46 11-85 25-109 18-25 42-39 74-39 39 0 67 21 78 56l-36 7c-7-21-21-35-42-35s-35 11-46 28c-10 18-17 46-17 81 7-10 14-21 28-28 10-3 21-7 39-7 24 0 42 7 60 25 14 14 21 35 21 60zM1817 191c0-22-3-36-14-46-10-11-24-18-42-18-14 0-28 7-39 14-7 11-14 25-14 39 0 22 7 40 14 54 11 14 25 21 43 21 17 0 28-7 38-18 11-10 14-28 14-46zM2075 141c0 46-7 82-25 107-14 25-38 35-70 35s-53-10-71-35c-14-25-21-61-21-107s7-81 21-106c14-21 39-35 71-35 35 0 56 14 74 39 14 21 21 56 21 102zM2040 141c0-39-4-67-14-85-7-17-25-28-46-28-18 0-36 11-46 28-7 18-14 46-14 85s7 68 14 86c10 17 28 28 46 28 21 0 35-11 46-28 10-18 14-47 14-86z">
          <text:p/>
        </draw:path>
        <draw:path draw:style-name="gr3" draw:text-style-name="P3" draw:layer="layout" svg:width="2.082cm" svg:height="0.286cm" svg:x="18.559cm" svg:y="18.845cm" svg:viewBox="0 0 2083 287" svg:d="M226 280l-32-82v4h-123v-4h3l-32 82v3h-3-35-4v-3l113-273v-4h42v4l110 273 3 3h-3-39zM226 276h39v4h-4l-109-273h3-42l-109 273v-4h35v4l32-82h123 4l31 82h-3zM134 35v4h-3 3c-3 10-7 24-14 42l-35 89h-4 103l-36-89c-3-11-7-21-10-32l-7-14zM134 32l7 17c4 11 7 21 11 29l35 92v4h-3-103-3l3-4 36-89c3-18 10-32 14-42v-7l3-4zM515 202c0 28-14 46-32 63-21 15-49 22-84 22-67 0-106-25-117-74l39-7v-4 4c4 17 11 28 25 35s32 10 53 10c24 0 42-3 56-10 11-11 18-21 18-35 0-11-4-15-7-22-4-3-7-10-14-14-7 0-18-3-29-7-10-3-21-7-31-7v-3 3c-21-7-39-10-50-14-10-7-21-11-28-18s-10-14-14-22c-4-7-7-17-7-28 0-25 11-42 28-53 18-14 46-21 78-21s56 3 74 14c14 11 28 28 35 49v4h-3l-36 7h-3v-4c-4-14-11-24-21-28-11-7-25-10-46-10s-39 3-50 10c-10 7-14 18-14 32 0 7 0 14 4 18 7 7 10 10 21 14 7 4 25 8 49 15 7 0 18 3 25 7 7 0 18 3 25 7 7 0 14 3 21 7s14 11 18 14c3 7 10 14 10 21 4 7 7 18 7 25zM508 202c0-7 0-18-3-25-4-7-7-10-11-17-3-4-11-11-18-14-7-4-14-8-21-11-7 0-14-4-21-7-11 0-18-4-28-4l3-3-3 3c-25-7-39-10-50-14-7-4-14-8-17-15-7-7-7-14-7-21 0-18 3-28 17-35 11-7 29-11 50-11s35 4 49 11c11 7 18 17 21 31v-3l36-4h-4c-3-21-14-35-32-45-14-11-38-15-70-15s-57 7-74 18c-18 14-25 32-25 53 0 11 0 18 4 28 3 8 7 12 14 19s14 10 24 17c11 4 29 8 50 15 14 3 24 3 35 7 11 3 18 3 25 10 7 4 14 7 17 11 4 7 7 14 7 25 0 17-7 28-21 38-10 7-32 11-56 11-21 0-39-4-53-11s-25-21-28-38h3v3l-35 7-4-3h4c10 45 46 70 113 70 35 0 63-7 81-21 21-14 28-32 28-60zM547 188v-28-4h99v4 28 3h-99zM547 188h99-4v-28h4-99 3v28zM907 88c0 26-11 47-28 65-18 14-39 21-71 21h-78 4v106 3h-4-35-3v-3-273-4h3 113c32 0 53 7 71 22 17 17 28 35 28 63zM903 88c0-28-10-46-24-60-18-14-43-21-71-21h-113v273-4h35v4h-3v-106-4h3 78c32 0 53-7 67-21 18-14 28-35 28-61zM864 88c0-35-21-49-60-49h-74v-4h4v107h-4 74c43 0 60-18 60-54zM868 88c0 40-21 58-64 58h-74-3v-4-107h3 74c43 0 64 18 64 53zM1150 280l-74-113h4-85v113 3h-39v-3-273-4h131c28 0 53 7 70 22 18 14 25 35 25 60 0 21-4 36-18 50-10 14-28 25-49 28v-3l78 120 3 3h-3-43zM1150 276h43v4h-4l-74-117-4-3h4c21-4 35-11 46-25 14-14 17-33 17-50 0-25-7-43-21-57-17-14-42-21-70-21h-131 4v273h-4v-4h39v4h-4v-113-4h4 85 3l67 117zM1143 85c0-18-7-29-14-36-14-7-28-10-46-10h-88v-4 100h88c18 0 32-4 46-14 7-7 14-22 14-36zM1147 85c0 17-7 29-18 39-11 11-25 14-46 14h-88-4v-3-100h4 88c18 0 35 4 46 11s18 21 18 39zM1416 142c0 46-7 81-21 106-18 25-43 39-74 39-32 0-57-14-71-39-18-25-25-60-25-106 0-47 7-82 25-107 14-25 39-35 74-35 32 0 57 10 71 35 17 25 21 60 21 107zM1416 142c0-47-11-82-25-103-14-25-39-36-67-36-35 0-56 11-74 36-14 21-21 56-21 103 0 46 7 81 25 102 14 25 35 39 67 39 31 0 52-14 70-39 14-21 25-56 25-102zM1377 142c0-40-4-68-11-86-10-14-24-24-42-24-21 0-35 7-46 24-10 18-14 46-14 86 0 39 4 67 14 85 11 17 25 24 43 24 21 0 35-7 42-24 10-18 14-46 14-85zM1384 142c0 39-7 67-14 85-11 21-28 28-49 28-22 0-36-7-46-25-11-21-14-49-14-88 0-40 3-68 14-89 10-14 24-25 49-25 21 0 35 11 46 28 7 18 14 46 14 86zM1638 142c0 46-7 81-25 106-14 25-38 39-70 39s-57-14-71-39c-17-25-24-60-24-106 0-47 7-82 21-107 17-25 42-35 74-35s56 10 74 35c14 25 21 60 21 107zM1635 142c0-47-8-82-22-103-14-25-38-36-70-36s-57 11-71 36c-14 21-21 56-21 103 0 46 7 81 21 102 18 25 39 39 71 39s53-14 67-39c17-21 25-56 25-102zM1599 142c0-40-3-68-14-86-7-14-21-24-42-24s-35 7-43 24c-10 18-14 46-14 86 0 39 4 67 14 85 8 17 22 24 43 24s35-7 42-24c11-18 14-46 14-85zM1603 142c0 39-4 67-14 85-11 21-25 28-46 28s-39-7-46-25c-11-21-14-49-14-88 0-40 3-68 14-89 7-14 25-25 46-25s39 11 49 28c7 18 11 46 11 86zM1857 188c0 32-7 53-21 70-18 18-39 29-67 29-32 0-57-14-71-39-18-21-25-57-25-99 0-47 7-86 25-110 18-25 42-39 74-39 42 0 67 18 78 56l3 4h-3l-32 7h-4v-4c-7-21-21-31-42-31s-35 10-46 28c-10 18-14 42-14 78h-3-4c7-14 18-21 28-28 14-8 25-11 43-11 24 0 45 11 60 25 14 18 21 39 21 64zM1853 188c0-25-7-46-21-60s-32-26-56-26c-14 0-29 4-39 12-11 7-21 14-25 24l-7 8v-8c0-36 7-64 18-82 10-17 28-28 49-28s39 11 46 35h-4v-3l36-4h-4c-10-35-35-53-74-53-32 0-53 11-70 39-18 25-25 60-25 107 0 42 7 74 25 99 14 21 35 35 67 35 28 0 49-10 63-28 14-14 21-39 21-67zM1818 191c0-21-4-35-14-45-7-11-21-15-39-15-14 0-28 4-35 15-11 10-14 21-14 35 0 21 3 39 14 53 10 14 21 17 39 17 14 0 28-3 35-14 10-10 14-28 14-46zM1825 191c0 22-7 36-18 46-10 14-21 18-38 18-18 0-32-7-43-18-10-14-14-31-14-56 0-14 4-28 14-39 11-11 25-14 39-14 18 0 32 7 42 18 11 10 18 24 18 45zM2083 142c0 46-11 81-25 106-18 25-42 39-74 39s-57-14-71-39c-17-25-24-60-24-106 0-47 7-82 24-107 14-25 39-35 71-35 35 0 60 10 74 35s25 60 25 107zM2079 142c0-47-7-82-25-103-14-25-35-36-70-36-32 0-53 11-67 36-18 21-25 56-25 103 0 46 7 81 25 102 14 25 35 39 67 39s56-14 70-39c14-21 25-56 25-102zM2044 142c0-40-7-68-14-86-11-14-25-24-46-24-18 0-32 7-43 24-10 18-14 46-14 86 0 39 4 67 14 85 11 17 25 24 43 24 21 0 35-7 46-24 7-18 14-46 14-85zM2047 142c0 39-7 67-14 85-10 21-28 28-49 28s-36-7-46-25c-11-21-14-49-14-88 0-40 3-68 14-89 10-14 25-25 46-25 24 0 39 11 49 28 7 18 14 46 14 86z">
          <text:p/>
        </draw:path>
        <draw:path draw:style-name="gr3" draw:text-style-name="P3" draw:layer="layout" svg:width="0.505cm" svg:height="0.293cm" svg:x="24.849cm" svg:y="18.848cm" svg:viewBox="0 0 506 294" svg:d="M0 291v-33h71v-208l-60 42v-32l63-42h33v240h67v33zM195 294l78-294h32l-78 294zM333 291v-33h70v-208l-60 42v-32l64-42h32v240h67v33z">
          <text:p/>
        </draw:path>
        <draw:path draw:style-name="gr3" draw:text-style-name="P3" draw:layer="layout" svg:width="0.508cm" svg:height="0.293cm" svg:x="24.849cm" svg:y="18.848cm" svg:viewBox="0 0 509 294" svg:d="M0 291v-33h71v-208h3l-63 46-4 3v-7-32-3l67-42h32v3 240h67 4v33h-4zM0 287h173v4-33 3h-67v-3-240h-32l-63 42v32h-4l64-46h3v4 208 3h-3-71v-3h4v33h-4zM194 294l78-294h33 3v4l-82 290h-32-3zM194 291h32v3h-4l79-294h4v4h-33v-4l3 4-81 290zM333 291v-33h3 67v-208h4l-64 46-3 3v-7-32l3-3 64-42h32 3v3 240h-3 67 3v33h-3-170zM336 287h170v4h-4v-33h4v3h-67v-3-240h-32l-64 42h4v32h-4l60-46h4v4 208 3h-4-67v-3 33z">
          <text:p/>
        </draw:path>
        <draw:path draw:style-name="gr1" draw:text-style-name="P1" draw:layer="layout" svg:width="5.238cm" svg:height="4.24cm" svg:x="2.314cm" svg:y="14.806cm" svg:viewBox="0 0 5239 4241" svg:d="M5239 2565v738c0 74-49 148-144 204l-1274 734-3821-2205v-737l240-138v-614c0-67 14-127 35-172 3-8 10-18 18-25 3-7 15-14 22-18l35-21c4-3 11-7 14-14 7-4 11-7 14-11l4-17h-4l7-4-3 4 3 973c-7-3-7-7-7-10v-74-872l4-17h-4l7-4c11-3 21-7 36-10 3-4 7-4 14-7 7 0 14-4 21-8l35-21c7-3 14-7 18-7 7-3 14-7 17-7 11 0 22 0 36 0 3 0 7 4 7 4 0 3-4 3-7 7l-36 21 39-25-39 25c-7 3-7 7-7 7 0 4 0 7 7 7 11 0 22 4 36 7 3 0 7 0 10 0 4 0 11 0 14 0 4 0 7-3 11-3l35-22c7-3 14-3 18-7 7 0 14 0 17 4 11 3 25 7 36 14 3 4 7 7 7 11 0 3-4 7-7 10l-36 18c-7 3-7 7-7 10 0-3 0-7 7-10l36-18c3-3 7-7 7-10 0-4-4-7-7-11-11-7-25-11-36-14-3-4-10-4-17-4-4 4-11 4-18 7l-35 22c-4 0-7 3-11 3-3 0-10 0-14 0-3 0-7 0-10 0v1087c10 7 24 7 35 0l35-21c7-4 18-4 28-4v-1027c0 4 0 7 7 11v1101c-3 0-7-4-7-11v-74-1027c0 4 0 7 7 11l424-243c-113-68-219-79-300-33l-409 241v-4c-4 4-4 4-4 4l4-4h3l-3 4 39-21-39 21v-4h3l-3 4 409-241c81-46 187-35 300 33l815 469c53 21 102 49 137 81l145 81c53 32 88 78 88 124v310c50 81 110 162 180 240v-110c7-70 81-130 191-151 112-25 236-11 321 39l1093 631c155 88 300 268 374 469 120 18 240 28 364 36 254 17 440 141 440 285z">
          <text:p/>
        </draw:path>
        <draw:polygon draw:style-name="gr7" draw:text-style-name="P2" draw:layer="layout" svg:width="0cm" svg:height="0cm" svg:x="4.917cm" svg:y="16.898cm" svg:viewBox="0 0 0 0" draw:points="0,0">
          <text:p/>
        </draw:polygon>
        <draw:polygon draw:style-name="gr1" draw:text-style-name="P1" draw:layer="layout" svg:width="3.82cm" svg:height="2.942cm" svg:x="2.314cm" svg:y="16.104cm" svg:viewBox="0 0 3821 2943" draw:points="3821,2943 3821,2209 0,0 0,738">
          <text:p/>
        </draw:polygon>
        <draw:polygon draw:style-name="gr7" draw:text-style-name="P2" draw:layer="layout" svg:width="0cm" svg:height="0cm" svg:x="4.917cm" svg:y="16.898cm" svg:viewBox="0 0 0 0" draw:points="0,0">
          <text:p/>
        </draw:polygon>
        <draw:path draw:style-name="gr1" draw:text-style-name="P1" draw:layer="layout" svg:width="1.612cm" svg:height="1.997cm" svg:x="2.977cm" svg:y="14.862cm" svg:viewBox="0 0 1613 1998" svg:d="M1278 901l49 31c159-7 286-81 286-172 0-46-35-92-88-124l-145-81-137-81-816-474-427 248 39 21c7 7 24 7 35 0-11 7-28 7-35 0v1101c7 7 24 7 35 0l32-21c10-4 21-4 28-4v-1026c0 3 4 7 11 10v1101c-7 0-11-4-11-7v-78-1026c0-4 4-8 11-11l35-21c3 0 7-4 7-7 0-4-4-7-7-11l-35-21c-11-7-29-7-39 0l-32 21 32-21c10-7 28-7 39 0l35 21c3 4 7 7 7 11 0 3-4 7-7 7l-35 21c-7 3-11 7-11 11 0 3 4 7 11 10l35 21c7 4 25 4 35 0-10 4-28 4-35 0v1101c7 7 25 7 35 0l35-21c7-4 18-4 29 0v-1027c0 0 0 7 7 7v1104c-7-3-7-7-7-10v-74-1027c0-7 0-10 7-14l35-18c4-3 7-7 7-10 0-4-3-7-7-11l-35-21c-11-3-29-3-36 0l-35 21 35-21c7-3 25-3 36 0l35 21c4 4 7 7 7 11 0 3-3 7-7 10l-35 18c-7 4-7 7-7 14 0 0 0 7 7 7l35 21c7 7 25 7 35 0-10 7-28 7-35 0v1101c7 7 25 7 35 0l36-18c7-7 17-7 28-3v-1030c0 7 0 10 7 10v1105c-7-4-7-7-7-11v-74-1030c0-4 0-7 7-7l35-21c4-4 7-7 7-11s-3-7-7-11l-35-21c-11-3-25-3-35 0l-36 21 36-21c10-3 24-3 35 0l35 21c4 4 7 7 7 11s-3 7-7 11l-35 21c-7 0-7 3-7 7 0 7 0 10 7 10l35 22c7 7 25 7 35 0-10 7-28 7-35 0v1104c7 3 25 3 35 0l36-21c7-4 17-7 28-4v-381c0-7 0-14 7-14l35-21c7-4 7-11 7-18s-3-14-7-21c-14-25-28-53-35-78-7-14-14-31-18-45-3-4-3-11-7-15 0-3-3-7-7-10 0-4-3-7-3-7l-36 21 36-21c0 0 3 3 3 7 4 3 7 7 7 10 4 4 4 11 7 15 4 14 11 31 18 45 7 25 21 53 35 78 4 7 7 14 7 21s0 14-7 18l-35 21c-7 0-7 7-7 14s0 14 7 18v448c-7-4-7-7-7-11v-74-381c0 7 0 14 7 18 11 14 21 28 35 42 4 0 7 4 11 4 7 3 14 3 24 0-10 3-17 3-24 0-4 0-7-4-11-4v427c11 3 25 3 35 0l36-21c7-4 17-7 28-4v-346c0-3 0-7 7-10l35-18c4-3 7-7 7-10 0-4-3-7-7-7-10-7-24-14-35-25-7-4-11-4-18-7-7 0-10 0-17 3l-36 22 36-22c7-3 10-3 17-3 7 3 11 3 18 7 11 11 25 18 35 25 4 0 7 3 7 7 0 3-3 7-7 10l-35 18c-7 3-7 7-7 10 0 4 4 8 7 8-3 0-7-4-7-8v346 74c0 4 0 7 7 11v-423c11 3 25 3 35 3 4 4 11 0 18 0 3-3 11-7 18-11l35-17c7-7 14-7 18-11 3 0 7-3 10-3v-32c0-11 4-28 4-56 0-25-4-50-4-71v-180-229c0 3 4 7 7 10v1101c-3-4-7-7-7-11v-74-458-32c0-11 4-28 4-56 0-25-4-50-4-71v-180c-3-3-7-3-10-7-4 0-11-4-18 0l-35 21 35-21c7-4 14 0 18 0 3 4 7 4 10 7v-229c0-4 4-7 7-11l35-21c4 0 7-7 7-11 0-3-3-7-7-10l-35-18c-10-7-25-7-35 0l-35 18c-11 7-25 7-36 0v286c4 3 11 10 18 10 3 4 11 4 18 0-7 4-15 4-18 0-7 0-14-7-18-10-10-15-24-25-35-36-3-3-7-7-7-14v-74c-4 0-7 0-11 0-7 0-10 0-17 4l-36 21 36-21c7-4 10-4 17-4 4 0 7 0 11 0v-190c0-4 0-7 7-11l35-21c4-4 7-7 7-11 0-3-3-7-7-10l-35-18c-11-7-28-7-35 0l-36 18c-10 7-24 7-35 0v275c4 0 7 0 11 0 3 0 7 0 14-4 3 0 7-3 10-3-3 0-7 3-10 3-7 4-11 4-14 4-4 0-7 0-11 0-10-4-21-4-32-4 0 4-3 7-3 11-7 7-14 21-18 35-3 4-3 7-7 14 0 4-3 11-7 14 0 4-3 11-3 11l-36 21c-3 4-3 11-3 18 0 3 0 7 0 7 0 3 0 7 3 7-3 0-3-4-3-7 0 0 0-4 0-7 0-7 0-14 3-18l36-21c0 0 3-7 3-11 4-3 7-10 7-14 4-7 4-10 7-14 4-14 11-28 18-35 0-4 3-7 3-11h-3c-7 0-7 0-7 0l3 4-3-304c0-3 0-10 7-10l35-21c4-4 7-7 7-11 0-3-3-7-7-10l-35-22c-11-3-25-3-35 0l-36 22 36-22c10-3 24-3 35 0l35 22c4 3 7 7 7 10 0 4-3 7-7 11l-35 21c-7 0-7 7-7 10 0 4 0 8 7 11l-4 293 4-4c-7 0-7 0-7 0l3 4-3-304c0 4 0 8 7 11l35 18c11 7 25 7 35 0l36-18c7-7 24-7 35 0l35 18c4 3 7 7 7 10 0 4-3 7-7 11l-35 21c-7 4-7 7-7 11 0 3 0 7 7 10v268c-3-3-7-7-7-14v-74-190c0 3 0 7 7 10l35 18c11 7 25 7 36 0l35-18c10-7 25-7 35 0l35 18c4 3 7 7 7 10 0 4-3 11-7 11l-35 21c-3 4-7 7-7 11 0 3 4 7 7 10l35 22c11 3 25 3 36 0-11 3-25 3-36 0v1100c11 7 25 7 36 0l35-21c7-4 18-4 28-4v-1026c0 3 4 7 7 10v1101c-3 0-7-7-7-10v-75-1026c0-4 4-7 7-11l36-21c3 0 7-3 7-7 0-7-4-10-7-10l-36-22c-10-7-24-7-35 0l-35 22 35-22c11-7 25-7 35 0l36 22c3 0 7 3 7 10 0 4-4 7-7 7l-36 21c-3 4-7 7-7 11 0 3 4 7 7 10l36 22c10 3 29 3 36 0-7 3-26 3-36 0v1100c10 7 29 7 36 0l35-21c7-3 21-3 28 0l4-1026-4-4c0 4 0 4 4 7v1097-1100l-4 1100 4 4v-4l-4-74 4-1026 3-15c-3 4-7 8-7 11l46-28-39 17 39-17c4-4 7-7 7-11 0-3-3-7-7-10l-39-22c-10-7-24-7-35 0l-35 22 35-22c11-7 25-7 35 0l39 22c4 3 7 7 7 10 0 4-3 7-7 11l-39 17c-3 4-7 8-7 11 0 4 0 4 4 7 21 11 49 18 77 25l32-21c11-4 28-4 39 0z">
          <text:p/>
        </draw:path>
        <draw:polygon draw:style-name="gr7" draw:text-style-name="P2" draw:layer="layout" svg:width="0cm" svg:height="0cm" svg:x="4.917cm" svg:y="16.898cm" svg:viewBox="0 0 0 0" draw:points="0,0">
          <text:p/>
        </draw:polygon>
        <draw:path draw:style-name="gr1" draw:text-style-name="P1" draw:layer="layout" svg:width="4.06cm" svg:height="2.381cm" svg:x="2.314cm" svg:y="15.931cm" svg:viewBox="0 0 4061 2382" svg:d="M4061 2241l-32-18c-3-3-7-7-7-10v-74c-10-4-21-4-28 3l-35 18c-11 7-25 7-35 0l-36-18c-3-3-7-7-7-10v-74c-7-4-21-4-28 3l-35 18c-11 7-25 7-35 0l-37-18c-7-3-7-7-7-10v-74c-10-4-21-4-28 0l-35 21c-11 7-25 7-36 0l-35-21c-7 0-7-4-7-11v-75c-11-4-21 0-28 3l-35 22c-11 7-29 7-36 0l-35-22c-7-3-7-7-7-10v-74c-11-4-21 0-28 3l-36 21c-10 4-28 4-35 0l-35-21c-7-3-7-7-7-10v-74c-11-4-21-4-28 3l-39 21c-7 4-25 4-32 0l-35-21c-7-3-11-7-11-10v-75c-7-3-17-3-28 4l-32 18c-10 7-28 7-35 0l-39-18c-3-4-7-7-7-11v-77c-7 0-21 0-28 3l-32 21c-10 8-28 8-39 0l-35-21c-3 0-7-3-7-7v-74c-7-3-21-3-28 0l-36 21c-10 7-24 7-35 0l-35-21c-4 0-7-7-7-7v-78c-7 0-18 0-28 4l-36 21c-10 7-24 7-35 0l-35-21c-4-4-7-7-7-11v-74c-11-3-21 0-28 4l-36 21c-7 4-17 4-24 4-22-15-36-29-46-46v-60l-18-11v-159c-49-3-95-14-130-35-39-21-64-53-64-88 0-64 85-116 194-124v-585c-74-78-134-159-183-240v790c0 92-124 166-283 173l-53-32c-10-3-24-3-35 0l-35 21c-25-7-53-17-78-24 0-4 0-4 0-7v3-77c-10-4-21 0-28 3l-35 21c-11 4-25 4-35 0l-36-21c-3-3-7-7-7-10v-75c-10-3-21 0-28 4l-35 21c-11 4-25 4-36 0l-35-21c-3-4-7-7-7-11v-74c-10-3-21-3-28 4l-35 21c-11 4-25 4-36 0l-35-21c-7-4-7-7-7-11v-74c-11-3-21 0-28 4l-36 17c-10 7-24 7-35 0l-35-17c-7-4-7-7-7-11v-74c-11-3-21-3-28 0l-36 21c-10 7-28 7-35 0l-35-21c-7 0-7-3-7-7v-74c-11-4-21-4-28 0l-36 21c-10 7-28 7-35 0l-35-21c-7 0-7-7-7-11v-74c-11 0-22 0-29 4l-35 21c-10 7-28 7-35 0l-35-21c-7-4-11-4-11-11v-74c-7 0-18 0-28 4l-32 21c-11 3-28 3-35 0l-39-21c-4-4-7-7-7-11v-74c-7-4-18 0-25 4l-35 21c-11 3-28 3-39 0l-35-21c-4-4-7-8-7-11v-74c-7-4-18 0-25 3l-39 22c-7 3-24 3-35 0l-32-22c-7-3-10-7-10-10v-74c-7-4-18-4-29 3l-35 18c-7 7-25 7-35 0l-35-18-240 138 3821 2209z">
          <text:p/>
        </draw:path>
        <draw:polygon draw:style-name="gr7" draw:text-style-name="P2" draw:layer="layout" svg:width="0cm" svg:height="0cm" svg:x="4.917cm" svg:y="16.898cm" svg:viewBox="0 0 0 0" draw:points="0,0">
          <text:p/>
        </draw:polygon>
        <draw:polygon draw:style-name="gr1" draw:text-style-name="P1" draw:layer="layout" svg:width="1.274cm" svg:height="1.732cm" svg:x="6.134cm" svg:y="17.314cm" svg:viewBox="0 0 1275 1733" draw:points="1275,999 1275,261 664,610 664,0 240,243 240,857 0,999 0,1733">
          <text:p/>
        </draw:polygon>
        <draw:polygon draw:style-name="gr7" draw:text-style-name="P2" draw:layer="layout" svg:width="0cm" svg:height="0cm" svg:x="4.917cm" svg:y="16.898cm" svg:viewBox="0 0 0 0" draw:points="0,0">
          <text:p/>
        </draw:polygon>
        <draw:path draw:style-name="gr1" draw:text-style-name="P1" draw:layer="layout" svg:width="1.605cm" svg:height="0.929cm" svg:x="4.769cm" svg:y="15.898cm" svg:viewBox="0 0 1606 930" svg:d="M1186 849c4 3 7 7 7 10 0 4-3 8-7 11l-35 21c-3 0-7 7-7 7 0 4 4 11 7 11l32 21 423-247-1098-632c-81-50-208-64-317-39-110 21-184 81-191 151l53 32c7 0 7 4 7 11 0 3 0 7-7 7l-35 21c10 18 24 32 46 46 7 0 17 0 24-4l36-21c10-7 24-7 35 0l35 21c7 4 7 7 7 11 0 3 0 7-7 11l-35 17c-4 4-7 7-7 11 0 7 3 10 7 10l35 23c11 7 25 7 35 0l36-23c10-3 28-3 35 0l35 23c7 3 7 7 7 10 0 4 0 7-7 11l-35 21c-4 0-7 7-7 10 0 4 3 7 7 11l35 18c11 7 25 7 35 0l36-18c10-7 28-7 35 0l35 18c7 3 11 7 11 10 0 4-4 7-11 11l-35 21c-3 4-7 7-7 11 0 3 4 7 7 10l35 18c11 7 29 7 39 0l32-18c10-7 28-7 35 0l39 18c3 3 7 7 7 10 0 4-4 11-7 11l-39 21c-3 4-7 7-7 11 0 3 4 7 7 10l39 21c7 4 25 4 35 0l32-21c11-7 28-7 39 0l35 21c4 0 7 4 7 11 0 4-3 7-7 7l-35 21c-7 4-11 7-11 11 0 3 4 7 11 10l35 22c7 3 25 3 32 0l39-22c7-7 25-7 36 0l35 22c4 3 7 7 7 10 0 4-3 7-7 11l-35 17c-7 4-7 7-7 11s0 7 7 11l35 21c11 3 25 3 35 0l36-21c10-4 24-4 35 0l35 21c4 3 7 7 7 10 0 4-3 7-7 11l-35 21c-4 0-7 4-7 7 0 7 3 7 7 11l35 21c11 7 25 7 36 0l35-21c10-4 25-4 35 0z">
          <text:p/>
        </draw:path>
        <draw:polygon draw:style-name="gr7" draw:text-style-name="P2" draw:layer="layout" svg:width="0cm" svg:height="0cm" svg:x="4.917cm" svg:y="16.898cm" svg:viewBox="0 0 0 0" draw:points="0,0">
          <text:p/>
        </draw:polygon>
        <draw:path draw:style-name="gr1" draw:text-style-name="P1" draw:layer="layout" svg:width="0.804cm" svg:height="0.879cm" svg:x="6.748cm" svg:y="17.049cm" svg:viewBox="0 0 805 880" svg:d="M0 0c32 93 50 185 50 266v614l611-353c95-53 144-127 144-205 0-144-186-269-440-286-124-8-244-18-365-36z">
          <text:p/>
        </draw:path>
        <draw:polygon draw:style-name="gr7" draw:text-style-name="P2" draw:layer="layout" svg:width="0cm" svg:height="0cm" svg:x="4.917cm" svg:y="16.898cm" svg:viewBox="0 0 0 0" draw:points="0,0">
          <text:p/>
        </draw:polygon>
        <draw:path draw:style-name="gr1" draw:text-style-name="P1" draw:layer="layout" svg:width="0.85cm" svg:height="0.981cm" svg:x="5.951cm" svg:y="16.58cm" svg:viewBox="0 0 851 982" svg:d="M423 0c156 88 301 268 375 469 32 92 53 185 53 266l-428 247c0-67-10-134-32-208-3-14-7-29-7-43 0-7 0-17 7-21l37-21c7-4 7-11 7-21 0-11 0-21-7-32-12-28-22-53-37-75-3-7-7-14-10-18-4-3-11-7-14-7-4-3-7-3-11 0l-35 21c-4 4-7 4-11 0-7 0-10-3-14-7-3-3-7-10-10-14-11-17-25-35-36-53-3-7-7-14-7-21 0-3 0-10 7-14l36-21c7-4 7-7 7-14s-4-11-7-18c-11-14-25-28-36-42-3-4-7-7-10-7-4-4-11-4-14-4-4 0-7 0-11 0l-35 21c-4 4-7 4-11 4-7 0-10 0-14-4-3 0-7-3-10-7-11-10-25-21-36-31-3-4-7-11-7-14 0-4 0-11 7-15l36-17c3-4 7-11 7-14 0-4-4-7-7-11-11-11-25-18-36-28-3 0-7-4-10-4-7 0-18-3-25 4l-35 21c-7 4-14 4-18 4-7 0-14-4-18-4-3-4-3-4-3-4l423-243-423 243z">
          <text:p/>
        </draw:path>
        <draw:polygon draw:style-name="gr7" draw:text-style-name="P2" draw:layer="layout" svg:width="0cm" svg:height="0cm" svg:x="4.917cm" svg:y="16.898cm" svg:viewBox="0 0 0 0" draw:points="0,0">
          <text:p/>
        </draw:polygon>
        <draw:path draw:style-name="gr1" draw:text-style-name="P1" draw:layer="layout" svg:width="0.286cm" svg:height="1.277cm" svg:x="4.303cm" svg:y="15.617cm" svg:viewBox="0 0 287 1278" svg:d="M0 1278c160-7 287-81 287-173v-791-314c0 95-127 169-287 173z">
          <text:p/>
        </draw:path>
        <draw:polygon draw:style-name="gr7" draw:text-style-name="P2" draw:layer="layout" svg:width="0cm" svg:height="0cm" svg:x="4.917cm" svg:y="16.898cm" svg:viewBox="0 0 0 0" draw:points="0,0">
          <text:p/>
        </draw:polygon>
        <draw:path draw:style-name="gr1" draw:text-style-name="P1" draw:layer="layout" svg:width="0.123cm" svg:height="1.137cm" svg:x="4.18cm" svg:y="15.756cm" svg:viewBox="0 0 124 1138" svg:d="M71 1106l53 32v-1105l-53-28c-11-7-25-7-36 0l-35 17v1105l35-21c11-3 25-3 36 0z">
          <text:p/>
        </draw:path>
        <draw:polygon draw:style-name="gr7" draw:text-style-name="P2" draw:layer="layout" svg:width="0cm" svg:height="0cm" svg:x="4.917cm" svg:y="16.898cm" svg:viewBox="0 0 0 0" draw:points="0,0">
          <text:p/>
        </draw:polygon>
        <draw:path draw:style-name="gr1" draw:text-style-name="P1" draw:layer="layout" svg:width="0.378cm" svg:height="0.501cm" svg:x="5.111cm" svg:y="16.654cm" svg:viewBox="0 0 379 502" svg:d="M314 488l36-21c3-4 11-7 18-7 4-4 7-4 11-7v-311c-4-3-7-7-11-10-7 0-15-4-18 0l-36 21c-7 3-14 0-21 0-7-4-11-7-14-14-14-14-25-28-39-39-3-5-7-12-7-15v-81c0-4-7-4-10-4-4 4-11 4-18 7l-32 21c-10 4-21 4-25 4-7 0-10 0-14 0-10-4-21-7-35-7-3 0-7 0-7 0-4 3-7 7-11 14-3 3-10 11-17 14l-36 21c-3 4-10 14-17 26-7 14-11 35-11 60s4 49 11 63c7 11 14 18 17 15l36-22c7-3 14 4 17 11 7 7 15 18 18 28 11 21 25 46 35 67 4 7 7 11 11 18 0 7-4 14-11 17l-35 18c-3 4-7 11-7 14 0 7 4 14 7 18 14 14 25 28 35 39 4 0 7 3 14 3 4 4 15 4 25 0l32-21c7-4 14-4 18-4 7 0 14 4 17 8 14 7 25 14 39 17 3 4 7 4 7 7 0 4-4 7-7 11l-39 21c-3 0-7 4-7 7 0 4 4 7 7 7 14 0 25 0 39 0 3 0 7-3 14-7 7 0 14-3 21-7z">
          <text:p/>
        </draw:path>
        <draw:polygon draw:style-name="gr7" draw:text-style-name="P2" draw:layer="layout" svg:width="0cm" svg:height="0cm" svg:x="4.917cm" svg:y="16.898cm" svg:viewBox="0 0 0 0" draw:points="0,0">
          <text:p/>
        </draw:polygon>
        <draw:path draw:style-name="gr1" draw:text-style-name="P1" draw:layer="layout" svg:width="0.149cm" svg:height="1.132cm" svg:x="5.954cm" svg:y="16.801cm" svg:viewBox="0 0 150 1133" svg:d="M36 26l36-21c11-7 18-4 25-4 3 0 7 4 10 4 11 10 25 17 36 28 3 4 7 7 7 11 0 3 0 10-7 14l-36 17c-7 4-7 11-7 15v1017c-10-4-21-4-28 0l-36 21c-11 7-25 7-36 0v-1102c4 0 11 4 18 4 4 0 11 0 18-4z">
          <text:p/>
        </draw:path>
        <draw:polygon draw:style-name="gr7" draw:text-style-name="P2" draw:layer="layout" svg:width="0cm" svg:height="0cm" svg:x="4.917cm" svg:y="16.898cm" svg:viewBox="0 0 0 0" draw:points="0,0">
          <text:p/>
        </draw:polygon>
        <draw:path draw:style-name="gr1" draw:text-style-name="P1" draw:layer="layout" svg:width="0.148cm" svg:height="1.133cm" svg:x="5.813cm" svg:y="16.719cm" svg:viewBox="0 0 149 1134" svg:d="M142 26c4 0 7 7 7 10 0 4-3 8-7 11l-35 18c-3 3-7 7-7 10v1031c-11-3-21-3-28 4l-35 18c-12 7-30 7-37 0v-1102c7 3 25 3 37 0l35-21c10-7 25-7 35 0z">
          <text:p/>
        </draw:path>
        <draw:polygon draw:style-name="gr7" draw:text-style-name="P2" draw:layer="layout" svg:width="0cm" svg:height="0cm" svg:x="4.917cm" svg:y="16.898cm" svg:viewBox="0 0 0 0" draw:points="0,0">
          <text:p/>
        </draw:polygon>
        <draw:path draw:style-name="gr1" draw:text-style-name="P1" draw:layer="layout" svg:width="0.148cm" svg:height="1.13cm" svg:x="5.672cm" svg:y="16.637cm" svg:viewBox="0 0 149 1131" svg:d="M142 23c4 4 7 7 7 11 0 3-3 7-7 10l-35 22c-4 3-7 7-7 10v1028c-11 0-21 0-28 3l-36 21c-11 4-29 4-36 0v-1105c7 7 25 7 36 0l36-21c10-3 24-3 35 0z">
          <text:p/>
        </draw:path>
        <draw:polygon draw:style-name="gr7" draw:text-style-name="P2" draw:layer="layout" svg:width="0cm" svg:height="0cm" svg:x="4.917cm" svg:y="16.898cm" svg:viewBox="0 0 0 0" draw:points="0,0">
          <text:p/>
        </draw:polygon>
        <draw:path draw:style-name="gr1" draw:text-style-name="P1" draw:layer="layout" svg:width="0.148cm" svg:height="1.133cm" svg:x="5.531cm" svg:y="16.557cm" svg:viewBox="0 0 149 1134" svg:d="M142 23c4 4 7 7 7 11 0 3-3 10-7 10l-35 21c-7 4-7 7-7 11v1031c-11-3-21-3-28 0l-36 21c-10 7-29 7-36 0v-1105c7 7 26 7 36 0l36-18c10-7 24-7 35 0z">
          <text:p/>
        </draw:path>
        <draw:polygon draw:style-name="gr7" draw:text-style-name="P2" draw:layer="layout" svg:width="0cm" svg:height="0cm" svg:x="4.917cm" svg:y="16.898cm" svg:viewBox="0 0 0 0" draw:points="0,0">
          <text:p/>
        </draw:polygon>
        <draw:path draw:style-name="gr1" draw:text-style-name="P1" draw:layer="layout" svg:width="0.152cm" svg:height="1.133cm" svg:x="4.963cm" svg:y="16.229cm" svg:viewBox="0 0 153 1134" svg:d="M146 27c3 0 7 3 7 10 0 4-4 7-7 7l-39 21c-4 4-7 7-7 11v1031c-8-4-19-4-29 0l-36 21c-10 7-24 7-35 0v-1101c11 3 25 3 35 0l36-22c10-7 29-7 36 0z">
          <text:p/>
        </draw:path>
        <draw:polygon draw:style-name="gr7" draw:text-style-name="P2" draw:layer="layout" svg:width="0cm" svg:height="0cm" svg:x="4.917cm" svg:y="16.898cm" svg:viewBox="0 0 0 0" draw:points="0,0">
          <text:p/>
        </draw:polygon>
        <draw:path draw:style-name="gr1" draw:text-style-name="P1" draw:layer="layout" svg:width="0.148cm" svg:height="1.092cm" svg:x="6.096cm" svg:y="16.922cm" svg:viewBox="0 0 149 1093" svg:d="M35 21l36-21c4 0 7 0 11 0 7 0 10 0 14 4 3 0 7 3 10 7 11 14 25 28 36 42 3 7 7 11 7 18s0 10-7 14l-36 21c-7 4-7 11-7 14v942c-7 0-21 0-28 4l-36 22c-11 7-25 7-35 0v-1074c3 4 7 7 10 7 4 4 7 4 14 4 4 0 7 0 11-4z">
          <text:p/>
        </draw:path>
        <draw:polygon draw:style-name="gr7" draw:text-style-name="P2" draw:layer="layout" svg:width="0cm" svg:height="0cm" svg:x="4.917cm" svg:y="16.898cm" svg:viewBox="0 0 0 0" draw:points="0,0">
          <text:p/>
        </draw:polygon>
        <draw:path draw:style-name="gr1" draw:text-style-name="P1" draw:layer="layout" svg:width="0.144cm" svg:height="0.942cm" svg:x="7.408cm" svg:y="17.37cm" svg:viewBox="0 0 145 943" svg:d="M0 943v-737c93-53 145-127 145-206v735c0 78-52 152-145 208z">
          <text:p/>
        </draw:path>
        <draw:polygon draw:style-name="gr7" draw:text-style-name="P2" draw:layer="layout" svg:width="0cm" svg:height="0cm" svg:x="4.917cm" svg:y="16.898cm" svg:viewBox="0 0 0 0" draw:points="0,0">
          <text:p/>
        </draw:polygon>
        <draw:path draw:style-name="gr1" draw:text-style-name="P1" draw:layer="layout" svg:width="0.152cm" svg:height="1.061cm" svg:x="2.73cm" svg:y="15.01cm" svg:viewBox="0 0 153 1062" svg:d="M103 1035v-996 996c-10 0-21 0-28 3l-36 22c-11 3-25 3-39 0v-1014c7 0 11 0 18-3 7-4 14-4 21-11l36-21c7 0 14-4 18-7 7 0 14-4 17-4 11 0 22 0 36 0 3 0 7 0 7 4 0 3-4 3-7 7l-36 21 39-28-39 28c-7 3-7 7-7 7z">
          <text:p/>
        </draw:path>
        <draw:polygon draw:style-name="gr7" draw:text-style-name="P2" draw:layer="layout" svg:width="0cm" svg:height="0cm" svg:x="4.917cm" svg:y="16.898cm" svg:viewBox="0 0 0 0" draw:points="0,0">
          <text:p/>
        </draw:polygon>
        <draw:path draw:style-name="gr1" draw:text-style-name="P1" draw:layer="layout" svg:width="0.141cm" svg:height="1.133cm" svg:x="4.833cm" svg:y="16.148cm" svg:viewBox="0 0 142 1134" svg:d="M131 26c7 4 11 7 11 11 0 3-4 7-11 11l-35 17c-4 4-7 7-7 11v1031c-11-4-21-4-28 3l-37 18c-7 7-17 7-24 4v-1102c7 0 17 0 24-4l37-21c10-7 24-7 35 0z">
          <text:p/>
        </draw:path>
        <draw:polygon draw:style-name="gr7" draw:text-style-name="P2" draw:layer="layout" svg:width="0cm" svg:height="0cm" svg:x="4.917cm" svg:y="16.898cm" svg:viewBox="0 0 0 0" draw:points="0,0">
          <text:p/>
        </draw:polygon>
        <draw:path draw:style-name="gr1" draw:text-style-name="P1" draw:layer="layout" svg:width="0.152cm" svg:height="1.131cm" svg:x="5.104cm" svg:y="16.313cm" svg:viewBox="0 0 153 1132" svg:d="M142 663c4 7 11 14 11 21 0 4-4 11-11 14l-35 22c-4 3-8 7-8 14v370c-7-3-21 0-28 4l-36 21c-10 3-24 3-35 0v-1105c11 7 25 7 35 0l36-22c10-3 28-3 36 0l35 22c7 3 11 7 11 10 0 4-4 7-11 11l-35 21c-4 0-8 8-8 12v289c-4 7-7 10-11 14-3 7-10 14-17 18l-36 21c-3 3-10 10-17 21-7 14-11 35-11 60s4 49 11 63c7 11 14 18 17 15l36-18c7-4 14 0 17 7 7 7 15 18 19 28 11 25 25 46 35 67z">
          <text:p/>
        </draw:path>
        <draw:polygon draw:style-name="gr7" draw:text-style-name="P2" draw:layer="layout" svg:width="0cm" svg:height="0cm" svg:x="4.917cm" svg:y="16.898cm" svg:viewBox="0 0 0 0" draw:points="0,0">
          <text:p/>
        </draw:polygon>
        <draw:path draw:style-name="gr1" draw:text-style-name="P1" draw:layer="layout" svg:width="0.148cm" svg:height="0.982cm" svg:x="6.237cm" svg:y="17.114cm" svg:viewBox="0 0 149 983" svg:d="M35 23l36-21c4-3 7-3 11 0 7 0 10 4 14 7 3 4 7 11 10 14 15 25 25 51 36 79 7 11 7 21 7 32 0 10 0 17-7 21l-36 21c-3 4-7 14-7 21v759c-10-4-21-4-28 3l-36 18c-11 7-25 7-35 0v-975c3 4 7 11 10 14 4 4 7 4 14 7 4 0 7 0 11 0z">
          <text:p/>
        </draw:path>
        <draw:polygon draw:style-name="gr7" draw:text-style-name="P2" draw:layer="layout" svg:width="0cm" svg:height="0cm" svg:x="4.917cm" svg:y="16.898cm" svg:viewBox="0 0 0 0" draw:points="0,0">
          <text:p/>
        </draw:polygon>
        <draw:path draw:style-name="gr1" draw:text-style-name="P1" draw:layer="layout" svg:width="0.081cm" svg:height="1.128cm" svg:x="4.102cm" svg:y="15.755cm" svg:viewBox="0 0 82 1129" svg:d="M0 1105c25 10 53 17 82 24v-1105c-29-3-57-14-82-24z">
          <text:p/>
        </draw:path>
        <draw:polygon draw:style-name="gr7" draw:text-style-name="P2" draw:layer="layout" svg:width="0cm" svg:height="0cm" svg:x="4.917cm" svg:y="16.898cm" svg:viewBox="0 0 0 0" draw:points="0,0">
          <text:p/>
        </draw:polygon>
        <draw:path draw:style-name="gr1" draw:text-style-name="P1" draw:layer="layout" svg:width="0.43cm" svg:height="0.248cm" svg:x="6.84cm" svg:y="17.247cm" svg:viewBox="0 0 431 249" svg:d="M431 123c0 53-53 99-134 118-82 17-174 7-237-30-39-21-60-56-60-88 0-67 95-123 215-123 117 0 216 56 216 123z">
          <text:p/>
        </draw:path>
        <draw:polygon draw:style-name="gr7" draw:text-style-name="P2" draw:layer="layout" svg:width="0cm" svg:height="0cm" svg:x="4.917cm" svg:y="16.898cm" svg:viewBox="0 0 0 0" draw:points="0,0">
          <text:p/>
        </draw:polygon>
        <draw:path draw:style-name="gr1" draw:text-style-name="P1" draw:layer="layout" svg:width="0.102cm" svg:height="0.899cm" svg:x="2.589cm" svg:y="15.091cm" svg:viewBox="0 0 103 900" svg:d="M103 873v-873c-3 4-7 7-14 11-3 7-10 11-14 14l-35 21c-7 4-18 11-21 18-9 7-16 14-19 21v812c10 4 29 4 40 0l35-21c7-3 18-7 28-3z">
          <text:p/>
        </draw:path>
        <draw:polygon draw:style-name="gr7" draw:text-style-name="P2" draw:layer="layout" svg:width="0cm" svg:height="0cm" svg:x="4.917cm" svg:y="16.898cm" svg:viewBox="0 0 0 0" draw:points="0,0">
          <text:p/>
        </draw:polygon>
        <draw:path draw:style-name="gr1" draw:text-style-name="P1" draw:layer="layout" svg:width="0.046cm" svg:height="1.147cm" svg:x="4.787cm" svg:y="16.132cm" svg:viewBox="0 0 47 1148" svg:d="M0 1105c15 14 29 28 47 43v-1106c-18-10-32-28-47-42v1042z">
          <text:p/>
        </draw:path>
        <draw:polygon draw:style-name="gr7" draw:text-style-name="P2" draw:layer="layout" svg:width="0cm" svg:height="0cm" svg:x="4.917cm" svg:y="16.898cm" svg:viewBox="0 0 0 0" draw:points="0,0">
          <text:p/>
        </draw:polygon>
        <draw:path draw:style-name="gr1" draw:text-style-name="P1" draw:layer="layout" svg:width="0.099cm" svg:height="0.5cm" svg:x="5.39cm" svg:y="17.106cm" svg:viewBox="0 0 100 501" svg:d="M72 477c7-4 17-7 28-4v-473c-4 3-7 3-11 3-7 4-14 7-17 11l-37 21c-7 4-14 7-21 7-7 4-11 7-14 7v449c7 4 25 4 35 0z">
          <text:p/>
        </draw:path>
        <draw:polygon draw:style-name="gr7" draw:text-style-name="P2" draw:layer="layout" svg:width="0cm" svg:height="0cm" svg:x="4.917cm" svg:y="16.898cm" svg:viewBox="0 0 0 0" draw:points="0,0">
          <text:p/>
        </draw:polygon>
        <draw:path draw:style-name="gr1" draw:text-style-name="P1" draw:layer="layout" svg:width="0.099cm" svg:height="0.486cm" svg:x="3.721cm" svg:y="16.157cm" svg:viewBox="0 0 100 487" svg:d="M100 459v-459c-3 0-7 3-10 3-4 0-11 4-18 7l-36 21c-7 4-15 8-18 8-7 3-14 3-18 3v442c11 4 25 4 36 0l36-21c7-4 21-7 28-4z">
          <text:p/>
        </draw:path>
        <draw:polygon draw:style-name="gr7" draw:text-style-name="P2" draw:layer="layout" svg:width="0cm" svg:height="0cm" svg:x="4.917cm" svg:y="16.898cm" svg:viewBox="0 0 0 0" draw:points="0,0">
          <text:p/>
        </draw:polygon>
        <draw:path draw:style-name="gr1" draw:text-style-name="P1" draw:layer="layout" svg:width="0.152cm" svg:height="0.448cm" svg:x="5.245cm" svg:y="17.077cm" svg:viewBox="0 0 153 449" svg:d="M103 421v-350l-29 354c7-7 18-7 29-4l-29 4-35 21c-10 4-28 4-39 0v-428c4 4 11 7 14 7 7 4 15 4 25 0l35-21c4-4 11-4 18-4s11 4 18 4c11 7 22 14 36 21 3 0 7 4 7 7 0 4-4 4-7 7l-36 21c-7 4-7 8-7 11z">
          <text:p/>
        </draw:path>
        <draw:polygon draw:style-name="gr7" draw:text-style-name="P2" draw:layer="layout" svg:width="0cm" svg:height="0cm" svg:x="4.917cm" svg:y="16.898cm" svg:viewBox="0 0 0 0" draw:points="0,0">
          <text:p/>
        </draw:polygon>
        <draw:polygon draw:style-name="gr1" draw:text-style-name="P1" draw:layer="layout" svg:width="0.035cm" svg:height="1.125cm" svg:x="3.827cm" svg:y="15.596cm" svg:viewBox="0 0 36 1126" draw:points="0,0 36,21 36,1126 0,1105">
          <text:p/>
        </draw:polygon>
        <draw:polygon draw:style-name="gr7" draw:text-style-name="P2" draw:layer="layout" svg:width="0cm" svg:height="0cm" svg:x="4.917cm" svg:y="16.898cm" svg:viewBox="0 0 0 0" draw:points="0,0">
          <text:p/>
        </draw:polygon>
        <draw:polygon draw:style-name="gr1" draw:text-style-name="P1" draw:layer="layout" svg:width="0.035cm" svg:height="1.125cm" svg:x="5.496cm" svg:y="16.559cm" svg:viewBox="0 0 36 1126" draw:points="36,21 36,1126 0,1105 0,0">
          <text:p/>
        </draw:polygon>
        <draw:polygon draw:style-name="gr7" draw:text-style-name="P2" draw:layer="layout" svg:width="0cm" svg:height="0cm" svg:x="4.917cm" svg:y="16.898cm" svg:viewBox="0 0 0 0" draw:points="0,0">
          <text:p/>
        </draw:polygon>
        <draw:polygon draw:style-name="gr1" draw:text-style-name="P1" draw:layer="layout" svg:width="0.035cm" svg:height="1.122cm" svg:x="4.928cm" svg:y="16.234cm" svg:viewBox="0 0 36 1123" draw:points="36,23 36,1123 0,1102 0,0">
          <text:p/>
        </draw:polygon>
        <draw:polygon draw:style-name="gr7" draw:text-style-name="P2" draw:layer="layout" svg:width="0cm" svg:height="0cm" svg:x="4.917cm" svg:y="16.898cm" svg:viewBox="0 0 0 0" draw:points="0,0">
          <text:p/>
        </draw:polygon>
        <draw:polygon draw:style-name="gr1" draw:text-style-name="P1" draw:layer="layout" svg:width="0.035cm" svg:height="1.125cm" svg:x="5.637cm" svg:y="16.64cm" svg:viewBox="0 0 36 1126" draw:points="36,21 36,1126 0,1105 0,0">
          <text:p/>
        </draw:polygon>
        <draw:polygon draw:style-name="gr7" draw:text-style-name="P2" draw:layer="layout" svg:width="0cm" svg:height="0cm" svg:x="4.917cm" svg:y="16.898cm" svg:viewBox="0 0 0 0" draw:points="0,0">
          <text:p/>
        </draw:polygon>
        <draw:polygon draw:style-name="gr1" draw:text-style-name="P1" draw:layer="layout" svg:width="0.036cm" svg:height="1.122cm" svg:x="3.968cm" svg:y="15.68cm" svg:viewBox="0 0 37 1123" draw:points="0,0 37,18 37,1123 0,1102">
          <text:p/>
        </draw:polygon>
        <draw:polygon draw:style-name="gr7" draw:text-style-name="P2" draw:layer="layout" svg:width="0cm" svg:height="0cm" svg:x="4.917cm" svg:y="16.898cm" svg:viewBox="0 0 0 0" draw:points="0,0">
          <text:p/>
        </draw:polygon>
        <draw:polygon draw:style-name="gr1" draw:text-style-name="P1" draw:layer="layout" svg:width="0.035cm" svg:height="1.122cm" svg:x="3.122cm" svg:y="15.19cm" svg:viewBox="0 0 36 1123" draw:points="0,0 36,21 36,1123 0,1102">
          <text:p/>
        </draw:polygon>
        <draw:polygon draw:style-name="gr7" draw:text-style-name="P2" draw:layer="layout" svg:width="0cm" svg:height="0cm" svg:x="4.917cm" svg:y="16.898cm" svg:viewBox="0 0 0 0" draw:points="0,0">
          <text:p/>
        </draw:polygon>
        <draw:polygon draw:style-name="gr1" draw:text-style-name="P1" draw:layer="layout" svg:width="0.035cm" svg:height="1.126cm" svg:x="3.404cm" svg:y="15.352cm" svg:viewBox="0 0 36 1127" draw:points="0,0 36,22 36,1127 0,1106">
          <text:p/>
        </draw:polygon>
        <draw:polygon draw:style-name="gr7" draw:text-style-name="P2" draw:layer="layout" svg:width="0cm" svg:height="0cm" svg:x="4.917cm" svg:y="16.898cm" svg:viewBox="0 0 0 0" draw:points="0,0">
          <text:p/>
        </draw:polygon>
        <draw:polygon draw:style-name="gr1" draw:text-style-name="P1" draw:layer="layout" svg:width="0.035cm" svg:height="1.122cm" svg:x="3.263cm" svg:y="15.271cm" svg:viewBox="0 0 36 1123" draw:points="0,0 36,21 36,1123 0,1105">
          <text:p/>
        </draw:polygon>
        <draw:polygon draw:style-name="gr7" draw:text-style-name="P2" draw:layer="layout" svg:width="0cm" svg:height="0cm" svg:x="4.917cm" svg:y="16.898cm" svg:viewBox="0 0 0 0" draw:points="0,0">
          <text:p/>
        </draw:polygon>
        <draw:polygon draw:style-name="gr1" draw:text-style-name="P1" draw:layer="layout" svg:width="0.039cm" svg:height="1.122cm" svg:x="5.069cm" svg:y="16.315cm" svg:viewBox="0 0 40 1123" draw:points="40,22 40,1123 0,1106 0,0">
          <text:p/>
        </draw:polygon>
        <draw:polygon draw:style-name="gr7" draw:text-style-name="P2" draw:layer="layout" svg:width="0cm" svg:height="0cm" svg:x="4.917cm" svg:y="16.898cm" svg:viewBox="0 0 0 0" draw:points="0,0">
          <text:p/>
        </draw:polygon>
        <draw:polygon draw:style-name="gr1" draw:text-style-name="P1" draw:layer="layout" svg:width="0.035cm" svg:height="1.122cm" svg:x="5.778cm" svg:y="16.725cm" svg:viewBox="0 0 36 1123" draw:points="36,17 36,1123 0,1101 0,0">
          <text:p/>
        </draw:polygon>
        <draw:polygon draw:style-name="gr7" draw:text-style-name="P2" draw:layer="layout" svg:width="0cm" svg:height="0cm" svg:x="4.917cm" svg:y="16.898cm" svg:viewBox="0 0 0 0" draw:points="0,0">
          <text:p/>
        </draw:polygon>
        <draw:polygon draw:style-name="gr1" draw:text-style-name="P1" draw:layer="layout" svg:width="0.039cm" svg:height="1.122cm" svg:x="2.977cm" svg:y="15.109cm" svg:viewBox="0 0 40 1123" draw:points="0,0 40,21 40,1123 0,1102">
          <text:p/>
        </draw:polygon>
        <draw:polygon draw:style-name="gr7" draw:text-style-name="P2" draw:layer="layout" svg:width="0cm" svg:height="0cm" svg:x="4.917cm" svg:y="16.898cm" svg:viewBox="0 0 0 0" draw:points="0,0">
          <text:p/>
        </draw:polygon>
        <draw:path draw:style-name="gr1" draw:text-style-name="P1" draw:layer="layout" svg:width="0.035cm" svg:height="1.122cm" svg:x="5.919cm" svg:y="16.806cm" svg:viewBox="0 0 36 1123" svg:d="M33 17c0 0 3 0 3 4v1102l-36-21v-1102z">
          <text:p/>
        </draw:path>
        <draw:polygon draw:style-name="gr7" draw:text-style-name="P2" draw:layer="layout" svg:width="0cm" svg:height="0cm" svg:x="4.917cm" svg:y="16.898cm" svg:viewBox="0 0 0 0" draw:points="0,0">
          <text:p/>
        </draw:polygon>
        <draw:path draw:style-name="gr1" draw:text-style-name="P1" draw:layer="layout" svg:width="0.039cm" svg:height="1.094cm" svg:x="2.836cm" svg:y="15.056cm" svg:viewBox="0 0 40 1095" svg:d="M0 0c14 0 25 4 40 7v1088l-40-21z">
          <text:p/>
        </draw:path>
        <draw:polygon draw:style-name="gr7" draw:text-style-name="P2" draw:layer="layout" svg:width="0cm" svg:height="0cm" svg:x="4.917cm" svg:y="16.898cm" svg:viewBox="0 0 0 0" draw:points="0,0">
          <text:p/>
        </draw:polygon>
        <draw:path draw:style-name="gr1" draw:text-style-name="P1" draw:layer="layout" svg:width="0.036cm" svg:height="1.104cm" svg:x="6.06cm" svg:y="16.905cm" svg:viewBox="0 0 37 1105" svg:d="M0 0c11 10 26 21 37 31v1074l-37-18z">
          <text:p/>
        </draw:path>
        <draw:polygon draw:style-name="gr7" draw:text-style-name="P2" draw:layer="layout" svg:width="0cm" svg:height="0cm" svg:x="4.917cm" svg:y="16.898cm" svg:viewBox="0 0 0 0" draw:points="0,0">
          <text:p/>
        </draw:polygon>
        <draw:path draw:style-name="gr1" draw:text-style-name="P1" draw:layer="layout" svg:width="0.194cm" svg:height="0.251cm" svg:x="4.575cm" svg:y="16.756cm" svg:viewBox="0 0 195 252" svg:d="M195 252v-252c-110 8-195 60-195 125 0 35 25 67 64 88 35 21 81 35 131 39z">
          <text:p/>
        </draw:path>
        <draw:polygon draw:style-name="gr7" draw:text-style-name="P2" draw:layer="layout" svg:width="0cm" svg:height="0cm" svg:x="4.917cm" svg:y="16.898cm" svg:viewBox="0 0 0 0" draw:points="0,0">
          <text:p/>
        </draw:polygon>
        <draw:path draw:style-name="gr1" draw:text-style-name="P1" draw:layer="layout" svg:width="0.036cm" svg:height="1.013cm" svg:x="2.698cm" svg:y="15.056cm" svg:viewBox="0 0 37 1014" svg:d="M0 14c11-7 22-10 37-14v1014l-37-22z">
          <text:p/>
        </draw:path>
        <draw:polygon draw:style-name="gr7" draw:text-style-name="P2" draw:layer="layout" svg:width="0cm" svg:height="0cm" svg:x="4.917cm" svg:y="16.898cm" svg:viewBox="0 0 0 0" draw:points="0,0">
          <text:p/>
        </draw:polygon>
        <draw:path draw:style-name="gr1" draw:text-style-name="P1" draw:layer="layout" svg:width="0.036cm" svg:height="1.027cm" svg:x="6.201cm" svg:y="17.063cm" svg:viewBox="0 0 37 1028" svg:d="M0 0c15 18 26 36 37 53v975l-37-18z">
          <text:p/>
        </draw:path>
        <draw:polygon draw:style-name="gr7" draw:text-style-name="P2" draw:layer="layout" svg:width="0cm" svg:height="0cm" svg:x="4.917cm" svg:y="16.898cm" svg:viewBox="0 0 0 0" draw:points="0,0">
          <text:p/>
        </draw:polygon>
        <draw:path draw:style-name="gr1" draw:text-style-name="P1" draw:layer="layout" svg:width="0.148cm" svg:height="0.332cm" svg:x="5.39cm" svg:y="16.475cm" svg:viewBox="0 0 149 333" svg:d="M142 24c4 3 7 7 7 11 0 3-3 7-7 10l-35 21c-4 0-7 4-7 11v244c-4-3-7-7-11-10-7 0-14-4-17 0l-36 21c-7 3-14 0-17 0-12-4-16-7-19-14v-294c7 7 26 7 36 0l36-21c10-4 24-4 35 0z">
          <text:p/>
        </draw:path>
        <draw:polygon draw:style-name="gr7" draw:text-style-name="P2" draw:layer="layout" svg:width="0cm" svg:height="0cm" svg:x="4.917cm" svg:y="16.898cm" svg:viewBox="0 0 0 0" draw:points="0,0">
          <text:p/>
        </draw:polygon>
        <draw:path draw:style-name="gr1" draw:text-style-name="P1" draw:layer="layout" svg:width="0.152cm" svg:height="0.292cm" svg:x="5.245cm" svg:y="16.394cm" svg:viewBox="0 0 153 293" svg:d="M146 24c3 3 7 7 7 10 0 4-4 7-7 11l-36 22c-4 0-7 4-7 7v191c-4 0-7 0-11 0-7 0-14 0-18 3l-35 21c-10 4-18 4-25 4-3 0-10 0-14 0v-269c11 7 29 7 39 0l35-21c11-4 25-4 36 0z">
          <text:p/>
        </draw:path>
        <draw:polygon draw:style-name="gr7" draw:text-style-name="P2" draw:layer="layout" svg:width="0cm" svg:height="0cm" svg:x="4.917cm" svg:y="16.898cm" svg:viewBox="0 0 0 0" draw:points="0,0">
          <text:p/>
        </draw:polygon>
        <draw:path draw:style-name="gr1" draw:text-style-name="P1" draw:layer="layout" svg:width="0.038cm" svg:height="0.811cm" svg:x="2.554cm" svg:y="15.176cm" svg:viewBox="0 0 39 812" svg:d="M0 176c0-67 15-127 39-176v812l-39-21z">
          <text:p/>
        </draw:path>
        <draw:polygon draw:style-name="gr7" draw:text-style-name="P2" draw:layer="layout" svg:width="0cm" svg:height="0cm" svg:x="4.917cm" svg:y="16.898cm" svg:viewBox="0 0 0 0" draw:points="0,0">
          <text:p/>
        </draw:polygon>
        <draw:path draw:style-name="gr1" draw:text-style-name="P1" draw:layer="layout" svg:width="0.032cm" svg:height="0.818cm" svg:x="6.342cm" svg:y="17.353cm" svg:viewBox="0 0 33 819" svg:d="M0 0c22 70 33 141 33 204v615l-33-18z">
          <text:p/>
        </draw:path>
        <draw:polygon draw:style-name="gr7" draw:text-style-name="P2" draw:layer="layout" svg:width="0cm" svg:height="0cm" svg:x="4.917cm" svg:y="16.898cm" svg:viewBox="0 0 0 0" draw:points="0,0">
          <text:p/>
        </draw:polygon>
        <draw:path draw:style-name="gr1" draw:text-style-name="P1" draw:layer="layout" svg:width="0.06cm" svg:height="1.115cm" svg:x="4.769cm" svg:y="16.058cm" svg:viewBox="0 0 61 1116" svg:d="M54 35c7 0 7 4 7 7 0 4 0 7-7 11l-36 21v1042l-18-11v-155-247-589-114z">
          <text:p/>
        </draw:path>
        <draw:polygon draw:style-name="gr7" draw:text-style-name="P2" draw:layer="layout" svg:width="0cm" svg:height="0cm" svg:x="4.917cm" svg:y="16.898cm" svg:viewBox="0 0 0 0" draw:points="0,0">
          <text:p/>
        </draw:polygon>
        <draw:path draw:style-name="gr1" draw:text-style-name="P1" draw:layer="layout" svg:width="0.035cm" svg:height="0.469cm" svg:x="3.545cm" svg:y="16.09cm" svg:viewBox="0 0 36 470" svg:d="M36 42v428l-36-21v-449c12 14 26 28 36 42z">
          <text:p/>
        </draw:path>
        <draw:polygon draw:style-name="gr7" draw:text-style-name="P2" draw:layer="layout" svg:width="0cm" svg:height="0cm" svg:x="4.917cm" svg:y="16.898cm" svg:viewBox="0 0 0 0" draw:points="0,0">
          <text:p/>
        </draw:polygon>
        <draw:path draw:style-name="gr1" draw:text-style-name="P1" draw:layer="layout" svg:width="0.039cm" svg:height="0.451cm" svg:x="5.351cm" svg:y="17.152cm" svg:viewBox="0 0 40 452" svg:d="M40 3v449l-40-21v-431c14 3 25 3 40 3z">
          <text:p/>
        </draw:path>
        <draw:polygon draw:style-name="gr7" draw:text-style-name="P2" draw:layer="layout" svg:width="0cm" svg:height="0cm" svg:x="4.917cm" svg:y="16.898cm" svg:viewBox="0 0 0 0" draw:points="0,0">
          <text:p/>
        </draw:polygon>
        <draw:path draw:style-name="gr1" draw:text-style-name="P1" draw:layer="layout" svg:width="0.035cm" svg:height="0.444cm" svg:x="3.686cm" svg:y="16.196cm" svg:viewBox="0 0 36 445" svg:d="M36 3v442l-36-21v-424c15 3 26 3 36 3z">
          <text:p/>
        </draw:path>
        <draw:polygon draw:style-name="gr7" draw:text-style-name="P2" draw:layer="layout" svg:width="0cm" svg:height="0cm" svg:x="4.917cm" svg:y="16.898cm" svg:viewBox="0 0 0 0" draw:points="0,0">
          <text:p/>
        </draw:polygon>
        <draw:path draw:style-name="gr1" draw:text-style-name="P1" draw:layer="layout" svg:width="0.039cm" svg:height="0.462cm" svg:x="5.21cm" svg:y="17.06cm" svg:viewBox="0 0 40 463" svg:d="M40 35v428l-40-21v-442c14 14 26 25 40 35z">
          <text:p/>
        </draw:path>
        <draw:polygon draw:style-name="gr7" draw:text-style-name="P2" draw:layer="layout" svg:width="0cm" svg:height="0cm" svg:x="4.917cm" svg:y="16.898cm" svg:viewBox="0 0 0 0" draw:points="0,0">
          <text:p/>
        </draw:polygon>
        <draw:path draw:style-name="gr1" draw:text-style-name="P1" draw:layer="layout" svg:width="0.039cm" svg:height="0.314cm" svg:x="5.351cm" svg:y="16.478cm" svg:viewBox="0 0 40 315" svg:d="M40 21v294c-15-14-26-28-40-39v-276z">
          <text:p/>
        </draw:path>
        <draw:polygon draw:style-name="gr7" draw:text-style-name="P2" draw:layer="layout" svg:width="0cm" svg:height="0cm" svg:x="4.917cm" svg:y="16.898cm" svg:viewBox="0 0 0 0" draw:points="0,0">
          <text:p/>
        </draw:polygon>
        <draw:path draw:style-name="gr1" draw:text-style-name="P1" draw:layer="layout" svg:width="0.035cm" svg:height="0.296cm" svg:x="3.545cm" svg:y="15.434cm" svg:viewBox="0 0 36 297" svg:d="M0 0l36 21v276c-10-4-21-4-33-4h-3v-293 293z">
          <text:p/>
        </draw:path>
        <draw:polygon draw:style-name="gr7" draw:text-style-name="P2" draw:layer="layout" svg:width="0cm" svg:height="0cm" svg:x="4.917cm" svg:y="16.898cm" svg:viewBox="0 0 0 0" draw:points="0,0">
          <text:p/>
        </draw:polygon>
        <draw:path draw:style-name="gr1" draw:text-style-name="P1" draw:layer="layout" svg:width="0.035cm" svg:height="0.304cm" svg:x="3.686cm" svg:y="15.518cm" svg:viewBox="0 0 36 305" svg:d="M0 0l36 18v287c-10-15-21-25-36-36z">
          <text:p/>
        </draw:path>
        <draw:polygon draw:style-name="gr7" draw:text-style-name="P2" draw:layer="layout" svg:width="0cm" svg:height="0cm" svg:x="4.917cm" svg:y="16.898cm" svg:viewBox="0 0 0 0" draw:points="0,0">
          <text:p/>
        </draw:polygon>
        <draw:path draw:style-name="gr1" draw:text-style-name="P1" draw:layer="layout" svg:width="0.039cm" svg:height="0.289cm" svg:x="5.21cm" svg:y="16.397cm" svg:viewBox="0 0 40 290" svg:d="M40 21v269c-14-4-26-4-40-4v-286z">
          <text:p/>
        </draw:path>
        <draw:polygon draw:style-name="gr7" draw:text-style-name="P2" draw:layer="layout" svg:width="0cm" svg:height="0cm" svg:x="4.917cm" svg:y="16.898cm" svg:viewBox="0 0 0 0" draw:points="0,0">
          <text:p/>
        </draw:polygon>
        <draw:path draw:style-name="gr1" draw:text-style-name="P1" draw:layer="layout" svg:width="0.007cm" svg:height="1.112cm" svg:x="5.912cm" svg:y="16.795cm" svg:viewBox="0 0 8 1113" svg:d="M8 11v1102c-4 0-8-4-8-11v-74-1028c0 4 4 7 8 11z">
          <text:p/>
        </draw:path>
        <draw:polygon draw:style-name="gr7" draw:text-style-name="P2" draw:layer="layout" svg:width="0cm" svg:height="0cm" svg:x="4.917cm" svg:y="16.898cm" svg:viewBox="0 0 0 0" draw:points="0,0">
          <text:p/>
        </draw:polygon>
        <draw:path draw:style-name="gr1" draw:text-style-name="P1" draw:layer="layout" svg:width="0.007cm" svg:height="1.111cm" svg:x="5.771cm" svg:y="16.714cm" svg:viewBox="0 0 8 1112" svg:d="M8 11v1101c-4-3-8-7-8-10v-74-1028c0 4 4 7 8 11z">
          <text:p/>
        </draw:path>
        <draw:polygon draw:style-name="gr7" draw:text-style-name="P2" draw:layer="layout" svg:width="0cm" svg:height="0cm" svg:x="4.917cm" svg:y="16.898cm" svg:viewBox="0 0 0 0" draw:points="0,0">
          <text:p/>
        </draw:polygon>
        <draw:path draw:style-name="gr1" draw:text-style-name="P1" draw:layer="layout" svg:width="0.007cm" svg:height="1.111cm" svg:x="4.921cm" svg:y="16.224cm" svg:viewBox="0 0 8 1112" svg:d="M8 10v1102c-5 0-8-4-8-7v-74-1031c0 3 3 7 8 10z">
          <text:p/>
        </draw:path>
        <draw:polygon draw:style-name="gr7" draw:text-style-name="P2" draw:layer="layout" svg:width="0cm" svg:height="0cm" svg:x="4.917cm" svg:y="16.898cm" svg:viewBox="0 0 0 0" draw:points="0,0">
          <text:p/>
        </draw:polygon>
        <draw:path draw:style-name="gr1" draw:text-style-name="P1" draw:layer="layout" svg:width="0.007cm" svg:height="1.111cm" svg:x="5.63cm" svg:y="16.633cm" svg:viewBox="0 0 8 1112" svg:d="M8 7v1105c-8 0-8-7-8-10v-74-1028c0 4 0 7 8 7z">
          <text:p/>
        </draw:path>
        <draw:polygon draw:style-name="gr7" draw:text-style-name="P2" draw:layer="layout" svg:width="0cm" svg:height="0cm" svg:x="4.917cm" svg:y="16.898cm" svg:viewBox="0 0 0 0" draw:points="0,0">
          <text:p/>
        </draw:polygon>
        <draw:path draw:style-name="gr1" draw:text-style-name="P1" draw:layer="layout" svg:width="0.01cm" svg:height="1.115cm" svg:x="5.062cm" svg:y="16.305cm" svg:viewBox="0 0 11 1116" svg:d="M11 10v1106c-7-4-11-7-11-11v-74-1031c0 3 4 7 11 10z">
          <text:p/>
        </draw:path>
        <draw:polygon draw:style-name="gr7" draw:text-style-name="P2" draw:layer="layout" svg:width="0cm" svg:height="0cm" svg:x="4.917cm" svg:y="16.898cm" svg:viewBox="0 0 0 0" draw:points="0,0">
          <text:p/>
        </draw:polygon>
        <draw:path draw:style-name="gr1" draw:text-style-name="P1" draw:layer="layout" svg:width="0.011cm" svg:height="1.111cm" svg:x="5.485cm" svg:y="16.552cm" svg:viewBox="0 0 12 1112" svg:d="M12 7v1105c-8-3-12-7-12-10v-75-473-314-240c0 0 4 7 12 7z">
          <text:p/>
        </draw:path>
        <draw:polygon draw:style-name="gr7" draw:text-style-name="P2" draw:layer="layout" svg:width="0cm" svg:height="0cm" svg:x="4.917cm" svg:y="16.898cm" svg:viewBox="0 0 0 0" draw:points="0,0">
          <text:p/>
        </draw:polygon>
        <draw:path draw:style-name="gr1" draw:text-style-name="P1" draw:layer="layout" svg:width="0.007cm" svg:height="1.1cm" svg:x="6.053cm" svg:y="16.891cm" svg:viewBox="0 0 8 1101" svg:d="M8 14v1087c-8-3-8-7-8-10v-74-1017c0 3 4 10 8 14z">
          <text:p/>
        </draw:path>
        <draw:polygon draw:style-name="gr7" draw:text-style-name="P2" draw:layer="layout" svg:width="0cm" svg:height="0cm" svg:x="4.917cm" svg:y="16.898cm" svg:viewBox="0 0 0 0" draw:points="0,0">
          <text:p/>
        </draw:polygon>
        <draw:path draw:style-name="gr1" draw:text-style-name="P1" draw:layer="layout" svg:width="0.007cm" svg:height="1.03cm" svg:x="6.194cm" svg:y="17.042cm" svg:viewBox="0 0 8 1031" svg:d="M8 21v1010c-4-3-8-7-8-10v-75-946c0 7 4 14 8 21z">
          <text:p/>
        </draw:path>
        <draw:polygon draw:style-name="gr7" draw:text-style-name="P2" draw:layer="layout" svg:width="0cm" svg:height="0cm" svg:x="4.917cm" svg:y="16.898cm" svg:viewBox="0 0 0 0" draw:points="0,0">
          <text:p/>
        </draw:polygon>
        <draw:path draw:style-name="gr1" draw:text-style-name="P1" draw:layer="layout" svg:width="0.007cm" svg:height="0.843cm" svg:x="6.335cm" svg:y="17.31cm" svg:viewBox="0 0 8 844" svg:d="M8 43v801c-3-3-8-7-8-10v-75-759c0 14 5 29 8 43z">
          <text:p/>
        </draw:path>
        <draw:polygon draw:style-name="gr7" draw:text-style-name="P2" draw:layer="layout" svg:width="0cm" svg:height="0cm" svg:x="4.917cm" svg:y="16.898cm" svg:viewBox="0 0 0 0" draw:points="0,0">
          <text:p/>
        </draw:polygon>
        <draw:path draw:style-name="gr1" draw:text-style-name="P1" draw:layer="layout" svg:width="0.011cm" svg:height="0.459cm" svg:x="5.203cm" svg:y="17.042cm" svg:viewBox="0 0 12 460" svg:d="M12 18v442c-7-4-12-7-12-11v-74-375c0 7 5 14 12 18z">
          <text:p/>
        </draw:path>
        <draw:polygon draw:style-name="gr7" draw:text-style-name="P2" draw:layer="layout" svg:width="0cm" svg:height="0cm" svg:x="4.917cm" svg:y="16.898cm" svg:viewBox="0 0 0 0" draw:points="0,0">
          <text:p/>
        </draw:polygon>
        <draw:path draw:style-name="gr1" draw:text-style-name="P1" draw:layer="layout" svg:width="0.011cm" svg:height="0.296cm" svg:x="5.203cm" svg:y="16.386cm" svg:viewBox="0 0 12 297" svg:d="M12 11l-7 283 7 3c-7 0-12-3-12-3h5l-5-294c0 4 5 7 12 11z">
          <text:p/>
        </draw:path>
        <draw:polygon draw:style-name="gr7" draw:text-style-name="P2" draw:layer="layout" svg:width="0cm" svg:height="0cm" svg:x="4.917cm" svg:y="16.898cm" svg:viewBox="0 0 0 0" draw:points="0,0">
          <text:p/>
        </draw:polygon>
        <draw:path draw:style-name="gr1" draw:text-style-name="P1" draw:layer="layout" svg:width="0.012cm" svg:height="0.286cm" svg:x="5.344cm" svg:y="16.467cm" svg:viewBox="0 0 13 287" svg:d="M13 11v276c-8-4-13-11-13-14v-82-191c0 7 5 7 13 11z">
          <text:p/>
        </draw:path>
        <draw:polygon draw:style-name="gr7" draw:text-style-name="P2" draw:layer="layout" svg:width="0cm" svg:height="0cm" svg:x="4.917cm" svg:y="16.898cm" svg:viewBox="0 0 0 0" draw:points="0,0">
          <text:p/>
        </draw:polygon>
        <draw:path draw:style-name="gr1" draw:text-style-name="P1" draw:layer="layout" svg:width="0.141cm" svg:height="0.085cm" svg:x="4.215cm" svg:y="15.331cm" svg:viewBox="0 0 142 86" svg:d="M0 0l142 86c-35-33-85-61-142-86z">
          <text:p/>
        </draw:path>
        <draw:polygon draw:style-name="gr7" draw:text-style-name="P2" draw:layer="layout" svg:width="0cm" svg:height="0cm" svg:x="4.917cm" svg:y="16.898cm" svg:viewBox="0 0 0 0" draw:points="0,0">
          <text:p/>
        </draw:polygon>
        <draw:path draw:style-name="gr8" draw:text-style-name="P2" draw:layer="layout" svg:width="0.144cm" svg:height="0.208cm" svg:x="7.408cm" svg:y="18.104cm" svg:viewBox="0 0 145 209" svg:d="M0 209c93-56 145-131 145-209">
          <text:p/>
        </draw:path>
        <draw:path draw:style-name="gr8" draw:text-style-name="P2" draw:layer="layout" svg:width="0.144cm" svg:height="0.205cm" svg:x="7.408cm" svg:y="17.37cm" svg:viewBox="0 0 145 206" svg:d="M0 206c93-53 145-127 145-206">
          <text:p/>
        </draw:path>
        <draw:path draw:style-name="gr8" draw:text-style-name="P2" draw:layer="layout" svg:width="0.44cm" svg:height="0.285cm" svg:x="7.112cm" svg:y="17.085cm" svg:viewBox="0 0 441 286" svg:d="M441 286c0-145-186-269-441-286">
          <text:p/>
        </draw:path>
        <draw:line draw:style-name="gr8" draw:text-style-name="P2" draw:layer="layout" svg:x1="7.408cm" svg:y1="18.309cm" svg:x2="7.408cm" svg:y2="17.575cm">
          <text:p/>
        </draw:line>
        <draw:path draw:style-name="gr8" draw:text-style-name="P2" draw:layer="layout" svg:width="0.183cm" svg:height="0.24cm" svg:x="4.586cm" svg:y="15.931cm" svg:viewBox="0 0 184 241" svg:d="M0 0c53 81 114 162 184 241">
          <text:p/>
        </draw:path>
        <draw:path draw:style-name="gr8" draw:text-style-name="P2" draw:layer="layout" svg:width="0.364cm" svg:height="0.039cm" svg:x="6.748cm" svg:y="17.049cm" svg:viewBox="0 0 365 40" svg:d="M0 0c120 18 240 28 365 40">
          <text:p/>
        </draw:path>
        <draw:path draw:style-name="gr8" draw:text-style-name="P2" draw:layer="layout" svg:width="0.141cm" svg:height="0.085cm" svg:x="4.215cm" svg:y="15.331cm" svg:viewBox="0 0 142 86" svg:d="M142 86c-35-33-85-61-142-86">
          <text:p/>
        </draw:path>
        <draw:line draw:style-name="gr8" draw:text-style-name="P2" draw:layer="layout" svg:x1="6.798cm" svg:y1="17.929cm" svg:x2="7.409cm" svg:y2="17.575cm">
          <text:p/>
        </draw:line>
        <draw:path draw:style-name="gr8" draw:text-style-name="P2" draw:layer="layout" svg:width="0.286cm" svg:height="0.173cm" svg:x="4.303cm" svg:y="16.721cm" svg:viewBox="0 0 287 174" svg:d="M0 174c160-7 287-81 287-174">
          <text:p/>
        </draw:path>
        <draw:line draw:style-name="gr8" draw:text-style-name="P2" draw:layer="layout" svg:x1="4.25cm" svg:y1="16.862cm" svg:x2="4.304cm" svg:y2="16.895cm">
          <text:p/>
        </draw:line>
        <draw:path draw:style-name="gr8" draw:text-style-name="P2" draw:layer="layout" svg:width="0.039cm" svg:height="0.002cm" svg:x="4.215cm" svg:y="16.86cm" svg:viewBox="0 0 40 3" svg:d="M40 3c-11-4-29-4-40 0">
          <text:p/>
        </draw:path>
        <draw:line draw:style-name="gr8" draw:text-style-name="P2" draw:layer="layout" svg:x1="4.216cm" svg:y1="16.862cm" svg:x2="4.18cm" svg:y2="16.884cm">
          <text:p/>
        </draw:line>
        <draw:path draw:style-name="gr8" draw:text-style-name="P2" draw:layer="layout" svg:width="0.081cm" svg:height="0.024cm" svg:x="4.102cm" svg:y="16.859cm" svg:viewBox="0 0 82 25" svg:d="M0 0c25 11 53 18 82 25">
          <text:p/>
        </draw:path>
        <draw:path draw:style-name="gr8" draw:text-style-name="P2" draw:layer="layout" svg:width="0.005cm" svg:height="0.007cm" svg:x="4.102cm" svg:y="16.852cm" svg:viewBox="0 0 6 8" svg:d="M0 0c0 4 0 4 6 8">
          <text:p/>
        </draw:path>
        <draw:path draw:style-name="gr8" draw:text-style-name="P2" draw:layer="layout" svg:width="0.028cm" svg:height="0.005cm" svg:x="4.074cm" svg:y="16.775cm" svg:viewBox="0 0 29 6" svg:d="M29 3c-11-5-22-5-29 3">
          <text:p/>
        </draw:path>
        <draw:line draw:style-name="gr8" draw:text-style-name="P2" draw:layer="layout" svg:x1="4.039cm" svg:y1="16.803cm" svg:x2="4.075cm" svg:y2="16.781cm">
          <text:p/>
        </draw:line>
        <draw:path draw:style-name="gr8" draw:text-style-name="P2" draw:layer="layout" svg:width="0.035cm" svg:height="0.006cm" svg:x="4.004cm" svg:y="16.802cm" svg:viewBox="0 0 36 7" svg:d="M0 0c11 9 29 9 36 0">
          <text:p/>
        </draw:path>
        <draw:line draw:style-name="gr8" draw:text-style-name="P2" draw:layer="layout" svg:x1="3.968cm" svg:y1="16.781cm" svg:x2="4.005cm" svg:y2="16.803cm">
          <text:p/>
        </draw:line>
        <draw:path draw:style-name="gr8" draw:text-style-name="P2" draw:layer="layout" svg:width="0.007cm" svg:height="0.01cm" svg:x="3.961cm" svg:y="16.771cm" svg:viewBox="0 0 8 11" svg:d="M0 0c0 3 4 11 8 11">
          <text:p/>
        </draw:path>
        <draw:path draw:style-name="gr8" draw:text-style-name="P2" draw:layer="layout" svg:width="0.028cm" svg:height="0.006cm" svg:x="3.933cm" svg:y="16.695cm" svg:viewBox="0 0 29 7" svg:d="M29 2c-7-4-21 0-29 5">
          <text:p/>
        </draw:path>
        <draw:line draw:style-name="gr8" draw:text-style-name="P2" draw:layer="layout" svg:x1="3.898cm" svg:y1="16.722cm" svg:x2="3.934cm" svg:y2="16.7cm">
          <text:p/>
        </draw:line>
        <draw:path draw:style-name="gr8" draw:text-style-name="P2" draw:layer="layout" svg:width="0.036cm" svg:height="0.006cm" svg:x="3.862cm" svg:y="16.721cm" svg:viewBox="0 0 37 7" svg:d="M0 0c12 9 26 9 37 0">
          <text:p/>
        </draw:path>
        <draw:line draw:style-name="gr8" draw:text-style-name="P2" draw:layer="layout" svg:x1="3.827cm" svg:y1="16.7cm" svg:x2="3.863cm" svg:y2="16.722cm">
          <text:p/>
        </draw:line>
        <draw:path draw:style-name="gr8" draw:text-style-name="P2" draw:layer="layout" svg:width="0.007cm" svg:height="0.011cm" svg:x="3.82cm" svg:y="16.689cm" svg:viewBox="0 0 8 12" svg:d="M0 0c0 4 4 8 8 12">
          <text:p/>
        </draw:path>
        <draw:path draw:style-name="gr8" draw:text-style-name="P2" draw:layer="layout" svg:width="0.028cm" svg:height="0.007cm" svg:x="3.792cm" svg:y="16.613cm" svg:viewBox="0 0 29 8" svg:d="M29 3c-7-4-21-4-29 5">
          <text:p/>
        </draw:path>
        <draw:line draw:style-name="gr8" draw:text-style-name="P2" draw:layer="layout" svg:x1="3.757cm" svg:y1="16.641cm" svg:x2="3.793cm" svg:y2="16.619cm">
          <text:p/>
        </draw:line>
        <draw:path draw:style-name="gr8" draw:text-style-name="P2" draw:layer="layout" svg:width="0.036cm" svg:height="0.004cm" svg:x="3.721cm" svg:y="16.64cm" svg:viewBox="0 0 37 5" svg:d="M0 0c12 6 26 6 37 0">
          <text:p/>
        </draw:path>
        <draw:line draw:style-name="gr8" draw:text-style-name="P2" draw:layer="layout" svg:x1="3.686cm" svg:y1="16.619cm" svg:x2="3.722cm" svg:y2="16.641cm">
          <text:p/>
        </draw:line>
        <draw:path draw:style-name="gr8" draw:text-style-name="P2" draw:layer="layout" svg:width="0.007cm" svg:height="0.011cm" svg:x="3.679cm" svg:y="16.608cm" svg:viewBox="0 0 8 12" svg:d="M0 0c0 4 0 8 8 12">
          <text:p/>
        </draw:path>
        <draw:path draw:style-name="gr8" draw:text-style-name="P2" draw:layer="layout" svg:width="0.028cm" svg:height="0.006cm" svg:x="3.651cm" svg:y="16.533cm" svg:viewBox="0 0 29 7" svg:d="M29 2c-11-4-21 0-29 5">
          <text:p/>
        </draw:path>
        <draw:line draw:style-name="gr8" draw:text-style-name="P2" draw:layer="layout" svg:x1="3.615cm" svg:y1="16.56cm" svg:x2="3.652cm" svg:y2="16.538cm">
          <text:p/>
        </draw:line>
        <draw:path draw:style-name="gr8" draw:text-style-name="P2" draw:layer="layout" svg:width="0.035cm" svg:height="0.009cm" svg:x="3.58cm" svg:y="16.555cm" svg:viewBox="0 0 36 10" svg:d="M0 0c12 13 26 13 36 0">
          <text:p/>
        </draw:path>
        <draw:line draw:style-name="gr8" draw:text-style-name="P2" draw:layer="layout" svg:x1="3.545cm" svg:y1="16.538cm" svg:x2="3.581cm" svg:y2="16.56cm">
          <text:p/>
        </draw:line>
        <draw:path draw:style-name="gr8" draw:text-style-name="P2" draw:layer="layout" svg:width="0.007cm" svg:height="0.011cm" svg:x="3.538cm" svg:y="16.527cm" svg:viewBox="0 0 8 12" svg:d="M0 0c0 4 4 7 8 12">
          <text:p/>
        </draw:path>
        <draw:path draw:style-name="gr8" draw:text-style-name="P2" draw:layer="layout" svg:width="0.028cm" svg:height="0.006cm" svg:x="3.51cm" svg:y="16.451cm" svg:viewBox="0 0 29 7" svg:d="M29 3c-11-4-21-4-29 4">
          <text:p/>
        </draw:path>
        <draw:line draw:style-name="gr8" draw:text-style-name="P2" draw:layer="layout" svg:x1="3.474cm" svg:y1="16.479cm" svg:x2="3.511cm" svg:y2="16.453cm">
          <text:p/>
        </draw:line>
        <draw:path draw:style-name="gr8" draw:text-style-name="P2" draw:layer="layout" svg:width="0.035cm" svg:height="0.005cm" svg:x="3.439cm" svg:y="16.474cm" svg:viewBox="0 0 36 6" svg:d="M0 0c12 8 26 8 36 0">
          <text:p/>
        </draw:path>
        <draw:line draw:style-name="gr8" draw:text-style-name="P2" draw:layer="layout" svg:x1="3.404cm" svg:y1="16.453cm" svg:x2="3.44cm" svg:y2="16.479cm">
          <text:p/>
        </draw:line>
        <draw:path draw:style-name="gr8" draw:text-style-name="P2" draw:layer="layout" svg:width="0.007cm" svg:height="0.011cm" svg:x="3.397cm" svg:y="16.446cm" svg:viewBox="0 0 8 12" svg:d="M0 0c0 4 4 7 8 12">
          <text:p/>
        </draw:path>
        <draw:path draw:style-name="gr8" draw:text-style-name="P2" draw:layer="layout" svg:width="0.028cm" svg:height="0.007cm" svg:x="3.369cm" svg:y="16.368cm" svg:viewBox="0 0 29 8" svg:d="M29 5c-11-8-21-5-29 3">
          <text:p/>
        </draw:path>
        <draw:line draw:style-name="gr8" draw:text-style-name="P2" draw:layer="layout" svg:x1="3.333cm" svg:y1="16.394cm" svg:x2="3.37cm" svg:y2="16.372cm">
          <text:p/>
        </draw:line>
        <draw:path draw:style-name="gr8" draw:text-style-name="P2" draw:layer="layout" svg:width="0.035cm" svg:height="0.005cm" svg:x="3.298cm" svg:y="16.393cm" svg:viewBox="0 0 36 6" svg:d="M0 0c7 8 26 8 36 0">
          <text:p/>
        </draw:path>
        <draw:line draw:style-name="gr8" draw:text-style-name="P2" draw:layer="layout" svg:x1="3.263cm" svg:y1="16.372cm" svg:x2="3.299cm" svg:y2="16.394cm">
          <text:p/>
        </draw:line>
        <draw:path draw:style-name="gr8" draw:text-style-name="P2" draw:layer="layout" svg:width="0.007cm" svg:height="0.014cm" svg:x="3.256cm" svg:y="16.361cm" svg:viewBox="0 0 8 15" svg:d="M0 0c0 7 0 11 8 15">
          <text:p/>
        </draw:path>
        <draw:path draw:style-name="gr8" draw:text-style-name="P2" draw:layer="layout" svg:width="0.029cm" svg:height="0.004cm" svg:x="3.227cm" svg:y="16.287cm" svg:viewBox="0 0 30 5" svg:d="M30 0c-11 0-22 0-30 5">
          <text:p/>
        </draw:path>
        <draw:line draw:style-name="gr8" draw:text-style-name="P2" draw:layer="layout" svg:x1="3.192cm" svg:y1="16.313cm" svg:x2="3.228cm" svg:y2="16.291cm">
          <text:p/>
        </draw:line>
        <draw:path draw:style-name="gr8" draw:text-style-name="P2" draw:layer="layout" svg:width="0.035cm" svg:height="0.006cm" svg:x="3.157cm" svg:y="16.312cm" svg:viewBox="0 0 36 7" svg:d="M0 0c7 9 26 9 36 0">
          <text:p/>
        </draw:path>
        <draw:line draw:style-name="gr8" draw:text-style-name="P2" draw:layer="layout" svg:x1="3.122cm" svg:y1="16.291cm" svg:x2="3.158cm" svg:y2="16.313cm">
          <text:p/>
        </draw:line>
        <draw:path draw:style-name="gr8" draw:text-style-name="P2" draw:layer="layout" svg:width="0.011cm" svg:height="0.011cm" svg:x="3.111cm" svg:y="16.28cm" svg:viewBox="0 0 12 12" svg:d="M0 0c0 8 5 12 12 12">
          <text:p/>
        </draw:path>
        <draw:path draw:style-name="gr8" draw:text-style-name="P2" draw:layer="layout" svg:width="0.032cm" svg:height="0.006cm" svg:x="3.083cm" svg:y="16.205cm" svg:viewBox="0 0 33 7" svg:d="M33 2c-11-4-22 0-33 5">
          <text:p/>
        </draw:path>
        <draw:line draw:style-name="gr8" draw:text-style-name="P2" draw:layer="layout" svg:x1="3.051cm" svg:y1="16.232cm" svg:x2="3.087cm" svg:y2="16.21cm">
          <text:p/>
        </draw:line>
        <draw:path draw:style-name="gr8" draw:text-style-name="P2" draw:layer="layout" svg:width="0.035cm" svg:height="0.006cm" svg:x="3.016cm" svg:y="16.231cm" svg:viewBox="0 0 36 7" svg:d="M0 0c7 9 25 9 36 0">
          <text:p/>
        </draw:path>
        <draw:line draw:style-name="gr8" draw:text-style-name="P2" draw:layer="layout" svg:x1="2.977cm" svg:y1="16.21cm" svg:x2="3.017cm" svg:y2="16.232cm">
          <text:p/>
        </draw:line>
        <draw:path draw:style-name="gr8" draw:text-style-name="P2" draw:layer="layout" svg:width="0.01cm" svg:height="0.011cm" svg:x="2.97cm" svg:y="16.199cm" svg:viewBox="0 0 11 12" svg:d="M0 0c0 4 3 12 11 12">
          <text:p/>
        </draw:path>
        <draw:path draw:style-name="gr8" draw:text-style-name="P2" draw:layer="layout" svg:width="0.028cm" svg:height="0.006cm" svg:x="2.945cm" svg:y="16.124cm" svg:viewBox="0 0 29 7" svg:d="M29 2c-10-5-22 0-29 5">
          <text:p/>
        </draw:path>
        <draw:line draw:style-name="gr8" draw:text-style-name="P2" draw:layer="layout" svg:x1="2.91cm" svg:y1="16.151cm" svg:x2="2.946cm" svg:y2="16.129cm">
          <text:p/>
        </draw:line>
        <draw:path draw:style-name="gr8" draw:text-style-name="P2" draw:layer="layout" svg:width="0.039cm" svg:height="0.005cm" svg:x="2.871cm" svg:y="16.15cm" svg:viewBox="0 0 40 6" svg:d="M0 0c11 8 28 8 40 0">
          <text:p/>
        </draw:path>
        <draw:line draw:style-name="gr8" draw:text-style-name="P2" draw:layer="layout" svg:x1="2.836cm" svg:y1="16.129cm" svg:x2="2.876cm" svg:y2="16.151cm">
          <text:p/>
        </draw:line>
        <draw:path draw:style-name="gr8" draw:text-style-name="P2" draw:layer="layout" svg:width="0.01cm" svg:height="0.011cm" svg:x="2.829cm" svg:y="16.118cm" svg:viewBox="0 0 11 12" svg:d="M0 0c0 3 3 8 11 12">
          <text:p/>
        </draw:path>
        <draw:path draw:style-name="gr8" draw:text-style-name="P2" draw:layer="layout" svg:width="0.028cm" svg:height="0.005cm" svg:x="2.804cm" svg:y="16.042cm" svg:viewBox="0 0 29 6" svg:d="M29 2c-10-5-22 0-29 4">
          <text:p/>
        </draw:path>
        <draw:line draw:style-name="gr8" draw:text-style-name="P2" draw:layer="layout" svg:x1="2.765cm" svg:y1="16.07cm" svg:x2="2.805cm" svg:y2="16.047cm">
          <text:p/>
        </draw:line>
        <draw:path draw:style-name="gr8" draw:text-style-name="P2" draw:layer="layout" svg:width="0.039cm" svg:height="0.002cm" svg:x="2.73cm" svg:y="16.069cm" svg:viewBox="0 0 40 3" svg:d="M0 0c11 4 29 4 40 0">
          <text:p/>
        </draw:path>
        <draw:line draw:style-name="gr8" draw:text-style-name="P2" draw:layer="layout" svg:x1="2.698cm" svg:y1="16.047cm" svg:x2="2.735cm" svg:y2="16.07cm">
          <text:p/>
        </draw:line>
        <draw:path draw:style-name="gr8" draw:text-style-name="P2" draw:layer="layout" svg:width="0.01cm" svg:height="0.01cm" svg:x="2.688cm" svg:y="16.037cm" svg:viewBox="0 0 11 11" svg:d="M0 0c0 3 3 7 11 11">
          <text:p/>
        </draw:path>
        <draw:path draw:style-name="gr8" draw:text-style-name="P2" draw:layer="layout" svg:width="0.032cm" svg:height="0.005cm" svg:x="2.659cm" svg:y="15.96cm" svg:viewBox="0 0 33 6" svg:d="M33 3c-11-5-22-5-33 3">
          <text:p/>
        </draw:path>
        <draw:line draw:style-name="gr8" draw:text-style-name="P2" draw:layer="layout" svg:x1="2.624cm" svg:y1="15.988cm" svg:x2="2.664cm" svg:y2="15.966cm">
          <text:p/>
        </draw:line>
        <draw:path draw:style-name="gr8" draw:text-style-name="P2" draw:layer="layout" svg:width="0.039cm" svg:height="0.005cm" svg:x="2.589cm" svg:y="15.984cm" svg:viewBox="0 0 40 6" svg:d="M0 0c10 8 29 8 40 0">
          <text:p/>
        </draw:path>
        <draw:line draw:style-name="gr8" draw:text-style-name="P2" draw:layer="layout" svg:x1="2.554cm" svg:y1="15.966cm" svg:x2="2.593cm" svg:y2="15.988cm">
          <text:p/>
        </draw:line>
        <draw:line draw:style-name="gr8" draw:text-style-name="P2" draw:layer="layout" svg:x1="2.314cm" svg:y1="16.105cm" svg:x2="2.558cm" svg:y2="15.966cm">
          <text:p/>
        </draw:line>
        <draw:line draw:style-name="gr8" draw:text-style-name="P2" draw:layer="layout" svg:x1="2.314cm" svg:y1="16.104cm" svg:x2="6.135cm" svg:y2="18.313cm">
          <text:p/>
        </draw:line>
        <draw:line draw:style-name="gr8" draw:text-style-name="P2" draw:layer="layout" svg:x1="6.375cm" svg:y1="18.171cm" svg:x2="6.134cm" svg:y2="18.313cm">
          <text:p/>
        </draw:line>
        <draw:line draw:style-name="gr8" draw:text-style-name="P2" draw:layer="layout" svg:x1="6.375cm" svg:y1="18.172cm" svg:x2="6.342cm" svg:y2="18.15cm">
          <text:p/>
        </draw:line>
        <draw:path draw:style-name="gr8" draw:text-style-name="P2" draw:layer="layout" svg:width="0.007cm" svg:height="0.01cm" svg:x="6.335cm" svg:y="18.143cm" svg:viewBox="0 0 8 11" svg:d="M8 11c-3-3-8-7-8-11">
          <text:p/>
        </draw:path>
        <draw:path draw:style-name="gr8" draw:text-style-name="P2" draw:layer="layout" svg:width="0.028cm" svg:height="0.005cm" svg:x="6.307cm" svg:y="18.066cm" svg:viewBox="0 0 29 6" svg:d="M0 6c8-8 19-8 29-3">
          <text:p/>
        </draw:path>
        <draw:line draw:style-name="gr8" draw:text-style-name="P2" draw:layer="layout" svg:x1="6.308cm" svg:y1="18.069cm" svg:x2="6.272cm" svg:y2="18.091cm">
          <text:p/>
        </draw:line>
        <draw:path draw:style-name="gr8" draw:text-style-name="P2" draw:layer="layout" svg:width="0.035cm" svg:height="0.005cm" svg:x="6.237cm" svg:y="18.09cm" svg:viewBox="0 0 36 6" svg:d="M36 0c-11 8-26 8-36 0">
          <text:p/>
        </draw:path>
        <draw:line draw:style-name="gr8" draw:text-style-name="P2" draw:layer="layout" svg:x1="6.238cm" svg:y1="18.091cm" svg:x2="6.201cm" svg:y2="18.069cm">
          <text:p/>
        </draw:line>
        <draw:path draw:style-name="gr8" draw:text-style-name="P2" draw:layer="layout" svg:width="0.007cm" svg:height="0.014cm" svg:x="6.194cm" svg:y="18.058cm" svg:viewBox="0 0 8 15" svg:d="M8 15c-4-3-8-8-8-15">
          <text:p/>
        </draw:path>
        <draw:path draw:style-name="gr8" draw:text-style-name="P2" draw:layer="layout" svg:width="0.028cm" svg:height="0.005cm" svg:x="6.166cm" svg:y="17.985cm" svg:viewBox="0 0 29 6" svg:d="M0 6c7-8 22-8 29-3">
          <text:p/>
        </draw:path>
        <draw:line draw:style-name="gr8" draw:text-style-name="P2" draw:layer="layout" svg:x1="6.167cm" svg:y1="17.988cm" svg:x2="6.131cm" svg:y2="18.01cm">
          <text:p/>
        </draw:line>
        <draw:path draw:style-name="gr8" draw:text-style-name="P2" draw:layer="layout" svg:width="0.035cm" svg:height="0.005cm" svg:x="6.096cm" svg:y="18.009cm" svg:viewBox="0 0 36 6" svg:d="M36 0c-11 8-26 8-36 0">
          <text:p/>
        </draw:path>
        <draw:line draw:style-name="gr8" draw:text-style-name="P2" draw:layer="layout" svg:x1="6.097cm" svg:y1="18.01cm" svg:x2="6.06cm" svg:y2="17.988cm">
          <text:p/>
        </draw:line>
        <draw:path draw:style-name="gr8" draw:text-style-name="P2" draw:layer="layout" svg:width="0.007cm" svg:height="0.014cm" svg:x="6.053cm" svg:y="17.977cm" svg:viewBox="0 0 8 15" svg:d="M8 15c-8-3-8-7-8-15">
          <text:p/>
        </draw:path>
        <draw:path draw:style-name="gr8" draw:text-style-name="P2" draw:layer="layout" svg:width="0.028cm" svg:height="0.004cm" svg:x="6.025cm" svg:y="17.903cm" svg:viewBox="0 0 29 5" svg:d="M0 5c7-5 19-5 29-5">
          <text:p/>
        </draw:path>
        <draw:line draw:style-name="gr8" draw:text-style-name="P2" draw:layer="layout" svg:x1="6.026cm" svg:y1="17.907cm" svg:x2="5.99cm" svg:y2="17.929cm">
          <text:p/>
        </draw:line>
        <draw:path draw:style-name="gr8" draw:text-style-name="P2" draw:layer="layout" svg:width="0.036cm" svg:height="0.005cm" svg:x="5.954cm" svg:y="17.928cm" svg:viewBox="0 0 37 6" svg:d="M37 0c-11 8-26 8-37 0">
          <text:p/>
        </draw:path>
        <draw:line draw:style-name="gr8" draw:text-style-name="P2" draw:layer="layout" svg:x1="5.955cm" svg:y1="17.929cm" svg:x2="5.919cm" svg:y2="17.907cm">
          <text:p/>
        </draw:line>
        <draw:path draw:style-name="gr8" draw:text-style-name="P2" draw:layer="layout" svg:width="0.007cm" svg:height="0.011cm" svg:x="5.912cm" svg:y="17.896cm" svg:viewBox="0 0 8 12" svg:d="M8 12c-4 0-8-9-8-12">
          <text:p/>
        </draw:path>
        <draw:path draw:style-name="gr8" draw:text-style-name="P2" draw:layer="layout" svg:width="0.028cm" svg:height="0.009cm" svg:x="5.884cm" svg:y="17.82cm" svg:viewBox="0 0 29 10" svg:d="M0 10c7-8 18-13 29-8">
          <text:p/>
        </draw:path>
        <draw:line draw:style-name="gr8" draw:text-style-name="P2" draw:layer="layout" svg:x1="5.885cm" svg:y1="17.825cm" svg:x2="5.849cm" svg:y2="17.848cm">
          <text:p/>
        </draw:line>
        <draw:path draw:style-name="gr8" draw:text-style-name="P2" draw:layer="layout" svg:width="0.036cm" svg:height="0.006cm" svg:x="5.813cm" svg:y="17.847cm" svg:viewBox="0 0 37 7" svg:d="M37 0c-11 9-30 9-37 0">
          <text:p/>
        </draw:path>
        <draw:line draw:style-name="gr8" draw:text-style-name="P2" draw:layer="layout" svg:x1="5.814cm" svg:y1="17.848cm" svg:x2="5.778cm" svg:y2="17.825cm">
          <text:p/>
        </draw:line>
        <draw:path draw:style-name="gr8" draw:text-style-name="P2" draw:layer="layout" svg:width="0.007cm" svg:height="0.01cm" svg:x="5.771cm" svg:y="17.815cm" svg:viewBox="0 0 8 11" svg:d="M8 11c-4-4-8-8-8-11">
          <text:p/>
        </draw:path>
        <draw:path draw:style-name="gr8" draw:text-style-name="P2" draw:layer="layout" svg:width="0.028cm" svg:height="0.005cm" svg:x="5.743cm" svg:y="17.739cm" svg:viewBox="0 0 29 6" svg:d="M0 6c7-4 18-9 29-4">
          <text:p/>
        </draw:path>
        <draw:line draw:style-name="gr8" draw:text-style-name="P2" draw:layer="layout" svg:x1="5.744cm" svg:y1="17.744cm" svg:x2="5.707cm" svg:y2="17.766cm">
          <text:p/>
        </draw:line>
        <draw:path draw:style-name="gr8" draw:text-style-name="P2" draw:layer="layout" svg:width="0.035cm" svg:height="0.005cm" svg:x="5.672cm" svg:y="17.765cm" svg:viewBox="0 0 36 6" svg:d="M36 0c-10 8-29 8-36 0">
          <text:p/>
        </draw:path>
        <draw:line draw:style-name="gr8" draw:text-style-name="P2" draw:layer="layout" svg:x1="5.673cm" svg:y1="17.766cm" svg:x2="5.637cm" svg:y2="17.744cm">
          <text:p/>
        </draw:line>
        <draw:path draw:style-name="gr8" draw:text-style-name="P2" draw:layer="layout" svg:width="0.007cm" svg:height="0.01cm" svg:x="5.63cm" svg:y="17.734cm" svg:viewBox="0 0 8 11" svg:d="M8 11c-8 0-8-7-8-11">
          <text:p/>
        </draw:path>
        <draw:path draw:style-name="gr8" draw:text-style-name="P2" draw:layer="layout" svg:width="0.028cm" svg:height="0.006cm" svg:x="5.602cm" svg:y="17.657cm" svg:viewBox="0 0 29 7" svg:d="M0 7c7-9 18-9 29-4">
          <text:p/>
        </draw:path>
        <draw:line draw:style-name="gr8" draw:text-style-name="P2" draw:layer="layout" svg:x1="5.603cm" svg:y1="17.663cm" svg:x2="5.563cm" svg:y2="17.685cm">
          <text:p/>
        </draw:line>
        <draw:path draw:style-name="gr8" draw:text-style-name="P2" draw:layer="layout" svg:width="0.035cm" svg:height="0.004cm" svg:x="5.531cm" svg:y="17.684cm" svg:viewBox="0 0 36 5" svg:d="M36 0c-10 6-29 6-36 0">
          <text:p/>
        </draw:path>
        <draw:line draw:style-name="gr8" draw:text-style-name="P2" draw:layer="layout" svg:x1="5.532cm" svg:y1="17.685cm" svg:x2="5.496cm" svg:y2="17.663cm">
          <text:p/>
        </draw:line>
        <draw:path draw:style-name="gr8" draw:text-style-name="P2" draw:layer="layout" svg:width="0.011cm" svg:height="0.01cm" svg:x="5.485cm" svg:y="17.653cm" svg:viewBox="0 0 12 11" svg:d="M12 11c-8-3-12-7-12-11">
          <text:p/>
        </draw:path>
        <draw:path draw:style-name="gr8" draw:text-style-name="P2" draw:layer="layout" svg:width="0.032cm" svg:height="0.006cm" svg:x="5.457cm" svg:y="17.576cm" svg:viewBox="0 0 33 7" svg:d="M0 7c11-8 22-8 33-4">
          <text:p/>
        </draw:path>
        <draw:line draw:style-name="gr8" draw:text-style-name="P2" draw:layer="layout" svg:x1="5.462cm" svg:y1="17.582cm" svg:x2="5.425cm" svg:y2="17.604cm">
          <text:p/>
        </draw:line>
        <draw:path draw:style-name="gr8" draw:text-style-name="P2" draw:layer="layout" svg:width="0.035cm" svg:height="0.008cm" svg:x="5.39cm" svg:y="17.6cm" svg:viewBox="0 0 36 9" svg:d="M36 0c-10 12-29 12-36 0">
          <text:p/>
        </draw:path>
        <draw:line draw:style-name="gr8" draw:text-style-name="P2" draw:layer="layout" svg:x1="5.391cm" svg:y1="17.604cm" svg:x2="5.351cm" svg:y2="17.582cm">
          <text:p/>
        </draw:line>
        <draw:path draw:style-name="gr8" draw:text-style-name="P2" draw:layer="layout" svg:width="0.012cm" svg:height="0.011cm" svg:x="5.344cm" svg:y="17.571cm" svg:viewBox="0 0 13 12" svg:d="M13 12c-8-4-13-7-13-12">
          <text:p/>
        </draw:path>
        <draw:path draw:style-name="gr8" draw:text-style-name="P2" draw:layer="layout" svg:width="0.033cm" svg:height="0.007cm" svg:x="5.316cm" svg:y="17.494cm" svg:viewBox="0 0 34 8" svg:d="M0 8c8-8 22-8 34-8">
          <text:p/>
        </draw:path>
        <draw:line draw:style-name="gr8" draw:text-style-name="P2" draw:layer="layout" svg:x1="5.32cm" svg:y1="17.497cm" svg:x2="5.284cm" svg:y2="17.523cm">
          <text:p/>
        </draw:line>
        <draw:path draw:style-name="gr8" draw:text-style-name="P2" draw:layer="layout" svg:width="0.039cm" svg:height="0.006cm" svg:x="5.245cm" svg:y="17.518cm" svg:viewBox="0 0 40 7" svg:d="M40 0c-10 9-29 9-40 0">
          <text:p/>
        </draw:path>
        <draw:line draw:style-name="gr8" draw:text-style-name="P2" draw:layer="layout" svg:x1="5.25cm" svg:y1="17.523cm" svg:x2="5.21cm" svg:y2="17.497cm">
          <text:p/>
        </draw:line>
        <draw:path draw:style-name="gr8" draw:text-style-name="P2" draw:layer="layout" svg:width="0.011cm" svg:height="0.011cm" svg:x="5.203cm" svg:y="17.49cm" svg:viewBox="0 0 12 12" svg:d="M12 12c-7-4-12-8-12-12">
          <text:p/>
        </draw:path>
        <draw:path draw:style-name="gr8" draw:text-style-name="P2" draw:layer="layout" svg:width="0.032cm" svg:height="0.006cm" svg:x="5.175cm" svg:y="17.415cm" svg:viewBox="0 0 33 7" svg:d="M0 7c7-5 22-9 33-5">
          <text:p/>
        </draw:path>
        <draw:line draw:style-name="gr8" draw:text-style-name="P2" draw:layer="layout" svg:x1="5.179cm" svg:y1="17.416cm" svg:x2="5.139cm" svg:y2="17.438cm">
          <text:p/>
        </draw:line>
        <draw:path draw:style-name="gr8" draw:text-style-name="P2" draw:layer="layout" svg:width="0.039cm" svg:height="0.006cm" svg:x="5.104cm" svg:y="17.437cm" svg:viewBox="0 0 40 7" svg:d="M40 0c-11 9-28 9-40 0">
          <text:p/>
        </draw:path>
        <draw:line draw:style-name="gr8" draw:text-style-name="P2" draw:layer="layout" svg:x1="5.109cm" svg:y1="17.438cm" svg:x2="5.069cm" svg:y2="17.416cm">
          <text:p/>
        </draw:line>
        <draw:path draw:style-name="gr8" draw:text-style-name="P2" draw:layer="layout" svg:width="0.01cm" svg:height="0.011cm" svg:x="5.062cm" svg:y="17.409cm" svg:viewBox="0 0 11 12" svg:d="M11 12c-7-4-11-12-11-12">
          <text:p/>
        </draw:path>
        <draw:path draw:style-name="gr8" draw:text-style-name="P2" draw:layer="layout" svg:width="0.028cm" svg:height="0.004cm" svg:x="5.034cm" svg:y="17.331cm" svg:viewBox="0 0 29 5" svg:d="M0 5c10-5 22-5 29-5">
          <text:p/>
        </draw:path>
        <draw:line draw:style-name="gr8" draw:text-style-name="P2" draw:layer="layout" svg:x1="5.038cm" svg:y1="17.335cm" svg:x2="4.998cm" svg:y2="17.357cm">
          <text:p/>
        </draw:line>
        <draw:path draw:style-name="gr8" draw:text-style-name="P2" draw:layer="layout" svg:width="0.039cm" svg:height="0.006cm" svg:x="4.963cm" svg:y="17.356cm" svg:viewBox="0 0 40 7" svg:d="M40 0c-12 9-29 9-40 0">
          <text:p/>
        </draw:path>
        <draw:line draw:style-name="gr8" draw:text-style-name="P2" draw:layer="layout" svg:x1="4.964cm" svg:y1="17.357cm" svg:x2="4.928cm" svg:y2="17.335cm">
          <text:p/>
        </draw:line>
        <draw:path draw:style-name="gr8" draw:text-style-name="P2" draw:layer="layout" svg:width="0.007cm" svg:height="0.012cm" svg:x="4.921cm" svg:y="17.324cm" svg:viewBox="0 0 8 13" svg:d="M8 13c-5-5-8-8-8-13">
          <text:p/>
        </draw:path>
        <draw:path draw:style-name="gr8" draw:text-style-name="P2" draw:layer="layout" svg:width="0.028cm" svg:height="0.006cm" svg:x="4.893cm" svg:y="17.249cm" svg:viewBox="0 0 29 7" svg:d="M0 7c7-5 17-9 29-5">
          <text:p/>
        </draw:path>
        <draw:line draw:style-name="gr8" draw:text-style-name="P2" draw:layer="layout" svg:x1="4.897cm" svg:y1="17.254cm" svg:x2="4.857cm" svg:y2="17.276cm">
          <text:p/>
        </draw:line>
        <draw:path draw:style-name="gr8" draw:text-style-name="P2" draw:layer="layout" svg:width="0.024cm" svg:height="0.006cm" svg:x="4.833cm" svg:y="17.275cm" svg:viewBox="0 0 25 7" svg:d="M25 0c-7 5-17 9-25 5">
          <text:p/>
        </draw:path>
        <draw:path draw:style-name="gr8" draw:text-style-name="P2" draw:layer="layout" svg:width="0.046cm" svg:height="0.046cm" svg:x="4.787cm" svg:y="17.233cm" svg:viewBox="0 0 47 47" svg:d="M0 0c15 17 29 32 47 47">
          <text:p/>
        </draw:path>
        <draw:line draw:style-name="gr8" draw:text-style-name="P2" draw:layer="layout" svg:x1="4.791cm" svg:y1="17.174cm" svg:x2="4.769cm" svg:y2="17.162cm">
          <text:p/>
        </draw:line>
        <draw:path draw:style-name="gr8" draw:text-style-name="P2" draw:layer="layout" svg:width="0.067cm" svg:height="0.088cm" svg:x="4.575cm" svg:y="16.88cm" svg:viewBox="0 0 68 89" svg:d="M68 89c-42-21-68-54-68-89">
          <text:p/>
        </draw:path>
        <draw:path draw:style-name="gr8" draw:text-style-name="P2" draw:layer="layout" svg:width="0.194cm" svg:height="0.124cm" svg:x="4.575cm" svg:y="16.756cm" svg:viewBox="0 0 195 125" svg:d="M0 125c0-60 85-117 195-125">
          <text:p/>
        </draw:path>
        <draw:path draw:style-name="gr8" draw:text-style-name="P2" draw:layer="layout" svg:width="0.13cm" svg:height="0.039cm" svg:x="4.639cm" svg:y="16.968cm" svg:viewBox="0 0 131 40" svg:d="M131 40c-50-5-96-19-131-40">
          <text:p/>
        </draw:path>
        <draw:path draw:style-name="gr8" draw:text-style-name="P2" draw:layer="layout" svg:width="0.063cm" svg:height="0.088cm" svg:x="6.84cm" svg:y="17.37cm" svg:viewBox="0 0 64 89" svg:d="M64 89c-43-24-64-56-64-89">
          <text:p/>
        </draw:path>
        <draw:path draw:style-name="gr8" draw:text-style-name="P2" draw:layer="layout" svg:width="0.43cm" svg:height="0.123cm" svg:x="6.84cm" svg:y="17.247cm" svg:viewBox="0 0 431 124" svg:d="M0 124c0-67 95-124 215-124 117 0 216 57 216 124">
          <text:p/>
        </draw:path>
        <draw:path draw:style-name="gr8" draw:text-style-name="P2" draw:layer="layout" svg:width="0.37cm" svg:height="0.125cm" svg:x="6.9cm" svg:y="17.37cm" svg:viewBox="0 0 371 126" svg:d="M371 0c0 54-53 100-135 118-81 17-173 7-236-29">
          <text:p/>
        </draw:path>
        <draw:path draw:style-name="gr8" draw:text-style-name="P2" draw:layer="layout" svg:width="0.3cm" svg:height="0.06cm" svg:x="3.104cm" svg:y="14.806cm" svg:viewBox="0 0 301 61" svg:d="M0 28c82-46 188-35 301 33">
          <text:p/>
        </draw:path>
        <draw:line draw:style-name="gr8" draw:text-style-name="P2" draw:layer="layout" svg:x1="3.404cm" svg:y1="14.862cm" svg:x2="4.502cm" svg:y2="15.498cm">
          <text:p/>
        </draw:line>
        <draw:path draw:style-name="gr8" draw:text-style-name="P2" draw:layer="layout" svg:width="0.286cm" svg:height="0.176cm" svg:x="4.303cm" svg:y="15.617cm" svg:viewBox="0 0 287 177" svg:d="M0 177c160-7 287-82 287-177">
          <text:p/>
        </draw:path>
        <draw:path draw:style-name="gr8" draw:text-style-name="P2" draw:layer="layout" svg:width="0.092cm" svg:height="0.124cm" svg:x="4.497cm" svg:y="15.497cm" svg:viewBox="0 0 93 125" svg:d="M93 125c0-46-35-93-93-125">
          <text:p/>
        </draw:path>
        <draw:line draw:style-name="gr8" draw:text-style-name="P2" draw:layer="layout" svg:x1="4.303cm" svg:y1="16.894cm" svg:x2="4.303cm" svg:y2="15.79cm">
          <text:p/>
        </draw:line>
        <draw:line draw:style-name="gr8" draw:text-style-name="P2" draw:layer="layout" svg:x1="3.405cm" svg:y1="14.862cm" svg:x2="2.977cm" svg:y2="15.11cm">
          <text:p/>
        </draw:line>
        <draw:path draw:style-name="gr8" draw:text-style-name="P2" draw:layer="layout" svg:width="0.01cm" svg:height="0.01cm" svg:x="2.97cm" svg:y="15.088cm" svg:viewBox="0 0 11 11" svg:d="M11 0c-8 3-11 8-11 11">
          <text:p/>
        </draw:path>
        <draw:path draw:style-name="gr8" draw:text-style-name="P2" draw:layer="layout" svg:width="0.01cm" svg:height="0.011cm" svg:x="2.97cm" svg:y="15.098cm" svg:viewBox="0 0 11 12" svg:d="M0 0c0 4 3 8 11 12">
          <text:p/>
        </draw:path>
        <draw:line draw:style-name="gr8" draw:text-style-name="P2" draw:layer="layout" svg:x1="2.977cm" svg:y1="15.089cm" svg:x2="3.017cm" svg:y2="15.067cm">
          <text:p/>
        </draw:line>
        <draw:path draw:style-name="gr8" draw:text-style-name="P2" draw:layer="layout" svg:width="0.007cm" svg:height="0.011cm" svg:x="3.016cm" svg:y="15.049cm" svg:viewBox="0 0 8 12" svg:d="M0 0c0 0 8 8 8 12">
          <text:p/>
        </draw:path>
        <draw:path draw:style-name="gr8" draw:text-style-name="P2" draw:layer="layout" svg:width="0.007cm" svg:height="0.014cm" svg:x="3.016cm" svg:y="15.056cm" svg:viewBox="0 0 8 15" svg:d="M8 0c0 5-5 12-8 15">
          <text:p/>
        </draw:path>
        <draw:path draw:style-name="gr8" draw:text-style-name="P2" draw:layer="layout" svg:width="0.039cm" svg:height="0.014cm" svg:x="2.977cm" svg:y="15.035cm" svg:viewBox="0 0 40 15" svg:d="M0 0c15 3 29 7 40 15">
          <text:p/>
        </draw:path>
        <draw:path draw:style-name="gr8" draw:text-style-name="P2" draw:layer="layout" svg:width="0.035cm" svg:height="0.007cm" svg:x="2.945cm" svg:y="15.031cm" svg:viewBox="0 0 36 8" svg:d="M0 8c7-3 15-3 19-8 7 0 14 0 17 5">
          <text:p/>
        </draw:path>
        <draw:line draw:style-name="gr8" draw:text-style-name="P2" draw:layer="layout" svg:x1="2.91cm" svg:y1="15.061cm" svg:x2="2.946cm" svg:y2="15.038cm">
          <text:p/>
        </draw:line>
        <draw:path draw:style-name="gr8" draw:text-style-name="P2" draw:layer="layout" svg:width="0.039cm" svg:height="0.007cm" svg:x="2.871cm" svg:y="15.056cm" svg:viewBox="0 0 40 8" svg:d="M0 8c4 0 7 0 14 0 4 0 11 0 14 0 4-4 7-4 12-8">
          <text:p/>
        </draw:path>
        <draw:path draw:style-name="gr8" draw:text-style-name="P2" draw:layer="layout" svg:width="0.039cm" svg:height="0.007cm" svg:x="2.836cm" svg:y="15.056cm" svg:viewBox="0 0 40 8" svg:d="M0 0c14 0 25 4 40 8">
          <text:p/>
        </draw:path>
        <draw:path draw:style-name="gr8" draw:text-style-name="P2" draw:layer="layout" svg:width="0.01cm" svg:height="0.007cm" svg:x="2.829cm" svg:y="15.042cm" svg:viewBox="0 0 11 8" svg:d="M11 0c-8 3-11 8-11 8">
          <text:p/>
        </draw:path>
        <draw:path draw:style-name="gr8" draw:text-style-name="P2" draw:layer="layout" svg:width="0.01cm" svg:height="0.007cm" svg:x="2.829cm" svg:y="15.049cm" svg:viewBox="0 0 11 8" svg:d="M0 0c0 4 3 8 11 8">
          <text:p/>
        </draw:path>
        <draw:line draw:style-name="gr8" draw:text-style-name="P2" draw:layer="layout" svg:x1="2.836cm" svg:y1="15.043cm" svg:x2="2.876cm" svg:y2="15.021cm">
          <text:p/>
        </draw:line>
        <draw:path draw:style-name="gr8" draw:text-style-name="P2" draw:layer="layout" svg:width="0.011cm" svg:height="0.007cm" svg:x="2.871cm" svg:y="15.01cm" svg:viewBox="0 0 12 8" svg:d="M0 0c8 0 12 5 12 8">
          <text:p/>
        </draw:path>
        <draw:path draw:style-name="gr8" draw:text-style-name="P2" draw:layer="layout" svg:width="0.011cm" svg:height="0.007cm" svg:x="2.871cm" svg:y="15.014cm" svg:viewBox="0 0 12 8" svg:d="M12 0c0 3-4 3-12 8">
          <text:p/>
        </draw:path>
        <draw:path draw:style-name="gr8" draw:text-style-name="P2" draw:layer="layout" svg:width="0.034cm" svg:height="0cm" svg:x="2.836cm" svg:y="15.01cm" svg:viewBox="0 0 35 0" svg:d="M0 0c14 0 25 0 35 0">
          <text:p/>
        </draw:path>
        <draw:path draw:style-name="gr8" draw:text-style-name="P2" draw:layer="layout" svg:width="0.035cm" svg:height="0.014cm" svg:x="2.804cm" svg:y="15.01cm" svg:viewBox="0 0 36 15" svg:d="M0 15c4-3 11-7 19-11 7 0 14-4 17-4">
          <text:p/>
        </draw:path>
        <draw:line draw:style-name="gr8" draw:text-style-name="P2" draw:layer="layout" svg:x1="2.765cm" svg:y1="15.046cm" svg:x2="2.805cm" svg:y2="15.021cm">
          <text:p/>
        </draw:line>
        <draw:path draw:style-name="gr8" draw:text-style-name="P2" draw:layer="layout" svg:width="0.039cm" svg:height="0.018cm" svg:x="2.73cm" svg:y="15.042cm" svg:viewBox="0 0 40 19" svg:d="M0 19c7-4 11-4 18-8 8 0 15-4 22-11">
          <text:p/>
        </draw:path>
        <draw:path draw:style-name="gr8" draw:text-style-name="P2" draw:layer="layout" svg:width="0.036cm" svg:height="0.014cm" svg:x="2.698cm" svg:y="15.056cm" svg:viewBox="0 0 37 15" svg:d="M0 15c11-7 22-10 37-15">
          <text:p/>
        </draw:path>
        <draw:path draw:style-name="gr8" draw:text-style-name="P2" draw:layer="layout" svg:width="0.006cm" svg:height="0cm" svg:x="2.691cm" svg:y="15.07cm" svg:viewBox="0 0 7 0" svg:d="M7 0c-3 0-3 0-7 0">
          <text:p/>
        </draw:path>
        <draw:path draw:style-name="gr8" draw:text-style-name="P2" draw:layer="layout" svg:width="0.007cm" svg:height="0.005cm" svg:x="2.688cm" svg:y="15.07cm" svg:viewBox="0 0 8 6" svg:d="M8 0c-5 6-8 6-8 6">
          <text:p/>
        </draw:path>
        <draw:path draw:style-name="gr8" draw:text-style-name="P2" draw:layer="layout" svg:width="0.01cm" svg:height="0.005cm" svg:x="2.688cm" svg:y="15.07cm" svg:viewBox="0 0 11 6" svg:d="M0 6c3 0 3 0 11-6">
          <text:p/>
        </draw:path>
        <draw:line draw:style-name="gr8" draw:text-style-name="P2" draw:layer="layout" svg:x1="2.698cm" svg:y1="15.071cm" svg:x2="2.735cm" svg:y2="15.049cm">
          <text:p/>
        </draw:line>
        <draw:path draw:style-name="gr8" draw:text-style-name="P2" draw:layer="layout" svg:width="0.032cm" svg:height="0.025cm" svg:x="2.659cm" svg:y="15.091cm" svg:viewBox="0 0 33 26" svg:d="M0 26c8-3 15-7 18-15 8-4 12-7 15-11">
          <text:p/>
        </draw:path>
        <draw:line draw:style-name="gr8" draw:text-style-name="P2" draw:layer="layout" svg:x1="2.624cm" svg:y1="15.138cm" svg:x2="2.664cm" svg:y2="15.116cm">
          <text:p/>
        </draw:line>
        <draw:path draw:style-name="gr8" draw:text-style-name="P2" draw:layer="layout" svg:width="0.039cm" svg:height="0.043cm" svg:x="2.589cm" svg:y="15.137cm" svg:viewBox="0 0 40 44" svg:d="M0 44c3-8 10-18 19-25 3-7 14-14 21-19">
          <text:p/>
        </draw:path>
        <draw:path draw:style-name="gr8" draw:text-style-name="P2" draw:layer="layout" svg:width="0.038cm" svg:height="0.176cm" svg:x="2.554cm" svg:y="15.176cm" svg:viewBox="0 0 39 177" svg:d="M0 177c0-67 15-127 39-177">
          <text:p/>
        </draw:path>
        <draw:line draw:style-name="gr8" draw:text-style-name="P2" draw:layer="layout" svg:x1="2.554cm" svg:y1="15.352cm" svg:x2="2.554cm" svg:y2="15.966cm">
          <text:p/>
        </draw:line>
        <draw:line draw:style-name="gr8" draw:text-style-name="P2" draw:layer="layout" svg:x1="2.589cm" svg:y1="15.176cm" svg:x2="2.589cm" svg:y2="15.984cm">
          <text:p/>
        </draw:line>
        <draw:line draw:style-name="gr8" draw:text-style-name="P2" draw:layer="layout" svg:x1="2.977cm" svg:y1="15.109cm" svg:x2="3.017cm" svg:y2="15.131cm">
          <text:p/>
        </draw:line>
        <draw:path draw:style-name="gr8" draw:text-style-name="P2" draw:layer="layout" svg:width="0.035cm" svg:height="0.005cm" svg:x="3.016cm" svg:y="15.13cm" svg:viewBox="0 0 36 6" svg:d="M0 0c7 8 25 8 36 0">
          <text:p/>
        </draw:path>
        <draw:line draw:style-name="gr8" draw:text-style-name="P2" draw:layer="layout" svg:x1="3.051cm" svg:y1="15.131cm" svg:x2="3.087cm" svg:y2="15.109cm">
          <text:p/>
        </draw:line>
        <draw:path draw:style-name="gr8" draw:text-style-name="P2" draw:layer="layout" svg:width="0.039cm" svg:height="0.006cm" svg:x="3.083cm" svg:y="15.104cm" svg:viewBox="0 0 40 7" svg:d="M40 7c-11-9-30-9-40 0">
          <text:p/>
        </draw:path>
        <draw:line draw:style-name="gr8" draw:text-style-name="P2" draw:layer="layout" svg:x1="3.122cm" svg:y1="15.109cm" svg:x2="3.158cm" svg:y2="15.131cm">
          <text:p/>
        </draw:line>
        <draw:path draw:style-name="gr8" draw:text-style-name="P2" draw:layer="layout" svg:width="0.007cm" svg:height="0.011cm" svg:x="3.157cm" svg:y="15.137cm" svg:viewBox="0 0 8 12" svg:d="M0 12c3 0 8-5 8-12">
          <text:p/>
        </draw:path>
        <draw:path draw:style-name="gr8" draw:text-style-name="P2" draw:layer="layout" svg:width="0.007cm" svg:height="0.011cm" svg:x="3.157cm" svg:y="15.13cm" svg:viewBox="0 0 8 12" svg:d="M8 12c0-4-5-12-8-12">
          <text:p/>
        </draw:path>
        <draw:line draw:style-name="gr8" draw:text-style-name="P2" draw:layer="layout" svg:x1="3.158cm" svg:y1="15.148cm" svg:x2="3.122cm" svg:y2="15.173cm">
          <text:p/>
        </draw:line>
        <draw:path draw:style-name="gr8" draw:text-style-name="P2" draw:layer="layout" svg:width="0.011cm" svg:height="0.011cm" svg:x="3.111cm" svg:y="15.169cm" svg:viewBox="0 0 12 12" svg:d="M12 0c-7 3-12 8-12 12">
          <text:p/>
        </draw:path>
        <draw:path draw:style-name="gr8" draw:text-style-name="P2" draw:layer="layout" svg:width="0.011cm" svg:height="0.01cm" svg:x="3.111cm" svg:y="15.18cm" svg:viewBox="0 0 12 11" svg:d="M0 0c0 3 5 8 12 11">
          <text:p/>
        </draw:path>
        <draw:line draw:style-name="gr8" draw:text-style-name="P2" draw:layer="layout" svg:x1="3.122cm" svg:y1="15.19cm" svg:x2="3.158cm" svg:y2="15.212cm">
          <text:p/>
        </draw:line>
        <draw:path draw:style-name="gr8" draw:text-style-name="P2" draw:layer="layout" svg:width="0.035cm" svg:height="0.004cm" svg:x="3.157cm" svg:y="15.211cm" svg:viewBox="0 0 36 5" svg:d="M0 0c7 6 26 6 36 0">
          <text:p/>
        </draw:path>
        <draw:line draw:style-name="gr8" draw:text-style-name="P2" draw:layer="layout" svg:x1="3.192cm" svg:y1="15.212cm" svg:x2="3.228cm" svg:y2="15.19cm">
          <text:p/>
        </draw:line>
        <draw:path draw:style-name="gr8" draw:text-style-name="P2" draw:layer="layout" svg:width="0.036cm" svg:height="0.005cm" svg:x="3.227cm" svg:y="15.185cm" svg:viewBox="0 0 37 6" svg:d="M37 6c-11-8-30-8-37 0">
          <text:p/>
        </draw:path>
        <draw:line draw:style-name="gr8" draw:text-style-name="P2" draw:layer="layout" svg:x1="3.263cm" svg:y1="15.19cm" svg:x2="3.299cm" svg:y2="15.212cm">
          <text:p/>
        </draw:line>
        <draw:path draw:style-name="gr8" draw:text-style-name="P2" draw:layer="layout" svg:width="0.007cm" svg:height="0.01cm" svg:x="3.298cm" svg:y="15.222cm" svg:viewBox="0 0 8 11" svg:d="M0 11c5-3 8-7 8-11">
          <text:p/>
        </draw:path>
        <draw:path draw:style-name="gr8" draw:text-style-name="P2" draw:layer="layout" svg:width="0.007cm" svg:height="0.011cm" svg:x="3.298cm" svg:y="15.211cm" svg:viewBox="0 0 8 12" svg:d="M8 12c0-4-3-12-8-12">
          <text:p/>
        </draw:path>
        <draw:line draw:style-name="gr8" draw:text-style-name="P2" draw:layer="layout" svg:x1="3.299cm" svg:y1="15.229cm" svg:x2="3.263cm" svg:y2="15.251cm">
          <text:p/>
        </draw:line>
        <draw:path draw:style-name="gr8" draw:text-style-name="P2" draw:layer="layout" svg:width="0.007cm" svg:height="0.014cm" svg:x="3.256cm" svg:y="15.25cm" svg:viewBox="0 0 8 15" svg:d="M8 0c-8 5-8 8-8 15">
          <text:p/>
        </draw:path>
        <draw:path draw:style-name="gr8" draw:text-style-name="P2" draw:layer="layout" svg:width="0.007cm" svg:height="0.01cm" svg:x="3.256cm" svg:y="15.261cm" svg:viewBox="0 0 8 11" svg:d="M0 0c0 3 0 11 8 11">
          <text:p/>
        </draw:path>
        <draw:line draw:style-name="gr8" draw:text-style-name="P2" draw:layer="layout" svg:x1="3.263cm" svg:y1="15.271cm" svg:x2="3.299cm" svg:y2="15.293cm">
          <text:p/>
        </draw:line>
        <draw:path draw:style-name="gr8" draw:text-style-name="P2" draw:layer="layout" svg:width="0.035cm" svg:height="0.006cm" svg:x="3.298cm" svg:y="15.292cm" svg:viewBox="0 0 36 7" svg:d="M0 0c7 9 26 9 36 0">
          <text:p/>
        </draw:path>
        <draw:line draw:style-name="gr8" draw:text-style-name="P2" draw:layer="layout" svg:x1="3.333cm" svg:y1="15.293cm" svg:x2="3.37cm" svg:y2="15.271cm">
          <text:p/>
        </draw:line>
        <draw:path draw:style-name="gr8" draw:text-style-name="P2" draw:layer="layout" svg:width="0.035cm" svg:height="0.005cm" svg:x="3.369cm" svg:y="15.266cm" svg:viewBox="0 0 36 6" svg:d="M36 6c-11-8-25-8-36 0">
          <text:p/>
        </draw:path>
        <draw:line draw:style-name="gr8" draw:text-style-name="P2" draw:layer="layout" svg:x1="3.404cm" svg:y1="15.271cm" svg:x2="3.44cm" svg:y2="15.293cm">
          <text:p/>
        </draw:line>
        <draw:path draw:style-name="gr8" draw:text-style-name="P2" draw:layer="layout" svg:width="0.007cm" svg:height="0.011cm" svg:x="3.439cm" svg:y="15.303cm" svg:viewBox="0 0 8 12" svg:d="M0 12c5-4 8-7 8-12">
          <text:p/>
        </draw:path>
        <draw:path draw:style-name="gr8" draw:text-style-name="P2" draw:layer="layout" svg:width="0.007cm" svg:height="0.011cm" svg:x="3.439cm" svg:y="15.292cm" svg:viewBox="0 0 8 12" svg:d="M8 12c0-4-3-7-8-12">
          <text:p/>
        </draw:path>
        <draw:line draw:style-name="gr8" draw:text-style-name="P2" draw:layer="layout" svg:x1="3.44cm" svg:y1="15.314cm" svg:x2="3.404cm" svg:y2="15.336cm">
          <text:p/>
        </draw:line>
        <draw:path draw:style-name="gr8" draw:text-style-name="P2" draw:layer="layout" svg:width="0.007cm" svg:height="0.011cm" svg:x="3.397cm" svg:y="15.331cm" svg:viewBox="0 0 8 12" svg:d="M8 0c-4 5-8 8-8 12">
          <text:p/>
        </draw:path>
        <draw:path draw:style-name="gr8" draw:text-style-name="P2" draw:layer="layout" svg:width="0.007cm" svg:height="0.01cm" svg:x="3.397cm" svg:y="15.342cm" svg:viewBox="0 0 8 11" svg:d="M0 0c0 8 4 11 8 11">
          <text:p/>
        </draw:path>
        <draw:line draw:style-name="gr8" draw:text-style-name="P2" draw:layer="layout" svg:x1="3.404cm" svg:y1="15.352cm" svg:x2="3.44cm" svg:y2="15.375cm">
          <text:p/>
        </draw:line>
        <draw:path draw:style-name="gr8" draw:text-style-name="P2" draw:layer="layout" svg:width="0.035cm" svg:height="0.005cm" svg:x="3.439cm" svg:y="15.374cm" svg:viewBox="0 0 36 6" svg:d="M0 0c12 8 26 8 36 0">
          <text:p/>
        </draw:path>
        <draw:line draw:style-name="gr8" draw:text-style-name="P2" draw:layer="layout" svg:x1="3.474cm" svg:y1="15.375cm" svg:x2="3.511cm" svg:y2="15.352cm">
          <text:p/>
        </draw:line>
        <draw:path draw:style-name="gr8" draw:text-style-name="P2" draw:layer="layout" svg:width="0.035cm" svg:height="0.002cm" svg:x="3.51cm" svg:y="15.35cm" svg:viewBox="0 0 36 3" svg:d="M36 3c-11-4-25-4-36 0">
          <text:p/>
        </draw:path>
        <draw:line draw:style-name="gr8" draw:text-style-name="P2" draw:layer="layout" svg:x1="3.545cm" svg:y1="15.352cm" svg:x2="3.581cm" svg:y2="15.375cm">
          <text:p/>
        </draw:line>
        <draw:path draw:style-name="gr8" draw:text-style-name="P2" draw:layer="layout" svg:width="0.007cm" svg:height="0.012cm" svg:x="3.58cm" svg:y="15.384cm" svg:viewBox="0 0 8 13" svg:d="M0 13c8-5 8-8 8-13">
          <text:p/>
        </draw:path>
        <draw:path draw:style-name="gr8" draw:text-style-name="P2" draw:layer="layout" svg:width="0.007cm" svg:height="0.01cm" svg:x="3.58cm" svg:y="15.374cm" svg:viewBox="0 0 8 11" svg:d="M8 11c0-3 0-7-8-11">
          <text:p/>
        </draw:path>
        <draw:line draw:style-name="gr8" draw:text-style-name="P2" draw:layer="layout" svg:x1="3.581cm" svg:y1="15.395cm" svg:x2="3.545cm" svg:y2="15.417cm">
          <text:p/>
        </draw:line>
        <draw:path draw:style-name="gr8" draw:text-style-name="P2" draw:layer="layout" svg:width="0.007cm" svg:height="0.01cm" svg:x="3.538cm" svg:y="15.416cm" svg:viewBox="0 0 8 11" svg:d="M8 0c-4 0-8 3-8 11">
          <text:p/>
        </draw:path>
        <draw:path draw:style-name="gr8" draw:text-style-name="P2" draw:layer="layout" svg:width="0.007cm" svg:height="0.014cm" svg:x="3.538cm" svg:y="15.423cm" svg:viewBox="0 0 8 15" svg:d="M0 0c0 7 4 7 8 15">
          <text:p/>
        </draw:path>
        <draw:line draw:style-name="gr8" draw:text-style-name="P2" draw:layer="layout" svg:x1="3.545cm" svg:y1="15.434cm" svg:x2="3.581cm" svg:y2="15.456cm">
          <text:p/>
        </draw:line>
        <draw:path draw:style-name="gr8" draw:text-style-name="P2" draw:layer="layout" svg:width="0.035cm" svg:height="0.005cm" svg:x="3.58cm" svg:y="15.455cm" svg:viewBox="0 0 36 6" svg:d="M0 0c12 8 26 8 36 0">
          <text:p/>
        </draw:path>
        <draw:line draw:style-name="gr8" draw:text-style-name="P2" draw:layer="layout" svg:x1="3.615cm" svg:y1="15.456cm" svg:x2="3.652cm" svg:y2="15.434cm">
          <text:p/>
        </draw:line>
        <draw:path draw:style-name="gr8" draw:text-style-name="P2" draw:layer="layout" svg:width="0.035cm" svg:height="0.005cm" svg:x="3.651cm" svg:y="15.432cm" svg:viewBox="0 0 36 6" svg:d="M36 6c-11-8-25-8-36 0">
          <text:p/>
        </draw:path>
        <draw:line draw:style-name="gr8" draw:text-style-name="P2" draw:layer="layout" svg:x1="3.686cm" svg:y1="15.434cm" svg:x2="3.722cm" svg:y2="15.456cm">
          <text:p/>
        </draw:line>
        <draw:path draw:style-name="gr8" draw:text-style-name="P2" draw:layer="layout" svg:width="0.007cm" svg:height="0.011cm" svg:x="3.721cm" svg:y="15.465cm" svg:viewBox="0 0 8 12" svg:d="M0 12c4-5 8-8 8-12">
          <text:p/>
        </draw:path>
        <draw:path draw:style-name="gr8" draw:text-style-name="P2" draw:layer="layout" svg:width="0.007cm" svg:height="0.01cm" svg:x="3.721cm" svg:y="15.455cm" svg:viewBox="0 0 8 11" svg:d="M8 11c0-4-4-8-8-11">
          <text:p/>
        </draw:path>
        <draw:line draw:style-name="gr8" draw:text-style-name="P2" draw:layer="layout" svg:x1="3.722cm" svg:y1="15.476cm" svg:x2="3.686cm" svg:y2="15.498cm">
          <text:p/>
        </draw:line>
        <draw:path draw:style-name="gr8" draw:text-style-name="P2" draw:layer="layout" svg:width="0.007cm" svg:height="0.011cm" svg:x="3.679cm" svg:y="15.497cm" svg:viewBox="0 0 8 12" svg:d="M8 0c-8 0-8 7-8 12">
          <text:p/>
        </draw:path>
        <draw:path draw:style-name="gr8" draw:text-style-name="P2" draw:layer="layout" svg:width="0.007cm" svg:height="0.014cm" svg:x="3.679cm" svg:y="15.504cm" svg:viewBox="0 0 8 15" svg:d="M0 0c0 8 0 12 8 15">
          <text:p/>
        </draw:path>
        <draw:line draw:style-name="gr8" draw:text-style-name="P2" draw:layer="layout" svg:x1="3.686cm" svg:y1="15.518cm" svg:x2="3.722cm" svg:y2="15.537cm">
          <text:p/>
        </draw:line>
        <draw:path draw:style-name="gr8" draw:text-style-name="P2" draw:layer="layout" svg:width="0.036cm" svg:height="0.006cm" svg:x="3.721cm" svg:y="15.536cm" svg:viewBox="0 0 37 7" svg:d="M0 0c12 9 26 9 37 0">
          <text:p/>
        </draw:path>
        <draw:line draw:style-name="gr8" draw:text-style-name="P2" draw:layer="layout" svg:x1="3.757cm" svg:y1="15.537cm" svg:x2="3.793cm" svg:y2="15.518cm">
          <text:p/>
        </draw:line>
        <draw:path draw:style-name="gr8" draw:text-style-name="P2" draw:layer="layout" svg:width="0.035cm" svg:height="0.006cm" svg:x="3.792cm" svg:y="15.513cm" svg:viewBox="0 0 36 7" svg:d="M36 7c-7-9-25-9-36 0">
          <text:p/>
        </draw:path>
        <draw:line draw:style-name="gr8" draw:text-style-name="P2" draw:layer="layout" svg:x1="3.827cm" svg:y1="15.518cm" svg:x2="3.863cm" svg:y2="15.537cm">
          <text:p/>
        </draw:line>
        <draw:path draw:style-name="gr8" draw:text-style-name="P2" draw:layer="layout" svg:width="0.007cm" svg:height="0.011cm" svg:x="3.862cm" svg:y="15.546cm" svg:viewBox="0 0 8 12" svg:d="M0 12c4 0 8-8 8-12">
          <text:p/>
        </draw:path>
        <draw:path draw:style-name="gr8" draw:text-style-name="P2" draw:layer="layout" svg:width="0.007cm" svg:height="0.01cm" svg:x="3.862cm" svg:y="15.536cm" svg:viewBox="0 0 8 11" svg:d="M8 11c0-4-4-8-8-11">
          <text:p/>
        </draw:path>
        <draw:line draw:style-name="gr8" draw:text-style-name="P2" draw:layer="layout" svg:x1="3.863cm" svg:y1="15.557cm" svg:x2="3.827cm" svg:y2="15.579cm">
          <text:p/>
        </draw:line>
        <draw:path draw:style-name="gr8" draw:text-style-name="P2" draw:layer="layout" svg:width="0.007cm" svg:height="0.011cm" svg:x="3.82cm" svg:y="15.578cm" svg:viewBox="0 0 8 12" svg:d="M8 0c-4 4-8 8-8 12">
          <text:p/>
        </draw:path>
        <draw:path draw:style-name="gr8" draw:text-style-name="P2" draw:layer="layout" svg:width="0.007cm" svg:height="0.01cm" svg:x="3.82cm" svg:y="15.589cm" svg:viewBox="0 0 8 11" svg:d="M0 0c0 3 4 8 8 11">
          <text:p/>
        </draw:path>
        <draw:line draw:style-name="gr8" draw:text-style-name="P2" draw:layer="layout" svg:x1="3.827cm" svg:y1="15.596cm" svg:x2="3.863cm" svg:y2="15.622cm">
          <text:p/>
        </draw:line>
        <draw:path draw:style-name="gr8" draw:text-style-name="P2" draw:layer="layout" svg:width="0.036cm" svg:height="0.006cm" svg:x="3.862cm" svg:y="15.617cm" svg:viewBox="0 0 37 7" svg:d="M0 0c12 9 26 9 37 0">
          <text:p/>
        </draw:path>
        <draw:line draw:style-name="gr8" draw:text-style-name="P2" draw:layer="layout" svg:x1="3.898cm" svg:y1="15.622cm" svg:x2="3.934cm" svg:y2="15.596cm">
          <text:p/>
        </draw:line>
        <draw:path draw:style-name="gr8" draw:text-style-name="P2" draw:layer="layout" svg:width="0.035cm" svg:height="0.006cm" svg:x="3.933cm" svg:y="15.594cm" svg:viewBox="0 0 36 7" svg:d="M36 7c-7-9-24-9-36 0">
          <text:p/>
        </draw:path>
        <draw:line draw:style-name="gr8" draw:text-style-name="P2" draw:layer="layout" svg:x1="3.968cm" svg:y1="15.596cm" svg:x2="4.005cm" svg:y2="15.622cm">
          <text:p/>
        </draw:line>
        <draw:path draw:style-name="gr8" draw:text-style-name="P2" draw:layer="layout" svg:width="0.007cm" svg:height="0.01cm" svg:x="4.004cm" svg:y="15.628cm" svg:viewBox="0 0 8 11" svg:d="M0 11c8 0 8-8 8-11">
          <text:p/>
        </draw:path>
        <draw:path draw:style-name="gr8" draw:text-style-name="P2" draw:layer="layout" svg:width="0.007cm" svg:height="0.014cm" svg:x="4.004cm" svg:y="15.617cm" svg:viewBox="0 0 8 15" svg:d="M8 15c0-8 0-11-8-15">
          <text:p/>
        </draw:path>
        <draw:line draw:style-name="gr8" draw:text-style-name="P2" draw:layer="layout" svg:x1="4.005cm" svg:y1="15.638cm" svg:x2="3.968cm" svg:y2="15.66cm">
          <text:p/>
        </draw:line>
        <draw:path draw:style-name="gr8" draw:text-style-name="P2" draw:layer="layout" svg:width="0.007cm" svg:height="0.011cm" svg:x="3.961cm" svg:y="15.659cm" svg:viewBox="0 0 8 12" svg:d="M8 0c-4 4-8 8-8 12">
          <text:p/>
        </draw:path>
        <draw:path draw:style-name="gr8" draw:text-style-name="P2" draw:layer="layout" svg:width="0.007cm" svg:height="0.01cm" svg:x="3.961cm" svg:y="15.67cm" svg:viewBox="0 0 8 11" svg:d="M0 0c0 3 4 8 8 11">
          <text:p/>
        </draw:path>
        <draw:line draw:style-name="gr8" draw:text-style-name="P2" draw:layer="layout" svg:x1="3.968cm" svg:y1="15.68cm" svg:x2="4.005cm" svg:y2="15.703cm">
          <text:p/>
        </draw:line>
        <draw:path draw:style-name="gr8" draw:text-style-name="P2" draw:layer="layout" svg:width="0.035cm" svg:height="0.008cm" svg:x="4.004cm" svg:y="15.698cm" svg:viewBox="0 0 36 9" svg:d="M0 0c11 12 29 12 36 0">
          <text:p/>
        </draw:path>
        <draw:line draw:style-name="gr8" draw:text-style-name="P2" draw:layer="layout" svg:x1="4.039cm" svg:y1="15.703cm" svg:x2="4.075cm" svg:y2="15.68cm">
          <text:p/>
        </draw:line>
        <draw:path draw:style-name="gr8" draw:text-style-name="P2" draw:layer="layout" svg:width="0.035cm" svg:height="0.005cm" svg:x="4.074cm" svg:y="15.675cm" svg:viewBox="0 0 36 6" svg:d="M36 6c-10-8-24-8-36 0">
          <text:p/>
        </draw:path>
        <draw:line draw:style-name="gr8" draw:text-style-name="P2" draw:layer="layout" svg:x1="4.109cm" svg:y1="15.68cm" svg:x2="4.149cm" svg:y2="15.703cm">
          <text:p/>
        </draw:line>
        <draw:path draw:style-name="gr8" draw:text-style-name="P2" draw:layer="layout" svg:width="0.01cm" svg:height="0.014cm" svg:x="4.145cm" svg:y="15.709cm" svg:viewBox="0 0 11 15" svg:d="M0 15c7-4 11-12 11-15">
          <text:p/>
        </draw:path>
        <draw:path draw:style-name="gr8" draw:text-style-name="P2" draw:layer="layout" svg:width="0.01cm" svg:height="0.014cm" svg:x="4.145cm" svg:y="15.698cm" svg:viewBox="0 0 11 15" svg:d="M11 15c0-3-4-10-11-15">
          <text:p/>
        </draw:path>
        <draw:line draw:style-name="gr8" draw:text-style-name="P2" draw:layer="layout" svg:x1="4.149cm" svg:y1="15.719cm" svg:x2="4.109cm" svg:y2="15.741cm">
          <text:p/>
        </draw:line>
        <draw:path draw:style-name="gr8" draw:text-style-name="P2" draw:layer="layout" svg:width="0.007cm" svg:height="0.011cm" svg:x="4.102cm" svg:y="15.74cm" svg:viewBox="0 0 8 12" svg:d="M8 0c-3 4-8 9-8 12">
          <text:p/>
        </draw:path>
        <draw:path draw:style-name="gr8" draw:text-style-name="P2" draw:layer="layout" svg:width="0.005cm" svg:height="0.007cm" svg:x="4.102cm" svg:y="15.751cm" svg:viewBox="0 0 6 8" svg:d="M0 0c0 0 0 5 6 8">
          <text:p/>
        </draw:path>
        <draw:path draw:style-name="gr8" draw:text-style-name="P2" draw:layer="layout" svg:width="0.081cm" svg:height="0.028cm" svg:x="4.102cm" svg:y="15.755cm" svg:viewBox="0 0 82 29" svg:d="M0 0c25 10 53 21 82 29">
          <text:p/>
        </draw:path>
        <draw:line draw:style-name="gr8" draw:text-style-name="P2" draw:layer="layout" svg:x1="4.216cm" svg:y1="15.762cm" svg:x2="4.18cm" svg:y2="15.784cm">
          <text:p/>
        </draw:line>
        <draw:path draw:style-name="gr8" draw:text-style-name="P2" draw:layer="layout" svg:width="0.039cm" svg:height="0.005cm" svg:x="4.215cm" svg:y="15.756cm" svg:viewBox="0 0 40 6" svg:d="M40 6c-11-8-29-8-40 0">
          <text:p/>
        </draw:path>
        <draw:line draw:style-name="gr8" draw:text-style-name="P2" draw:layer="layout" svg:x1="4.25cm" svg:y1="15.762cm" svg:x2="4.304cm" svg:y2="15.794cm">
          <text:p/>
        </draw:line>
        <draw:line draw:style-name="gr8" draw:text-style-name="P2" draw:layer="layout" svg:x1="2.698cm" svg:y1="15.07cm" svg:x2="2.698cm" svg:y2="16.047cm">
          <text:p/>
        </draw:line>
        <draw:line draw:style-name="gr8" draw:text-style-name="P2" draw:layer="layout" svg:x1="2.73cm" svg:y1="15.056cm" svg:x2="2.73cm" svg:y2="16.069cm">
          <text:p/>
        </draw:line>
        <draw:line draw:style-name="gr8" draw:text-style-name="P2" draw:layer="layout" svg:x1="2.836cm" svg:y1="15.056cm" svg:x2="2.836cm" svg:y2="16.129cm">
          <text:p/>
        </draw:line>
        <draw:line draw:style-name="gr8" draw:text-style-name="P2" draw:layer="layout" svg:x1="2.871cm" svg:y1="15.063cm" svg:x2="2.871cm" svg:y2="16.15cm">
          <text:p/>
        </draw:line>
        <draw:line draw:style-name="gr8" draw:text-style-name="P2" draw:layer="layout" svg:x1="2.977cm" svg:y1="15.109cm" svg:x2="2.977cm" svg:y2="16.21cm">
          <text:p/>
        </draw:line>
        <draw:line draw:style-name="gr8" draw:text-style-name="P2" draw:layer="layout" svg:x1="3.016cm" svg:y1="15.13cm" svg:x2="3.016cm" svg:y2="16.231cm">
          <text:p/>
        </draw:line>
        <draw:line draw:style-name="gr8" draw:text-style-name="P2" draw:layer="layout" svg:x1="3.122cm" svg:y1="15.19cm" svg:x2="3.122cm" svg:y2="16.291cm">
          <text:p/>
        </draw:line>
        <draw:line draw:style-name="gr8" draw:text-style-name="P2" draw:layer="layout" svg:x1="3.157cm" svg:y1="15.211cm" svg:x2="3.157cm" svg:y2="16.312cm">
          <text:p/>
        </draw:line>
        <draw:line draw:style-name="gr8" draw:text-style-name="P2" draw:layer="layout" svg:x1="3.263cm" svg:y1="15.271cm" svg:x2="3.263cm" svg:y2="16.372cm">
          <text:p/>
        </draw:line>
        <draw:line draw:style-name="gr8" draw:text-style-name="P2" draw:layer="layout" svg:x1="3.298cm" svg:y1="15.292cm" svg:x2="3.298cm" svg:y2="16.393cm">
          <text:p/>
        </draw:line>
        <draw:line draw:style-name="gr8" draw:text-style-name="P2" draw:layer="layout" svg:x1="3.404cm" svg:y1="15.352cm" svg:x2="3.404cm" svg:y2="16.453cm">
          <text:p/>
        </draw:line>
        <draw:line draw:style-name="gr8" draw:text-style-name="P2" draw:layer="layout" svg:x1="3.439cm" svg:y1="15.374cm" svg:x2="3.439cm" svg:y2="16.474cm">
          <text:p/>
        </draw:line>
        <draw:line draw:style-name="gr8" draw:text-style-name="P2" draw:layer="layout" svg:x1="3.827cm" svg:y1="15.596cm" svg:x2="3.827cm" svg:y2="16.7cm">
          <text:p/>
        </draw:line>
        <draw:line draw:style-name="gr8" draw:text-style-name="P2" draw:layer="layout" svg:x1="3.862cm" svg:y1="15.617cm" svg:x2="3.862cm" svg:y2="16.721cm">
          <text:p/>
        </draw:line>
        <draw:line draw:style-name="gr8" draw:text-style-name="P2" draw:layer="layout" svg:x1="3.968cm" svg:y1="15.68cm" svg:x2="3.968cm" svg:y2="16.781cm">
          <text:p/>
        </draw:line>
        <draw:line draw:style-name="gr8" draw:text-style-name="P2" draw:layer="layout" svg:x1="4.004cm" svg:y1="15.698cm" svg:x2="4.004cm" svg:y2="16.802cm">
          <text:p/>
        </draw:line>
        <draw:path draw:style-name="gr8" draw:text-style-name="P2" draw:layer="layout" svg:width="0.003cm" svg:height="0.014cm" svg:x="3.471cm" svg:y="15.85cm" svg:viewBox="0 0 4 15" svg:d="M0 0c0 3 0 8 0 8 0 3 0 7 4 7">
          <text:p/>
        </draw:path>
        <draw:line draw:style-name="gr8" draw:text-style-name="P2" draw:layer="layout" svg:x1="3.474cm" svg:y1="15.865cm" svg:x2="3.511cm" svg:y2="15.843cm">
          <text:p/>
        </draw:line>
        <draw:path draw:style-name="gr8" draw:text-style-name="P2" draw:layer="layout" svg:width="0.003cm" svg:height="0.018cm" svg:x="3.471cm" svg:y="15.832cm" svg:viewBox="0 0 4 19" svg:d="M0 19c0-7 0-14 4-19">
          <text:p/>
        </draw:path>
        <draw:path draw:style-name="gr8" draw:text-style-name="P2" draw:layer="layout" svg:width="0.035cm" svg:height="0.078cm" svg:x="3.51cm" svg:y="15.839cm" svg:viewBox="0 0 36 79" svg:d="M36 79c-4-14-11-29-18-43-3-8-3-11-7-15 0-7-4-10-8-14 0-3-3-7-3-7">
          <text:p/>
        </draw:path>
        <draw:line draw:style-name="gr8" draw:text-style-name="P2" draw:layer="layout" svg:x1="3.474cm" svg:y1="15.833cm" svg:x2="3.511cm" svg:y2="15.811cm">
          <text:p/>
        </draw:line>
        <draw:path draw:style-name="gr8" draw:text-style-name="P2" draw:layer="layout" svg:width="0.035cm" svg:height="0.081cm" svg:x="3.545cm" svg:y="15.917cm" svg:viewBox="0 0 36 82" svg:d="M36 82c-14-26-24-54-36-82">
          <text:p/>
        </draw:path>
        <draw:path draw:style-name="gr8" draw:text-style-name="P2" draw:layer="layout" svg:width="0.035cm" svg:height="0.078cm" svg:x="3.51cm" svg:y="15.733cm" svg:viewBox="0 0 36 79" svg:d="M36 0c-4 11-11 26-18 40-3 4-3 7-7 14 0 4-4 11-8 14 0 4-3 11-3 11">
          <text:p/>
        </draw:path>
        <draw:path draw:style-name="gr8" draw:text-style-name="P2" draw:layer="layout" svg:width="0.007cm" svg:height="0.018cm" svg:x="3.58cm" svg:y="16.019cm" svg:viewBox="0 0 8 19" svg:d="M0 19c8-4 8-11 8-19">
          <text:p/>
        </draw:path>
        <draw:path draw:style-name="gr8" draw:text-style-name="P2" draw:layer="layout" svg:width="0.007cm" svg:height="0.021cm" svg:x="3.58cm" svg:y="15.998cm" svg:viewBox="0 0 8 22" svg:d="M8 22c0-8-3-15-8-22">
          <text:p/>
        </draw:path>
        <draw:path draw:style-name="gr8" draw:text-style-name="P2" draw:layer="layout" svg:width="0.007cm" svg:height="0.011cm" svg:x="3.545cm" svg:y="15.726cm" svg:viewBox="0 0 8 12" svg:d="M0 12c0-5 4-8 8-12">
          <text:p/>
        </draw:path>
        <draw:line draw:style-name="gr8" draw:text-style-name="P2" draw:layer="layout" svg:x1="3.545cm" svg:y1="16.059cm" svg:x2="3.581cm" svg:y2="16.033cm">
          <text:p/>
        </draw:line>
        <draw:path draw:style-name="gr8" draw:text-style-name="P2" draw:layer="layout" svg:width="0.007cm" svg:height="0.021cm" svg:x="3.538cm" svg:y="16.069cm" svg:viewBox="0 0 8 22" svg:d="M8 22c-4-4-8-11-8-22">
          <text:p/>
        </draw:path>
        <draw:path draw:style-name="gr8" draw:text-style-name="P2" draw:layer="layout" svg:width="0.007cm" svg:height="0.018cm" svg:x="3.538cm" svg:y="16.054cm" svg:viewBox="0 0 8 19" svg:d="M0 19c0-7 0-14 8-19">
          <text:p/>
        </draw:path>
        <draw:path draw:style-name="gr8" draw:text-style-name="P2" draw:layer="layout" svg:width="0.035cm" svg:height="0.042cm" svg:x="3.545cm" svg:y="16.09cm" svg:viewBox="0 0 36 43" svg:d="M36 43c-10-14-24-29-36-43">
          <text:p/>
        </draw:path>
        <draw:path draw:style-name="gr8" draw:text-style-name="P2" draw:layer="layout" svg:width="0.006cm" svg:height="0cm" svg:x="3.538cm" svg:y="15.726cm" svg:viewBox="0 0 7 0" svg:d="M7 0c-7 0-7 0-7 0">
          <text:p/>
        </draw:path>
        <draw:path draw:style-name="gr8" draw:text-style-name="P2" draw:layer="layout" svg:width="0.035cm" svg:height="0.011cm" svg:x="3.58cm" svg:y="16.129cm" svg:viewBox="0 0 36 12" svg:d="M0 0c4 4 7 8 12 8 7 3 17 8 24 0">
          <text:p/>
        </draw:path>
        <draw:path draw:style-name="gr8" draw:text-style-name="P2" draw:layer="layout" svg:width="0.035cm" svg:height="0.006cm" svg:x="3.545cm" svg:y="15.725cm" svg:viewBox="0 0 36 7" svg:d="M0 2c12-4 26 0 36 5">
          <text:p/>
        </draw:path>
        <draw:line draw:style-name="gr8" draw:text-style-name="P2" draw:layer="layout" svg:x1="3.615cm" svg:y1="16.137cm" svg:x2="3.652cm" svg:y2="16.114cm">
          <text:p/>
        </draw:line>
        <draw:path draw:style-name="gr8" draw:text-style-name="P2" draw:layer="layout" svg:width="0.035cm" svg:height="0.007cm" svg:x="3.58cm" svg:y="15.723cm" svg:viewBox="0 0 36 8" svg:d="M0 8c4 0 7 0 12 0 3 0 7 0 14-4 3 0 7-4 10-4">
          <text:p/>
        </draw:path>
        <draw:path draw:style-name="gr8" draw:text-style-name="P2" draw:layer="layout" svg:width="0.035cm" svg:height="0.01cm" svg:x="3.651cm" svg:y="16.111cm" svg:viewBox="0 0 36 11" svg:d="M36 11c-3-8-11-8-18-11-3 0-10 0-18 3">
          <text:p/>
        </draw:path>
        <draw:line draw:style-name="gr8" draw:text-style-name="P2" draw:layer="layout" svg:x1="3.615cm" svg:y1="15.724cm" svg:x2="3.652cm" svg:y2="15.702cm">
          <text:p/>
        </draw:line>
        <draw:path draw:style-name="gr8" draw:text-style-name="P2" draw:layer="layout" svg:width="0.035cm" svg:height="0.025cm" svg:x="3.686cm" svg:y="16.118cm" svg:viewBox="0 0 36 26" svg:d="M36 26c-10-8-21-19-36-26">
          <text:p/>
        </draw:path>
        <draw:path draw:style-name="gr8" draw:text-style-name="P2" draw:layer="layout" svg:width="0.028cm" svg:height="0.007cm" svg:x="3.651cm" svg:y="15.695cm" svg:viewBox="0 0 29 8" svg:d="M29 0c-4 0-7 0-11 0-3 4-10 4-18 8">
          <text:p/>
        </draw:path>
        <draw:path draw:style-name="gr8" draw:text-style-name="P2" draw:layer="layout" svg:width="0.007cm" svg:height="0.01cm" svg:x="3.721cm" svg:y="16.15cm" svg:viewBox="0 0 8 11" svg:d="M0 11c4-3 8-8 8-11">
          <text:p/>
        </draw:path>
        <draw:path draw:style-name="gr8" draw:text-style-name="P2" draw:layer="layout" svg:width="0.007cm" svg:height="0.011cm" svg:x="3.721cm" svg:y="16.139cm" svg:viewBox="0 0 8 12" svg:d="M8 12c0-4-4-8-8-12">
          <text:p/>
        </draw:path>
        <draw:line draw:style-name="gr8" draw:text-style-name="P2" draw:layer="layout" svg:x1="3.686cm" svg:y1="16.179cm" svg:x2="3.722cm" svg:y2="16.16cm">
          <text:p/>
        </draw:line>
        <draw:path draw:style-name="gr8" draw:text-style-name="P2" draw:layer="layout" svg:width="0.007cm" svg:height="0.008cm" svg:x="3.679cm" svg:y="16.188cm" svg:viewBox="0 0 8 9" svg:d="M8 9c-4 0-8-5-8-9">
          <text:p/>
        </draw:path>
        <draw:path draw:style-name="gr8" draw:text-style-name="P2" draw:layer="layout" svg:width="0.007cm" svg:height="0.01cm" svg:x="3.679cm" svg:y="16.178cm" svg:viewBox="0 0 8 11" svg:d="M0 11c0-3 0-8 8-11">
          <text:p/>
        </draw:path>
        <draw:path draw:style-name="gr8" draw:text-style-name="P2" draw:layer="layout" svg:width="0.035cm" svg:height="0.003cm" svg:x="3.686cm" svg:y="16.196cm" svg:viewBox="0 0 36 4" svg:d="M36 4c-10 0-21 0-36-4">
          <text:p/>
        </draw:path>
        <draw:path draw:style-name="gr8" draw:text-style-name="P2" draw:layer="layout" svg:width="0.007cm" svg:height="0.014cm" svg:x="3.679cm" svg:y="15.772cm" svg:viewBox="0 0 8 15" svg:d="M8 15c-4-4-8-8-8-15">
          <text:p/>
        </draw:path>
        <draw:path draw:style-name="gr8" draw:text-style-name="P2" draw:layer="layout" svg:width="0.036cm" svg:height="0.013cm" svg:x="3.721cm" svg:y="16.188cm" svg:viewBox="0 0 37 14" svg:d="M0 12c4 4 12 0 19-3 7 0 14-5 18-9">
          <text:p/>
        </draw:path>
        <draw:path draw:style-name="gr8" draw:text-style-name="P2" draw:layer="layout" svg:width="0.035cm" svg:height="0.039cm" svg:x="3.686cm" svg:y="15.783cm" svg:viewBox="0 0 36 40" svg:d="M0 0c15 11 26 25 36 40">
          <text:p/>
        </draw:path>
        <draw:line draw:style-name="gr8" draw:text-style-name="P2" draw:layer="layout" svg:x1="3.757cm" svg:y1="16.189cm" svg:x2="3.793cm" svg:y2="16.167cm">
          <text:p/>
        </draw:line>
        <draw:path draw:style-name="gr8" draw:text-style-name="P2" draw:layer="layout" svg:width="0.036cm" svg:height="0.017cm" svg:x="3.721cm" svg:y="15.818cm" svg:viewBox="0 0 37 18" svg:d="M0 0c4 7 12 15 19 15 7 4 14 4 18 0">
          <text:p/>
        </draw:path>
        <draw:path draw:style-name="gr8" draw:text-style-name="P2" draw:layer="layout" svg:width="0.028cm" svg:height="0.014cm" svg:x="3.792cm" svg:y="16.157cm" svg:viewBox="0 0 29 15" svg:d="M29 0c-3 0-7 3-10 3-4 5-11 5-19 12">
          <text:p/>
        </draw:path>
        <draw:line draw:style-name="gr8" draw:text-style-name="P2" draw:layer="layout" svg:x1="3.757cm" svg:y1="15.833cm" svg:x2="3.793cm" svg:y2="15.811cm">
          <text:p/>
        </draw:line>
        <draw:path draw:style-name="gr8" draw:text-style-name="P2" draw:layer="layout" svg:width="0.028cm" svg:height="0.011cm" svg:x="3.792cm" svg:y="15.808cm" svg:viewBox="0 0 29 12" svg:d="M29 12c-3-4-7-4-10-8-4-5-11-5-19 0">
          <text:p/>
        </draw:path>
        <draw:path draw:style-name="gr8" draw:text-style-name="P2" draw:layer="layout" svg:width="0.007cm" svg:height="0.056cm" svg:x="3.82cm" svg:y="16.069cm" svg:viewBox="0 0 8 57" svg:d="M0 57c0-11 8-33 8-57">
          <text:p/>
        </draw:path>
        <draw:path draw:style-name="gr8" draw:text-style-name="P2" draw:layer="layout" svg:width="0.007cm" svg:height="0.071cm" svg:x="3.82cm" svg:y="15.998cm" svg:viewBox="0 0 8 72" svg:d="M0 0c0 21 8 46 8 72">
          <text:p/>
        </draw:path>
        <draw:line draw:style-name="gr8" draw:text-style-name="P2" draw:layer="layout" svg:x1="3.545cm" svg:y1="16.09cm" svg:x2="3.545cm" svg:y2="16.538cm">
          <text:p/>
        </draw:line>
        <draw:line draw:style-name="gr8" draw:text-style-name="P2" draw:layer="layout" svg:x1="3.58cm" svg:y1="16.129cm" svg:x2="3.58cm" svg:y2="16.555cm">
          <text:p/>
        </draw:line>
        <draw:line draw:style-name="gr8" draw:text-style-name="P2" draw:layer="layout" svg:x1="3.686cm" svg:y1="16.196cm" svg:x2="3.686cm" svg:y2="16.619cm">
          <text:p/>
        </draw:line>
        <draw:line draw:style-name="gr8" draw:text-style-name="P2" draw:layer="layout" svg:x1="3.721cm" svg:y1="16.199cm" svg:x2="3.721cm" svg:y2="16.64cm">
          <text:p/>
        </draw:line>
        <draw:line draw:style-name="gr8" draw:text-style-name="P2" draw:layer="layout" svg:x1="3.545cm" svg:y1="15.434cm" svg:x2="3.545cm" svg:y2="15.726cm">
          <text:p/>
        </draw:line>
        <draw:line draw:style-name="gr8" draw:text-style-name="P2" draw:layer="layout" svg:x1="3.58cm" svg:y1="15.455cm" svg:x2="3.58cm" svg:y2="15.726cm">
          <text:p/>
        </draw:line>
        <draw:line draw:style-name="gr8" draw:text-style-name="P2" draw:layer="layout" svg:x1="3.686cm" svg:y1="15.518cm" svg:x2="3.686cm" svg:y2="15.783cm">
          <text:p/>
        </draw:line>
        <draw:line draw:style-name="gr8" draw:text-style-name="P2" draw:layer="layout" svg:x1="3.721cm" svg:y1="15.536cm" svg:x2="3.721cm" svg:y2="15.818cm">
          <text:p/>
        </draw:line>
        <draw:line draw:style-name="gr8" draw:text-style-name="P2" draw:layer="layout" svg:x1="4.102cm" svg:y1="16.859cm" svg:x2="4.102cm" svg:y2="15.755cm">
          <text:p/>
        </draw:line>
        <draw:line draw:style-name="gr8" draw:text-style-name="P2" draw:layer="layout" svg:x1="4.18cm" svg:y1="16.883cm" svg:x2="4.18cm" svg:y2="15.779cm">
          <text:p/>
        </draw:line>
        <draw:line draw:style-name="gr8" draw:text-style-name="P2" draw:layer="layout" svg:x1="6.134cm" svg:y1="19.042cm" svg:x2="6.134cm" svg:y2="18.309cm">
          <text:p/>
        </draw:line>
        <draw:line draw:style-name="gr8" draw:text-style-name="P2" draw:layer="layout" svg:x1="6.135cm" svg:y1="19.047cm" svg:x2="2.314cm" svg:y2="16.838cm">
          <text:p/>
        </draw:line>
        <draw:line draw:style-name="gr8" draw:text-style-name="P2" draw:layer="layout" svg:x1="2.314cm" svg:y1="16.104cm" svg:x2="2.314cm" svg:y2="16.838cm">
          <text:p/>
        </draw:line>
        <draw:line draw:style-name="gr8" draw:text-style-name="P2" draw:layer="layout" svg:x1="5.39cm" svg:y1="17.155cm" svg:x2="5.39cm" svg:y2="17.6cm">
          <text:p/>
        </draw:line>
        <draw:line draw:style-name="gr8" draw:text-style-name="P2" draw:layer="layout" svg:x1="5.351cm" svg:y1="17.152cm" svg:x2="5.351cm" svg:y2="17.582cm">
          <text:p/>
        </draw:line>
        <draw:path draw:style-name="gr8" draw:text-style-name="P2" draw:layer="layout" svg:width="0.039cm" svg:height="0.003cm" svg:x="5.351cm" svg:y="17.152cm" svg:viewBox="0 0 40 4" svg:d="M40 4c-15 0-26 0-40-4">
          <text:p/>
        </draw:path>
        <draw:path draw:style-name="gr8" draw:text-style-name="P2" draw:layer="layout" svg:width="0.035cm" svg:height="0.014cm" svg:x="5.39cm" svg:y="17.141cm" svg:viewBox="0 0 36 15" svg:d="M36 0c-7 5-14 8-22 8-7 4-11 7-14 7">
          <text:p/>
        </draw:path>
        <draw:path draw:style-name="gr8" draw:text-style-name="P2" draw:layer="layout" svg:width="0.512cm" svg:height="0.164cm" svg:x="4.769cm" svg:y="15.897cm" svg:viewBox="0 0 513 165" svg:d="M513 52c-85-50-209-67-321-39-111 21-185 82-192 152">
          <text:p/>
        </draw:path>
        <draw:line draw:style-name="gr8" draw:text-style-name="P2" draw:layer="layout" svg:x1="4.769cm" svg:y1="17.162cm" svg:x2="4.769cm" svg:y2="16.058cm">
          <text:p/>
        </draw:line>
        <draw:path draw:style-name="gr8" draw:text-style-name="P2" draw:layer="layout" svg:width="0.427cm" svg:height="0.734cm" svg:x="6.374cm" svg:y="16.58cm" svg:viewBox="0 0 428 735" svg:d="M0 0c238 134 428 462 428 735">
          <text:p/>
        </draw:path>
        <draw:line draw:style-name="gr8" draw:text-style-name="P2" draw:layer="layout" svg:x1="6.375cm" svg:y1="16.581cm" svg:x2="5.277cm" svg:y2="15.945cm">
          <text:p/>
        </draw:line>
        <draw:line draw:style-name="gr8" draw:text-style-name="P2" draw:layer="layout" svg:x1="6.798cm" svg:y1="17.314cm" svg:x2="6.798cm" svg:y2="17.924cm">
          <text:p/>
        </draw:line>
        <draw:line draw:style-name="gr8" draw:text-style-name="P2" draw:layer="layout" svg:x1="6.802cm" svg:y1="17.314cm" svg:x2="6.374cm" svg:y2="17.562cm">
          <text:p/>
        </draw:line>
        <draw:path draw:style-name="gr8" draw:text-style-name="P2" draw:layer="layout" svg:width="0.032cm" svg:height="0.208cm" svg:x="6.342cm" svg:y="17.353cm" svg:viewBox="0 0 33 209" svg:d="M0 0c22 71 33 142 33 209">
          <text:p/>
        </draw:path>
        <draw:path draw:style-name="gr8" draw:text-style-name="P2" draw:layer="layout" svg:width="0.007cm" svg:height="0.043cm" svg:x="6.335cm" svg:y="17.31cm" svg:viewBox="0 0 8 44" svg:d="M8 44c-3-14-8-30-8-44">
          <text:p/>
        </draw:path>
        <draw:path draw:style-name="gr8" draw:text-style-name="P2" draw:layer="layout" svg:width="0.007cm" svg:height="0.021cm" svg:x="6.335cm" svg:y="17.289cm" svg:viewBox="0 0 8 22" svg:d="M0 22c0-7 0-18 8-22">
          <text:p/>
        </draw:path>
        <draw:line draw:style-name="gr8" draw:text-style-name="P2" draw:layer="layout" svg:x1="6.342cm" svg:y1="17.29cm" svg:x2="6.379cm" svg:y2="17.268cm">
          <text:p/>
        </draw:line>
        <draw:path draw:style-name="gr8" draw:text-style-name="P2" draw:layer="layout" svg:width="0.007cm" svg:height="0.032cm" svg:x="6.378cm" svg:y="17.215cm" svg:viewBox="0 0 8 33" svg:d="M0 0c8 12 8 22 8 33">
          <text:p/>
        </draw:path>
        <draw:path draw:style-name="gr8" draw:text-style-name="P2" draw:layer="layout" svg:width="0.007cm" svg:height="0.021cm" svg:x="6.378cm" svg:y="17.247cm" svg:viewBox="0 0 8 22" svg:d="M8 0c0 11 0 18-8 22">
          <text:p/>
        </draw:path>
        <draw:path draw:style-name="gr8" draw:text-style-name="P2" draw:layer="layout" svg:width="0.036cm" svg:height="0.078cm" svg:x="6.342cm" svg:y="17.137cm" svg:viewBox="0 0 37 79" svg:d="M0 0c16 25 26 50 37 79">
          <text:p/>
        </draw:path>
        <draw:path draw:style-name="gr8" draw:text-style-name="P2" draw:layer="layout" svg:width="0.035cm" svg:height="0.027cm" svg:x="6.307cm" svg:y="17.114cm" svg:viewBox="0 0 36 28" svg:d="M0 2c4-3 7-3 12 0 7 0 10 4 14 7 3 4 7 12 10 19">
          <text:p/>
        </draw:path>
        <draw:line draw:style-name="gr8" draw:text-style-name="P2" draw:layer="layout" svg:x1="6.272cm" svg:y1="17.138cm" svg:x2="6.308cm" svg:y2="17.116cm">
          <text:p/>
        </draw:line>
        <draw:path draw:style-name="gr8" draw:text-style-name="P2" draw:layer="layout" svg:width="0.035cm" svg:height="0.024cm" svg:x="6.237cm" svg:y="17.116cm" svg:viewBox="0 0 36 25" svg:d="M36 22c-4 4-7 4-11 0-3 0-7-3-15-7-3-3-7-11-10-15">
          <text:p/>
        </draw:path>
        <draw:path draw:style-name="gr8" draw:text-style-name="P2" draw:layer="layout" svg:width="0.036cm" svg:height="0.053cm" svg:x="6.201cm" svg:y="17.063cm" svg:viewBox="0 0 37 54" svg:d="M0 0c15 18 26 37 37 54">
          <text:p/>
        </draw:path>
        <draw:path draw:style-name="gr8" draw:text-style-name="P2" draw:layer="layout" svg:width="0.007cm" svg:height="0.021cm" svg:x="6.194cm" svg:y="17.042cm" svg:viewBox="0 0 8 22" svg:d="M8 22c-4-8-8-11-8-22">
          <text:p/>
        </draw:path>
        <draw:path draw:style-name="gr8" draw:text-style-name="P2" draw:layer="layout" svg:width="0.007cm" svg:height="0.014cm" svg:x="6.194cm" svg:y="17.028cm" svg:viewBox="0 0 8 15" svg:d="M0 15c0-3 0-10 8-15">
          <text:p/>
        </draw:path>
        <draw:line draw:style-name="gr8" draw:text-style-name="P2" draw:layer="layout" svg:x1="6.201cm" svg:y1="17.029cm" svg:x2="6.238cm" svg:y2="17.007cm">
          <text:p/>
        </draw:line>
        <draw:path draw:style-name="gr8" draw:text-style-name="P2" draw:layer="layout" svg:width="0.007cm" svg:height="0.018cm" svg:x="6.237cm" svg:y="16.975cm" svg:viewBox="0 0 8 19" svg:d="M0 0c3 7 8 11 8 19">
          <text:p/>
        </draw:path>
        <draw:path draw:style-name="gr8" draw:text-style-name="P2" draw:layer="layout" svg:width="0.007cm" svg:height="0.014cm" svg:x="6.237cm" svg:y="16.993cm" svg:viewBox="0 0 8 15" svg:d="M8 0c0 7 0 15-8 15">
          <text:p/>
        </draw:path>
        <draw:path draw:style-name="gr8" draw:text-style-name="P2" draw:layer="layout" svg:width="0.036cm" svg:height="0.042cm" svg:x="6.201cm" svg:y="16.933cm" svg:viewBox="0 0 37 43" svg:d="M0 0c11 14 26 29 37 43">
          <text:p/>
        </draw:path>
        <draw:path draw:style-name="gr8" draw:text-style-name="P2" draw:layer="layout" svg:width="0.035cm" svg:height="0.011cm" svg:x="6.166cm" svg:y="16.922cm" svg:viewBox="0 0 36 12" svg:d="M0 5c4-5 7-5 11-5 8 0 11 0 15 5 3 0 7 3 10 7">
          <text:p/>
        </draw:path>
        <draw:line draw:style-name="gr8" draw:text-style-name="P2" draw:layer="layout" svg:x1="6.131cm" svg:y1="16.948cm" svg:x2="6.167cm" svg:y2="16.922cm">
          <text:p/>
        </draw:line>
        <draw:path draw:style-name="gr8" draw:text-style-name="P2" draw:layer="layout" svg:width="0.035cm" svg:height="0.011cm" svg:x="6.096cm" svg:y="16.936cm" svg:viewBox="0 0 36 12" svg:d="M36 12c-4 0-7 0-11 0-3 0-7 0-15 0-3-5-7-8-10-12">
          <text:p/>
        </draw:path>
        <draw:path draw:style-name="gr8" draw:text-style-name="P2" draw:layer="layout" svg:width="0.036cm" svg:height="0.031cm" svg:x="6.06cm" svg:y="16.905cm" svg:viewBox="0 0 37 32" svg:d="M0 0c11 11 26 22 37 32">
          <text:p/>
        </draw:path>
        <draw:path draw:style-name="gr8" draw:text-style-name="P2" draw:layer="layout" svg:width="0.007cm" svg:height="0.014cm" svg:x="6.053cm" svg:y="16.891cm" svg:viewBox="0 0 8 15" svg:d="M8 15c-4-5-8-12-8-15">
          <text:p/>
        </draw:path>
        <draw:path draw:style-name="gr8" draw:text-style-name="P2" draw:layer="layout" svg:width="0.007cm" svg:height="0.016cm" svg:x="6.053cm" svg:y="16.876cm" svg:viewBox="0 0 8 17" svg:d="M0 17c0-5 0-9 8-17">
          <text:p/>
        </draw:path>
        <draw:line draw:style-name="gr8" draw:text-style-name="P2" draw:layer="layout" svg:x1="6.06cm" svg:y1="16.881cm" svg:x2="6.097cm" svg:y2="16.859cm">
          <text:p/>
        </draw:line>
        <draw:path draw:style-name="gr8" draw:text-style-name="P2" draw:layer="layout" svg:width="0.007cm" svg:height="0.014cm" svg:x="6.096cm" svg:y="16.834cm" svg:viewBox="0 0 8 15" svg:d="M0 0c3 5 8 8 8 15">
          <text:p/>
        </draw:path>
        <draw:path draw:style-name="gr8" draw:text-style-name="P2" draw:layer="layout" svg:width="0.007cm" svg:height="0.014cm" svg:x="6.096cm" svg:y="16.845cm" svg:viewBox="0 0 8 15" svg:d="M8 0c0 8 0 11-8 15">
          <text:p/>
        </draw:path>
        <draw:path draw:style-name="gr8" draw:text-style-name="P2" draw:layer="layout" svg:width="0.036cm" svg:height="0.028cm" svg:x="6.06cm" svg:y="16.806cm" svg:viewBox="0 0 37 29" svg:d="M0 0c11 11 26 18 37 29">
          <text:p/>
        </draw:path>
        <draw:path draw:style-name="gr8" draw:text-style-name="P2" draw:layer="layout" svg:width="0.035cm" svg:height="0.008cm" svg:x="6.025cm" svg:y="16.801cm" svg:viewBox="0 0 36 9" svg:d="M0 6c7-8 19-5 26-5 3 5 7 5 10 8">
          <text:p/>
        </draw:path>
        <draw:line draw:style-name="gr8" draw:text-style-name="P2" draw:layer="layout" svg:x1="5.99cm" svg:y1="16.828cm" svg:x2="6.026cm" svg:y2="16.806cm">
          <text:p/>
        </draw:line>
        <draw:path draw:style-name="gr8" draw:text-style-name="P2" draw:layer="layout" svg:width="0.036cm" svg:height="0.004cm" svg:x="5.954cm" svg:y="16.827cm" svg:viewBox="0 0 37 5" svg:d="M37 0c-7 5-11 5-18 5-8 0-15-5-19-5">
          <text:p/>
        </draw:path>
        <draw:path draw:style-name="gr8" draw:text-style-name="P2" draw:layer="layout" svg:width="0.003cm" svg:height="0.004cm" svg:x="5.951cm" svg:y="16.823cm" svg:viewBox="0 0 4 5" svg:d="M0 0c0 5 0 5 4 5">
          <text:p/>
        </draw:path>
        <draw:line draw:style-name="gr8" draw:text-style-name="P2" draw:layer="layout" svg:x1="6.375cm" svg:y1="16.58cm" svg:x2="5.951cm" svg:y2="16.824cm">
          <text:p/>
        </draw:line>
        <draw:line draw:style-name="gr8" draw:text-style-name="P2" draw:layer="layout" svg:x1="6.374cm" svg:y1="17.557cm" svg:x2="6.374cm" svg:y2="18.171cm">
          <text:p/>
        </draw:line>
        <draw:line draw:style-name="gr8" draw:text-style-name="P2" draw:layer="layout" svg:x1="6.342cm" svg:y1="17.353cm" svg:x2="6.342cm" svg:y2="18.15cm">
          <text:p/>
        </draw:line>
        <draw:line draw:style-name="gr8" draw:text-style-name="P2" draw:layer="layout" svg:x1="6.237cm" svg:y1="17.116cm" svg:x2="6.237cm" svg:y2="18.09cm">
          <text:p/>
        </draw:line>
        <draw:line draw:style-name="gr8" draw:text-style-name="P2" draw:layer="layout" svg:x1="6.201cm" svg:y1="17.063cm" svg:x2="6.201cm" svg:y2="18.069cm">
          <text:p/>
        </draw:line>
        <draw:line draw:style-name="gr8" draw:text-style-name="P2" draw:layer="layout" svg:x1="6.096cm" svg:y1="16.936cm" svg:x2="6.096cm" svg:y2="18.009cm">
          <text:p/>
        </draw:line>
        <draw:line draw:style-name="gr8" draw:text-style-name="P2" draw:layer="layout" svg:x1="6.06cm" svg:y1="16.905cm" svg:x2="6.06cm" svg:y2="17.988cm">
          <text:p/>
        </draw:line>
        <draw:line draw:style-name="gr8" draw:text-style-name="P2" draw:layer="layout" svg:x1="5.954cm" svg:y1="16.827cm" svg:x2="5.954cm" svg:y2="17.928cm">
          <text:p/>
        </draw:line>
        <draw:line draw:style-name="gr8" draw:text-style-name="P2" draw:layer="layout" svg:x1="5.919cm" svg:y1="16.806cm" svg:x2="5.919cm" svg:y2="17.907cm">
          <text:p/>
        </draw:line>
        <draw:line draw:style-name="gr8" draw:text-style-name="P2" draw:layer="layout" svg:x1="5.952cm" svg:y1="16.824cm" svg:x2="5.919cm" svg:y2="16.806cm">
          <text:p/>
        </draw:line>
        <draw:line draw:style-name="gr8" draw:text-style-name="P2" draw:layer="layout" svg:x1="4.823cm" svg:y1="16.094cm" svg:x2="4.769cm" svg:y2="16.058cm">
          <text:p/>
        </draw:line>
        <draw:path draw:style-name="gr8" draw:text-style-name="P2" draw:layer="layout" svg:width="0.007cm" svg:height="0.011cm" svg:x="4.822cm" svg:y="16.093cm" svg:viewBox="0 0 8 12" svg:d="M0 0c8 0 8 5 8 12">
          <text:p/>
        </draw:path>
        <draw:path draw:style-name="gr8" draw:text-style-name="P2" draw:layer="layout" svg:width="0.007cm" svg:height="0.011cm" svg:x="4.822cm" svg:y="16.1cm" svg:viewBox="0 0 8 12" svg:d="M8 0c0 8 0 12-8 12">
          <text:p/>
        </draw:path>
        <draw:line draw:style-name="gr8" draw:text-style-name="P2" draw:layer="layout" svg:x1="4.823cm" svg:y1="16.111cm" svg:x2="4.787cm" svg:y2="16.133cm">
          <text:p/>
        </draw:line>
        <draw:path draw:style-name="gr8" draw:text-style-name="P2" draw:layer="layout" svg:width="0.046cm" svg:height="0.047cm" svg:x="4.787cm" svg:y="16.132cm" svg:viewBox="0 0 47 48" svg:d="M0 0c15 15 29 33 47 48">
          <text:p/>
        </draw:path>
        <draw:path draw:style-name="gr8" draw:text-style-name="P2" draw:layer="layout" svg:width="0.024cm" svg:height="0.007cm" svg:x="4.833cm" svg:y="16.171cm" svg:viewBox="0 0 25 8" svg:d="M25 0c-7 8-17 8-25 8">
          <text:p/>
        </draw:path>
        <draw:line draw:style-name="gr8" draw:text-style-name="P2" draw:layer="layout" svg:x1="4.897cm" svg:y1="16.153cm" svg:x2="4.857cm" svg:y2="16.175cm">
          <text:p/>
        </draw:line>
        <draw:path draw:style-name="gr8" draw:text-style-name="P2" draw:layer="layout" svg:width="0.035cm" svg:height="0.006cm" svg:x="4.893cm" svg:y="16.148cm" svg:viewBox="0 0 36 7" svg:d="M0 7c10-9 29-9 36 0">
          <text:p/>
        </draw:path>
        <draw:line draw:style-name="gr8" draw:text-style-name="P2" draw:layer="layout" svg:x1="4.964cm" svg:y1="16.175cm" svg:x2="4.928cm" svg:y2="16.153cm">
          <text:p/>
        </draw:line>
        <draw:path draw:style-name="gr8" draw:text-style-name="P2" draw:layer="layout" svg:width="0.011cm" svg:height="0.014cm" svg:x="4.963cm" svg:y="16.171cm" svg:viewBox="0 0 12 15" svg:d="M0 0c8 8 12 11 12 15">
          <text:p/>
        </draw:path>
        <draw:path draw:style-name="gr8" draw:text-style-name="P2" draw:layer="layout" svg:width="0.011cm" svg:height="0.015cm" svg:x="4.963cm" svg:y="16.181cm" svg:viewBox="0 0 12 16" svg:d="M12 0c0 7-4 12-12 16">
          <text:p/>
        </draw:path>
        <draw:line draw:style-name="gr8" draw:text-style-name="P2" draw:layer="layout" svg:x1="4.928cm" svg:y1="16.214cm" svg:x2="4.964cm" svg:y2="16.192cm">
          <text:p/>
        </draw:line>
        <draw:path draw:style-name="gr8" draw:text-style-name="P2" draw:layer="layout" svg:width="0.007cm" svg:height="0.01cm" svg:x="4.921cm" svg:y="16.224cm" svg:viewBox="0 0 8 11" svg:d="M8 11c-5-3-8-7-8-11">
          <text:p/>
        </draw:path>
        <draw:path draw:style-name="gr8" draw:text-style-name="P2" draw:layer="layout" svg:width="0.007cm" svg:height="0.011cm" svg:x="4.921cm" svg:y="16.213cm" svg:viewBox="0 0 8 12" svg:d="M0 12c0-4 3-7 8-12">
          <text:p/>
        </draw:path>
        <draw:line draw:style-name="gr8" draw:text-style-name="P2" draw:layer="layout" svg:x1="4.964cm" svg:y1="16.257cm" svg:x2="4.928cm" svg:y2="16.234cm">
          <text:p/>
        </draw:line>
        <draw:path draw:style-name="gr8" draw:text-style-name="P2" draw:layer="layout" svg:width="0.039cm" svg:height="0.003cm" svg:x="4.963cm" svg:y="16.256cm" svg:viewBox="0 0 40 4" svg:d="M40 0c-12 5-29 5-40 0">
          <text:p/>
        </draw:path>
        <draw:line draw:style-name="gr8" draw:text-style-name="P2" draw:layer="layout" svg:x1="5.038cm" svg:y1="16.234cm" svg:x2="4.998cm" svg:y2="16.257cm">
          <text:p/>
        </draw:line>
        <draw:path draw:style-name="gr8" draw:text-style-name="P2" draw:layer="layout" svg:width="0.038cm" svg:height="0.006cm" svg:x="5.034cm" svg:y="16.229cm" svg:viewBox="0 0 39 7" svg:d="M0 7c11-9 29-9 39 0">
          <text:p/>
        </draw:path>
        <draw:line draw:style-name="gr8" draw:text-style-name="P2" draw:layer="layout" svg:x1="5.109cm" svg:y1="16.257cm" svg:x2="5.069cm" svg:y2="16.234cm">
          <text:p/>
        </draw:line>
        <draw:path draw:style-name="gr8" draw:text-style-name="P2" draw:layer="layout" svg:width="0.012cm" svg:height="0.01cm" svg:x="5.104cm" svg:y="16.256cm" svg:viewBox="0 0 13 11" svg:d="M0 0c8 0 13 3 13 11">
          <text:p/>
        </draw:path>
        <draw:path draw:style-name="gr8" draw:text-style-name="P2" draw:layer="layout" svg:width="0.012cm" svg:height="0.011cm" svg:x="5.104cm" svg:y="16.266cm" svg:viewBox="0 0 13 12" svg:d="M13 0c0 4-5 7-13 12">
          <text:p/>
        </draw:path>
        <draw:line draw:style-name="gr8" draw:text-style-name="P2" draw:layer="layout" svg:x1="5.069cm" svg:y1="16.299cm" svg:x2="5.109cm" svg:y2="16.273cm">
          <text:p/>
        </draw:line>
        <draw:path draw:style-name="gr8" draw:text-style-name="P2" draw:layer="layout" svg:width="0.01cm" svg:height="0.01cm" svg:x="5.062cm" svg:y="16.305cm" svg:viewBox="0 0 11 11" svg:d="M11 11c-7-4-11-8-11-11">
          <text:p/>
        </draw:path>
        <draw:path draw:style-name="gr8" draw:text-style-name="P2" draw:layer="layout" svg:width="0.01cm" svg:height="0.012cm" svg:x="5.062cm" svg:y="16.294cm" svg:viewBox="0 0 11 13" svg:d="M0 13c0-5 4-8 11-13">
          <text:p/>
        </draw:path>
        <draw:line draw:style-name="gr8" draw:text-style-name="P2" draw:layer="layout" svg:x1="5.109cm" svg:y1="16.338cm" svg:x2="5.069cm" svg:y2="16.315cm">
          <text:p/>
        </draw:line>
        <draw:path draw:style-name="gr8" draw:text-style-name="P2" draw:layer="layout" svg:width="0.039cm" svg:height="0.006cm" svg:x="5.104cm" svg:y="16.337cm" svg:viewBox="0 0 40 7" svg:d="M40 0c-11 9-28 9-40 0">
          <text:p/>
        </draw:path>
        <draw:line draw:style-name="gr8" draw:text-style-name="P2" draw:layer="layout" svg:x1="5.179cm" svg:y1="16.315cm" svg:x2="5.139cm" svg:y2="16.338cm">
          <text:p/>
        </draw:line>
        <draw:path draw:style-name="gr8" draw:text-style-name="P2" draw:layer="layout" svg:width="0.039cm" svg:height="0.005cm" svg:x="5.175cm" svg:y="16.31cm" svg:viewBox="0 0 40 6" svg:d="M0 6c10-8 29-8 40 0">
          <text:p/>
        </draw:path>
        <draw:line draw:style-name="gr8" draw:text-style-name="P2" draw:layer="layout" svg:x1="5.25cm" svg:y1="16.338cm" svg:x2="5.21cm" svg:y2="16.315cm">
          <text:p/>
        </draw:line>
        <draw:path draw:style-name="gr8" draw:text-style-name="P2" draw:layer="layout" svg:width="0.011cm" svg:height="0.01cm" svg:x="5.245cm" svg:y="16.337cm" svg:viewBox="0 0 12 11" svg:d="M0 0c7 3 12 7 12 11">
          <text:p/>
        </draw:path>
        <draw:path draw:style-name="gr8" draw:text-style-name="P2" draw:layer="layout" svg:width="0.011cm" svg:height="0.011cm" svg:x="5.245cm" svg:y="16.347cm" svg:viewBox="0 0 12 12" svg:d="M12 0c0 4-5 7-12 12">
          <text:p/>
        </draw:path>
        <draw:line draw:style-name="gr8" draw:text-style-name="P2" draw:layer="layout" svg:x1="5.21cm" svg:y1="16.38cm" svg:x2="5.25cm" svg:y2="16.358cm">
          <text:p/>
        </draw:line>
        <draw:path draw:style-name="gr8" draw:text-style-name="P2" draw:layer="layout" svg:width="0.011cm" svg:height="0.014cm" svg:x="5.203cm" svg:y="16.386cm" svg:viewBox="0 0 12 15" svg:d="M12 15c-7-3-12-10-12-15">
          <text:p/>
        </draw:path>
        <draw:path draw:style-name="gr8" draw:text-style-name="P2" draw:layer="layout" svg:width="0.011cm" svg:height="0.011cm" svg:x="5.203cm" svg:y="16.375cm" svg:viewBox="0 0 12 12" svg:d="M0 12c0-4 5-8 12-12">
          <text:p/>
        </draw:path>
        <draw:line draw:style-name="gr8" draw:text-style-name="P2" draw:layer="layout" svg:x1="5.25cm" svg:y1="16.419cm" svg:x2="5.21cm" svg:y2="16.397cm">
          <text:p/>
        </draw:line>
        <draw:path draw:style-name="gr8" draw:text-style-name="P2" draw:layer="layout" svg:width="0.039cm" svg:height="0.005cm" svg:x="5.245cm" svg:y="16.418cm" svg:viewBox="0 0 40 6" svg:d="M40 0c-10 8-29 8-40 0">
          <text:p/>
        </draw:path>
        <draw:line draw:style-name="gr8" draw:text-style-name="P2" draw:layer="layout" svg:x1="5.32cm" svg:y1="16.397cm" svg:x2="5.284cm" svg:y2="16.419cm">
          <text:p/>
        </draw:line>
        <draw:path draw:style-name="gr8" draw:text-style-name="P2" draw:layer="layout" svg:width="0.039cm" svg:height="0.008cm" svg:x="5.316cm" svg:y="16.392cm" svg:viewBox="0 0 40 9" svg:d="M0 9c10-12 29-12 40 0">
          <text:p/>
        </draw:path>
        <draw:line draw:style-name="gr8" draw:text-style-name="P2" draw:layer="layout" svg:x1="5.391cm" svg:y1="16.419cm" svg:x2="5.351cm" svg:y2="16.397cm">
          <text:p/>
        </draw:line>
        <draw:path draw:style-name="gr8" draw:text-style-name="P2" draw:layer="layout" svg:width="0.007cm" svg:height="0.01cm" svg:x="5.39cm" svg:y="16.418cm" svg:viewBox="0 0 8 11" svg:d="M0 0c3 3 8 8 8 11">
          <text:p/>
        </draw:path>
        <draw:path draw:style-name="gr8" draw:text-style-name="P2" draw:layer="layout" svg:width="0.007cm" svg:height="0.011cm" svg:x="5.39cm" svg:y="16.428cm" svg:viewBox="0 0 8 12" svg:d="M8 0c0 4-5 8-8 12">
          <text:p/>
        </draw:path>
        <draw:line draw:style-name="gr8" draw:text-style-name="P2" draw:layer="layout" svg:x1="5.351cm" svg:y1="16.461cm" svg:x2="5.391cm" svg:y2="16.439cm">
          <text:p/>
        </draw:line>
        <draw:path draw:style-name="gr8" draw:text-style-name="P2" draw:layer="layout" svg:width="0.012cm" svg:height="0.011cm" svg:x="5.344cm" svg:y="16.467cm" svg:viewBox="0 0 13 12" svg:d="M13 12c-8 0-13-5-13-12">
          <text:p/>
        </draw:path>
        <draw:path draw:style-name="gr8" draw:text-style-name="P2" draw:layer="layout" svg:width="0.012cm" svg:height="0.011cm" svg:x="5.344cm" svg:y="16.46cm" svg:viewBox="0 0 13 12" svg:d="M0 12c0-4 5-12 13-12">
          <text:p/>
        </draw:path>
        <draw:line draw:style-name="gr8" draw:text-style-name="P2" draw:layer="layout" svg:x1="5.391cm" svg:y1="16.5cm" svg:x2="5.351cm" svg:y2="16.478cm">
          <text:p/>
        </draw:line>
        <draw:path draw:style-name="gr8" draw:text-style-name="P2" draw:layer="layout" svg:width="0.035cm" svg:height="0.005cm" svg:x="5.39cm" svg:y="16.499cm" svg:viewBox="0 0 36 6" svg:d="M36 0c-10 8-29 8-36 0">
          <text:p/>
        </draw:path>
        <draw:line draw:style-name="gr8" draw:text-style-name="P2" draw:layer="layout" svg:x1="5.462cm" svg:y1="16.478cm" svg:x2="5.425cm" svg:y2="16.5cm">
          <text:p/>
        </draw:line>
        <draw:path draw:style-name="gr8" draw:text-style-name="P2" draw:layer="layout" svg:width="0.039cm" svg:height="0.004cm" svg:x="5.457cm" svg:y="16.475cm" svg:viewBox="0 0 40 5" svg:d="M0 5c11-7 28-7 40 0">
          <text:p/>
        </draw:path>
        <draw:line draw:style-name="gr8" draw:text-style-name="P2" draw:layer="layout" svg:x1="5.532cm" svg:y1="16.5cm" svg:x2="5.496cm" svg:y2="16.478cm">
          <text:p/>
        </draw:line>
        <draw:path draw:style-name="gr8" draw:text-style-name="P2" draw:layer="layout" svg:width="0.007cm" svg:height="0.011cm" svg:x="5.531cm" svg:y="16.499cm" svg:viewBox="0 0 8 12" svg:d="M0 0c5 3 8 8 8 12">
          <text:p/>
        </draw:path>
        <draw:path draw:style-name="gr8" draw:text-style-name="P2" draw:layer="layout" svg:width="0.007cm" svg:height="0.01cm" svg:x="5.531cm" svg:y="16.51cm" svg:viewBox="0 0 8 11" svg:d="M8 0c0 3-3 8-8 11">
          <text:p/>
        </draw:path>
        <draw:line draw:style-name="gr8" draw:text-style-name="P2" draw:layer="layout" svg:x1="5.496cm" svg:y1="16.542cm" svg:x2="5.532cm" svg:y2="16.52cm">
          <text:p/>
        </draw:line>
        <draw:path draw:style-name="gr8" draw:text-style-name="P2" draw:layer="layout" svg:width="0.011cm" svg:height="0.01cm" svg:x="5.485cm" svg:y="16.552cm" svg:viewBox="0 0 12 11" svg:d="M12 11c-8-3-12-11-12-11">
          <text:p/>
        </draw:path>
        <draw:path draw:style-name="gr8" draw:text-style-name="P2" draw:layer="layout" svg:width="0.011cm" svg:height="0.011cm" svg:x="5.485cm" svg:y="16.541cm" svg:viewBox="0 0 12 12" svg:d="M0 12c0-4 4-12 12-12">
          <text:p/>
        </draw:path>
        <draw:line draw:style-name="gr8" draw:text-style-name="P2" draw:layer="layout" svg:x1="5.532cm" svg:y1="16.581cm" svg:x2="5.496cm" svg:y2="16.559cm">
          <text:p/>
        </draw:line>
        <draw:path draw:style-name="gr8" draw:text-style-name="P2" draw:layer="layout" svg:width="0.035cm" svg:height="0.005cm" svg:x="5.531cm" svg:y="16.58cm" svg:viewBox="0 0 36 6" svg:d="M36 0c-10 8-29 8-36 0">
          <text:p/>
        </draw:path>
        <draw:line draw:style-name="gr8" draw:text-style-name="P2" draw:layer="layout" svg:x1="5.603cm" svg:y1="16.559cm" svg:x2="5.563cm" svg:y2="16.581cm">
          <text:p/>
        </draw:line>
        <draw:path draw:style-name="gr8" draw:text-style-name="P2" draw:layer="layout" svg:width="0.035cm" svg:height="0.005cm" svg:x="5.602cm" svg:y="16.557cm" svg:viewBox="0 0 36 6" svg:d="M0 6c7-8 25-8 36 0">
          <text:p/>
        </draw:path>
        <draw:line draw:style-name="gr8" draw:text-style-name="P2" draw:layer="layout" svg:x1="5.673cm" svg:y1="16.581cm" svg:x2="5.637cm" svg:y2="16.559cm">
          <text:p/>
        </draw:line>
        <draw:path draw:style-name="gr8" draw:text-style-name="P2" draw:layer="layout" svg:width="0.007cm" svg:height="0.011cm" svg:x="5.672cm" svg:y="16.58cm" svg:viewBox="0 0 8 12" svg:d="M0 0c5 4 8 8 8 12">
          <text:p/>
        </draw:path>
        <draw:path draw:style-name="gr8" draw:text-style-name="P2" draw:layer="layout" svg:width="0.007cm" svg:height="0.01cm" svg:x="5.672cm" svg:y="16.591cm" svg:viewBox="0 0 8 11" svg:d="M8 0c0 3-3 11-8 11">
          <text:p/>
        </draw:path>
        <draw:line draw:style-name="gr8" draw:text-style-name="P2" draw:layer="layout" svg:x1="5.637cm" svg:y1="16.623cm" svg:x2="5.673cm" svg:y2="16.601cm">
          <text:p/>
        </draw:line>
        <draw:path draw:style-name="gr8" draw:text-style-name="P2" draw:layer="layout" svg:width="0.007cm" svg:height="0.011cm" svg:x="5.63cm" svg:y="16.633cm" svg:viewBox="0 0 8 12" svg:d="M8 12c-8-4-8-7-8-12">
          <text:p/>
        </draw:path>
        <draw:path draw:style-name="gr8" draw:text-style-name="P2" draw:layer="layout" svg:width="0.007cm" svg:height="0.011cm" svg:x="5.63cm" svg:y="16.622cm" svg:viewBox="0 0 8 12" svg:d="M0 12c0-4 0-7 8-12">
          <text:p/>
        </draw:path>
        <draw:line draw:style-name="gr8" draw:text-style-name="P2" draw:layer="layout" svg:x1="5.673cm" svg:y1="16.666cm" svg:x2="5.637cm" svg:y2="16.64cm">
          <text:p/>
        </draw:line>
        <draw:path draw:style-name="gr8" draw:text-style-name="P2" draw:layer="layout" svg:width="0.035cm" svg:height="0.006cm" svg:x="5.672cm" svg:y="16.661cm" svg:viewBox="0 0 36 7" svg:d="M36 0c-10 9-29 9-36 0">
          <text:p/>
        </draw:path>
        <draw:line draw:style-name="gr8" draw:text-style-name="P2" draw:layer="layout" svg:x1="5.744cm" svg:y1="16.64cm" svg:x2="5.707cm" svg:y2="16.666cm">
          <text:p/>
        </draw:line>
        <draw:path draw:style-name="gr8" draw:text-style-name="P2" draw:layer="layout" svg:width="0.035cm" svg:height="0.006cm" svg:x="5.743cm" svg:y="16.638cm" svg:viewBox="0 0 36 7" svg:d="M0 7c7-9 25-9 36 0">
          <text:p/>
        </draw:path>
        <draw:line draw:style-name="gr8" draw:text-style-name="P2" draw:layer="layout" svg:x1="5.814cm" svg:y1="16.666cm" svg:x2="5.778cm" svg:y2="16.64cm">
          <text:p/>
        </draw:line>
        <draw:path draw:style-name="gr8" draw:text-style-name="P2" draw:layer="layout" svg:width="0.007cm" svg:height="0.011cm" svg:x="5.813cm" svg:y="16.661cm" svg:viewBox="0 0 8 12" svg:d="M0 0c5 8 8 8 8 12">
          <text:p/>
        </draw:path>
        <draw:path draw:style-name="gr8" draw:text-style-name="P2" draw:layer="layout" svg:width="0.007cm" svg:height="0.01cm" svg:x="5.813cm" svg:y="16.672cm" svg:viewBox="0 0 8 11" svg:d="M8 0c0 8-3 11-8 11">
          <text:p/>
        </draw:path>
        <draw:line draw:style-name="gr8" draw:text-style-name="P2" draw:layer="layout" svg:x1="5.778cm" svg:y1="16.705cm" svg:x2="5.814cm" svg:y2="16.682cm">
          <text:p/>
        </draw:line>
        <draw:path draw:style-name="gr8" draw:text-style-name="P2" draw:layer="layout" svg:width="0.007cm" svg:height="0.012cm" svg:x="5.771cm" svg:y="16.714cm" svg:viewBox="0 0 8 13" svg:d="M8 13c-4-5-8-8-8-13">
          <text:p/>
        </draw:path>
        <draw:path draw:style-name="gr8" draw:text-style-name="P2" draw:layer="layout" svg:width="0.007cm" svg:height="0.01cm" svg:x="5.771cm" svg:y="16.704cm" svg:viewBox="0 0 8 11" svg:d="M0 11c0-3 4-7 8-11">
          <text:p/>
        </draw:path>
        <draw:line draw:style-name="gr8" draw:text-style-name="P2" draw:layer="layout" svg:x1="5.814cm" svg:y1="16.747cm" svg:x2="5.778cm" svg:y2="16.725cm">
          <text:p/>
        </draw:line>
        <draw:path draw:style-name="gr8" draw:text-style-name="P2" draw:layer="layout" svg:width="0.036cm" svg:height="0.008cm" svg:x="5.813cm" svg:y="16.742cm" svg:viewBox="0 0 37 9" svg:d="M37 0c-11 12-30 12-37 0">
          <text:p/>
        </draw:path>
        <draw:line draw:style-name="gr8" draw:text-style-name="P2" draw:layer="layout" svg:x1="5.885cm" svg:y1="16.725cm" svg:x2="5.849cm" svg:y2="16.747cm">
          <text:p/>
        </draw:line>
        <draw:path draw:style-name="gr8" draw:text-style-name="P2" draw:layer="layout" svg:width="0.035cm" svg:height="0.005cm" svg:x="5.884cm" svg:y="16.719cm" svg:viewBox="0 0 36 6" svg:d="M0 6c7-8 26-8 36 0">
          <text:p/>
        </draw:path>
        <draw:line draw:style-name="gr8" draw:text-style-name="P2" draw:layer="layout" svg:x1="5.955cm" svg:y1="16.747cm" svg:x2="5.919cm" svg:y2="16.725cm">
          <text:p/>
        </draw:line>
        <draw:path draw:style-name="gr8" draw:text-style-name="P2" draw:layer="layout" svg:width="0.007cm" svg:height="0.014cm" svg:x="5.954cm" svg:y="16.742cm" svg:viewBox="0 0 8 15" svg:d="M0 0c4 4 8 12 8 15">
          <text:p/>
        </draw:path>
        <draw:path draw:style-name="gr8" draw:text-style-name="P2" draw:layer="layout" svg:width="0.007cm" svg:height="0.014cm" svg:x="5.954cm" svg:y="16.753cm" svg:viewBox="0 0 8 15" svg:d="M8 0c0 3-4 7-8 15">
          <text:p/>
        </draw:path>
        <draw:line draw:style-name="gr8" draw:text-style-name="P2" draw:layer="layout" svg:x1="5.919cm" svg:y1="16.786cm" svg:x2="5.955cm" svg:y2="16.764cm">
          <text:p/>
        </draw:line>
        <draw:path draw:style-name="gr8" draw:text-style-name="P2" draw:layer="layout" svg:width="0.007cm" svg:height="0.011cm" svg:x="5.912cm" svg:y="16.795cm" svg:viewBox="0 0 8 12" svg:d="M8 12c-4-5-8-8-8-12">
          <text:p/>
        </draw:path>
        <draw:path draw:style-name="gr8" draw:text-style-name="P2" draw:layer="layout" svg:width="0.007cm" svg:height="0.01cm" svg:x="5.912cm" svg:y="16.785cm" svg:viewBox="0 0 8 11" svg:d="M0 11c0-4 4-8 8-11">
          <text:p/>
        </draw:path>
        <draw:line draw:style-name="gr8" draw:text-style-name="P2" draw:layer="layout" svg:x1="4.963cm" svg:y1="16.256cm" svg:x2="4.963cm" svg:y2="17.356cm">
          <text:p/>
        </draw:line>
        <draw:line draw:style-name="gr8" draw:text-style-name="P2" draw:layer="layout" svg:x1="4.928cm" svg:y1="16.234cm" svg:x2="4.928cm" svg:y2="17.335cm">
          <text:p/>
        </draw:line>
        <draw:line draw:style-name="gr8" draw:text-style-name="P2" draw:layer="layout" svg:x1="5.104cm" svg:y1="16.337cm" svg:x2="5.104cm" svg:y2="17.437cm">
          <text:p/>
        </draw:line>
        <draw:line draw:style-name="gr8" draw:text-style-name="P2" draw:layer="layout" svg:x1="5.069cm" svg:y1="16.315cm" svg:x2="5.069cm" svg:y2="17.416cm">
          <text:p/>
        </draw:line>
        <draw:line draw:style-name="gr8" draw:text-style-name="P2" draw:layer="layout" svg:x1="5.531cm" svg:y1="16.58cm" svg:x2="5.531cm" svg:y2="17.684cm">
          <text:p/>
        </draw:line>
        <draw:line draw:style-name="gr8" draw:text-style-name="P2" draw:layer="layout" svg:x1="5.496cm" svg:y1="16.559cm" svg:x2="5.496cm" svg:y2="17.663cm">
          <text:p/>
        </draw:line>
        <draw:line draw:style-name="gr8" draw:text-style-name="P2" draw:layer="layout" svg:x1="5.672cm" svg:y1="16.661cm" svg:x2="5.672cm" svg:y2="17.765cm">
          <text:p/>
        </draw:line>
        <draw:line draw:style-name="gr8" draw:text-style-name="P2" draw:layer="layout" svg:x1="5.637cm" svg:y1="16.64cm" svg:x2="5.637cm" svg:y2="17.744cm">
          <text:p/>
        </draw:line>
        <draw:line draw:style-name="gr8" draw:text-style-name="P2" draw:layer="layout" svg:x1="5.813cm" svg:y1="16.742cm" svg:x2="5.813cm" svg:y2="17.847cm">
          <text:p/>
        </draw:line>
        <draw:line draw:style-name="gr8" draw:text-style-name="P2" draw:layer="layout" svg:x1="5.778cm" svg:y1="16.725cm" svg:x2="5.778cm" svg:y2="17.825cm">
          <text:p/>
        </draw:line>
        <draw:path draw:style-name="gr8" draw:text-style-name="P2" draw:layer="layout" svg:width="0.032cm" svg:height="0.014cm" svg:x="5.457cm" svg:y="17.106cm" svg:viewBox="0 0 33 15" svg:d="M0 15c7-4 14-8 22-12 4 0 7 0 11-3">
          <text:p/>
        </draw:path>
        <draw:line draw:style-name="gr8" draw:text-style-name="P2" draw:layer="layout" svg:x1="5.425cm" svg:y1="17.142cm" svg:x2="5.462cm" svg:y2="17.12cm">
          <text:p/>
        </draw:line>
        <draw:path draw:style-name="gr8" draw:text-style-name="P2" draw:layer="layout" svg:width="0.012cm" svg:height="0.007cm" svg:x="5.344cm" svg:y="17.148cm" svg:viewBox="0 0 13 8" svg:d="M13 8c-8 0-13-4-13-8">
          <text:p/>
        </draw:path>
        <draw:path draw:style-name="gr8" draw:text-style-name="P2" draw:layer="layout" svg:width="0.012cm" svg:height="0.011cm" svg:x="5.344cm" svg:y="17.137cm" svg:viewBox="0 0 13 12" svg:d="M0 12c0-3 5-8 13-12">
          <text:p/>
        </draw:path>
        <draw:path draw:style-name="gr8" draw:text-style-name="P2" draw:layer="layout" svg:width="0.032cm" svg:height="0.079cm" svg:x="5.111cm" svg:y="16.813cm" svg:viewBox="0 0 33 80" svg:d="M33 79c-7 3-15-4-22-16-7-17-11-38-11-63">
          <text:p/>
        </draw:path>
        <draw:line draw:style-name="gr8" draw:text-style-name="P2" draw:layer="layout" svg:x1="5.139cm" svg:y1="16.892cm" svg:x2="5.179cm" svg:y2="16.869cm">
          <text:p/>
        </draw:line>
        <draw:path draw:style-name="gr8" draw:text-style-name="P2" draw:layer="layout" svg:width="0.032cm" svg:height="0.085cm" svg:x="5.111cm" svg:y="16.728cm" svg:viewBox="0 0 33 86" svg:d="M33 0c-7 4-15 11-22 25-7 15-11 36-11 61">
          <text:p/>
        </draw:path>
        <draw:path draw:style-name="gr8" draw:text-style-name="P2" draw:layer="layout" svg:width="0.039cm" svg:height="0.04cm" svg:x="5.175cm" svg:y="16.868cm" svg:viewBox="0 0 40 41" svg:d="M0 1c7-4 15 4 18 11 11 7 15 18 22 29">
          <text:p/>
        </draw:path>
        <draw:line draw:style-name="gr8" draw:text-style-name="P2" draw:layer="layout" svg:x1="5.139cm" svg:y1="16.729cm" svg:x2="5.179cm" svg:y2="16.707cm">
          <text:p/>
        </draw:line>
        <draw:path draw:style-name="gr8" draw:text-style-name="P2" draw:layer="layout" svg:width="0.039cm" svg:height="0.067cm" svg:x="5.21cm" svg:y="16.908cm" svg:viewBox="0 0 40 68" svg:d="M40 68c-14-21-29-46-40-68">
          <text:p/>
        </draw:path>
        <draw:path draw:style-name="gr8" draw:text-style-name="P2" draw:layer="layout" svg:width="0.032cm" svg:height="0.032cm" svg:x="5.175cm" svg:y="16.679cm" svg:viewBox="0 0 33 33" svg:d="M0 33c7-4 14-11 22-19 3-7 7-11 11-14">
          <text:p/>
        </draw:path>
        <draw:path draw:style-name="gr8" draw:text-style-name="P2" draw:layer="layout" svg:width="0.011cm" svg:height="0.021cm" svg:x="5.245cm" svg:y="16.972cm" svg:viewBox="0 0 12 22" svg:d="M0 0c4 11 12 15 12 22">
          <text:p/>
        </draw:path>
        <draw:path draw:style-name="gr8" draw:text-style-name="P2" draw:layer="layout" svg:width="0.011cm" svg:height="0.017cm" svg:x="5.245cm" svg:y="16.993cm" svg:viewBox="0 0 12 18" svg:d="M12 0c0 7-5 14-12 18">
          <text:p/>
        </draw:path>
        <draw:line draw:style-name="gr8" draw:text-style-name="P2" draw:layer="layout" svg:x1="5.21cm" svg:y1="17.029cm" svg:x2="5.25cm" svg:y2="17.007cm">
          <text:p/>
        </draw:line>
        <draw:path draw:style-name="gr8" draw:text-style-name="P2" draw:layer="layout" svg:width="0.011cm" svg:height="0.019cm" svg:x="5.203cm" svg:y="17.042cm" svg:viewBox="0 0 12 20" svg:d="M12 20c-7-5-12-12-12-20">
          <text:p/>
        </draw:path>
        <draw:path draw:style-name="gr8" draw:text-style-name="P2" draw:layer="layout" svg:width="0.011cm" svg:height="0.014cm" svg:x="5.203cm" svg:y="17.028cm" svg:viewBox="0 0 12 15" svg:d="M0 15c0-3 5-10 12-15">
          <text:p/>
        </draw:path>
        <draw:path draw:style-name="gr8" draw:text-style-name="P2" draw:layer="layout" svg:width="0.039cm" svg:height="0.039cm" svg:x="5.21cm" svg:y="17.06cm" svg:viewBox="0 0 40 40" svg:d="M40 40c-14-11-26-26-40-40">
          <text:p/>
        </draw:path>
        <draw:path draw:style-name="gr8" draw:text-style-name="P2" draw:layer="layout" svg:width="0.011cm" svg:height="0.003cm" svg:x="5.203cm" svg:y="16.679cm" svg:viewBox="0 0 12 4" svg:d="M12 4c-7 0-12-4-12-4">
          <text:p/>
        </draw:path>
        <draw:path draw:style-name="gr8" draw:text-style-name="P2" draw:layer="layout" svg:width="0.039cm" svg:height="0.011cm" svg:x="5.245cm" svg:y="17.095cm" svg:viewBox="0 0 40 12" svg:d="M40 8c-10 5-21 5-26 0-7 0-10-3-14-8">
          <text:p/>
        </draw:path>
        <draw:path draw:style-name="gr8" draw:text-style-name="P2" draw:layer="layout" svg:width="0.039cm" svg:height="0.007cm" svg:x="5.21cm" svg:y="16.679cm" svg:viewBox="0 0 40 8" svg:d="M0 0c14 0 26 3 40 8">
          <text:p/>
        </draw:path>
        <draw:line draw:style-name="gr8" draw:text-style-name="P2" draw:layer="layout" svg:x1="5.284cm" svg:y1="17.103cm" svg:x2="5.32cm" svg:y2="17.081cm">
          <text:p/>
        </draw:line>
        <draw:path draw:style-name="gr8" draw:text-style-name="P2" draw:layer="layout" svg:width="0.039cm" svg:height="0.004cm" svg:x="5.245cm" svg:y="16.682cm" svg:viewBox="0 0 40 5" svg:d="M40 0c-10 5-21 5-26 5-7 0-10 0-14 0">
          <text:p/>
        </draw:path>
        <draw:path draw:style-name="gr8" draw:text-style-name="P2" draw:layer="layout" svg:width="0.039cm" svg:height="0.008cm" svg:x="5.316cm" svg:y="17.077cm" svg:viewBox="0 0 40 9" svg:d="M0 4c7-4 14-4 18-4 11 0 15 4 22 9">
          <text:p/>
        </draw:path>
        <draw:line draw:style-name="gr8" draw:text-style-name="P2" draw:layer="layout" svg:x1="5.284cm" svg:y1="16.683cm" svg:x2="5.32cm" svg:y2="16.661cm">
          <text:p/>
        </draw:line>
        <draw:path draw:style-name="gr8" draw:text-style-name="P2" draw:layer="layout" svg:width="0.039cm" svg:height="0.021cm" svg:x="5.351cm" svg:y="17.081cm" svg:viewBox="0 0 40 22" svg:d="M40 22c-15-3-26-14-40-22">
          <text:p/>
        </draw:path>
        <draw:path draw:style-name="gr8" draw:text-style-name="P2" draw:layer="layout" svg:width="0.033cm" svg:height="0.007cm" svg:x="5.316cm" svg:y="16.654cm" svg:viewBox="0 0 34 8" svg:d="M0 8c8-3 15-3 22-8 4 0 7 0 12 5">
          <text:p/>
        </draw:path>
        <draw:path draw:style-name="gr8" draw:text-style-name="P2" draw:layer="layout" svg:width="0.007cm" svg:height="0.007cm" svg:x="5.39cm" svg:y="17.102cm" svg:viewBox="0 0 8 8" svg:d="M0 0c3 0 8 5 8 8">
          <text:p/>
        </draw:path>
        <draw:path draw:style-name="gr8" draw:text-style-name="P2" draw:layer="layout" svg:width="0.007cm" svg:height="0.011cm" svg:x="5.39cm" svg:y="17.109cm" svg:viewBox="0 0 8 12" svg:d="M8 0c0 4-5 4-8 12">
          <text:p/>
        </draw:path>
        <draw:line draw:style-name="gr8" draw:text-style-name="P2" draw:layer="layout" svg:x1="5.351cm" svg:y1="17.142cm" svg:x2="5.391cm" svg:y2="17.116cm">
          <text:p/>
        </draw:line>
        <draw:path draw:style-name="gr8" draw:text-style-name="P2" draw:layer="layout" svg:width="0.012cm" svg:height="0.018cm" svg:x="5.344cm" svg:y="16.735cm" svg:viewBox="0 0 13 19" svg:d="M13 19c-8-7-13-11-13-19">
          <text:p/>
        </draw:path>
        <draw:path draw:style-name="gr8" draw:text-style-name="P2" draw:layer="layout" svg:width="0.039cm" svg:height="0.039cm" svg:x="5.351cm" svg:y="16.753cm" svg:viewBox="0 0 40 40" svg:d="M0 0c14 11 25 26 40 40">
          <text:p/>
        </draw:path>
        <draw:path draw:style-name="gr8" draw:text-style-name="P2" draw:layer="layout" svg:width="0.035cm" svg:height="0.016cm" svg:x="5.39cm" svg:y="16.792cm" svg:viewBox="0 0 36 17" svg:d="M36 15c-7 4-14 0-22 0-7-4-11-7-14-15">
          <text:p/>
        </draw:path>
        <draw:line draw:style-name="gr8" draw:text-style-name="P2" draw:layer="layout" svg:x1="5.425cm" svg:y1="16.807cm" svg:x2="5.462cm" svg:y2="16.785cm">
          <text:p/>
        </draw:line>
        <draw:path draw:style-name="gr8" draw:text-style-name="P2" draw:layer="layout" svg:width="0.032cm" svg:height="0.013cm" svg:x="5.457cm" svg:y="16.782cm" svg:viewBox="0 0 33 14" svg:d="M0 3c7-4 14-4 22 0 4 3 7 8 11 11">
          <text:p/>
        </draw:path>
        <draw:line draw:style-name="gr8" draw:text-style-name="P2" draw:layer="layout" svg:x1="5.245cm" svg:y1="17.095cm" svg:x2="5.245cm" svg:y2="17.518cm">
          <text:p/>
        </draw:line>
        <draw:line draw:style-name="gr8" draw:text-style-name="P2" draw:layer="layout" svg:x1="5.21cm" svg:y1="17.06cm" svg:x2="5.21cm" svg:y2="17.497cm">
          <text:p/>
        </draw:line>
        <draw:line draw:style-name="gr8" draw:text-style-name="P2" draw:layer="layout" svg:x1="4.833cm" svg:y1="17.279cm" svg:x2="4.833cm" svg:y2="16.174cm">
          <text:p/>
        </draw:line>
        <draw:line draw:style-name="gr8" draw:text-style-name="P2" draw:layer="layout" svg:x1="4.787cm" svg:y1="17.233cm" svg:x2="4.787cm" svg:y2="16.132cm">
          <text:p/>
        </draw:line>
        <draw:line draw:style-name="gr8" draw:text-style-name="P2" draw:layer="layout" svg:x1="5.21cm" svg:y1="16.397cm" svg:x2="5.21cm" svg:y2="16.679cm">
          <text:p/>
        </draw:line>
        <draw:line draw:style-name="gr8" draw:text-style-name="P2" draw:layer="layout" svg:x1="5.245cm" svg:y1="16.418cm" svg:x2="5.245cm" svg:y2="16.686cm">
          <text:p/>
        </draw:line>
        <draw:line draw:style-name="gr8" draw:text-style-name="P2" draw:layer="layout" svg:x1="5.351cm" svg:y1="16.478cm" svg:x2="5.351cm" svg:y2="16.753cm">
          <text:p/>
        </draw:line>
        <draw:line draw:style-name="gr8" draw:text-style-name="P2" draw:layer="layout" svg:x1="5.39cm" svg:y1="16.499cm" svg:x2="5.39cm" svg:y2="16.792cm">
          <text:p/>
        </draw:line>
        <draw:line draw:style-name="gr8" draw:text-style-name="P2" draw:layer="layout" svg:x1="7.409cm" svg:y1="18.309cm" svg:x2="6.134cm" svg:y2="19.047cm">
          <text:p/>
        </draw:line>
        <draw:line draw:style-name="gr8" draw:text-style-name="P2" draw:layer="layout" svg:x1="7.552cm" svg:y1="17.37cm" svg:x2="7.552cm" svg:y2="18.104cm">
          <text:p/>
        </draw:line>
        <draw:line draw:style-name="gr8" draw:text-style-name="P2" draw:layer="layout" svg:x1="4.586cm" svg:y1="16.721cm" svg:x2="4.586cm" svg:y2="15.617cm">
          <text:p/>
        </draw:line>
        <draw:line draw:style-name="gr8" draw:text-style-name="P2" draw:layer="layout" svg:x1="2.691cm" svg:y1="15.071cm" svg:x2="3.105cm" svg:y2="14.834cm">
          <text:p/>
        </draw:line>
        <draw:line draw:style-name="gr8" draw:text-style-name="P2" draw:layer="layout" svg:x1="2.97cm" svg:y1="16.199cm" svg:x2="2.97cm" svg:y2="15.098cm">
          <text:p/>
        </draw:line>
        <draw:line draw:style-name="gr8" draw:text-style-name="P2" draw:layer="layout" svg:x1="2.829cm" svg:y1="16.118cm" svg:x2="2.829cm" svg:y2="15.049cm">
          <text:p/>
        </draw:line>
        <draw:line draw:style-name="gr8" draw:text-style-name="P2" draw:layer="layout" svg:x1="2.688cm" svg:y1="16.037cm" svg:x2="2.688cm" svg:y2="15.074cm">
          <text:p/>
        </draw:line>
        <draw:line draw:style-name="gr8" draw:text-style-name="P2" draw:layer="layout" svg:x1="3.111cm" svg:y1="16.28cm" svg:x2="3.111cm" svg:y2="15.18cm">
          <text:p/>
        </draw:line>
        <draw:line draw:style-name="gr8" draw:text-style-name="P2" draw:layer="layout" svg:x1="3.256cm" svg:y1="16.361cm" svg:x2="3.256cm" svg:y2="15.261cm">
          <text:p/>
        </draw:line>
        <draw:line draw:style-name="gr8" draw:text-style-name="P2" draw:layer="layout" svg:x1="3.397cm" svg:y1="16.446cm" svg:x2="3.397cm" svg:y2="15.342cm">
          <text:p/>
        </draw:line>
        <draw:line draw:style-name="gr8" draw:text-style-name="P2" draw:layer="layout" svg:x1="3.538cm" svg:y1="15.726cm" svg:x2="3.538cm" svg:y2="15.423cm">
          <text:p/>
        </draw:line>
        <draw:line draw:style-name="gr8" draw:text-style-name="P2" draw:layer="layout" svg:x1="3.679cm" svg:y1="15.772cm" svg:x2="3.679cm" svg:y2="15.504cm">
          <text:p/>
        </draw:line>
        <draw:line draw:style-name="gr8" draw:text-style-name="P2" draw:layer="layout" svg:x1="3.82cm" svg:y1="16.689cm" svg:x2="3.82cm" svg:y2="16.125cm">
          <text:p/>
        </draw:line>
        <draw:line draw:style-name="gr8" draw:text-style-name="P2" draw:layer="layout" svg:x1="3.82cm" svg:y1="15.998cm" svg:x2="3.82cm" svg:y2="15.589cm">
          <text:p/>
        </draw:line>
        <draw:line draw:style-name="gr8" draw:text-style-name="P2" draw:layer="layout" svg:x1="3.961cm" svg:y1="16.771cm" svg:x2="3.961cm" svg:y2="15.67cm">
          <text:p/>
        </draw:line>
        <draw:line draw:style-name="gr8" draw:text-style-name="P2" draw:layer="layout" svg:x1="4.102cm" svg:y1="16.852cm" svg:x2="4.102cm" svg:y2="15.751cm">
          <text:p/>
        </draw:line>
        <draw:line draw:style-name="gr8" draw:text-style-name="P2" draw:layer="layout" svg:x1="3.538cm" svg:y1="16.527cm" svg:x2="3.538cm" svg:y2="16.069cm">
          <text:p/>
        </draw:line>
        <draw:line draw:style-name="gr8" draw:text-style-name="P2" draw:layer="layout" svg:x1="3.679cm" svg:y1="16.608cm" svg:x2="3.679cm" svg:y2="16.188cm">
          <text:p/>
        </draw:line>
        <draw:line draw:style-name="gr8" draw:text-style-name="P2" draw:layer="layout" svg:x1="6.335cm" svg:y1="18.143cm" svg:x2="6.335cm" svg:y2="17.31cm">
          <text:p/>
        </draw:line>
        <draw:line draw:style-name="gr8" draw:text-style-name="P2" draw:layer="layout" svg:x1="6.194cm" svg:y1="18.058cm" svg:x2="6.194cm" svg:y2="17.042cm">
          <text:p/>
        </draw:line>
        <draw:line draw:style-name="gr8" draw:text-style-name="P2" draw:layer="layout" svg:x1="6.053cm" svg:y1="17.977cm" svg:x2="6.053cm" svg:y2="16.891cm">
          <text:p/>
        </draw:line>
        <draw:line draw:style-name="gr8" draw:text-style-name="P2" draw:layer="layout" svg:x1="5.912cm" svg:y1="17.896cm" svg:x2="5.912cm" svg:y2="16.795cm">
          <text:p/>
        </draw:line>
        <draw:line draw:style-name="gr8" draw:text-style-name="P2" draw:layer="layout" svg:x1="5.771cm" svg:y1="17.815cm" svg:x2="5.771cm" svg:y2="16.714cm">
          <text:p/>
        </draw:line>
        <draw:line draw:style-name="gr8" draw:text-style-name="P2" draw:layer="layout" svg:x1="5.63cm" svg:y1="17.734cm" svg:x2="5.63cm" svg:y2="16.633cm">
          <text:p/>
        </draw:line>
        <draw:line draw:style-name="gr8" draw:text-style-name="P2" draw:layer="layout" svg:x1="5.485cm" svg:y1="17.653cm" svg:x2="5.485cm" svg:y2="16.552cm">
          <text:p/>
        </draw:line>
        <draw:line draw:style-name="gr8" draw:text-style-name="P2" draw:layer="layout" svg:x1="5.344cm" svg:y1="17.571cm" svg:x2="5.344cm" svg:y2="17.148cm">
          <text:p/>
        </draw:line>
        <draw:line draw:style-name="gr8" draw:text-style-name="P2" draw:layer="layout" svg:x1="5.203cm" svg:y1="17.49cm" svg:x2="5.203cm" svg:y2="17.042cm">
          <text:p/>
        </draw:line>
        <draw:line draw:style-name="gr8" draw:text-style-name="P2" draw:layer="layout" svg:x1="5.062cm" svg:y1="17.409cm" svg:x2="5.062cm" svg:y2="16.305cm">
          <text:p/>
        </draw:line>
        <draw:line draw:style-name="gr8" draw:text-style-name="P2" draw:layer="layout" svg:x1="4.921cm" svg:y1="17.324cm" svg:x2="4.921cm" svg:y2="16.224cm">
          <text:p/>
        </draw:line>
        <draw:line draw:style-name="gr8" draw:text-style-name="P2" draw:layer="layout" svg:x1="5.203cm" svg:y1="16.679cm" svg:x2="5.203cm" svg:y2="16.386cm">
          <text:p/>
        </draw:line>
        <draw:line draw:style-name="gr8" draw:text-style-name="P2" draw:layer="layout" svg:x1="5.344cm" svg:y1="16.735cm" svg:x2="5.344cm" svg:y2="16.467cm">
          <text:p/>
        </draw:line>
        <draw:path draw:style-name="gr1" draw:text-style-name="P1" draw:layer="layout" svg:width="5.405cm" svg:height="2.251cm" svg:x="4.716cm" svg:y="8.681cm" svg:viewBox="0 0 5406 2252" svg:d="M4594 2252c21 0 46 0 67 0 25 0 50 0 71 0 28 0 53 0 78 0 52 0 105 0 158 0 28 0 53 0 78 0 28 0 53 0 77 0 22 0 46 0 68 0 21 0 42 0 63 0 18 0 32 0 53 0 14 0 28 0 42 0 11 0 18 0 28 0 8 0 15 0 22 0 3 0 3 0 7 0v-904-748c0-85-18-166-53-240-4-14-11-24-14-35-4-7-11-14-11-14 0-4 0-4 0-7-3-4-7-7-10-14-4-7-8-14-15-22-14-24-31-45-49-67-7-7-18-17-25-24 0 0 4 3 7 7l4 3c7 4 10 11 14 14 18 22 35 43 49 67 11 15 18 29 25 43 11 14 18 32 25 49 35 74 53 155 53 240v748c-4 0-4 0-7 0-7 0-14 0-22 0-10 0-17 0-28 0-14 0-28 0-42 0-21 0-35 0-53 0-21 0-42 0-63 0-22 0-46 0-68 0-24 0-49 0-77 0-25 0-50 0-78 0-53 0-106 0-158 0-25 0-50 0-78 0-21 0-46 0-71 0-21 0-46 0-67 0h-236-251-264-275-287-286-42v-1348h3 4c3 0 7 0 11 0 3 0 7 0 14 0 3 0 10 0 14 0 7 0 14 0 21 0s14 0 21 0 18 0 25 0c10 0 17 0 28 0s21 0 28 0c11 0 21 0 32 0s21 0 32 0c21 0 46 0 67 0h1553c7 0 11 0 14 0 7 0 11 0 11 0 24 0 49 4 74 7 7 4 10 4 14 4 7 0 10 0 10 0 8 3 18 7 25 7 25 7 53 14 74 25 0 0 4 3 11 3 3 4 10 4 14 7-7-3-14-7-25-10-21-11-49-18-74-25-3 0-7 0-14-4-3 0-11-3-11-3-7 0-17 0-24-4-25-3-50-7-74-7-11 0-18 0-25 0h-1553c-21 0-46 0-67 0-11 0-21 0-32 0s-21 0-32 0c-7 0-17 0-28 0s-18 0-28 0c-7 0-18 0-25 0s-14 0-21 0-14 0-21 0c-4 0-11 0-14 0-7 0-11 0-14 0-4 0-8 0-11 0h-4c-3 0-3 0-3 0v1348h-505v-1348h-7-10-11-17-18-25-24-29-28-32-31-32-35-1549c-332 0-600 268-600 600v748 904h7 18 32 42 53 60 70 74 78 81 78 77 75 63 236 251 268 275 282 290 292 293 286 287 275 264 251z">
          <text:p/>
        </draw:path>
        <draw:polygon draw:style-name="gr7" draw:text-style-name="P2" draw:layer="layout" svg:width="0cm" svg:height="0cm" svg:x="7.418cm" svg:y="9.782cm" svg:viewBox="0 0 0 0" draw:points="0,0">
          <text:p/>
        </draw:polygon>
        <draw:polygon draw:style-name="gr1" draw:text-style-name="P1" draw:layer="layout" svg:width="3.785cm" svg:height="0.903cm" svg:x="5.524cm" svg:y="10.029cm" svg:viewBox="0 0 3786 904" draw:points="3786,904 3786,0 3550,0 3299,0 3035,0 2760,0 2478,0 2188,0 2146,0 1645,0 1603,0 1313,0 1031,0 756,0 491,0 241,0 0,0 0,904 241,904 491,904 756,904 1031,904 1313,904 1603,904 1895,904 2188,904 2478,904 2760,904 3035,904 3299,904 3550,904">
          <text:p/>
        </draw:polygon>
        <draw:polygon draw:style-name="gr7" draw:text-style-name="P2" draw:layer="layout" svg:width="0cm" svg:height="0cm" svg:x="7.418cm" svg:y="9.782cm" svg:viewBox="0 0 0 0" draw:points="0,0">
          <text:p/>
        </draw:polygon>
        <draw:path draw:style-name="gr1" draw:text-style-name="P1" draw:layer="layout" svg:width="2.452cm" svg:height="1.352cm" svg:x="4.716cm" svg:y="8.681cm" svg:viewBox="0 0 2453 1353" svg:d="M2453 1353v-1353h-4-7-7-14-14-21-21-25-28-32-28-32-35-32-1553c-332 0-600 269-600 601v752h7 18 32 42 53 60 70 74 78 81 78 77 75 63 236 251 269 275 282 290z">
          <text:p/>
        </draw:path>
        <draw:polygon draw:style-name="gr7" draw:text-style-name="P2" draw:layer="layout" svg:width="0cm" svg:height="0cm" svg:x="7.418cm" svg:y="9.782cm" svg:viewBox="0 0 0 0" draw:points="0,0">
          <text:p/>
        </draw:polygon>
        <draw:path draw:style-name="gr1" draw:text-style-name="P1" draw:layer="layout" svg:width="0.812cm" svg:height="0.903cm" svg:x="9.309cm" svg:y="10.029cm" svg:viewBox="0 0 813 904" svg:d="M0 904c22 0 44 0 68 0 25 0 46 0 71 0 28 0 53 0 78 0 52 0 105 0 158 0 25 0 53 0 78 0s49 0 74 0 46 0 71 0c21 0 42 0 59 0 18 0 36 0 53 0 15 0 29 0 43 0 10 0 21 0 31 0 8 0 15 0 18 0 7 0 7 0 11 0v-904c-4 0-4 0-11 0-3 0-10 0-18 0-10 0-21 0-31 0-14 0-28 0-43 0-17 0-35 0-53 0-17 0-38 0-59 0-25 0-46 0-71 0s-49 0-74 0-53 0-78 0c-53 0-106 0-158 0-25 0-50 0-78 0-25 0-46 0-71 0-24 0-46 0-68 0z">
          <text:p/>
        </draw:path>
        <draw:polygon draw:style-name="gr7" draw:text-style-name="P2" draw:layer="layout" svg:width="0cm" svg:height="0cm" svg:x="7.418cm" svg:y="9.782cm" svg:viewBox="0 0 0 0" draw:points="0,0">
          <text:p/>
        </draw:polygon>
        <draw:polygon draw:style-name="gr1" draw:text-style-name="P1" draw:layer="layout" svg:width="0.812cm" svg:height="0.903cm" svg:x="4.716cm" svg:y="10.029cm" svg:viewBox="0 0 813 904" draw:points="0,904 7,904 25,904 57,904 99,904 152,904 212,904 282,904 356,904 434,904 515,904 594,904 671,904 746,904 813,904 813,0 746,0 671,0 594,0 515,0 434,0 356,0 282,0 212,0 152,0 99,0 57,0 25,0 7,0 0,0">
          <text:p/>
        </draw:polygon>
        <draw:polygon draw:style-name="gr7" draw:text-style-name="P2" draw:layer="layout" svg:width="0cm" svg:height="0cm" svg:x="7.418cm" svg:y="9.782cm" svg:viewBox="0 0 0 0" draw:points="0,0">
          <text:p/>
        </draw:polygon>
        <draw:path draw:style-name="gr9" draw:text-style-name="P1" draw:layer="layout" svg:width="0.723cm" svg:height="0.72cm" svg:x="8.223cm" svg:y="8.9cm" svg:viewBox="0 0 724 721" svg:d="M724 361c0 201-162 360-360 360-201 0-364-159-364-360 0-198 163-361 364-361 198 0 360 163 360 361z">
          <text:p/>
        </draw:path>
        <draw:polygon draw:style-name="gr7" draw:text-style-name="P2" draw:layer="layout" svg:width="0cm" svg:height="0cm" svg:x="7.418cm" svg:y="9.782cm" svg:viewBox="0 0 0 0" draw:points="0,0">
          <text:p/>
        </draw:polygon>
        <draw:path draw:style-name="gr1" draw:text-style-name="P1" draw:layer="layout" svg:width="0.723cm" svg:height="0.72cm" svg:x="5.884cm" svg:y="8.9cm" svg:viewBox="0 0 724 721" svg:d="M724 361c0 201-162 360-360 360-202 0-364-159-364-360 0-198 162-361 364-361 198 0 360 163 360 361z">
          <text:p/>
        </draw:path>
        <draw:polygon draw:style-name="gr7" draw:text-style-name="P2" draw:layer="layout" svg:width="0cm" svg:height="0cm" svg:x="7.418cm" svg:y="9.782cm" svg:viewBox="0 0 0 0" draw:points="0,0">
          <text:p/>
        </draw:polygon>
        <draw:path draw:style-name="gr1" draw:text-style-name="P1" draw:layer="layout" svg:width="0.145cm" svg:height="0.233cm" svg:x="8.325cm" svg:y="9.027cm" svg:viewBox="0 0 146 234" svg:d="M146 0c-7 4-11 7-18 11-3 3-7 3-7 3-7 7-18 11-29 18-18 17-35 35-46 56-11 14-21 32-25 46-14 33-21 68-21 100 0-28 7-57 11-74 3-14 10-26 10-26 0 0 0-7 4-14 7-11 14-21 21-32 11-21 28-39 46-56 8-4 11-7 15-7 7-4 14-11 14-11 7-3 18-10 25-14z">
          <text:p/>
        </draw:path>
        <draw:polygon draw:style-name="gr7" draw:text-style-name="P2" draw:layer="layout" svg:width="0cm" svg:height="0cm" svg:x="7.418cm" svg:y="9.782cm" svg:viewBox="0 0 0 0" draw:points="0,0">
          <text:p/>
        </draw:polygon>
        <draw:path draw:style-name="gr1" draw:text-style-name="P1" draw:layer="layout" svg:width="0.021cm" svg:height="0.099cm" svg:x="8.325cm" svg:y="9.26cm" svg:viewBox="0 0 22 100" svg:d="M0 0c0 36 8 68 22 100 0 0-3-7-7-21-7-18-15-46-15-79z">
          <text:p/>
        </draw:path>
        <draw:polygon draw:style-name="gr7" draw:text-style-name="P2" draw:layer="layout" svg:width="0cm" svg:height="0cm" svg:x="7.418cm" svg:y="9.782cm" svg:viewBox="0 0 0 0" draw:points="0,0">
          <text:p/>
        </draw:polygon>
        <draw:path draw:style-name="gr1" draw:text-style-name="P1" draw:layer="layout" svg:width="0.123cm" svg:height="0.222cm" svg:x="6.385cm" svg:y="9.26cm" svg:viewBox="0 0 124 223" svg:d="M103 99c0 3-3 10-7 17-7 11-14 22-18 32-15 21-32 40-50 54-7 4-11 7-14 11-7 3-14 7-14 10 10-7 17-14 28-21 18-14 35-33 50-54 11-18 18-32 25-49 0 0 4-7 7-21 7-18 14-46 14-78 0 35-7 67-21 99z">
          <text:p/>
        </draw:path>
        <draw:polygon draw:style-name="gr7" draw:text-style-name="P2" draw:layer="layout" svg:width="0cm" svg:height="0cm" svg:x="7.418cm" svg:y="9.782cm" svg:viewBox="0 0 0 0" draw:points="0,0">
          <text:p/>
        </draw:polygon>
        <draw:path draw:style-name="gr1" draw:text-style-name="P1" draw:layer="layout" svg:width="0.127cm" svg:height="0.427cm" svg:x="8.72cm" svg:y="9.055cm" svg:viewBox="0 0 128 428" svg:d="M128 220c0 4-3 7-3 7 0 32-11 64-26 92-14 28-28 53-49 70-11 11-18 18-25 25-11 4-18 11-25 14 4 0 7-3 14-7 4-3 11-7 11-7 0 0 7-7 10-11 4-3 11-10 15-14 21-17 35-42 49-70 7-14 15-32 19-46 3-7 3-14 3-21 4-4 4-11 4-14 0-7 0-11 0-11 0-3 3-7 3-7 0-3 0-7 0-14 0-4 0-11-3-18-4-60-33-121-75-167-11-7-18-14-25-21 0 0 7 4 10 11 4 3 11 7 15 10 42 46 71 107 75 167 0 0 3 4 3 7 0 4 0 7 0 11 0 7 0 11 0 14z">
          <text:p/>
        </draw:path>
        <draw:polygon draw:style-name="gr7" draw:text-style-name="P2" draw:layer="layout" svg:width="0cm" svg:height="0cm" svg:x="7.418cm" svg:y="9.782cm" svg:viewBox="0 0 0 0" draw:points="0,0">
          <text:p/>
        </draw:polygon>
        <draw:path draw:style-name="gr1" draw:text-style-name="P1" draw:layer="layout" svg:width="0.127cm" svg:height="0.204cm" svg:x="5.986cm" svg:y="9.038cm" svg:viewBox="0 0 128 205" svg:d="M103 17c0 0 4-3 8-7 3-3 10-7 17-10-10 7-17 10-25 17 0 0-7 4-14 11-3 3-7 7-10 15-21 18-40 42-54 67-7 18-11 32-18 49 0 7-3 15-3 18 0 7-4 14-4 18 0 7 0 10 0 10 4-31 11-63 25-95 14-25 33-49 54-67 7-12 14-19 24-26z">
          <text:p/>
        </draw:path>
        <draw:polygon draw:style-name="gr7" draw:text-style-name="P2" draw:layer="layout" svg:width="0cm" svg:height="0cm" svg:x="7.418cm" svg:y="9.782cm" svg:viewBox="0 0 0 0" draw:points="0,0">
          <text:p/>
        </draw:polygon>
        <draw:path draw:style-name="gr1" draw:text-style-name="P1" draw:layer="layout" svg:width="0.028cm" svg:height="0.095cm" svg:x="8.819cm" svg:y="9.278cm" svg:viewBox="0 0 29 96" svg:d="M0 96c7-14 14-33 19-51 3-3 3-10 3-17 4-4 4-11 4-18 3-3 3-10 3-10-3 35-15 67-29 96z">
          <text:p/>
        </draw:path>
        <draw:polygon draw:style-name="gr7" draw:text-style-name="P2" draw:layer="layout" svg:width="0cm" svg:height="0cm" svg:x="7.418cm" svg:y="9.782cm" svg:viewBox="0 0 0 0" draw:points="0,0">
          <text:p/>
        </draw:polygon>
        <draw:path draw:style-name="gr1" draw:text-style-name="P1" draw:layer="layout" svg:width="0.127cm" svg:height="0.335cm" svg:x="5.986cm" svg:y="9.147cm" svg:viewBox="0 0 128 336" svg:d="M103 322c0 0-7-7-14-11-3-3-7-10-14-14-43-42-71-102-75-162 0-7 0-14 0-21 0-4 0-11 0-18 4-32 11-64 25-96-7 14-11 32-18 49 0 7-3 11-3 19 0 7-4 14-4 18 0 7 0 10 0 10 0 7 0 14 0 18 0 7 0 11 0 14 0 4 0 7 0 7 4 60 32 120 75 162 11 11 18 18 28 25 8 4 15 11 25 14-7-3-14-7-17-10-4-4-8-4-8-4z">
          <text:p/>
        </draw:path>
        <draw:polygon draw:style-name="gr7" draw:text-style-name="P2" draw:layer="layout" svg:width="0cm" svg:height="0cm" svg:x="7.418cm" svg:y="9.782cm" svg:viewBox="0 0 0 0" draw:points="0,0">
          <text:p/>
        </draw:polygon>
        <draw:path draw:style-name="gr1" draw:text-style-name="P1" draw:layer="layout" svg:width="0.42cm" svg:height="0.36cm" svg:x="8.325cm" svg:y="9.161cm" svg:viewBox="0 0 421 361" svg:d="M347 346c-4 0-11 3-14 3-4 5-11 5-11 5 0 0-3 0-7 3-7 0-14 0-21 4-14 0-33 0-51 0-7 0-17 0-24-4-7 0-18-3-25-3-18-8-35-12-49-22-7-4-14-4-18-11-3 0-7-3-7-3-11-4-18-11-28-18-18-18-35-35-46-56-11-15-21-29-25-46 0 0-7-11-10-21-4-18-11-46-11-78s7-67 21-99c0 0-7 11-10 25-4 17-11 42-11 74 0 35 7 67 21 99 0 0 0 7 4 14 7 14 14 21 21 32 11 21 28 38 46 56 7 4 10 7 14 11 7 3 14 7 14 7 7 7 14 10 25 14 14 10 31 14 49 22 4 0 11 0 14 3 7 0 11 0 11 0 0 0 3 0 7 4 3 0 10 0 17 0 18 0 37 0 51 0 10-4 18-4 28-7 7 0 14-5 25-8 17-7 35-14 49-25 4-3 11-7 14-7 4-3 11-7 11-10-7 7-18 14-25 17-14 11-32 18-49 25z">
          <text:p/>
        </draw:path>
        <draw:polygon draw:style-name="gr7" draw:text-style-name="P2" draw:layer="layout" svg:width="0cm" svg:height="0cm" svg:x="7.418cm" svg:y="9.782cm" svg:viewBox="0 0 0 0" draw:points="0,0">
          <text:p/>
        </draw:polygon>
        <draw:path draw:style-name="gr1" draw:text-style-name="P1" draw:layer="layout" svg:width="0.025cm" svg:height="0.05cm" svg:x="6.462cm" svg:y="9.115cm" svg:viewBox="0 0 26 51" svg:d="M26 51c-7-18-14-37-26-51 8 11 12 21 19 33 4 7 7 14 7 18z">
          <text:p/>
        </draw:path>
        <draw:polygon draw:style-name="gr7" draw:text-style-name="P2" draw:layer="layout" svg:width="0cm" svg:height="0cm" svg:x="7.418cm" svg:y="9.782cm" svg:viewBox="0 0 0 0" draw:points="0,0">
          <text:p/>
        </draw:polygon>
        <draw:path draw:style-name="gr1" draw:text-style-name="P1" draw:layer="layout" svg:width="0.025cm" svg:height="0.05cm" svg:x="8.346cm" svg:y="9.115cm" svg:viewBox="0 0 26 51" svg:d="M0 51c0-4 0-11 4-18 7-12 15-22 22-33-12 14-22 33-26 51z">
          <text:p/>
        </draw:path>
        <draw:polygon draw:style-name="gr7" draw:text-style-name="P2" draw:layer="layout" svg:width="0cm" svg:height="0cm" svg:x="7.418cm" svg:y="9.782cm" svg:viewBox="0 0 0 0" draw:points="0,0">
          <text:p/>
        </draw:polygon>
        <draw:path draw:style-name="gr1" draw:text-style-name="P1" draw:layer="layout" svg:width="0.025cm" svg:height="0.049cm" svg:x="6.462cm" svg:y="9.359cm" svg:viewBox="0 0 26 50" svg:d="M0 50c12-18 19-33 26-50 0 0-3 10-7 17-7 12-11 23-19 33z">
          <text:p/>
        </draw:path>
        <draw:polygon draw:style-name="gr7" draw:text-style-name="P2" draw:layer="layout" svg:width="0cm" svg:height="0cm" svg:x="7.418cm" svg:y="9.782cm" svg:viewBox="0 0 0 0" draw:points="0,0">
          <text:p/>
        </draw:polygon>
        <draw:path draw:style-name="gr1" draw:text-style-name="P1" draw:layer="layout" svg:width="0.025cm" svg:height="0.049cm" svg:x="8.346cm" svg:y="9.359cm" svg:viewBox="0 0 26 50" svg:d="M0 0c4 17 14 32 26 50-7-10-15-21-22-33-4-7-4-17-4-17z">
          <text:p/>
        </draw:path>
        <draw:polygon draw:style-name="gr7" draw:text-style-name="P2" draw:layer="layout" svg:width="0cm" svg:height="0cm" svg:x="7.418cm" svg:y="9.782cm" svg:viewBox="0 0 0 0" draw:points="0,0">
          <text:p/>
        </draw:polygon>
        <draw:path draw:style-name="gr1" draw:text-style-name="P1" draw:layer="layout" svg:width="0.226cm" svg:height="0.081cm" svg:x="8.544cm" svg:y="9cm" svg:viewBox="0 0 227 82" svg:d="M202 56c0 0 7 7 14 11 4 3 7 7 11 15-7-12-18-19-25-26-21-17-50-31-74-38-12-4-19-8-26-8-10-3-18-7-28-7-14-4-32-4-50 0-7 0-17 0-24 0 0 0 3 0 7 0 3 0 10 0 17 0 18-4 36-4 50 0 7 0 14 4 21 4 4 0 7 3 7 3 0 0 7 0 11 4 3 0 11 0 15 4 24 7 53 21 74 38z">
          <text:p/>
        </draw:path>
        <draw:polygon draw:style-name="gr7" draw:text-style-name="P2" draw:layer="layout" svg:width="0cm" svg:height="0cm" svg:x="7.418cm" svg:y="9.782cm" svg:viewBox="0 0 0 0" draw:points="0,0">
          <text:p/>
        </draw:polygon>
        <draw:path draw:style-name="gr1" draw:text-style-name="P1" draw:layer="layout" svg:width="0.152cm" svg:height="0.06cm" svg:x="6.261cm" svg:y="9.461cm" svg:viewBox="0 0 153 61" svg:d="M26 57c0 0-4 0-7 4-4 0-11 0-19 0 8 0 19 0 26-4 7 0 18-3 25-3 17-7 35-11 53-21 7-4 17-7 24-11 7-7 18-15 25-22-4 4-11 7-14 12-4 3-11 7-11 10 0 0-3 0-7 4-7 3-14 3-17 7-18 10-36 14-53 21-4 0-7 0-11 0-7 3-14 3-14 3z">
          <text:p/>
        </draw:path>
        <draw:polygon draw:style-name="gr7" draw:text-style-name="P2" draw:layer="layout" svg:width="0cm" svg:height="0cm" svg:x="7.418cm" svg:y="9.782cm" svg:viewBox="0 0 0 0" draw:points="0,0">
          <text:p/>
        </draw:polygon>
        <draw:path draw:style-name="gr1" draw:text-style-name="P1" draw:layer="layout" svg:width="0.123cm" svg:height="0.014cm" svg:x="6.163cm" svg:y="9.507cm" svg:viewBox="0 0 124 15" svg:d="M50 15c-8-4-15-4-19-4-3-3-7-3-7-3 0 0-7-5-14-5-3-3-7-3-10-3 7 3 14 3 24 8 7 3 14 3 26 7 14 0 32 0 49 0 11 0 18 0 25-4 0 0-4 0-7 4-4 0-11 0-18 0-17 0-35 0-49 0z">
          <text:p/>
        </draw:path>
        <draw:polygon draw:style-name="gr7" draw:text-style-name="P2" draw:layer="layout" svg:width="0cm" svg:height="0cm" svg:x="7.418cm" svg:y="9.782cm" svg:viewBox="0 0 0 0" draw:points="0,0">
          <text:p/>
        </draw:polygon>
        <draw:path draw:style-name="gr1" draw:text-style-name="P1" draw:layer="layout" svg:width="0.102cm" svg:height="0.049cm" svg:x="6.085cm" svg:y="9.465cm" svg:viewBox="0 0 103 50" svg:d="M0 0c11 7 18 14 28 18 14 11 32 18 50 25 7 3 18 7 25 7 0 0-7 0-14-4-4 0-8-3-11-3-18-7-36-14-50-25-7-4-14-8-17-11-4-4-11-7-11-7z">
          <text:p/>
        </draw:path>
        <draw:polygon draw:style-name="gr7" draw:text-style-name="P2" draw:layer="layout" svg:width="0cm" svg:height="0cm" svg:x="7.418cm" svg:y="9.782cm" svg:viewBox="0 0 0 0" draw:points="0,0">
          <text:p/>
        </draw:polygon>
        <draw:path draw:style-name="gr1" draw:text-style-name="P1" draw:layer="layout" svg:width="0.102cm" svg:height="0.049cm" svg:x="6.085cm" svg:y="9.006cm" svg:viewBox="0 0 103 50" svg:d="M78 7c3 0 7 0 11-4 7 0 14-3 14-3-7 3-18 7-25 7-18 7-36 14-50 25-10 8-17 11-28 18 0 0 7-3 11-3 3-7 10-11 17-15 14-11 32-18 50-25z">
          <text:p/>
        </draw:path>
        <draw:polygon draw:style-name="gr7" draw:text-style-name="P2" draw:layer="layout" svg:width="0cm" svg:height="0cm" svg:x="7.418cm" svg:y="9.782cm" svg:viewBox="0 0 0 0" draw:points="0,0">
          <text:p/>
        </draw:polygon>
        <draw:path draw:style-name="gr1" draw:text-style-name="P1" draw:layer="layout" svg:width="0.102cm" svg:height="0.039cm" svg:x="6.286cm" svg:y="9.002cm" svg:viewBox="0 0 103 40" svg:d="M74 26c7 4 14 7 19 11 3 3 10 3 10 3-10-3-18-7-29-14-14-8-32-15-49-19-7-3-18-3-25-7 0 0 7 4 14 4 4 0 7 0 11 3 17 4 35 11 49 19z">
          <text:p/>
        </draw:path>
        <draw:polygon draw:style-name="gr7" draw:text-style-name="P2" draw:layer="layout" svg:width="0cm" svg:height="0cm" svg:x="7.418cm" svg:y="9.782cm" svg:viewBox="0 0 0 0" draw:points="0,0">
          <text:p/>
        </draw:polygon>
        <draw:path draw:style-name="gr1" draw:text-style-name="P1" draw:layer="layout" svg:width="0.026cm" svg:height="0.049cm" svg:x="10.043cm" svg:y="8.992cm" svg:viewBox="0 0 27 50" svg:d="M27 50c-8-18-15-36-27-50 0 0 8 7 12 14 3 11 10 25 15 36z">
          <text:p/>
        </draw:path>
        <draw:polygon draw:style-name="gr7" draw:text-style-name="P2" draw:layer="layout" svg:width="0cm" svg:height="0cm" svg:x="7.418cm" svg:y="9.782cm" svg:viewBox="0 0 0 0" draw:points="0,0">
          <text:p/>
        </draw:polygon>
        <draw:path draw:style-name="gr1" draw:text-style-name="P1" draw:layer="layout" svg:width="0.028cm" svg:height="0.026cm" svg:x="6.06cm" svg:y="9.443cm" svg:viewBox="0 0 29 27" svg:d="M29 27c0 0-10-8-14-12-3-3-10-10-15-15 12 12 19 19 29 27z">
          <text:p/>
        </draw:path>
        <draw:polygon draw:style-name="gr7" draw:text-style-name="P2" draw:layer="layout" svg:width="0cm" svg:height="0cm" svg:x="7.418cm" svg:y="9.782cm" svg:viewBox="0 0 0 0" draw:points="0,0">
          <text:p/>
        </draw:polygon>
        <draw:path draw:style-name="gr1" draw:text-style-name="P1" draw:layer="layout" svg:width="0.025cm" svg:height="0.026cm" svg:x="8.745cm" svg:y="9.443cm" svg:viewBox="0 0 26 27" svg:d="M0 27c8-8 19-15 26-27-4 5-7 12-11 15-7 4-15 12-15 12z">
          <text:p/>
        </draw:path>
        <draw:polygon draw:style-name="gr7" draw:text-style-name="P2" draw:layer="layout" svg:width="0cm" svg:height="0cm" svg:x="7.418cm" svg:y="9.782cm" svg:viewBox="0 0 0 0" draw:points="0,0">
          <text:p/>
        </draw:polygon>
        <draw:path draw:style-name="gr1" draw:text-style-name="P1" draw:layer="layout" svg:width="0.028cm" svg:height="0.025cm" svg:x="6.06cm" svg:y="9.055cm" svg:viewBox="0 0 29 26" svg:d="M29 0c0 0-10 4-14 12-3 3-10 7-15 14 12-11 19-18 29-26z">
          <text:p/>
        </draw:path>
        <draw:polygon draw:style-name="gr7" draw:text-style-name="P2" draw:layer="layout" svg:width="0cm" svg:height="0cm" svg:x="7.418cm" svg:y="9.782cm" svg:viewBox="0 0 0 0" draw:points="0,0">
          <text:p/>
        </draw:polygon>
        <draw:path draw:style-name="gr1" draw:text-style-name="P1" draw:layer="layout" svg:width="0.029cm" svg:height="0.043cm" svg:x="10.018cm" svg:y="8.949cm" svg:viewBox="0 0 30 44" svg:d="M30 44c0 0-4-4-4-7-3-4-8-7-11-14-4-8-8-15-15-23 11 15 18 30 30 44z">
          <text:p/>
        </draw:path>
        <draw:polygon draw:style-name="gr7" draw:text-style-name="P2" draw:layer="layout" svg:width="0cm" svg:height="0cm" svg:x="7.418cm" svg:y="9.782cm" svg:viewBox="0 0 0 0" draw:points="0,0">
          <text:p/>
        </draw:polygon>
        <draw:path draw:style-name="gr1" draw:text-style-name="P1" draw:layer="layout" svg:width="0.028cm" svg:height="0.021cm" svg:x="8.417cm" svg:y="9.041cm" svg:viewBox="0 0 29 22" svg:d="M29 0c-8 7-19 14-29 22 7-4 10-8 14-11 7-4 15-11 15-11z">
          <text:p/>
        </draw:path>
        <draw:polygon draw:style-name="gr7" draw:text-style-name="P2" draw:layer="layout" svg:width="0cm" svg:height="0cm" svg:x="7.418cm" svg:y="9.782cm" svg:viewBox="0 0 0 0" draw:points="0,0">
          <text:p/>
        </draw:polygon>
        <draw:path draw:style-name="gr1" draw:text-style-name="P1" draw:layer="layout" svg:width="0.028cm" svg:height="0.021cm" svg:x="8.417cm" svg:y="9.461cm" svg:viewBox="0 0 29 22" svg:d="M0 0c7 4 10 7 14 11 7 3 15 7 15 11-8-8-19-15-29-22z">
          <text:p/>
        </draw:path>
        <draw:polygon draw:style-name="gr7" draw:text-style-name="P2" draw:layer="layout" svg:width="0cm" svg:height="0cm" svg:x="7.418cm" svg:y="9.782cm" svg:viewBox="0 0 0 0" draw:points="0,0">
          <text:p/>
        </draw:polygon>
        <draw:path draw:style-name="gr1" draw:text-style-name="P1" draw:layer="layout" svg:width="0.028cm" svg:height="0.021cm" svg:x="6.385cm" svg:y="9.041cm" svg:viewBox="0 0 29 22" svg:d="M29 22c-4-4-11-8-14-11-8-4-15-11-15-11 10 7 22 14 29 22z">
          <text:p/>
        </draw:path>
        <draw:polygon draw:style-name="gr7" draw:text-style-name="P2" draw:layer="layout" svg:width="0cm" svg:height="0cm" svg:x="7.418cm" svg:y="9.782cm" svg:viewBox="0 0 0 0" draw:points="0,0">
          <text:p/>
        </draw:polygon>
        <draw:path draw:style-name="gr1" draw:text-style-name="P1" draw:layer="layout" svg:width="0.025cm" svg:height="0.014cm" svg:x="8.445cm" svg:y="9.479cm" svg:viewBox="0 0 26 15" svg:d="M0 0c7 8 19 11 26 15-7-4-15-4-19-12-3 0-7-3-7-3z">
          <text:p/>
        </draw:path>
        <draw:polygon draw:style-name="gr7" draw:text-style-name="P2" draw:layer="layout" svg:width="0cm" svg:height="0cm" svg:x="7.418cm" svg:y="9.782cm" svg:viewBox="0 0 0 0" draw:points="0,0">
          <text:p/>
        </draw:polygon>
        <draw:path draw:style-name="gr1" draw:text-style-name="P1" draw:layer="layout" svg:width="0.028cm" svg:height="0.014cm" svg:x="6.36cm" svg:y="9.479cm" svg:viewBox="0 0 29 15" svg:d="M0 15c12-4 22-7 29-15 0 0-3 3-7 3-7 8-15 8-22 12z">
          <text:p/>
        </draw:path>
        <draw:polygon draw:style-name="gr7" draw:text-style-name="P2" draw:layer="layout" svg:width="0cm" svg:height="0cm" svg:x="7.418cm" svg:y="9.782cm" svg:viewBox="0 0 0 0" draw:points="0,0">
          <text:p/>
        </draw:polygon>
        <draw:path draw:style-name="gr1" draw:text-style-name="P1" draw:layer="layout" svg:width="0.127cm" svg:height="0.009cm" svg:x="6.187cm" svg:y="9cm" svg:viewBox="0 0 128 10" svg:d="M99 7c0 0 8 0 15 0 4 0 7 3 14 3-10-3-17-3-29-3 0 0-4 0-7-5-4 0-11 0-18 0-17-3-35-3-49 0-7 5-14 5-18 5-3 0-7 3-7 3 7-3 14-3 25-8 14-3 32-3 49 0 11 0 18 0 25 5z">
          <text:p/>
        </draw:path>
        <draw:polygon draw:style-name="gr7" draw:text-style-name="P2" draw:layer="layout" svg:width="0cm" svg:height="0cm" svg:x="7.418cm" svg:y="9.782cm" svg:viewBox="0 0 0 0" draw:points="0,0">
          <text:p/>
        </draw:polygon>
        <draw:path draw:style-name="gr1" draw:text-style-name="P1" draw:layer="layout" svg:width="0.028cm" svg:height="0.007cm" svg:x="8.643cm" svg:y="9.507cm" svg:viewBox="0 0 29 8" svg:d="M0 8c10 0 17-4 29-8-4 0-12 0-15 4-7 4-11 4-14 4z">
          <text:p/>
        </draw:path>
        <draw:polygon draw:style-name="gr7" draw:text-style-name="P2" draw:layer="layout" svg:width="0cm" svg:height="0cm" svg:x="7.418cm" svg:y="9.782cm" svg:viewBox="0 0 0 0" draw:points="0,0">
          <text:p/>
        </draw:polygon>
        <draw:path draw:style-name="gr1" draw:text-style-name="P1" draw:layer="layout" svg:width="0.028cm" svg:height="0.011cm" svg:x="8.643cm" svg:y="9.006cm" svg:viewBox="0 0 29 12" svg:d="M29 12c-4-5-12-5-15-9-7 0-11-3-14-3 10 3 17 7 29 12z">
          <text:p/>
        </draw:path>
        <draw:polygon draw:style-name="gr7" draw:text-style-name="P2" draw:layer="layout" svg:width="0cm" svg:height="0cm" svg:x="7.418cm" svg:y="9.782cm" svg:viewBox="0 0 0 0" draw:points="0,0">
          <text:p/>
        </draw:polygon>
        <draw:path draw:style-name="gr1" draw:text-style-name="P1" draw:layer="layout" svg:width="0.024cm" svg:height="0.005cm" svg:x="8.544cm" svg:y="9.517cm" svg:viewBox="0 0 25 6" svg:d="M0 0c7 6 18 6 25 6-7 0-10 0-18 0-4-6-7-6-7-6z">
          <text:p/>
        </draw:path>
        <draw:polygon draw:style-name="gr7" draw:text-style-name="P2" draw:layer="layout" svg:width="0cm" svg:height="0cm" svg:x="7.418cm" svg:y="9.782cm" svg:viewBox="0 0 0 0" draw:points="0,0">
          <text:p/>
        </draw:polygon>
        <draw:path draw:style-name="gr1" draw:text-style-name="P1" draw:layer="layout" svg:width="0.025cm" svg:height="0.004cm" svg:x="6.261cm" svg:y="9.002cm" svg:viewBox="0 0 26 5" svg:d="M26 5c0 0-4 0-7-5-5 0-12 0-19 0 7 0 19 0 26 5z">
          <text:p/>
        </draw:path>
        <draw:polygon draw:style-name="gr7" draw:text-style-name="P2" draw:layer="layout" svg:width="0cm" svg:height="0cm" svg:x="7.418cm" svg:y="9.782cm" svg:viewBox="0 0 0 0" draw:points="0,0">
          <text:p/>
        </draw:polygon>
        <draw:path draw:style-name="gr1" draw:text-style-name="P1" draw:layer="layout" svg:width="0.028cm" svg:height="0.007cm" svg:x="8.618cm" svg:y="9.514cm" svg:viewBox="0 0 29 8" svg:d="M0 8c10-4 18-8 29-8 0 0-3 0-7 0-8 4-15 4-22 8z">
          <text:p/>
        </draw:path>
        <draw:polygon draw:style-name="gr7" draw:text-style-name="P2" draw:layer="layout" svg:width="0cm" svg:height="0cm" svg:x="7.418cm" svg:y="9.782cm" svg:viewBox="0 0 0 0" draw:points="0,0">
          <text:p/>
        </draw:polygon>
        <draw:path draw:style-name="gr1" draw:text-style-name="P1" draw:layer="layout" svg:width="0.025cm" svg:height="0.007cm" svg:x="6.187cm" svg:y="9.514cm" svg:viewBox="0 0 26 8" svg:d="M0 0c7 0 14 4 26 8-7-4-15-4-19-8-3 0-7 0-7 0z">
          <text:p/>
        </draw:path>
        <draw:polygon draw:style-name="gr7" draw:text-style-name="P2" draw:layer="layout" svg:width="0cm" svg:height="0cm" svg:x="7.418cm" svg:y="9.782cm" svg:viewBox="0 0 0 0" draw:points="0,0">
          <text:p/>
        </draw:polygon>
        <draw:path draw:style-name="gr1" draw:text-style-name="P1" draw:layer="layout" svg:width="0.028cm" svg:height="0.007cm" svg:x="8.618cm" svg:y="9.002cm" svg:viewBox="0 0 29 8" svg:d="M0 0c7 0 14 5 22 5 4 0 7 3 7 3-11-3-19-8-29-8z">
          <text:p/>
        </draw:path>
        <draw:polygon draw:style-name="gr7" draw:text-style-name="P2" draw:layer="layout" svg:width="0cm" svg:height="0cm" svg:x="7.418cm" svg:y="9.782cm" svg:viewBox="0 0 0 0" draw:points="0,0">
          <text:p/>
        </draw:polygon>
        <draw:path draw:style-name="gr1" draw:text-style-name="P1" draw:layer="layout" svg:width="0.028cm" svg:height="0.011cm" svg:x="6.286cm" svg:y="9.51cm" svg:viewBox="0 0 29 12" svg:d="M0 12c7-4 18-8 29-12-8 4-11 4-15 4-7 4-14 8-14 8z">
          <text:p/>
        </draw:path>
        <draw:polygon draw:style-name="gr7" draw:text-style-name="P2" draw:layer="layout" svg:width="0cm" svg:height="0cm" svg:x="7.418cm" svg:y="9.782cm" svg:viewBox="0 0 0 0" draw:points="0,0">
          <text:p/>
        </draw:polygon>
        <draw:path draw:style-name="gr1" draw:text-style-name="P1" draw:layer="layout" svg:width="0.201cm" svg:height="0.134cm" svg:x="9.743cm" svg:y="8.724cm" svg:viewBox="0 0 202 135" svg:d="M202 135c0 0-3 0-3-4-4 0-4-3-7-7-4-3-11-7-14-14-18-14-32-28-50-39-7-3-10-7-17-10-4-4-11-7-11-7-21-19-46-30-74-44-7-3-18-7-26-10 0 0 4 3 8 3 7 4 11 4 18 7 28 14 53 25 74 44 11 7 21 10 28 17 18 11 32 25 50 39 7 11 17 18 24 25z">
          <text:p/>
        </draw:path>
        <draw:polygon draw:style-name="gr7" draw:text-style-name="P2" draw:layer="layout" svg:width="0cm" svg:height="0cm" svg:x="7.418cm" svg:y="9.782cm" svg:viewBox="0 0 0 0" draw:points="0,0">
          <text:p/>
        </draw:polygon>
        <draw:path draw:style-name="gr1" draw:text-style-name="P1" draw:layer="layout" svg:width="0.025cm" svg:height="0.011cm" svg:x="8.519cm" svg:y="9.51cm" svg:viewBox="0 0 26 12" svg:d="M0 0c7 4 19 8 26 12 0 0-4-4-11-4-4-4-11-4-15-8z">
          <text:p/>
        </draw:path>
        <draw:polygon draw:style-name="gr7" draw:text-style-name="P2" draw:layer="layout" svg:width="0cm" svg:height="0cm" svg:x="7.418cm" svg:y="9.782cm" svg:viewBox="0 0 0 0" draw:points="0,0">
          <text:p/>
        </draw:polygon>
        <draw:path draw:style-name="gr1" draw:text-style-name="P1" draw:layer="layout" svg:width="0.123cm" svg:height="0.039cm" svg:x="8.445cm" svg:y="9.002cm" svg:viewBox="0 0 124 40" svg:d="M99 0c0 0 3 0 8 0 7 0 10 0 17 0-7 0-14 0-25 0-25 4-53 15-74 26-7 4-14 7-18 11-3 3-7 3-7 3 7-3 14-7 25-14 21-11 49-22 74-26z">
          <text:p/>
        </draw:path>
        <draw:polygon draw:style-name="gr7" draw:text-style-name="P2" draw:layer="layout" svg:width="0cm" svg:height="0cm" svg:x="7.418cm" svg:y="9.782cm" svg:viewBox="0 0 0 0" draw:points="0,0">
          <text:p/>
        </draw:polygon>
        <draw:path draw:style-name="gr1" draw:text-style-name="P1" draw:layer="layout" svg:width="0.028cm" svg:height="0.017cm" svg:x="9.842cm" svg:y="8.777cm" svg:viewBox="0 0 29 18" svg:d="M29 18c-8-7-18-10-29-18 0 0 7 3 11 8 7 3 10 7 18 10z">
          <text:p/>
        </draw:path>
        <draw:polygon draw:style-name="gr7" draw:text-style-name="P2" draw:layer="layout" svg:width="0cm" svg:height="0cm" svg:x="7.418cm" svg:y="9.782cm" svg:viewBox="0 0 0 0" draw:points="0,0">
          <text:p/>
        </draw:polygon>
        <draw:path draw:style-name="gr1" draw:text-style-name="P1" draw:layer="layout" svg:width="0cm" svg:height="0.017cm" svg:x="8.844cm" svg:y="9.242cm" svg:viewBox="0 0 0 18" svg:d="M0 18c0-4 0-7 0-11 0-3 0-7 0-7 0 7 0 11 0 18z">
          <text:p/>
        </draw:path>
        <draw:polygon draw:style-name="gr7" draw:text-style-name="P2" draw:layer="layout" svg:width="0cm" svg:height="0cm" svg:x="7.418cm" svg:y="9.782cm" svg:viewBox="0 0 0 0" draw:points="0,0">
          <text:p/>
        </draw:polygon>
        <draw:path draw:style-name="gr1" draw:text-style-name="P1" draw:layer="layout" svg:width="0cm" svg:height="0.017cm" svg:x="5.986cm" svg:y="9.26cm" svg:viewBox="0 0 0 18" svg:d="M0 0c0 3 0 7 0 11 0 3 0 7 0 7 0-4 0-11 0-18z">
          <text:p/>
        </draw:path>
        <draw:polygon draw:style-name="gr7" draw:text-style-name="P2" draw:layer="layout" svg:width="0cm" svg:height="0cm" svg:x="7.418cm" svg:y="9.782cm" svg:viewBox="0 0 0 0" draw:points="0,0">
          <text:p/>
        </draw:polygon>
        <draw:path draw:style-name="gr1" draw:text-style-name="P1" draw:layer="layout" svg:width="0.025cm" svg:height="0.007cm" svg:x="9.644cm" svg:y="8.692cm" svg:viewBox="0 0 26 8" svg:d="M26 8c-3 0-7 0-15-5-3 0-11-3-11-3 8 3 19 8 26 8z">
          <text:p/>
        </draw:path>
        <draw:polygon draw:style-name="gr7" draw:text-style-name="P2" draw:layer="layout" svg:width="0cm" svg:height="0cm" svg:x="7.418cm" svg:y="9.782cm" svg:viewBox="0 0 0 0" draw:points="0,0">
          <text:p/>
        </draw:polygon>
        <draw:path draw:style-name="gr1" draw:text-style-name="P1" draw:layer="layout" svg:width="0.024cm" svg:height="0.007cm" svg:x="9.62cm" svg:y="8.688cm" svg:viewBox="0 0 25 8" svg:d="M25 8c-7-3-18-3-25-8 3 5 10 5 14 5 8 0 11 3 11 3z">
          <text:p/>
        </draw:path>
        <draw:polygon draw:style-name="gr7" draw:text-style-name="P2" draw:layer="layout" svg:width="0cm" svg:height="0cm" svg:x="7.418cm" svg:y="9.782cm" svg:viewBox="0 0 0 0" draw:points="0,0">
          <text:p/>
        </draw:polygon>
        <draw:path draw:style-name="gr1" draw:text-style-name="P1" draw:layer="layout" svg:width="0.024cm" svg:height="0cm" svg:x="9.517cm" svg:y="8.681cm" svg:viewBox="0 0 25 0" svg:d="M25 0c0 0-3 0-7 0-3 0-10 0-18 0 11 0 18 0 25 0z">
          <text:p/>
        </draw:path>
        <draw:polygon draw:style-name="gr7" draw:text-style-name="P2" draw:layer="layout" svg:width="0cm" svg:height="0cm" svg:x="7.418cm" svg:y="9.782cm" svg:viewBox="0 0 0 0" draw:points="0,0">
          <text:p/>
        </draw:polygon>
        <draw:path draw:style-name="gr1" draw:text-style-name="P1" draw:layer="layout" svg:width="0.049cm" svg:height="0.053cm" svg:x="9.92cm" svg:y="8.833cm" svg:viewBox="0 0 50 54" svg:d="M50 54c-7-11-18-22-25-29l-3-4c-4-3-4-3-7-7-4-3-11-10-15-14 8 7 18 14 25 25 0 0 4 3 7 7l4 4c7 4 10 11 14 18z">
          <text:p/>
        </draw:path>
        <draw:polygon draw:style-name="gr7" draw:text-style-name="P2" draw:layer="layout" svg:width="0cm" svg:height="0cm" svg:x="7.418cm" svg:y="9.782cm" svg:viewBox="0 0 0 0" draw:points="0,0">
          <text:p/>
        </draw:polygon>
        <draw:path draw:style-name="gr1" draw:text-style-name="P1" draw:layer="layout" svg:width="0.049cm" svg:height="0.015cm" svg:x="6.163cm" svg:y="9.002cm" svg:viewBox="0 0 50 16" svg:d="M50 0c-7 4-15 4-19 4-3 0-7 4-7 4-10 0-17 4-24 8 3-4 7-4 10-4 7-4 14-4 14-4 7-4 19-4 26-8z">
          <text:p/>
        </draw:path>
        <draw:polygon draw:style-name="gr7" draw:text-style-name="P2" draw:layer="layout" svg:width="0cm" svg:height="0cm" svg:x="7.418cm" svg:y="9.782cm" svg:viewBox="0 0 0 0" draw:points="0,0">
          <text:p/>
        </draw:polygon>
        <draw:polygon draw:style-name="gr1" draw:text-style-name="P1" draw:layer="layout" svg:width="0cm" svg:height="0.003cm" svg:x="8.844cm" svg:y="9.274cm" svg:viewBox="0 0 0 4" draw:points="0,4 0,0">
          <text:p/>
        </draw:polygon>
        <draw:polygon draw:style-name="gr7" draw:text-style-name="P2" draw:layer="layout" svg:width="0cm" svg:height="0cm" svg:x="7.418cm" svg:y="9.782cm" svg:viewBox="0 0 0 0" draw:points="0,0">
          <text:p/>
        </draw:polygon>
        <draw:polyline draw:style-name="gr8" draw:text-style-name="P2" draw:layer="layout" svg:width="0.807cm" svg:height="0cm" svg:x="4.716cm" svg:y="10.929cm" svg:viewBox="0 0 808 0" draw:points="0,0 7,0 25,0 57,0 99,0 152,0 212,0 282,0 356,0 434,0 515,0 593,0 670,0 745,0 808,0">
          <text:p/>
        </draw:polyline>
        <draw:line draw:style-name="gr8" draw:text-style-name="P2" draw:layer="layout" svg:x1="5.524cm" svg:y1="10.929cm" svg:x2="5.524cm" svg:y2="10.029cm">
          <text:p/>
        </draw:line>
        <draw:polyline draw:style-name="gr8" draw:text-style-name="P2" draw:layer="layout" svg:width="0.807cm" svg:height="0cm" svg:x="4.716cm" svg:y="10.029cm" svg:viewBox="0 0 808 0" draw:points="0,0 7,0 25,0 57,0 99,0 152,0 212,0 282,0 356,0 434,0 515,0 593,0 670,0 745,0 808,0">
          <text:p/>
        </draw:polyline>
        <draw:line draw:style-name="gr8" draw:text-style-name="P2" draw:layer="layout" svg:x1="4.716cm" svg:y1="10.929cm" svg:x2="4.716cm" svg:y2="10.029cm">
          <text:p/>
        </draw:line>
        <draw:polyline draw:style-name="gr8" draw:text-style-name="P2" draw:layer="layout" svg:width="3.784cm" svg:height="0cm" svg:x="5.524cm" svg:y="10.929cm" svg:viewBox="0 0 3785 0" draw:points="3785,0 3549,0 3298,0 3034,0 2759,0 2473,0 2187,0 1894,0 1602,0 1312,0 1030,0 755,0 487,0 236,0 0,0">
          <text:p/>
        </draw:polyline>
        <draw:polyline draw:style-name="gr8" draw:text-style-name="P2" draw:layer="layout" svg:width="3.784cm" svg:height="0cm" svg:x="5.524cm" svg:y="10.029cm" svg:viewBox="0 0 3785 0" draw:points="3785,0 3549,0 3298,0 3034,0 2759,0 2473,0 2187,0 1894,0 1602,0 1312,0 1030,0 755,0 487,0 236,0 0,0">
          <text:p/>
        </draw:polyline>
        <draw:line draw:style-name="gr8" draw:text-style-name="P2" draw:layer="layout" svg:x1="9.309cm" svg:y1="10.929cm" svg:x2="9.309cm" svg:y2="10.029cm">
          <text:p/>
        </draw:line>
        <draw:path draw:style-name="gr8" draw:text-style-name="P2" draw:layer="layout" svg:width="0.807cm" svg:height="0cm" svg:x="9.309cm" svg:y="10.929cm" svg:viewBox="0 0 808 0" svg:d="M0 0c21 0 43 0 67 0 25 0 46 0 71 0 28 0 53 0 78 0 52 0 105 0 158 0 25 0 53 0 78 0s49 0 74 0 46 0 71 0c21 0 42 0 59 0 18 0 36 0 53 0 15 0 29 0 43 0 10 0 21 0 31 0 8 0 15 0 18 0 4 0 7 0 7 0">
          <text:p/>
        </draw:path>
        <draw:line draw:style-name="gr8" draw:text-style-name="P2" draw:layer="layout" svg:x1="10.117cm" svg:y1="10.929cm" svg:x2="10.117cm" svg:y2="10.029cm">
          <text:p/>
        </draw:line>
        <draw:path draw:style-name="gr8" draw:text-style-name="P2" draw:layer="layout" svg:width="0.807cm" svg:height="0cm" svg:x="9.309cm" svg:y="10.029cm" svg:viewBox="0 0 808 0" svg:d="M0 0c21 0 43 0 67 0 25 0 46 0 71 0 28 0 53 0 78 0 52 0 105 0 158 0 25 0 53 0 78 0s49 0 74 0 46 0 71 0c21 0 42 0 59 0 18 0 36 0 53 0 15 0 29 0 43 0 10 0 21 0 31 0 8 0 15 0 18 0 4 0 7 0 7 0">
          <text:p/>
        </draw:path>
        <draw:path draw:style-name="gr8" draw:text-style-name="P2" draw:layer="layout" svg:width="0.604cm" svg:height="0.6cm" svg:x="9.517cm" svg:y="8.681cm" svg:viewBox="0 0 605 601" svg:d="M605 601c0-332-273-601-605-601">
          <text:p/>
        </draw:path>
        <draw:line draw:style-name="gr8" draw:text-style-name="P2" draw:layer="layout" svg:x1="9.517cm" svg:y1="8.681cm" svg:x2="7.969cm" svg:y2="8.681cm">
          <text:p/>
        </draw:line>
        <draw:line draw:style-name="gr8" draw:text-style-name="P2" draw:layer="layout" svg:x1="10.117cm" svg:y1="9.281cm" svg:x2="10.117cm" svg:y2="10.029cm">
          <text:p/>
        </draw:line>
        <draw:path draw:style-name="gr8" draw:text-style-name="P2" draw:layer="layout" svg:width="0.299cm" svg:height="0cm" svg:x="7.669cm" svg:y="8.681cm" svg:viewBox="0 0 300 0" svg:d="M0 0h3 4c3 0 7 0 11 0 3 0 7 0 14 0 3 0 10 0 14 0 7 0 14 0 21 0s14 0 21 0 18 0 25 0c10 0 17 0 28 0s21 0 28 0c11 0 21 0 32 0s21 0 32 0c21 0 46 0 67 0">
          <text:p/>
        </draw:path>
        <draw:path draw:style-name="gr8" draw:text-style-name="P2" draw:layer="layout" svg:width="0.024cm" svg:height="0cm" svg:x="9.517cm" svg:y="8.681cm" svg:viewBox="0 0 25 0" svg:d="M25 0c0 0-3 0-7 0-3 0-10 0-18 0">
          <text:p/>
        </draw:path>
        <draw:path draw:style-name="gr8" draw:text-style-name="P2" draw:layer="layout" svg:width="0.024cm" svg:height="0.007cm" svg:x="9.62cm" svg:y="8.688cm" svg:viewBox="0 0 25 8" svg:d="M25 8c0 0-3-3-11-3-4 0-11 0-14-5">
          <text:p/>
        </draw:path>
        <draw:path draw:style-name="gr8" draw:text-style-name="P2" draw:layer="layout" svg:width="0.025cm" svg:height="0.007cm" svg:x="9.644cm" svg:y="8.692cm" svg:viewBox="0 0 26 8" svg:d="M26 8c-3 0-7 0-15-5-3 0-11-3-11-3">
          <text:p/>
        </draw:path>
        <draw:path draw:style-name="gr8" draw:text-style-name="P2" draw:layer="layout" svg:width="0.025cm" svg:height="0.014cm" svg:x="9.743cm" svg:y="8.724cm" svg:viewBox="0 0 26 15" svg:d="M26 15c-4-7-11-7-19-12-3 0-7-3-7-3">
          <text:p/>
        </draw:path>
        <draw:path draw:style-name="gr8" draw:text-style-name="P2" draw:layer="layout" svg:width="0.028cm" svg:height="0.017cm" svg:x="9.842cm" svg:y="8.777cm" svg:viewBox="0 0 29 18" svg:d="M29 18c-8-3-11-7-18-10-4-5-11-8-11-8">
          <text:p/>
        </draw:path>
        <draw:path draw:style-name="gr8" draw:text-style-name="P2" draw:layer="layout" svg:width="0.024cm" svg:height="0.025cm" svg:x="9.92cm" svg:y="8.833cm" svg:viewBox="0 0 25 26" svg:d="M25 26c0 0-3 0-3-4-4 0-4-3-7-7-4-3-12-11-15-15">
          <text:p/>
        </draw:path>
        <draw:path draw:style-name="gr8" draw:text-style-name="P2" draw:layer="layout" svg:width="0.025cm" svg:height="0.028cm" svg:x="9.944cm" svg:y="8.858cm" svg:viewBox="0 0 26 29" svg:d="M26 29c-4-7-7-14-14-18l-4-3c-3-5-8-8-8-8">
          <text:p/>
        </draw:path>
        <draw:path draw:style-name="gr8" draw:text-style-name="P2" draw:layer="layout" svg:width="0.029cm" svg:height="0.043cm" svg:x="10.018cm" svg:y="8.949cm" svg:viewBox="0 0 30 44" svg:d="M30 44c0 0-4-4-4-7-3-4-8-7-11-14-4-8-8-15-15-23">
          <text:p/>
        </draw:path>
        <draw:path draw:style-name="gr8" draw:text-style-name="P2" draw:layer="layout" svg:width="0.026cm" svg:height="0.049cm" svg:x="10.043cm" svg:y="8.992cm" svg:viewBox="0 0 27 50" svg:d="M27 50c-5-11-12-25-15-36-4-7-12-14-12-14">
          <text:p/>
        </draw:path>
        <draw:path draw:style-name="gr8" draw:text-style-name="P2" draw:layer="layout" svg:width="0.522cm" svg:height="0.522cm" svg:x="8.325cm" svg:y="8.999cm" svg:viewBox="0 0 523 523" svg:d="M523 262c0 145-116 261-262 261-145 0-261-116-261-261 0-142 116-262 261-262 146 0 262 120 262 262z">
          <text:p/>
        </draw:path>
        <draw:line draw:style-name="gr8" draw:text-style-name="P2" draw:layer="layout" svg:x1="8.844cm" svg:y1="9.274cm" svg:x2="8.844cm" svg:y2="9.278cm">
          <text:p/>
        </draw:line>
        <draw:path draw:style-name="gr8" draw:text-style-name="P2" draw:layer="layout" svg:width="0cm" svg:height="0.017cm" svg:x="8.844cm" svg:y="9.242cm" svg:viewBox="0 0 0 18" svg:d="M0 18c0-4 0-7 0-11 0-3 0-7 0-7">
          <text:p/>
        </draw:path>
        <draw:path draw:style-name="gr8" draw:text-style-name="P2" draw:layer="layout" svg:width="0.028cm" svg:height="0.095cm" svg:x="8.819cm" svg:y="9.278cm" svg:viewBox="0 0 29 96" svg:d="M0 96c7-14 14-33 19-51 3-3 3-10 3-17 4-4 4-11 4-18 3-3 3-10 3-10">
          <text:p/>
        </draw:path>
        <draw:path draw:style-name="gr8" draw:text-style-name="P2" draw:layer="layout" svg:width="0.025cm" svg:height="0.026cm" svg:x="8.745cm" svg:y="9.443cm" svg:viewBox="0 0 26 27" svg:d="M0 27c0 0 8-8 15-12 4-3 7-10 11-15">
          <text:p/>
        </draw:path>
        <draw:path draw:style-name="gr8" draw:text-style-name="P2" draw:layer="layout" svg:width="0.025cm" svg:height="0.025cm" svg:x="8.745cm" svg:y="9.055cm" svg:viewBox="0 0 26 26" svg:d="M0 0c0 0 8 4 15 12 4 3 7 7 11 14">
          <text:p/>
        </draw:path>
        <draw:path draw:style-name="gr8" draw:text-style-name="P2" draw:layer="layout" svg:width="0.025cm" svg:height="0.017cm" svg:x="8.72cm" svg:y="9.465cm" svg:viewBox="0 0 26 18" svg:d="M0 18c5 0 12-8 15-8 4-3 11-7 11-10">
          <text:p/>
        </draw:path>
        <draw:path draw:style-name="gr8" draw:text-style-name="P2" draw:layer="layout" svg:width="0.028cm" svg:height="0.007cm" svg:x="8.643cm" svg:y="9.507cm" svg:viewBox="0 0 29 8" svg:d="M29 0c-4 0-12 0-15 4-7 4-11 4-14 4">
          <text:p/>
        </draw:path>
        <draw:path draw:style-name="gr8" draw:text-style-name="P2" draw:layer="layout" svg:width="0.028cm" svg:height="0.011cm" svg:x="8.643cm" svg:y="9.006cm" svg:viewBox="0 0 29 12" svg:d="M29 12c-4-5-12-5-15-9-7 0-11-3-14-3">
          <text:p/>
        </draw:path>
        <draw:path draw:style-name="gr8" draw:text-style-name="P2" draw:layer="layout" svg:width="0.028cm" svg:height="0.007cm" svg:x="8.618cm" svg:y="9.514cm" svg:viewBox="0 0 29 8" svg:d="M0 8c7-4 14-4 22-8 4 0 7 0 7 0">
          <text:p/>
        </draw:path>
        <draw:path draw:style-name="gr8" draw:text-style-name="P2" draw:layer="layout" svg:width="0.028cm" svg:height="0.007cm" svg:x="8.618cm" svg:y="9.002cm" svg:viewBox="0 0 29 8" svg:d="M0 0c7 0 14 5 22 5 4 0 7 3 7 3">
          <text:p/>
        </draw:path>
        <draw:path draw:style-name="gr8" draw:text-style-name="P2" draw:layer="layout" svg:width="0.024cm" svg:height="0.005cm" svg:x="8.544cm" svg:y="9.517cm" svg:viewBox="0 0 25 6" svg:d="M0 0c0 0 3 0 7 6 8 0 11 0 18 0">
          <text:p/>
        </draw:path>
        <draw:path draw:style-name="gr8" draw:text-style-name="P2" draw:layer="layout" svg:width="0.024cm" svg:height="0.004cm" svg:x="8.544cm" svg:y="9.002cm" svg:viewBox="0 0 25 5" svg:d="M0 5c0 0 3 0 7-5 8 0 11 0 18 0">
          <text:p/>
        </draw:path>
        <draw:path draw:style-name="gr8" draw:text-style-name="P2" draw:layer="layout" svg:width="0.025cm" svg:height="0.011cm" svg:x="8.519cm" svg:y="9.51cm" svg:viewBox="0 0 26 12" svg:d="M0 0c4 4 11 4 15 8 7 0 11 4 11 4">
          <text:p/>
        </draw:path>
        <draw:path draw:style-name="gr8" draw:text-style-name="P2" draw:layer="layout" svg:width="0.025cm" svg:height="0.014cm" svg:x="8.445cm" svg:y="9.479cm" svg:viewBox="0 0 26 15" svg:d="M26 15c-7-4-15-4-19-12-3 0-7-3-7-3">
          <text:p/>
        </draw:path>
        <draw:path draw:style-name="gr8" draw:text-style-name="P2" draw:layer="layout" svg:width="0.025cm" svg:height="0.014cm" svg:x="8.445cm" svg:y="9.027cm" svg:viewBox="0 0 26 15" svg:d="M26 0c-7 4-15 7-19 12-3 3-7 3-7 3">
          <text:p/>
        </draw:path>
        <draw:path draw:style-name="gr8" draw:text-style-name="P2" draw:layer="layout" svg:width="0.028cm" svg:height="0.021cm" svg:x="8.417cm" svg:y="9.461cm" svg:viewBox="0 0 29 22" svg:d="M0 0c7 4 10 7 14 11 7 3 15 7 15 11">
          <text:p/>
        </draw:path>
        <draw:path draw:style-name="gr8" draw:text-style-name="P2" draw:layer="layout" svg:width="0.028cm" svg:height="0.021cm" svg:x="8.417cm" svg:y="9.041cm" svg:viewBox="0 0 29 22" svg:d="M0 22c7-4 10-8 14-11 7-4 15-11 15-11">
          <text:p/>
        </draw:path>
        <draw:path draw:style-name="gr8" draw:text-style-name="P2" draw:layer="layout" svg:width="0.025cm" svg:height="0.049cm" svg:x="8.346cm" svg:y="9.359cm" svg:viewBox="0 0 26 50" svg:d="M0 0c0 0 0 10 4 17 7 12 15 23 22 33">
          <text:p/>
        </draw:path>
        <draw:path draw:style-name="gr8" draw:text-style-name="P2" draw:layer="layout" svg:width="0.025cm" svg:height="0.05cm" svg:x="8.346cm" svg:y="9.115cm" svg:viewBox="0 0 26 51" svg:d="M0 51c0-4 0-11 4-18 7-12 15-22 22-33">
          <text:p/>
        </draw:path>
        <draw:path draw:style-name="gr8" draw:text-style-name="P2" draw:layer="layout" svg:width="0.021cm" svg:height="0.099cm" svg:x="8.325cm" svg:y="9.26cm" svg:viewBox="0 0 22 100" svg:d="M22 100c0 0-3-7-7-21-7-18-15-46-15-79">
          <text:p/>
        </draw:path>
        <draw:path draw:style-name="gr8" draw:text-style-name="P2" draw:layer="layout" svg:width="0.021cm" svg:height="0.099cm" svg:x="8.325cm" svg:y="9.161cm" svg:viewBox="0 0 22 100" svg:d="M22 0c0 0-3 12-7 26-7 17-15 46-15 74">
          <text:p/>
        </draw:path>
        <draw:path draw:style-name="gr8" draw:text-style-name="P2" draw:layer="layout" svg:width="0.028cm" svg:height="0.017cm" svg:x="6.085cm" svg:y="9.465cm" svg:viewBox="0 0 29 18" svg:d="M0 0c0 0 3 3 8 7 7 3 14 8 21 11">
          <text:p/>
        </draw:path>
        <draw:polyline draw:style-name="gr8" draw:text-style-name="P2" draw:layer="layout" svg:width="0.298cm" svg:height="0cm" svg:x="6.865cm" svg:y="8.681cm" svg:viewBox="0 0 299 0" draw:points="0,0 35,0 67,0 98,0 130,0 158,0 187,0 211,0 236,0 254,0 271,0 282,0 292,0 299,0">
          <text:p/>
        </draw:polyline>
        <draw:path draw:style-name="gr8" draw:text-style-name="P2" draw:layer="layout" svg:width="0.723cm" svg:height="0.72cm" svg:x="5.884cm" svg:y="8.9cm" svg:viewBox="0 0 724 721" svg:d="M724 361c0 201-162 360-360 360-202 0-364-159-364-360 0-198 162-361 364-361 198 0 360 163 360 361z">
          <text:p/>
        </draw:path>
        <draw:path draw:style-name="gr8" draw:text-style-name="P2" draw:layer="layout" svg:width="0.6cm" svg:height="0.6cm" svg:x="4.716cm" svg:y="8.681cm" svg:viewBox="0 0 601 601" svg:d="M601 0c-333 0-601 269-601 601">
          <text:p/>
        </draw:path>
        <draw:line draw:style-name="gr8" draw:text-style-name="P2" draw:layer="layout" svg:x1="5.316cm" svg:y1="8.681cm" svg:x2="6.865cm" svg:y2="8.681cm">
          <text:p/>
        </draw:line>
        <draw:line draw:style-name="gr8" draw:text-style-name="P2" draw:layer="layout" svg:x1="4.716cm" svg:y1="9.281cm" svg:x2="4.716cm" svg:y2="10.029cm">
          <text:p/>
        </draw:line>
        <draw:path draw:style-name="gr8" draw:text-style-name="P2" draw:layer="layout" svg:width="0.522cm" svg:height="0.522cm" svg:x="5.986cm" svg:y="8.999cm" svg:viewBox="0 0 523 523" svg:d="M523 262c0 145-120 261-261 261-144 0-262-116-262-261 0-142 118-262 262-262 141 0 261 120 261 262z">
          <text:p/>
        </draw:path>
        <draw:path draw:style-name="gr8" draw:text-style-name="P2" draw:layer="layout" svg:width="0cm" svg:height="0.017cm" svg:x="5.986cm" svg:y="9.26cm" svg:viewBox="0 0 0 18" svg:d="M0 0c0 3 0 7 0 11 0 3 0 7 0 7">
          <text:p/>
        </draw:path>
        <draw:path draw:style-name="gr8" draw:text-style-name="P2" draw:layer="layout" svg:width="0.028cm" svg:height="0.026cm" svg:x="6.06cm" svg:y="9.443cm" svg:viewBox="0 0 29 27" svg:d="M29 27c0 0-10-8-14-12-3-3-10-10-15-15">
          <text:p/>
        </draw:path>
        <draw:path draw:style-name="gr8" draw:text-style-name="P2" draw:layer="layout" svg:width="0.024cm" svg:height="0.007cm" svg:x="6.163cm" svg:y="9.507cm" svg:viewBox="0 0 25 8" svg:d="M0 0c3 0 7 0 10 4 8 4 15 4 15 4">
          <text:p/>
        </draw:path>
        <draw:path draw:style-name="gr8" draw:text-style-name="P2" draw:layer="layout" svg:width="0.021cm" svg:height="0.099cm" svg:x="6.487cm" svg:y="9.26cm" svg:viewBox="0 0 22 100" svg:d="M0 100c0 0 4-7 7-21 8-18 15-46 15-79">
          <text:p/>
        </draw:path>
        <draw:line draw:style-name="gr8" draw:text-style-name="P2" draw:layer="layout" svg:x1="6.505cm" svg:y1="9.256cm" svg:x2="6.505cm" svg:y2="9.26cm">
          <text:p/>
        </draw:line>
        <draw:path draw:style-name="gr8" draw:text-style-name="P2" draw:layer="layout" svg:width="0.025cm" svg:height="0.049cm" svg:x="6.462cm" svg:y="9.359cm" svg:viewBox="0 0 26 50" svg:d="M26 0c0 0-3 10-7 17-7 12-11 23-19 33">
          <text:p/>
        </draw:path>
        <draw:path draw:style-name="gr8" draw:text-style-name="P2" draw:layer="layout" svg:width="0.025cm" svg:height="0.05cm" svg:x="6.462cm" svg:y="9.115cm" svg:viewBox="0 0 26 51" svg:d="M26 51c0-4-3-11-7-18-7-12-11-22-19-33">
          <text:p/>
        </draw:path>
        <draw:path draw:style-name="gr8" draw:text-style-name="P2" draw:layer="layout" svg:width="0.028cm" svg:height="0.021cm" svg:x="6.385cm" svg:y="9.461cm" svg:viewBox="0 0 29 22" svg:d="M29 0c-4 4-11 7-14 11-8 3-15 7-15 11">
          <text:p/>
        </draw:path>
        <draw:path draw:style-name="gr8" draw:text-style-name="P2" draw:layer="layout" svg:width="0.028cm" svg:height="0.021cm" svg:x="6.385cm" svg:y="9.041cm" svg:viewBox="0 0 29 22" svg:d="M29 22c-4-4-11-8-14-11-8-4-15-11-15-11">
          <text:p/>
        </draw:path>
        <draw:path draw:style-name="gr8" draw:text-style-name="P2" draw:layer="layout" svg:width="0.028cm" svg:height="0.014cm" svg:x="6.36cm" svg:y="9.479cm" svg:viewBox="0 0 29 15" svg:d="M0 15c7-4 15-4 22-12 4 0 7-3 7-3">
          <text:p/>
        </draw:path>
        <draw:path draw:style-name="gr8" draw:text-style-name="P2" draw:layer="layout" svg:width="0.028cm" svg:height="0.014cm" svg:x="6.36cm" svg:y="9.027cm" svg:viewBox="0 0 29 15" svg:d="M0 0c7 4 15 7 22 12 4 3 7 3 7 3">
          <text:p/>
        </draw:path>
        <draw:path draw:style-name="gr8" draw:text-style-name="P2" draw:layer="layout" svg:width="0.028cm" svg:height="0.011cm" svg:x="6.286cm" svg:y="9.51cm" svg:viewBox="0 0 29 12" svg:d="M0 12c0 0 7-4 14-8 4 0 7 0 15-4">
          <text:p/>
        </draw:path>
        <draw:path draw:style-name="gr8" draw:text-style-name="P2" draw:layer="layout" svg:width="0.028cm" svg:height="0.007cm" svg:x="6.286cm" svg:y="9.002cm" svg:viewBox="0 0 29 8" svg:d="M0 0c0 0 7 5 14 5 4 0 7 3 15 3">
          <text:p/>
        </draw:path>
        <draw:path draw:style-name="gr8" draw:text-style-name="P2" draw:layer="layout" svg:width="0.025cm" svg:height="0.005cm" svg:x="6.261cm" svg:y="9.517cm" svg:viewBox="0 0 26 6" svg:d="M26 0c0 0-4 0-7 6-5 0-12 0-19 0">
          <text:p/>
        </draw:path>
        <draw:path draw:style-name="gr8" draw:text-style-name="P2" draw:layer="layout" svg:width="0.025cm" svg:height="0.004cm" svg:x="6.261cm" svg:y="9.002cm" svg:viewBox="0 0 26 5" svg:d="M26 5c0 0-4 0-7-5-5 0-12 0-19 0">
          <text:p/>
        </draw:path>
        <draw:path draw:style-name="gr8" draw:text-style-name="P2" draw:layer="layout" svg:width="0.025cm" svg:height="0.007cm" svg:x="6.187cm" svg:y="9.514cm" svg:viewBox="0 0 26 8" svg:d="M26 8c-7-4-15-4-19-8-3 0-7 0-7 0">
          <text:p/>
        </draw:path>
        <draw:path draw:style-name="gr8" draw:text-style-name="P2" draw:layer="layout" svg:width="0.025cm" svg:height="0.007cm" svg:x="6.187cm" svg:y="9.002cm" svg:viewBox="0 0 26 8" svg:d="M26 0c-7 0-15 5-19 5-3 0-7 3-7 3">
          <text:p/>
        </draw:path>
        <draw:path draw:style-name="gr8" draw:text-style-name="P2" draw:layer="layout" svg:width="0.024cm" svg:height="0.011cm" svg:x="6.163cm" svg:y="9.006cm" svg:viewBox="0 0 25 12" svg:d="M0 12c3-5 7-5 10-9 8 0 15-3 15-3">
          <text:p/>
        </draw:path>
        <draw:path draw:style-name="gr8" draw:text-style-name="P2" draw:layer="layout" svg:width="0.028cm" svg:height="0.017cm" svg:x="6.085cm" svg:y="9.038cm" svg:viewBox="0 0 29 18" svg:d="M0 18c0 0 3-4 8-8 7-3 14-7 21-10">
          <text:p/>
        </draw:path>
        <draw:path draw:style-name="gr8" draw:text-style-name="P2" draw:layer="layout" svg:width="0.028cm" svg:height="0.025cm" svg:x="6.06cm" svg:y="9.055cm" svg:viewBox="0 0 29 26" svg:d="M29 0c0 0-10 4-14 12-3 3-10 7-15 14">
          <text:p/>
        </draw:path>
        <draw:path draw:style-name="gr8" draw:text-style-name="P2" draw:layer="layout" svg:width="0.028cm" svg:height="0.095cm" svg:x="5.986cm" svg:y="9.147cm" svg:viewBox="0 0 29 96" svg:d="M29 0c-11 14-15 33-22 50 0 7 0 15-3 18 0 7 0 14 0 18-4 7-4 10-4 10">
          <text:p/>
        </draw:path>
        <draw:line draw:style-name="gr8" draw:text-style-name="P2" draw:layer="layout" svg:x1="7.669cm" svg:y1="10.029cm" svg:x2="7.669cm" svg:y2="8.681cm">
          <text:p/>
        </draw:line>
        <draw:line draw:style-name="gr8" draw:text-style-name="P2" draw:layer="layout" svg:x1="7.164cm" svg:y1="10.029cm" svg:x2="7.164cm" svg:y2="8.681cm">
          <text:p/>
        </draw:line>
        <draw:polygon draw:style-name="gr7" draw:text-style-name="P2" draw:layer="layout" svg:width="0cm" svg:height="0cm" svg:x="7.418cm" svg:y="9.782cm" svg:viewBox="0 0 0 0" draw:points="0,0">
          <text:p/>
        </draw:polygon>
        <draw:frame draw:style-name="gr10" draw:text-style-name="P5" draw:layer="layout" svg:width="0.666cm" svg:height="0.78cm" svg:x="27.612cm" svg:y="19.289cm">
          <draw:text-box>
            <text:p text:style-name="P4"><text:span text:style-name="T1">X</text:span></text:p>
          </draw:text-box>
        </draw:frame>
        <draw:polyline draw:style-name="gr11" draw:text-style-name="P2" draw:layer="layout" svg:width="3.884cm" svg:height="2.096cm" svg:x="6.551cm" svg:y="9.45cm" svg:viewBox="0 0 3885 2097" draw:points="3885,2097 3384,2097 0,0">
          <text:p/>
        </draw:polyline>
        <draw:polygon draw:style-name="gr12" draw:text-style-name="P3" draw:layer="layout" svg:width="0.469cm" svg:height="0.336cm" svg:x="6.551cm" svg:y="9.45cm" svg:viewBox="0 0 470 337" draw:points="0,0 385,337 470,195">
          <text:p/>
        </draw:polygon>
        <draw:polygon draw:style-name="gr7" draw:text-style-name="P2" draw:layer="layout" svg:width="0cm" svg:height="0cm" svg:x="7.418cm" svg:y="9.782cm" svg:viewBox="0 0 0 0" draw:points="0,0">
          <text:p/>
        </draw:polygon>
        <draw:polyline draw:style-name="gr11" draw:text-style-name="P2" draw:layer="layout" svg:width="1.665cm" svg:height="1.948cm" svg:x="8.77cm" svg:y="9.57cm" svg:viewBox="0 0 1666 1949" draw:points="1666,1949 1165,1949 0,0">
          <text:p/>
        </draw:polyline>
        <draw:polygon draw:style-name="gr12" draw:text-style-name="P3" draw:layer="layout" svg:width="0.328cm" svg:height="0.473cm" svg:x="8.77cm" svg:y="9.57cm" svg:viewBox="0 0 329 474" draw:points="0,0 183,474 329,386">
          <text:p/>
        </draw:polygon>
        <draw:path draw:style-name="gr1" draw:text-style-name="P1" draw:layer="layout" svg:width="2.301cm" svg:height="5.401cm" svg:x="19.836cm" svg:y="5.51cm" svg:viewBox="0 0 2302 5402" svg:d="M2192 4594c-897-1104-897-2682 0-3786 120-148 145-353 60-526s-262-282-453-282h-1799v5402h339 603 857c191 0 368-109 453-282s60-378-60-526z">
          <text:p/>
        </draw:path>
        <draw:polygon draw:style-name="gr7" draw:text-style-name="P2" draw:layer="layout" svg:width="0cm" svg:height="0cm" svg:x="21.007cm" svg:y="8.209cm" svg:viewBox="0 0 0 0" draw:points="0,0">
          <text:p/>
        </draw:polygon>
        <draw:path draw:style-name="gr1" draw:text-style-name="P1" draw:layer="layout" svg:width="2.301cm" svg:height="5.401cm" svg:x="19.836cm" svg:y="5.51cm" svg:viewBox="0 0 2302 5402" svg:d="M2192 4594c-897-1104-897-2682 0-3786 120-148 145-353 60-526s-262-282-453-282h-1799v5402h339l603-4v4-7c0 7 0 7 0 7h857l-857-4 1250-804c120 148 145 353 60 526s-262 282-453 282z">
          <text:p/>
        </draw:path>
        <draw:polygon draw:style-name="gr7" draw:text-style-name="P2" draw:layer="layout" svg:width="0cm" svg:height="0cm" svg:x="21.007cm" svg:y="8.209cm" svg:viewBox="0 0 0 0" draw:points="0,0">
          <text:p/>
        </draw:polygon>
        <draw:path draw:style-name="gr9" draw:text-style-name="P1" draw:layer="layout" svg:width="0.632cm" svg:height="0.631cm" svg:x="21.321cm" svg:y="10.096cm" svg:viewBox="0 0 633 632" svg:d="M633 314c0 177-141 318-319 318-172 0-314-141-314-318 0-173 142-314 314-314 178 0 319 141 319 314z">
          <text:p/>
        </draw:path>
        <draw:polygon draw:style-name="gr7" draw:text-style-name="P2" draw:layer="layout" svg:width="0cm" svg:height="0cm" svg:x="21.007cm" svg:y="8.209cm" svg:viewBox="0 0 0 0" draw:points="0,0">
          <text:p/>
        </draw:polygon>
        <draw:path draw:style-name="gr1" draw:text-style-name="P1" draw:layer="layout" svg:width="0.628cm" svg:height="0.632cm" svg:x="20.323cm" svg:y="7.891cm" svg:viewBox="0 0 629 633" svg:d="M629 318c0 173-141 315-314 315s-315-142-315-315c0-177 142-318 315-318s314 141 314 318z">
          <text:p/>
        </draw:path>
        <draw:polygon draw:style-name="gr7" draw:text-style-name="P2" draw:layer="layout" svg:width="0cm" svg:height="0cm" svg:x="21.007cm" svg:y="8.209cm" svg:viewBox="0 0 0 0" draw:points="0,0">
          <text:p/>
        </draw:polygon>
        <draw:path draw:style-name="gr1" draw:text-style-name="P1" draw:layer="layout" svg:width="0.632cm" svg:height="0.632cm" svg:x="21.321cm" svg:y="5.693cm" svg:viewBox="0 0 633 633" svg:d="M633 319c0 173-141 314-319 314-172 0-314-141-314-314 0-178 142-319 314-319 178 0 319 141 319 319z">
          <text:p/>
        </draw:path>
        <draw:polygon draw:style-name="gr7" draw:text-style-name="P2" draw:layer="layout" svg:width="0cm" svg:height="0cm" svg:x="21.007cm" svg:y="8.209cm" svg:viewBox="0 0 0 0" draw:points="0,0">
          <text:p/>
        </draw:polygon>
        <draw:path draw:style-name="gr1" draw:text-style-name="P1" draw:layer="layout" svg:width="0.431cm" svg:height="0.434cm" svg:x="21.42cm" svg:y="5.792cm" svg:viewBox="0 0 432 435" svg:d="M432 216c0 120-96 219-217 219-116 0-215-99-215-219 0-116 99-216 215-216 121 0 217 100 217 216z">
          <text:p/>
        </draw:path>
        <draw:polygon draw:style-name="gr7" draw:text-style-name="P2" draw:layer="layout" svg:width="0cm" svg:height="0cm" svg:x="21.007cm" svg:y="8.209cm" svg:viewBox="0 0 0 0" draw:points="0,0">
          <text:p/>
        </draw:polygon>
        <draw:path draw:style-name="gr1" draw:text-style-name="P1" draw:layer="layout" svg:width="0.43cm" svg:height="0.431cm" svg:x="20.422cm" svg:y="7.993cm" svg:viewBox="0 0 431 432" svg:d="M431 216c0 116-99 216-215 216-120 0-216-100-216-216 0-120 96-216 216-216 116 0 215 96 215 216z">
          <text:p/>
        </draw:path>
        <draw:polygon draw:style-name="gr7" draw:text-style-name="P2" draw:layer="layout" svg:width="0cm" svg:height="0cm" svg:x="21.007cm" svg:y="8.209cm" svg:viewBox="0 0 0 0" draw:points="0,0">
          <text:p/>
        </draw:polygon>
        <draw:path draw:style-name="gr9" draw:text-style-name="P1" draw:layer="layout" svg:width="0.431cm" svg:height="0.43cm" svg:x="21.42cm" svg:y="10.195cm" svg:viewBox="0 0 432 431" svg:d="M432 215c0 120-96 216-217 216-116 0-215-96-215-216 0-116 99-215 215-215 121 0 217 99 217 215z">
          <text:p/>
        </draw:path>
        <draw:polygon draw:style-name="gr7" draw:text-style-name="P2" draw:layer="layout" svg:width="0cm" svg:height="0cm" svg:x="21.007cm" svg:y="8.209cm" svg:viewBox="0 0 0 0" draw:points="0,0">
          <text:p/>
        </draw:polygon>
        <draw:path draw:style-name="gr8" draw:text-style-name="P2" draw:layer="layout" svg:width="0.502cm" svg:height="0.808cm" svg:x="21.635cm" svg:y="5.51cm" svg:viewBox="0 0 503 809" svg:d="M0 0c195 0 368 109 453 282s60 379-60 527">
          <text:p/>
        </draw:path>
        <draw:path draw:style-name="gr8" draw:text-style-name="P2" draw:layer="layout" svg:width="0.675cm" svg:height="3.785cm" svg:x="21.356cm" svg:y="6.318cm" svg:viewBox="0 0 676 3786" svg:d="M676 3786c-901-1105-901-2682 0-3786">
          <text:p/>
        </draw:path>
        <draw:path draw:style-name="gr8" draw:text-style-name="P2" draw:layer="layout" svg:width="0.502cm" svg:height="0.808cm" svg:x="21.635cm" svg:y="10.103cm" svg:viewBox="0 0 503 809" svg:d="M393 0c120 148 145 353 60 526s-258 283-453 283">
          <text:p/>
        </draw:path>
        <draw:path draw:style-name="gr8" draw:text-style-name="P2" draw:layer="layout" svg:width="0cm" svg:height="0.006cm" svg:x="20.778cm" svg:y="10.904cm" svg:viewBox="0 0 0 7" svg:d="M0 7c0 0 0-4 0-7">
          <text:p/>
        </draw:path>
        <draw:line draw:style-name="gr8" draw:text-style-name="P2" draw:layer="layout" svg:x1="19.836cm" svg:y1="5.51cm" svg:x2="19.836cm" svg:y2="10.911cm">
          <text:p/>
        </draw:line>
        <draw:path draw:style-name="gr8" draw:text-style-name="P2" draw:layer="layout" svg:width="0.43cm" svg:height="0.431cm" svg:x="20.422cm" svg:y="7.993cm" svg:viewBox="0 0 431 432" svg:d="M431 216c0 116-99 216-215 216-120 0-216-100-216-216 0-120 96-216 216-216 116 0 215 96 215 216z">
          <text:p/>
        </draw:path>
        <draw:path draw:style-name="gr8" draw:text-style-name="P2" draw:layer="layout" svg:width="0.628cm" svg:height="0.632cm" svg:x="20.323cm" svg:y="7.891cm" svg:viewBox="0 0 629 633" svg:d="M629 318c0 173-141 315-314 315s-315-142-315-315c0-177 142-318 315-318s314 141 314 318z">
          <text:p/>
        </draw:path>
        <draw:path draw:style-name="gr8" draw:text-style-name="P2" draw:layer="layout" svg:width="0.431cm" svg:height="0.434cm" svg:x="21.42cm" svg:y="5.792cm" svg:viewBox="0 0 432 435" svg:d="M432 216c0 120-96 219-217 219-116 0-215-99-215-219 0-116 99-216 215-216 121 0 217 100 217 216z">
          <text:p/>
        </draw:path>
        <draw:path draw:style-name="gr8" draw:text-style-name="P2" draw:layer="layout" svg:width="0.632cm" svg:height="0.632cm" svg:x="21.321cm" svg:y="5.693cm" svg:viewBox="0 0 633 633" svg:d="M633 319c0 173-141 314-319 314-172 0-314-141-314-314 0-178 142-319 314-319 178 0 319 141 319 319z">
          <text:p/>
        </draw:path>
        <draw:line draw:style-name="gr8" draw:text-style-name="P2" draw:layer="layout" svg:x1="21.635cm" svg:y1="5.51cm" svg:x2="19.836cm" svg:y2="5.51cm">
          <text:p/>
        </draw:line>
        <draw:line draw:style-name="gr8" draw:text-style-name="P2" draw:layer="layout" svg:x1="21.635cm" svg:y1="10.911cm" svg:x2="19.836cm" svg:y2="10.911cm">
          <text:p/>
        </draw:line>
        <draw:polygon draw:style-name="gr7" draw:text-style-name="P2" draw:layer="layout" svg:width="0cm" svg:height="0cm" svg:x="21.007cm" svg:y="8.209cm" svg:viewBox="0 0 0 0" draw:points="0,0">
          <text:p/>
        </draw:polygon>
        <draw:polyline draw:style-name="gr11" draw:text-style-name="P2" draw:layer="layout" svg:width="1.877cm" svg:height="0.014cm" svg:x="20.852cm" svg:y="8.209cm" svg:viewBox="0 0 1878 15" draw:points="1878,15 1377,15 0,0">
          <text:p/>
        </draw:polyline>
        <draw:polygon draw:style-name="gr12" draw:text-style-name="P3" draw:layer="layout" svg:width="0.501cm" svg:height="0.169cm" svg:x="20.852cm" svg:y="8.131cm" svg:viewBox="0 0 502 170" draw:points="0,79 502,170 502,0">
          <text:p/>
        </draw:polygon>
        <draw:polygon draw:style-name="gr7" draw:text-style-name="P2" draw:layer="layout" svg:width="0cm" svg:height="0cm" svg:x="21.007cm" svg:y="8.209cm" svg:viewBox="0 0 0 0" draw:points="0,0">
          <text:p/>
        </draw:polygon>
        <draw:polyline draw:style-name="gr11" draw:text-style-name="P2" draw:layer="layout" svg:width="1.136cm" svg:height="1.986cm" svg:x="21.702cm" svg:y="6.212cm" svg:viewBox="0 0 1137 1987" draw:points="1137,1987 636,1987 0,0">
          <text:p/>
        </draw:polyline>
        <draw:polygon draw:style-name="gr13" draw:text-style-name="P3" draw:layer="layout" svg:width="0.233cm" svg:height="0.504cm" svg:x="21.702cm" svg:y="6.212cm" svg:viewBox="0 0 234 505" draw:points="0,0 71,505 234,452">
          <text:p/>
        </draw:polygon>
        <draw:polygon draw:style-name="gr7" draw:text-style-name="P2" draw:layer="layout" svg:width="0cm" svg:height="0cm" svg:x="21.007cm" svg:y="8.209cm" svg:viewBox="0 0 0 0" draw:points="0,0">
          <text:p/>
        </draw:polygon>
        <draw:polyline draw:style-name="gr11" draw:text-style-name="P2" draw:layer="layout" svg:width="1.125cm" svg:height="1.996cm" svg:x="21.699cm" svg:y="8.209cm" svg:viewBox="0 0 1126 1997" draw:points="1126,0 625,0 0,1997">
          <text:p/>
        </draw:polyline>
        <draw:polygon draw:style-name="gr12" draw:text-style-name="P3" draw:layer="layout" svg:width="0.229cm" svg:height="0.501cm" svg:x="21.699cm" svg:y="9.704cm" svg:viewBox="0 0 230 502" draw:points="0,502 230,51 70,0">
          <text:p/>
        </draw:polygon>
        <draw:path draw:style-name="gr1" draw:text-style-name="P1" draw:layer="layout" svg:width="5.717cm" svg:height="4.532cm" svg:x="2.074cm" svg:y="1.936cm" svg:viewBox="0 0 5718 4533" svg:d="M5659 2143c78 42 78 183 0 317-74 131-197 201-275 159l-35-21c-18-11-35-32-42-57 7 25 24 46 42 57l35 21c-35-21-56-67-56-127 0-92 49-201 120-275 74-78 155-106 211-74 78 42 78 183 0 317-74 131-197 201-275 159-35-21-56-67-56-127 0-92 49-201 120-275 74-78 155-106 211-74l-35-22c-18-10-42-14-67-10l-39-21-24-18c-53-28-127 0-194 67-67 71-110 169-110 254 0 53 18 95 53 113l25 18c-11-4-25-7-39-14l-32-18c-35-21-56-64-56-120 0-81 39-173 102-247 67-81 155-116 212-85l35 21c11 8 21 18 28 29-7-11-17-21-28-29l-35-21c-57-31-145 4-212 85v-413c0-74-53-148-148-201l-607-353v-613c0-127-46-231-127-277-77-45-187-35-300 32 113-67 223-77 300-32l-406-236v4l-3-4h3l36 25-36-25v4l-3-4c-14-7-25-14-32-18-10-3-21-7-35-10-4 0-7 0-7 0 0 0 3 3 7 7v-7l39 28h-4c7 0 7 4 7 4 0 3 0 3-7 3-10 0-21 0-35 0 0 0-4 0-7 0l-7-3c-7 0-14-4-21-8l-36-21c-7-3-14-3-17-7-7 0-11 0-18 0-10 4-21 4-35 7-4 4-7 4-7 7 0-3 3-3 7-7 14-3 25-3 35-7 7 0 11 0 18 0 3 4 10 4 17 7l36 21c7 4 14 8 21 8l7 3h3l4-35c-4 0-7 0-7 0l42 10c-10-3-21-7-35-10l67 28c-14-7-25-14-32-18l35 18 406 236c81 46 127 150 127 277v613l-1520 879c-85 46-208 63-318 39-113-25-187-85-194-152v-360-744c7 70 81 130 194 151 110 25 233 11 318-38l1093-633-423-247-35 21c-4 4-7 7-7 11 0 3 3 7 7 11l35 21c7 3 7 3 7 10 0 4 0 7-7 7l-39 25h-3c3 0 7 0 7-4l-4 4-3-74c0-4 3-7 7-11l35-21c7 0 11-3 18-3 3 0 10 0 17 3l36 21c7 4 14 4 17 4 4 0 7 0 11 0h3l4-64h-7c0 4 0 7 7 11v-11l35 32c7 4 7 7 7 7 0 4 0 7-7 7-10 4-21 11-35 18 0 0-4 0-7 0-4 0-7 0-11 0-3 0-10 0-17-4l-36-21c-7-3-14-3-17-3-7 0-11 3-18 3l423 247-1093 633c-85 49-208 63-318 38-113-21-187-81-194-151l18-11v-60c10-14 25-28 42-42 11-4 21 0 28 3l36 18c7 7 17 7 28 4 0 0 3 0 7-4l35-18-39 22 39-22c4-3 7-7 7-10 0-4-3-7-7-11l-35-21c-7-4-7-7-7-11l3 75-31-4c7 7 17 7 28 4l-28-4-36-18c-7-3-17-7-28-3-17 14-32 28-42 42l35 21c4 4 7 7 7 11 0 3-3 7-7 10l-35 18-18 11v744l-180 106v-409c0-92-127-166-285-173l-53 32c-11 7-29 7-39 0l-32-18c-28 3-53 14-78 25l-3 3v74l3-74-3 74c-7 4-18 4-25 0l-35-21c-11-7-28-7-39 0l-35 21c-4 0-7 4-7 7v78c-7 0-18 0-25-4l-39-21c-7-7-24-7-35 0l-32 21c-7 0-10 4-10 11v74c-7 0-18 0-29-3l-35-22c-7-7-25-7-35 0l-35 22c-4 3-7 7-7 10v74c-11 0-22 0-29-3l-35-22c-7-3-25-3-35 0l-35 22c-4 3-8 7-8 10v74c-10 4-21 0-28-3l-35-21c-11-4-25-4-35 0l-36 21c-3 3-7 7-7 10v74c-10 4-21 0-28-3l-35-21c-11-4-25-4-35 0l-36 21c-3 3-7 7-7 11v74c-10 3-21 3-28-4l-35-21c-11-4-25-4-36 0l-35 21c-3 4-7 7-7 11v74c-10 3-22 3-29-4l-35-17c-11-7-25-7-36 0l-35 17c-7 4-7 7-7 11v84c-4 0-7 4-11 4-7 0-14 0-17-4l-35-21c-4-3-11-3-15-3-3 0-7 0-10 3-7 0-11 4-11 4-14 14-24 25-35 35-7 4-7 11-7 14v113c-4 4-7 4-11 7-7 0-14 0-17 0l-39-21c-4-4-7-4-11-4-3 0-7 4-10 8-4 3-11 3-11 10-14 18-25 35-35 53-7 7-7 14-11 25v169c0 4-3 7-7 11-7 7-14 10-21 7l-35-18c-4-3-7-3-11 0-3 4-7 7-10 14-7 11-11 18-11 28-25 71-35 141-35 205v335l-240 138v737l1274 734c138 77 339 102 519 67s310-127 332-240c144-815 1263-1457 2674-1542 211-14 384-106 430-225-32-18-53-60-53-117 0-88 46-190 113-261 71-74 148-99 201-71-53-28-130-3-201 71-67 71-113 173-113 261 0 57 21 99 53 117 14 7 28 10 39 14l39 17c-11-17-14-42-14-70 0-71 31-159 84-233 53-71 120-120 180-127 25-4 49 0 67 10z">
          <text:p/>
        </draw:path>
        <draw:polygon draw:style-name="gr7" draw:text-style-name="P2" draw:layer="layout" svg:width="0cm" svg:height="0cm" svg:x="4.847cm" svg:y="4.261cm" svg:viewBox="0 0 0 0" draw:points="0,0">
          <text:p/>
        </draw:polygon>
        <draw:path draw:style-name="gr1" draw:text-style-name="P1" draw:layer="layout" svg:width="4.579cm" svg:height="2.641cm" svg:x="2.737cm" svg:y="3.093cm" svg:viewBox="0 0 4580 2642" svg:d="M4136 840c254-18 444-141 444-286 0-77-53-148-148-204l-611-350-1517 880c-85 46-212 63-321 39-110-25-184-86-191-157v-356l-183 102v499c10-18 28-35 49-46 64-35 155-46 236-28 78 21 131 63 131 116 0 60-74 109-176 120-103 11-205-21-240-81v120c0 46-32 88-88 120l-1521 878 610 353c134 78 336 102 519 67 180-35 307-130 332-240 144-815 1263-1460 2675-1546z">
          <text:p/>
        </draw:path>
        <draw:polygon draw:style-name="gr7" draw:text-style-name="P2" draw:layer="layout" svg:width="0cm" svg:height="0cm" svg:x="4.847cm" svg:y="4.261cm" svg:viewBox="0 0 0 0" draw:points="0,0">
          <text:p/>
        </draw:polygon>
        <draw:path draw:style-name="gr1" draw:text-style-name="P1" draw:layer="layout" svg:width="2.674cm" svg:height="2.279cm" svg:x="4.198cm" svg:y="3.933cm" svg:viewBox="0 0 2675 2280" svg:d="M2675 734v-734c-1412 85-2531 730-2675 1545v735c144-816 1263-1462 2675-1546z">
          <text:p/>
        </draw:path>
        <draw:polygon draw:style-name="gr7" draw:text-style-name="P2" draw:layer="layout" svg:width="0cm" svg:height="0cm" svg:x="4.847cm" svg:y="4.261cm" svg:viewBox="0 0 0 0" draw:points="0,0">
          <text:p/>
        </draw:polygon>
        <draw:path draw:style-name="gr1" draw:text-style-name="P1" draw:layer="layout" svg:width="1.612cm" svg:height="2.102cm" svg:x="2.737cm" svg:y="3.196cm" svg:viewBox="0 0 1613 2103" svg:d="M427 755c-236 137-427 462-427 733v615l1525-879c53-32 88-78 88-124v-116-85-494-405c0 46-35 88-88 123z">
          <text:p/>
        </draw:path>
        <draw:polygon draw:style-name="gr7" draw:text-style-name="P2" draw:layer="layout" svg:width="0cm" svg:height="0cm" svg:x="4.847cm" svg:y="4.261cm" svg:viewBox="0 0 0 0" draw:points="0,0">
          <text:p/>
        </draw:polygon>
        <draw:polygon draw:style-name="gr1" draw:text-style-name="P1" draw:layer="layout" svg:width="1.273cm" svg:height="1.944cm" svg:x="2.074cm" svg:y="4.441cm" svg:viewBox="0 0 1274 1945" draw:points="1274,1945 1274,1211 663,858 663,243 240,0 240,335 240,615 0,474 0,1211">
          <text:p/>
        </draw:polygon>
        <draw:polygon draw:style-name="gr7" draw:text-style-name="P2" draw:layer="layout" svg:width="0cm" svg:height="0cm" svg:x="4.847cm" svg:y="4.261cm" svg:viewBox="0 0 0 0" draw:points="0,0">
          <text:p/>
        </draw:polygon>
        <draw:path draw:style-name="gr1" draw:text-style-name="P1" draw:layer="layout" svg:width="0.851cm" svg:height="0.989cm" svg:x="3.347cm" svg:y="5.478cm" svg:viewBox="0 0 852 990" svg:d="M0 903c134 82 336 107 520 72 180-36 310-132 332-241v-734c-22 110-152 201-332 240-184 35-386 7-520-71z">
          <text:p/>
        </draw:path>
        <draw:polygon draw:style-name="gr7" draw:text-style-name="P2" draw:layer="layout" svg:width="0cm" svg:height="0cm" svg:x="4.847cm" svg:y="4.261cm" svg:viewBox="0 0 0 0" draw:points="0,0">
          <text:p/>
        </draw:polygon>
        <draw:path draw:style-name="gr1" draw:text-style-name="P1" draw:layer="layout" svg:width="1.612cm" svg:height="0.928cm" svg:x="2.737cm" svg:y="3.023cm" svg:viewBox="0 0 1613 929" svg:d="M427 929l1098-632c53-32 88-78 88-124 0-92-127-166-285-173l-58 32c-7 7-25 7-35 0l-35-22c-25 7-53 18-75 25-3 4-3 7-3 7 0 4 3 7 7 11l35 21c4 0 7 7 7 7 0 7-3 11-7 14l-39 21 4-3c0 3-4 3-7 3-11 4-21 0-28-3l-36-18c-10-7-24-7-35 0l-35 18c-4 3-7 7-7 10 0 4 3 7 7 11l35 21c7 0 7 7 7 11 0 3 0 7-7 10l-39 21 4-3c0 3-4 3-7 3-11 4-21 4-28-3l-36-18c-10-7-24-7-35 0l-35 18c-4 3-7 7-7 10 0 4 3 7 7 11l35 22c7 4 7 7 7 11 0 3 0 7-7 10l-39 22h4c-4 0-4 0-7 3-11 0-21 0-29-3l-35-22c-10-7-25-7-35 0l-35 22c-4 3-7 7-7 10 0 4 3 7 7 11l35 17c3 4 7 7 7 11 0 3-4 7-7 10l-39 22h4c-4 0-4 3-7 3-11 0-22 0-29-3l-35-22c-11-3-25-3-35 0l-35 22c-4 3-8 7-8 10 0 4 4 7 8 11l35 21c3 0 7 4 7 7 0 7-4 7-7 11l-39 21h4c-4 0-4 3-8 3-10 4-21 0-28-3l-35-21c-11-4-25-4-35 0l-36 21c-3 3-7 7-7 10 0 4 4 7 7 11l36 21c3 0 7 7 7 7 0 7-4 11-7 11l-39 24 3-3c-3 0-3 3-7 3-10 4-21 0-28-3l-35-21c-11-4-25-4-35 0l-36 21c-7 3-7 7-7 11 0 3 0 7 7 10l36 21c3 4 7 4 7 11 0 3-4 7-7 7l-39 25 3-4c-3 4-3 4-7 4-10 3-21 3-28-4l-35-21c-11-4-25-4-36 0l-35 21c-7 4-7 7-7 11 0 3 0 7 7 10l35 21c4 4 8 7 8 11s-4 7-8 11l-38 21 3-4c-3 4-7 4-7 4-10 3-21 3-28-4l-35-17c-11-7-25-7-36 0l-35 17z">
          <text:p/>
        </draw:path>
        <draw:polygon draw:style-name="gr7" draw:text-style-name="P2" draw:layer="layout" svg:width="0cm" svg:height="0cm" svg:x="4.847cm" svg:y="4.261cm" svg:viewBox="0 0 0 0" draw:points="0,0">
          <text:p/>
        </draw:polygon>
        <draw:path draw:style-name="gr1" draw:text-style-name="P1" draw:layer="layout" svg:width="0.85cm" svg:height="0.981cm" svg:x="2.314cm" svg:y="3.707cm" svg:viewBox="0 0 851 982" svg:d="M423 21l35 22c4 3 7 7 7 10 0 4-3 7-7 11-14 7-24 17-35 24-3 4-7 4-7 7-4 0-7 0-11 0-7 4-14 4-17-3l-35-18c-4-3-11-3-15-3-3 0-7 0-10 0-7 3-11 3-11 7-14 10-24 21-35 35-7 4-7 7-7 14 0 4 0 11 7 11l35 21c4 3 7 11 7 14 0 7-3 14-7 18-14 14-24 28-35 42-4 0-7 4-7 7-4 0-7 4-11 4-7 3-14 3-17 0l-39-22c-4 0-7 0-11 0-3 0-7 4-10 4-4 4-11 7-11 14-14 14-25 32-35 53-7 7-7 14-11 21 0 7 4 14 11 18l35 21c4 4 7 11 7 14 0 11-3 21-7 28-14 25-28 50-35 74-4 7-7 11-11 15 0 7-3 10-7 14-7 3-14 10-21 7l-35-21c-4 0-7 0-11 3-3 4-7 7-10 14-7 7-11 18-11 25-25 74-35 144-35 209l423 247c0-272 191-601 428-738l-428-244c-7 4-7 7-7 11 0 3 0 7 7 10z">
          <text:p/>
        </draw:path>
        <draw:polygon draw:style-name="gr7" draw:text-style-name="P2" draw:layer="layout" svg:width="0cm" svg:height="0cm" svg:x="4.847cm" svg:y="4.261cm" svg:viewBox="0 0 0 0" draw:points="0,0">
          <text:p/>
        </draw:polygon>
        <draw:path draw:style-name="gr1" draw:text-style-name="P1" draw:layer="layout" svg:width="0.444cm" svg:height="1.023cm" svg:x="6.872cm" svg:y="3.647cm" svg:viewBox="0 0 445 1024" svg:d="M0 1024v-738c251-18 445-141 445-286v413c-63 71-102 166-102 247 0 53 17 99 53 116l35 22c-46 119-219 212-431 226z">
          <text:p/>
        </draw:path>
        <draw:polygon draw:style-name="gr7" draw:text-style-name="P2" draw:layer="layout" svg:width="0cm" svg:height="0cm" svg:x="4.847cm" svg:y="4.261cm" svg:viewBox="0 0 0 0" draw:points="0,0">
          <text:p/>
        </draw:polygon>
        <draw:path draw:style-name="gr1" draw:text-style-name="P1" draw:layer="layout" svg:width="0.508cm" svg:height="0.657cm" svg:x="3.566cm" svg:y="3.718cm" svg:viewBox="0 0 509 658" svg:d="M509 180c0-163-113-226-254-145-15 7-26 14-40 25-109 81-194 233-211 370-4 14-4 28-4 46 0 163 113 227 255 149 141-85 254-283 254-445z">
          <text:p/>
        </draw:path>
        <draw:polygon draw:style-name="gr7" draw:text-style-name="P2" draw:layer="layout" svg:width="0cm" svg:height="0cm" svg:x="4.847cm" svg:y="4.261cm" svg:viewBox="0 0 0 0" draw:points="0,0">
          <text:p/>
        </draw:polygon>
        <draw:path draw:style-name="gr1" draw:text-style-name="P1" draw:layer="layout" svg:width="0.508cm" svg:height="0.658cm" svg:x="5.221cm" svg:y="2.763cm" svg:viewBox="0 0 509 659" svg:d="M509 182c0-162-113-229-254-148-11 7-25 14-39 25-111 84-199 237-213 371-3 18-3 32-3 46 0 162 114 229 255 148s254-279 254-442z">
          <text:p/>
        </draw:path>
        <draw:polygon draw:style-name="gr7" draw:text-style-name="P2" draw:layer="layout" svg:width="0cm" svg:height="0cm" svg:x="4.847cm" svg:y="4.261cm" svg:viewBox="0 0 0 0" draw:points="0,0">
          <text:p/>
        </draw:polygon>
        <draw:path draw:style-name="gr1" draw:text-style-name="P1" draw:layer="layout" svg:width="0.577cm" svg:height="0.602cm" svg:x="5.559cm" svg:y="4.918cm" svg:viewBox="0 0 578 603" svg:d="M520 112c77 46 77 188 0 322-75 131-199 201-276 155l-36-17c-17-11-35-32-42-57 7 25 25 46 42 57l36 17c-36-21-57-63-57-123 0-92 46-201 120-280 74-77 155-106 213-74 77 46 77 188 0 322-75 131-199 201-276 155-36-21-57-63-57-123 0-92 46-201 120-280 74-77 155-106 213-74l-36-21c-18-11-43-14-71-11l-35-21-25-14c-53-28-127-3-194 67-67 71-109 170-109 255 0 53 17 92 53 113l28 14c-18 0-28-3-43-10l-35-22c-35-17-53-63-53-116 0-88 46-192 113-266 71-70 148-98 201-67l36 18c10 7 21 18 28 28-7-10-18-21-28-28l-36-18c-53-31-130-3-201 67-67 74-113 178-113 266 0 53 18 99 53 116l35 22c-31-22-52-64-52-120 0-85 45-188 112-262 71-71 149-99 202-71-53-28-131 0-202 71-67 74-112 177-112 262 0 56 21 98 52 120 15 7 25 10 43 10l35 21c-10-21-14-42-14-70 0-74 32-159 85-233 49-75 116-121 176-132 28-3 53 0 71 11z">
          <text:p/>
        </draw:path>
        <draw:polygon draw:style-name="gr7" draw:text-style-name="P2" draw:layer="layout" svg:width="0cm" svg:height="0cm" svg:x="4.847cm" svg:y="4.261cm" svg:viewBox="0 0 0 0" draw:points="0,0">
          <text:p/>
        </draw:polygon>
        <draw:path draw:style-name="gr1" draw:text-style-name="P1" draw:layer="layout" svg:width="0.508cm" svg:height="0.658cm" svg:x="5.221cm" svg:y="2.763cm" svg:viewBox="0 0 509 659" svg:d="M3 430c7 39 25 67 50 85 52 28 135 0 202-71 70-74 113-176 113-262 0-56-18-102-53-120-25-14-60-17-99-3 14-11 28-18 39-25 141-81 254-14 254 148 0 163-113 361-254 442s-255 14-255-148c0-14 0-28 3-46z">
          <text:p/>
        </draw:path>
        <draw:polygon draw:style-name="gr7" draw:text-style-name="P2" draw:layer="layout" svg:width="0cm" svg:height="0cm" svg:x="4.847cm" svg:y="4.261cm" svg:viewBox="0 0 0 0" draw:points="0,0">
          <text:p/>
        </draw:polygon>
        <draw:path draw:style-name="gr1" draw:text-style-name="P1" draw:layer="layout" svg:width="0.508cm" svg:height="0.657cm" svg:x="3.566cm" svg:y="3.718cm" svg:viewBox="0 0 509 658" svg:d="M4 430c7 39 24 67 49 81 53 32 134 4 202-70 71-71 113-173 113-261 0-57-18-99-53-120-25-14-60-14-100 0 14-11 25-18 40-25 141-81 254-18 254 145 0 162-113 360-254 445-142 78-255 14-255-149 0-18 0-32 4-46z">
          <text:p/>
        </draw:path>
        <draw:polygon draw:style-name="gr7" draw:text-style-name="P2" draw:layer="layout" svg:width="0cm" svg:height="0cm" svg:x="4.847cm" svg:y="4.261cm" svg:viewBox="0 0 0 0" draw:points="0,0">
          <text:p/>
        </draw:polygon>
        <draw:path draw:style-name="gr1" draw:text-style-name="P1" draw:layer="layout" svg:width="0.363cm" svg:height="0.475cm" svg:x="3.57cm" svg:y="3.767cm" svg:viewBox="0 0 364 476" svg:d="M364 131c0-57-18-99-53-120-25-15-60-15-100 0-109 81-194 229-211 371 7 39 24 67 49 81 53 32 134 4 202-70 71-71 113-178 113-262z">
          <text:p/>
        </draw:path>
        <draw:polygon draw:style-name="gr7" draw:text-style-name="P2" draw:layer="layout" svg:width="0cm" svg:height="0cm" svg:x="4.847cm" svg:y="4.261cm" svg:viewBox="0 0 0 0" draw:points="0,0">
          <text:p/>
        </draw:polygon>
        <draw:path draw:style-name="gr1" draw:text-style-name="P1" draw:layer="layout" svg:width="0.364cm" svg:height="0.476cm" svg:x="5.224cm" svg:y="2.812cm" svg:viewBox="0 0 365 477" svg:d="M365 130c0-57-18-99-53-117-25-17-60-17-99-3-110 81-199 233-213 371 7 39 25 67 51 85 52 28 134 0 201-71 70-74 113-177 113-265z">
          <text:p/>
        </draw:path>
        <draw:polygon draw:style-name="gr7" draw:text-style-name="P2" draw:layer="layout" svg:width="0cm" svg:height="0cm" svg:x="4.847cm" svg:y="4.261cm" svg:viewBox="0 0 0 0" draw:points="0,0">
          <text:p/>
        </draw:polygon>
        <draw:path draw:style-name="gr1" draw:text-style-name="P1" draw:layer="layout" svg:width="0.43cm" svg:height="0.252cm" svg:x="6.6cm" svg:y="3.523cm" svg:viewBox="0 0 431 253" svg:d="M63 37c61-35 153-46 234-28 81 21 134 67 134 117 0 71-98 127-215 127-120 0-216-56-216-127 0-33 21-64 63-89z">
          <text:p/>
        </draw:path>
        <draw:polygon draw:style-name="gr7" draw:text-style-name="P2" draw:layer="layout" svg:width="0cm" svg:height="0cm" svg:x="4.847cm" svg:y="4.261cm" svg:viewBox="0 0 0 0" draw:points="0,0">
          <text:p/>
        </draw:polygon>
        <draw:path draw:style-name="gr1" draw:text-style-name="P1" draw:layer="layout" svg:width="0.43cm" svg:height="0.25cm" svg:x="3.485cm" svg:y="5.32cm" svg:viewBox="0 0 431 251" svg:d="M63 39c60-36 157-50 238-29 77 18 130 64 130 114 0 70-95 127-215 127-121 0-216-57-216-127 0-32 21-64 63-85z">
          <text:p/>
        </draw:path>
        <draw:polygon draw:style-name="gr7" draw:text-style-name="P2" draw:layer="layout" svg:width="0cm" svg:height="0cm" svg:x="4.847cm" svg:y="4.261cm" svg:viewBox="0 0 0 0" draw:points="0,0">
          <text:p/>
        </draw:polygon>
        <draw:path draw:style-name="gr1" draw:text-style-name="P1" draw:layer="layout" svg:width="0.42cm" svg:height="0.249cm" svg:x="4.346cm" svg:y="4.014cm" svg:viewBox="0 0 421 250" svg:d="M53 35c61-35 152-45 233-24 82 17 135 63 135 117 0 60-78 109-180 120-103 11-202-21-241-81v-82c10-18 28-35 53-50z">
          <text:p/>
        </draw:path>
        <draw:polygon draw:style-name="gr7" draw:text-style-name="P2" draw:layer="layout" svg:width="0cm" svg:height="0cm" svg:x="4.847cm" svg:y="4.261cm" svg:viewBox="0 0 0 0" draw:points="0,0">
          <text:p/>
        </draw:polygon>
        <draw:path draw:style-name="gr1" draw:text-style-name="P1" draw:layer="layout" svg:width="0.367cm" svg:height="0.48cm" svg:x="5.609cm" svg:y="4.952cm" svg:viewBox="0 0 368 481" svg:d="M117 481c-7-17-14-42-14-70 0-71 32-159 85-233 53-71 120-121 180-128l-39-21-25-18c-53-28-127-3-194 67-68 72-110 170-110 255 0 53 17 95 53 113l29 18z">
          <text:p/>
        </draw:path>
        <draw:polygon draw:style-name="gr7" draw:text-style-name="P2" draw:layer="layout" svg:width="0cm" svg:height="0cm" svg:x="4.847cm" svg:y="4.261cm" svg:viewBox="0 0 0 0" draw:points="0,0">
          <text:p/>
        </draw:polygon>
        <draw:path draw:style-name="gr1" draw:text-style-name="P1" draw:layer="layout" svg:width="0.367cm" svg:height="0.484cm" svg:x="7.263cm" svg:y="3.996cm" svg:viewBox="0 0 368 485" svg:d="M113 485c-7-21-10-46-10-71 0-74 31-162 84-233 53-75 121-124 181-131l-39-21-24-18c-53-28-132 0-195 67-67 75-110 174-110 255 0 53 18 95 53 113l25 18z">
          <text:p/>
        </draw:path>
        <draw:polygon draw:style-name="gr7" draw:text-style-name="P2" draw:layer="layout" svg:width="0cm" svg:height="0cm" svg:x="4.847cm" svg:y="4.261cm" svg:viewBox="0 0 0 0" draw:points="0,0">
          <text:p/>
        </draw:polygon>
        <draw:path draw:style-name="gr1" draw:text-style-name="P1" draw:layer="layout" svg:width="0.212cm" svg:height="0.276cm" svg:x="7.489cm" svg:y="4.177cm" svg:viewBox="0 0 213 277" svg:d="M181 7c43 25 43 104 0 178-39 70-106 109-148 85-21-11-33-36-33-68 0-49 26-109 68-152 39-43 85-60 113-43z">
          <text:p/>
        </draw:path>
        <draw:polygon draw:style-name="gr7" draw:text-style-name="P2" draw:layer="layout" svg:width="0cm" svg:height="0cm" svg:x="4.847cm" svg:y="4.261cm" svg:viewBox="0 0 0 0" draw:points="0,0">
          <text:p/>
        </draw:polygon>
        <draw:path draw:style-name="gr1" draw:text-style-name="P1" draw:layer="layout" svg:width="0.215cm" svg:height="0.276cm" svg:x="5.834cm" svg:y="5.132cm" svg:viewBox="0 0 216 277" svg:d="M181 7c46 25 46 103 0 173-38 72-105 114-149 90-21-11-32-36-32-72 0-49 25-109 68-152 39-42 85-56 113-39z">
          <text:p/>
        </draw:path>
        <draw:polygon draw:style-name="gr7" draw:text-style-name="P2" draw:layer="layout" svg:width="0cm" svg:height="0cm" svg:x="4.847cm" svg:y="4.261cm" svg:viewBox="0 0 0 0" draw:points="0,0">
          <text:p/>
        </draw:polygon>
        <draw:polygon draw:style-name="gr1" draw:text-style-name="P1" draw:layer="layout" svg:width="0.243cm" svg:height="0.279cm" svg:x="2.074cm" svg:y="4.776cm" svg:viewBox="0 0 244 280" draw:points="244,0 244,280 0,139">
          <text:p/>
        </draw:polygon>
        <draw:polygon draw:style-name="gr7" draw:text-style-name="P2" draw:layer="layout" svg:width="0cm" svg:height="0cm" svg:x="4.847cm" svg:y="4.261cm" svg:viewBox="0 0 0 0" draw:points="0,0">
          <text:p/>
        </draw:polygon>
        <draw:path draw:style-name="gr1" draw:text-style-name="P1" draw:layer="layout" svg:width="0.053cm" svg:height="0.173cm" svg:x="2.444cm" svg:y="4.021cm" svg:viewBox="0 0 54 174" svg:d="M11 18l36 22c7 4 7 11 7 14 0 11-3 21-7 28-14 25-29 50-36 78-4 3-7 7-11 14v-174c0 7 4 14 11 18z">
          <text:p/>
        </draw:path>
        <draw:polygon draw:style-name="gr7" draw:text-style-name="P2" draw:layer="layout" svg:width="0cm" svg:height="0cm" svg:x="4.847cm" svg:y="4.261cm" svg:viewBox="0 0 0 0" draw:points="0,0">
          <text:p/>
        </draw:polygon>
        <draw:path draw:style-name="gr1" draw:text-style-name="P1" draw:layer="layout" svg:width="0.049cm" svg:height="0.113cm" svg:x="2.589cm" svg:y="3.834cm" svg:viewBox="0 0 50 114" svg:d="M7 11l36 22c4 3 7 11 7 14 0 7-3 14-7 18-15 14-25 28-36 42-4 4-7 4-7 7v-114c0 4 0 11 7 11z">
          <text:p/>
        </draw:path>
        <draw:polygon draw:style-name="gr7" draw:text-style-name="P2" draw:layer="layout" svg:width="0cm" svg:height="0cm" svg:x="4.847cm" svg:y="4.261cm" svg:viewBox="0 0 0 0" draw:points="0,0">
          <text:p/>
        </draw:polygon>
        <draw:path draw:style-name="gr1" draw:text-style-name="P1" draw:layer="layout" svg:width="0.049cm" svg:height="0.084cm" svg:x="2.73cm" svg:y="3.718cm" svg:viewBox="0 0 50 85" svg:d="M7 10l36 23c7 3 7 7 7 10 0 7-3 11-7 11-15 10-25 17-36 28-3 0-7 0-7 3l4-3-4-82c0 3 0 7 7 10z">
          <text:p/>
        </draw:path>
        <draw:polygon draw:style-name="gr7" draw:text-style-name="P2" draw:layer="layout" svg:width="0cm" svg:height="0cm" svg:x="4.847cm" svg:y="4.261cm" svg:viewBox="0 0 0 0" draw:points="0,0">
          <text:p/>
        </draw:polygon>
        <draw:path draw:style-name="gr1" draw:text-style-name="P1" draw:layer="layout" svg:width="0.049cm" svg:height="0.077cm" svg:x="3.436cm" svg:y="3.309cm" svg:viewBox="0 0 50 78" svg:d="M43 31c7 4 7 7 7 12 0 3 0 7-7 10l-40 22h4c-4 0-4 3-7 3l3-3-3-75c0 3 3 10 7 10z">
          <text:p/>
        </draw:path>
        <draw:polygon draw:style-name="gr7" draw:text-style-name="P2" draw:layer="layout" svg:width="0cm" svg:height="0cm" svg:x="4.847cm" svg:y="4.261cm" svg:viewBox="0 0 0 0" draw:points="0,0">
          <text:p/>
        </draw:polygon>
        <draw:path draw:style-name="gr1" draw:text-style-name="P1" draw:layer="layout" svg:width="0.05cm" svg:height="0.074cm" svg:x="3.012cm" svg:y="3.556cm" svg:viewBox="0 0 51 75" svg:d="M44 31c3 5 7 5 7 12 0 3-4 7-7 7l-39 25 3-4c-3 4-3 4-8 4h5l-5-75c0 3 5 7 8 10z">
          <text:p/>
        </draw:path>
        <draw:polygon draw:style-name="gr7" draw:text-style-name="P2" draw:layer="layout" svg:width="0cm" svg:height="0cm" svg:x="4.847cm" svg:y="4.261cm" svg:viewBox="0 0 0 0" draw:points="0,0">
          <text:p/>
        </draw:polygon>
        <draw:path draw:style-name="gr1" draw:text-style-name="P1" draw:layer="layout" svg:width="0.054cm" svg:height="0.078cm" svg:x="3.718cm" svg:y="3.146cm" svg:viewBox="0 0 55 79" svg:d="M43 32c7 0 12 7 12 11 0 3-5 8-12 11l-39 21h4c0 0-4 0-8 4l4-4-4-75c0 4 4 7 8 11z">
          <text:p/>
        </draw:path>
        <draw:polygon draw:style-name="gr7" draw:text-style-name="P2" draw:layer="layout" svg:width="0cm" svg:height="0cm" svg:x="4.847cm" svg:y="4.261cm" svg:viewBox="0 0 0 0" draw:points="0,0">
          <text:p/>
        </draw:polygon>
        <draw:path draw:style-name="gr1" draw:text-style-name="P1" draw:layer="layout" svg:width="0.049cm" svg:height="0.078cm" svg:x="3.577cm" svg:y="3.227cm" svg:viewBox="0 0 50 79" svg:d="M43 32c7 4 7 7 7 11s0 8-7 11l-40 22h4c-4 0-4 0-7 3l3-3-3-76c0 4 3 7 7 11z">
          <text:p/>
        </draw:path>
        <draw:polygon draw:style-name="gr7" draw:text-style-name="P2" draw:layer="layout" svg:width="0cm" svg:height="0cm" svg:x="4.847cm" svg:y="4.261cm" svg:viewBox="0 0 0 0" draw:points="0,0">
          <text:p/>
        </draw:polygon>
        <draw:path draw:style-name="gr1" draw:text-style-name="P1" draw:layer="layout" svg:width="0.053cm" svg:height="0.074cm" svg:x="3.859cm" svg:y="3.065cm" svg:viewBox="0 0 54 75" svg:d="M47 33c3 3 7 7 7 10 0 4-4 8-7 11l-44 21h4c0 0-4 0-7 0h3l-3-75c0 4 3 8 7 12z">
          <text:p/>
        </draw:path>
        <draw:polygon draw:style-name="gr7" draw:text-style-name="P2" draw:layer="layout" svg:width="0cm" svg:height="0cm" svg:x="4.847cm" svg:y="4.261cm" svg:viewBox="0 0 0 0" draw:points="0,0">
          <text:p/>
        </draw:polygon>
        <draw:path draw:style-name="gr1" draw:text-style-name="P1" draw:layer="layout" svg:width="0.05cm" svg:height="0.074cm" svg:x="2.871cm" svg:y="3.637cm" svg:viewBox="0 0 51 75" svg:d="M42 32c5 4 9 7 9 11s-4 7-9 11l-38 21 3-4c-3 4-7 4-7 4h4l-4-75c0 3 0 7 7 10z">
          <text:p/>
        </draw:path>
        <draw:polygon draw:style-name="gr7" draw:text-style-name="P2" draw:layer="layout" svg:width="0cm" svg:height="0cm" svg:x="4.847cm" svg:y="4.261cm" svg:viewBox="0 0 0 0" draw:points="0,0">
          <text:p/>
        </draw:polygon>
        <draw:path draw:style-name="gr1" draw:text-style-name="P1" draw:layer="layout" svg:width="0.05cm" svg:height="0.074cm" svg:x="3.294cm" svg:y="3.393cm" svg:viewBox="0 0 51 75" svg:d="M44 28c7 4 7 8 7 11 0 4 0 7-7 12l-40 21h4c-4 0-4 3-8 3l4-3-4-72c0 4 4 7 8 7z">
          <text:p/>
        </draw:path>
        <draw:polygon draw:style-name="gr7" draw:text-style-name="P2" draw:layer="layout" svg:width="0cm" svg:height="0cm" svg:x="4.847cm" svg:y="4.261cm" svg:viewBox="0 0 0 0" draw:points="0,0">
          <text:p/>
        </draw:polygon>
        <draw:path draw:style-name="gr1" draw:text-style-name="P1" draw:layer="layout" svg:width="0.05cm" svg:height="0.074cm" svg:x="3.153cm" svg:y="3.474cm" svg:viewBox="0 0 51 75" svg:d="M44 29c7 3 7 7 7 10 0 8 0 12-7 12l-40 24 3-3c-3 0-3 3-7 3h4l-4-75c0 4 4 7 7 11z">
          <text:p/>
        </draw:path>
        <draw:polygon draw:style-name="gr7" draw:text-style-name="P2" draw:layer="layout" svg:width="0cm" svg:height="0cm" svg:x="4.847cm" svg:y="4.261cm" svg:viewBox="0 0 0 0" draw:points="0,0">
          <text:p/>
        </draw:polygon>
        <draw:path draw:style-name="gr1" draw:text-style-name="P1" draw:layer="layout" svg:width="0.049cm" svg:height="0.064cm" svg:x="5.81cm" svg:y="1.95cm" svg:viewBox="0 0 50 65" svg:d="M50 40c0 4 0 7-8 11-10 3-25 7-35 14-4 0-4 0-7 0h3l-3-65c0 4 0 7 7 11l35 21c8 5 8 8 8 8z">
          <text:p/>
        </draw:path>
        <draw:polygon draw:style-name="gr7" draw:text-style-name="P2" draw:layer="layout" svg:width="0cm" svg:height="0cm" svg:x="4.847cm" svg:y="4.261cm" svg:viewBox="0 0 0 0" draw:points="0,0">
          <text:p/>
        </draw:polygon>
        <draw:path draw:style-name="gr1" draw:text-style-name="P1" draw:layer="layout" svg:width="0.042cm" svg:height="0.061cm" svg:x="4.547cm" svg:y="2.684cm" svg:viewBox="0 0 43 62" svg:d="M36 40c4 0 7-4 7-7 0-7-3-7-7-11l-36-22v62z">
          <text:p/>
        </draw:path>
        <draw:polygon draw:style-name="gr7" draw:text-style-name="P2" draw:layer="layout" svg:width="0cm" svg:height="0cm" svg:x="4.847cm" svg:y="4.261cm" svg:viewBox="0 0 0 0" draw:points="0,0">
          <text:p/>
        </draw:polygon>
        <draw:path draw:style-name="gr1" draw:text-style-name="P1" draw:layer="layout" svg:width="0.19cm" svg:height="0.155cm" svg:x="5.528cm" svg:y="2.021cm" svg:viewBox="0 0 191 156" svg:d="M184 49c7 0 7-3 7-7 0-7 0-7-7-10l-35-21c-4-4-7-8-7-11l3 75h-32c7 4 18 4 29 0h-29l-35-26c-11-3-26-3-36 0l-35 26c-4 0-7 4-7 7 0 7 3 11 7 11l35 21c3 3 7 7 7 10 0 4-4 7-7 11l-39 21h-3c3 0 3 0 7 0h-4l-3-74c0-3 3-7 7-7l35-26c10-3 25-3 36 0l35 26c7 4 18 4 29 0 3 0 7 0 7 0l35-26-39 26z">
          <text:p/>
        </draw:path>
        <draw:polygon draw:style-name="gr7" draw:text-style-name="P2" draw:layer="layout" svg:width="0cm" svg:height="0cm" svg:x="4.847cm" svg:y="4.261cm" svg:viewBox="0 0 0 0" draw:points="0,0">
          <text:p/>
        </draw:polygon>
        <draw:path draw:style-name="gr1" draw:text-style-name="P1" draw:layer="layout" svg:width="0.191cm" svg:height="0.159cm" svg:x="5.104cm" svg:y="2.264cm" svg:viewBox="0 0 192 160" svg:d="M185 54c3-3 7-7 7-10 0-4-4-7-7-11l-36-22c-7 0-10-7-10-11l7 75h-33c7 4 19 4 26 4l-26-4-35-21c-11-7-28-7-35 0l-36 21c-7 0-7 4-7 11 0 4 0 7 7 7l36 21c3 4 7 7 7 11 0 3-4 7-7 10l-39 25h-4c0 0 4 0 7-3l-3 3-4-74c0-7 0-11 7-11l36-21c7-7 24-7 35 0l35 21c7 4 19 4 26 4 3-4 7-4 10-4l36-21-39 21z">
          <text:p/>
        </draw:path>
        <draw:polygon draw:style-name="gr7" draw:text-style-name="P2" draw:layer="layout" svg:width="0cm" svg:height="0cm" svg:x="4.847cm" svg:y="4.261cm" svg:viewBox="0 0 0 0" draw:points="0,0">
          <text:p/>
        </draw:polygon>
        <draw:path draw:style-name="gr1" draw:text-style-name="P1" draw:layer="layout" svg:width="0.194cm" svg:height="0.159cm" svg:x="5.242cm" svg:y="2.183cm" svg:viewBox="0 0 195 160" svg:d="M188 53c3-3 7-7 7-10 0-4-4-8-7-11l-36-21c-3-4-7-7-7-11l4 74h-32c7 4 18 4 28 4l-28-4-36-21c-11-7-25-7-35 0l-36 21c-7 4-10 4-10 11 0 3 3 7 10 7l36 22c3 4 7 7 7 11 0 3-4 10-7 10l-39 21-7 4c3 0 7-4 10-4h-3l-7-71c0-7 3-7 10-11l36-21c10-7 24-7 35 0l36 21c7 4 18 4 28 4 4-4 4-4 7-4l36-21-39 21z">
          <text:p/>
        </draw:path>
        <draw:polygon draw:style-name="gr7" draw:text-style-name="P2" draw:layer="layout" svg:width="0cm" svg:height="0cm" svg:x="4.847cm" svg:y="4.261cm" svg:viewBox="0 0 0 0" draw:points="0,0">
          <text:p/>
        </draw:polygon>
        <draw:path draw:style-name="gr1" draw:text-style-name="P1" draw:layer="layout" svg:width="0.194cm" svg:height="0.155cm" svg:x="4.818cm" svg:y="2.43cm" svg:viewBox="0 0 195 156" svg:d="M188 50l-38 21 38-21c4-4 7-8 7-11 0-4-3-7-7-11l-35-17c-7-4-7-7-7-11l4 71h-33c7 3 19 3 29 3l-29-3-35-21c-11-4-25-4-39 0l-32 21c-7 3-11 7-11 10 0 4 4 7 11 11l32 21c7 0 7 4 7 7 0 7 0 12-7 15l-39 21h-4c4 0 8 0 11-3l-7 3-4-75c0-3 4-7 11-10l32-21c14-4 28-4 39 0l35 21c7 3 19 3 29 3 0 0 4-3 7-3z">
          <text:p/>
        </draw:path>
        <draw:polygon draw:style-name="gr7" draw:text-style-name="P2" draw:layer="layout" svg:width="0cm" svg:height="0cm" svg:x="4.847cm" svg:y="4.261cm" svg:viewBox="0 0 0 0" draw:points="0,0">
          <text:p/>
        </draw:polygon>
        <draw:path draw:style-name="gr1" draw:text-style-name="P1" draw:layer="layout" svg:width="0.191cm" svg:height="0.155cm" svg:x="4.963cm" svg:y="2.349cm" svg:viewBox="0 0 192 156" svg:d="M185 49c3-3 7-7 7-10 0-4-4-7-7-11l-36-21c-3 0-7-3-7-7l4 75-32-3c7 3 18 7 28 3l-28-3-35-23c-12-7-30-7-40 0l-32 23c-7 3-7 7-7 10 0 4 0 7 7 11l32 21c7 0 10 3 10 7 0 7-3 11-10 11l-39 24c0 0 4 0 7-3l-7 3v-74c0-3 0-7 7-10l32-23c10-7 28-7 40 0l35 23c7 3 18 7 28 3 4 0 4 0 7-3l36-23-39 26z">
          <text:p/>
        </draw:path>
        <draw:polygon draw:style-name="gr7" draw:text-style-name="P2" draw:layer="layout" svg:width="0cm" svg:height="0cm" svg:x="4.847cm" svg:y="4.261cm" svg:viewBox="0 0 0 0" draw:points="0,0">
          <text:p/>
        </draw:polygon>
        <draw:path draw:style-name="gr1" draw:text-style-name="P1" draw:layer="layout" svg:width="0.194cm" svg:height="0.156cm" svg:x="4.677cm" svg:y="2.511cm" svg:viewBox="0 0 195 157" svg:d="M188 54c4-3 7-8 7-15 0-3-3-7-7-7l-35-21c-7-4-7-7-7-11l4 75-32-3c7 7 17 7 28 3l-28-3-36-18c-11-8-29-8-36 0l-35 18c-7 3-11 7-11 10 0 4 4 7 11 11l35 21c4 4 7 7 7 11 0 3-3 7-7 10l-39 22h-7c4 0 7 0 11-4l-4 4-7-75c0-3 4-7 11-10l35-18c7-8 25-8 36 0l36 18c7 7 17 7 28 3 0 0 4 0 7-3l35-18-38 21z">
          <text:p/>
        </draw:path>
        <draw:polygon draw:style-name="gr7" draw:text-style-name="P2" draw:layer="layout" svg:width="0cm" svg:height="0cm" svg:x="4.847cm" svg:y="4.261cm" svg:viewBox="0 0 0 0" draw:points="0,0">
          <text:p/>
        </draw:polygon>
        <draw:path draw:style-name="gr1" draw:text-style-name="P1" draw:layer="layout" svg:width="0.191cm" svg:height="0.159cm" svg:x="5.386cm" svg:y="2.102cm" svg:viewBox="0 0 192 160" svg:d="M185 54c3-4 7-7 7-11 0-3-4-10-7-10l-35-22c-4-4-7-7-7-11l3 75-32-3c7 7 18 7 29 3l-29-3-35-18c-11-7-28-7-35 0l-37 18c-7 3-7 7-7 10 0 4 0 7 7 11l37 21c3 3 7 7 7 11 0 3-4 7-7 10l-40 21-4 4c0-4 4-4 7-4h-3l-4-74c0-3 0-7 7-10l37-18c7-7 24-7 35 0l35 18c7 7 18 7 29 3 3 0 3 0 7-3l35-18-39 21z">
          <text:p/>
        </draw:path>
        <draw:polygon draw:style-name="gr7" draw:text-style-name="P2" draw:layer="layout" svg:width="0cm" svg:height="0cm" svg:x="4.847cm" svg:y="4.261cm" svg:viewBox="0 0 0 0" draw:points="0,0">
          <text:p/>
        </draw:polygon>
        <draw:path draw:style-name="gr8" draw:text-style-name="P2" draw:layer="layout" svg:width="0.851cm" svg:height="0.257cm" svg:x="3.347cm" svg:y="6.212cm" svg:viewBox="0 0 852 258" svg:d="M0 174c134 77 336 106 520 67 180-35 310-127 332-241">
          <text:p/>
        </draw:path>
        <draw:line draw:style-name="gr8" draw:text-style-name="P2" draw:layer="layout" svg:x1="4.198cm" svg:y1="6.212cm" svg:x2="4.198cm" svg:y2="5.478cm">
          <text:p/>
        </draw:line>
        <draw:path draw:style-name="gr8" draw:text-style-name="P2" draw:layer="layout" svg:width="0.851cm" svg:height="0.256cm" svg:x="3.347cm" svg:y="5.478cm" svg:viewBox="0 0 852 257" svg:d="M0 170c134 82 336 107 520 71 180-39 310-130 332-241">
          <text:p/>
        </draw:path>
        <draw:line draw:style-name="gr8" draw:text-style-name="P2" draw:layer="layout" svg:x1="3.347cm" svg:y1="6.381cm" svg:x2="3.347cm" svg:y2="5.647cm">
          <text:p/>
        </draw:line>
        <draw:path draw:style-name="gr8" draw:text-style-name="P2" draw:layer="layout" svg:width="2.674cm" svg:height="1.545cm" svg:x="4.198cm" svg:y="4.667cm" svg:viewBox="0 0 2675 1546" svg:d="M2675 0c-1412 84-2531 730-2675 1546">
          <text:p/>
        </draw:path>
        <draw:path draw:style-name="gr8" draw:text-style-name="P2" draw:layer="layout" svg:width="2.674cm" svg:height="1.545cm" svg:x="4.198cm" svg:y="3.933cm" svg:viewBox="0 0 2675 1546" svg:d="M2675 0c-1412 85-2531 730-2675 1546">
          <text:p/>
        </draw:path>
        <draw:line draw:style-name="gr8" draw:text-style-name="P2" draw:layer="layout" svg:x1="6.872cm" svg:y1="4.667cm" svg:x2="6.872cm" svg:y2="3.933cm">
          <text:p/>
        </draw:line>
        <draw:path draw:style-name="gr8" draw:text-style-name="P2" draw:layer="layout" svg:width="0.43cm" svg:height="0.225cm" svg:x="6.872cm" svg:y="4.445cm" svg:viewBox="0 0 431 226" svg:d="M0 226c211-14 385-107 431-226">
          <text:p/>
        </draw:path>
        <draw:path draw:style-name="gr8" draw:text-style-name="P2" draw:layer="layout" svg:width="0.444cm" svg:height="0.286cm" svg:x="6.872cm" svg:y="3.647cm" svg:viewBox="0 0 445 287" svg:d="M0 287c251-14 445-142 445-287">
          <text:p/>
        </draw:path>
        <draw:path draw:style-name="gr8" draw:text-style-name="P2" draw:layer="layout" svg:width="0.148cm" svg:height="0.204cm" svg:x="7.168cm" svg:y="3.443cm" svg:viewBox="0 0 149 205" svg:d="M149 205c0-74-53-149-149-205">
          <text:p/>
        </draw:path>
        <draw:line draw:style-name="gr8" draw:text-style-name="P2" draw:layer="layout" svg:x1="2.737cm" svg:y1="5.298cm" svg:x2="3.348cm" svg:y2="5.652cm">
          <text:p/>
        </draw:line>
        <draw:line draw:style-name="gr8" draw:text-style-name="P2" draw:layer="layout" svg:x1="6.558cm" svg:y1="3.093cm" svg:x2="7.169cm" svg:y2="3.447cm">
          <text:p/>
        </draw:line>
        <draw:line draw:style-name="gr8" draw:text-style-name="P2" draw:layer="layout" svg:x1="6.562cm" svg:y1="3.093cm" svg:x2="5.041cm" svg:y2="3.973cm">
          <text:p/>
        </draw:line>
        <draw:path draw:style-name="gr8" draw:text-style-name="P2" draw:layer="layout" svg:width="0.512cm" svg:height="0.167cm" svg:x="4.529cm" svg:y="3.855cm" svg:viewBox="0 0 513 168" svg:d="M0 0c7 72 81 132 191 157 109 24 237 7 322-43">
          <text:p/>
        </draw:path>
        <draw:line draw:style-name="gr8" draw:text-style-name="P2" draw:layer="layout" svg:x1="4.53cm" svg:y1="3.499cm" svg:x2="4.346cm" svg:y2="3.606cm">
          <text:p/>
        </draw:line>
        <draw:line draw:style-name="gr8" draw:text-style-name="P2" draw:layer="layout" svg:x1="2.318cm" svg:y1="4.776cm" svg:x2="2.074cm" svg:y2="4.915cm">
          <text:p/>
        </draw:line>
        <draw:line draw:style-name="gr8" draw:text-style-name="P2" draw:layer="layout" svg:x1="2.318cm" svg:y1="5.056cm" svg:x2="2.074cm" svg:y2="4.914cm">
          <text:p/>
        </draw:line>
        <draw:path draw:style-name="gr8" draw:text-style-name="P2" draw:layer="layout" svg:width="0.091cm" svg:height="0.124cm" svg:x="4.258cm" svg:y="4.296cm" svg:viewBox="0 0 92 125" svg:d="M0 125c56-32 92-75 92-125">
          <text:p/>
        </draw:path>
        <draw:line draw:style-name="gr8" draw:text-style-name="P2" draw:layer="layout" svg:x1="2.737cm" svg:y1="5.299cm" svg:x2="4.262cm" svg:y2="4.42cm">
          <text:p/>
        </draw:line>
        <draw:path draw:style-name="gr8" draw:text-style-name="P2" draw:layer="layout" svg:width="0.371cm" svg:height="0.127cm" svg:x="4.395cm" svg:y="4.014cm" svg:viewBox="0 0 372 128" svg:d="M0 35c64-35 155-45 237-24 82 17 135 63 135 117">
          <text:p/>
        </draw:path>
        <draw:path draw:style-name="gr8" draw:text-style-name="P2" draw:layer="layout" svg:width="0.42cm" svg:height="0.125cm" svg:x="4.346cm" svg:y="4.138cm" svg:viewBox="0 0 421 126" svg:d="M421 0c0 64-78 113-180 124-103 11-202-21-241-82">
          <text:p/>
        </draw:path>
        <draw:path draw:style-name="gr8" draw:text-style-name="P2" draw:layer="layout" svg:width="0.053cm" svg:height="0.05cm" svg:x="4.346cm" svg:y="4.049cm" svg:viewBox="0 0 54 51" svg:d="M0 51c10-19 28-36 54-51">
          <text:p/>
        </draw:path>
        <draw:path draw:style-name="gr8" draw:text-style-name="P2" draw:layer="layout" svg:width="0.367cm" svg:height="0.126cm" svg:x="3.548cm" svg:y="5.32cm" svg:viewBox="0 0 368 127" svg:d="M0 39c60-36 156-50 233-29 82 18 135 68 135 117">
          <text:p/>
        </draw:path>
        <draw:path draw:style-name="gr8" draw:text-style-name="P2" draw:layer="layout" svg:width="0.43cm" svg:height="0.127cm" svg:x="3.485cm" svg:y="5.443cm" svg:viewBox="0 0 431 128" svg:d="M431 0c0 70-95 128-215 128-121 0-216-58-216-128">
          <text:p/>
        </draw:path>
        <draw:path draw:style-name="gr8" draw:text-style-name="P2" draw:layer="layout" svg:width="0.063cm" svg:height="0.088cm" svg:x="3.485cm" svg:y="5.358cm" svg:viewBox="0 0 64 89" svg:d="M0 89c0-36 26-68 64-89">
          <text:p/>
        </draw:path>
        <draw:path draw:style-name="gr8" draw:text-style-name="P2" draw:layer="layout" svg:width="0.37cm" svg:height="0.125cm" svg:x="6.66cm" svg:y="3.523cm" svg:viewBox="0 0 371 126" svg:d="M0 38c63-36 155-47 237-29 81 22 134 68 134 117">
          <text:p/>
        </draw:path>
        <draw:path draw:style-name="gr8" draw:text-style-name="P2" draw:layer="layout" svg:width="0.43cm" svg:height="0.127cm" svg:x="6.6cm" svg:y="3.647cm" svg:viewBox="0 0 431 128" svg:d="M431 0c0 71-98 128-215 128-120 0-216-57-216-128">
          <text:p/>
        </draw:path>
        <draw:path draw:style-name="gr8" draw:text-style-name="P2" draw:layer="layout" svg:width="0.063cm" svg:height="0.088cm" svg:x="6.6cm" svg:y="3.559cm" svg:viewBox="0 0 64 89" svg:d="M0 89c0-32 21-63 64-89">
          <text:p/>
        </draw:path>
        <draw:path draw:style-name="gr8" draw:text-style-name="P2" draw:layer="layout" svg:width="0.254cm" svg:height="0.182cm" svg:x="5.475cm" svg:y="2.763cm" svg:viewBox="0 0 255 183" svg:d="M255 183c0-163-114-230-255-149">
          <text:p/>
        </draw:path>
        <draw:path draw:style-name="gr8" draw:text-style-name="P2" draw:layer="layout" svg:width="0.254cm" svg:height="0.441cm" svg:x="5.221cm" svg:y="2.797cm" svg:viewBox="0 0 255 442" svg:d="M255 0c-142 82-255 280-255 442">
          <text:p/>
        </draw:path>
        <draw:path draw:style-name="gr8" draw:text-style-name="P2" draw:layer="layout" svg:width="0.508cm" svg:height="0.477cm" svg:x="5.221cm" svg:y="2.942cm" svg:viewBox="0 0 509 478" svg:d="M0 297c0 162 114 226 255 148 141-81 254-279 254-445">
          <text:p/>
        </draw:path>
        <draw:path draw:style-name="gr8" draw:text-style-name="P2" draw:layer="layout" svg:width="0.127cm" svg:height="0.276cm" svg:x="6.434cm" svg:y="2.204cm" svg:viewBox="0 0 128 277" svg:d="M128 277c0-127-47-231-128-277">
          <text:p/>
        </draw:path>
        <draw:path draw:style-name="gr8" draw:text-style-name="P2" draw:layer="layout" svg:width="0.3cm" svg:height="0.059cm" svg:x="6.134cm" svg:y="2.177cm" svg:viewBox="0 0 301 60" svg:d="M301 31c-78-50-188-40-301 29">
          <text:p/>
        </draw:path>
        <draw:line draw:style-name="gr8" draw:text-style-name="P2" draw:layer="layout" svg:x1="6.135cm" svg:y1="2.236cm" svg:x2="5.041cm" svg:y2="2.869cm">
          <text:p/>
        </draw:line>
        <draw:line draw:style-name="gr8" draw:text-style-name="P2" draw:layer="layout" svg:x1="6.558cm" svg:y1="2.48cm" svg:x2="6.558cm" svg:y2="3.093cm">
          <text:p/>
        </draw:line>
        <draw:path draw:style-name="gr8" draw:text-style-name="P2" draw:layer="layout" svg:width="0.512cm" svg:height="0.163cm" svg:x="4.529cm" svg:y="2.755cm" svg:viewBox="0 0 513 164" svg:d="M0 0c7 70 81 131 191 152 109 25 237 11 322-38">
          <text:p/>
        </draw:path>
        <draw:line draw:style-name="gr8" draw:text-style-name="P2" draw:layer="layout" svg:x1="4.529cm" svg:y1="3.855cm" svg:x2="4.529cm" svg:y2="2.755cm">
          <text:p/>
        </draw:line>
        <draw:line draw:style-name="gr8" draw:text-style-name="P2" draw:layer="layout" svg:x1="6.135cm" svg:y1="2.237cm" svg:x2="5.711cm" svg:y2="1.989cm">
          <text:p/>
        </draw:line>
        <draw:path draw:style-name="gr8" draw:text-style-name="P2" draw:layer="layout" svg:width="0.035cm" svg:height="0.007cm" svg:x="5.711cm" svg:y="1.986cm" svg:viewBox="0 0 36 8" svg:d="M36 8c-7-8-14-8-17-8-8 0-15 3-19 8">
          <text:p/>
        </draw:path>
        <draw:line draw:style-name="gr8" draw:text-style-name="P2" draw:layer="layout" svg:x1="5.746cm" svg:y1="1.989cm" svg:x2="5.783cm" svg:y2="2.015cm">
          <text:p/>
        </draw:line>
        <draw:path draw:style-name="gr8" draw:text-style-name="P2" draw:layer="layout" svg:width="0.035cm" svg:height="0.007cm" svg:x="5.782cm" svg:y="2.01cm" svg:viewBox="0 0 36 8" svg:d="M36 5c-4 0-7 0-11 3-7 0-18 0-25-8">
          <text:p/>
        </draw:path>
        <draw:path draw:style-name="gr8" draw:text-style-name="P2" draw:layer="layout" svg:width="0.035cm" svg:height="0.018cm" svg:x="5.817cm" svg:y="1.996cm" svg:viewBox="0 0 36 19" svg:d="M36 0c-10 5-21 12-36 19">
          <text:p/>
        </draw:path>
        <draw:path draw:style-name="gr8" draw:text-style-name="P2" draw:layer="layout" svg:width="0.007cm" svg:height="0.007cm" svg:x="5.852cm" svg:y="1.982cm" svg:viewBox="0 0 8 8" svg:d="M0 0c8 5 8 8 8 8">
          <text:p/>
        </draw:path>
        <draw:path draw:style-name="gr8" draw:text-style-name="P2" draw:layer="layout" svg:width="0.007cm" svg:height="0.011cm" svg:x="5.852cm" svg:y="1.989cm" svg:viewBox="0 0 8 12" svg:d="M8 0c0 4 0 8-8 12">
          <text:p/>
        </draw:path>
        <draw:line draw:style-name="gr8" draw:text-style-name="P2" draw:layer="layout" svg:x1="5.817cm" svg:y1="1.961cm" svg:x2="5.853cm" svg:y2="1.983cm">
          <text:p/>
        </draw:line>
        <draw:path draw:style-name="gr8" draw:text-style-name="P2" draw:layer="layout" svg:width="0.007cm" svg:height="0.011cm" svg:x="5.81cm" svg:y="1.943cm" svg:viewBox="0 0 8 12" svg:d="M8 0c-5 5-8 5-8 12">
          <text:p/>
        </draw:path>
        <draw:path draw:style-name="gr8" draw:text-style-name="P2" draw:layer="layout" svg:width="0.007cm" svg:height="0.011cm" svg:x="5.81cm" svg:y="1.95cm" svg:viewBox="0 0 8 12" svg:d="M0 0c0 4 0 8 8 12">
          <text:p/>
        </draw:path>
        <draw:path draw:style-name="gr8" draw:text-style-name="P2" draw:layer="layout" svg:width="0.035cm" svg:height="0.011cm" svg:x="5.817cm" svg:y="1.936cm" svg:viewBox="0 0 36 12" svg:d="M36 0c-10 4-21 4-36 12">
          <text:p/>
        </draw:path>
        <draw:path draw:style-name="gr8" draw:text-style-name="P2" draw:layer="layout" svg:width="0.035cm" svg:height="0.011cm" svg:x="5.852cm" svg:y="1.936cm" svg:viewBox="0 0 36 12" svg:d="M36 12c-7-8-14-8-17-12-7 0-15 0-19 0">
          <text:p/>
        </draw:path>
        <draw:line draw:style-name="gr8" draw:text-style-name="P2" draw:layer="layout" svg:x1="5.887cm" svg:y1="1.943cm" svg:x2="5.924cm" svg:y2="1.965cm">
          <text:p/>
        </draw:line>
        <draw:path draw:style-name="gr8" draw:text-style-name="P2" draw:layer="layout" svg:width="0.035cm" svg:height="0.012cm" svg:x="5.923cm" svg:y="1.964cm" svg:viewBox="0 0 36 13" svg:d="M36 13c-4 0-7 0-14-4-7 0-15-4-22-9">
          <text:p/>
        </draw:path>
        <draw:path draw:style-name="gr8" draw:text-style-name="P2" draw:layer="layout" svg:width="0.034cm" svg:height="0cm" svg:x="5.958cm" svg:y="1.975cm" svg:viewBox="0 0 35 0" svg:d="M35 0c-10 0-21 0-35 0">
          <text:p/>
        </draw:path>
        <draw:path draw:style-name="gr8" draw:text-style-name="P2" draw:layer="layout" svg:width="0.007cm" svg:height="0.007cm" svg:x="5.993cm" svg:y="1.968cm" svg:viewBox="0 0 8 8" svg:d="M0 0c8 0 8 5 8 8">
          <text:p/>
        </draw:path>
        <draw:path draw:style-name="gr8" draw:text-style-name="P2" draw:layer="layout" svg:width="0.007cm" svg:height="0.003cm" svg:x="5.993cm" svg:y="1.972cm" svg:viewBox="0 0 8 4" svg:d="M8 0c0 4 0 4-8 4">
          <text:p/>
        </draw:path>
        <draw:line draw:style-name="gr8" draw:text-style-name="P2" draw:layer="layout" svg:x1="5.958cm" svg:y1="1.947cm" svg:x2="5.994cm" svg:y2="1.969cm">
          <text:p/>
        </draw:line>
        <draw:path draw:style-name="gr8" draw:text-style-name="P2" draw:layer="layout" svg:width="0.007cm" svg:height="0.004cm" svg:x="5.951cm" svg:y="1.937cm" svg:viewBox="0 0 8 5" svg:d="M8 5c-4-7-8-7-8 0">
          <text:p/>
        </draw:path>
        <draw:path draw:style-name="gr8" draw:text-style-name="P2" draw:layer="layout" svg:width="0.007cm" svg:height="0.007cm" svg:x="5.951cm" svg:y="1.94cm" svg:viewBox="0 0 8 8" svg:d="M0 0c0 0 0 4 8 8">
          <text:p/>
        </draw:path>
        <draw:path draw:style-name="gr8" draw:text-style-name="P2" draw:layer="layout" svg:width="0.035cm" svg:height="0.014cm" svg:x="5.958cm" svg:y="1.94cm" svg:viewBox="0 0 36 15" svg:d="M36 15c-10-8-21-12-36-15">
          <text:p/>
        </draw:path>
        <draw:line draw:style-name="gr8" draw:text-style-name="P2" draw:layer="layout" svg:x1="6.029cm" svg:y1="1.973cm" svg:x2="6.025cm" svg:y2="1.968cm">
          <text:p/>
        </draw:line>
        <draw:path draw:style-name="gr8" draw:text-style-name="P2" draw:layer="layout" svg:width="0.032cm" svg:height="0.018cm" svg:x="5.993cm" svg:y="1.95cm" svg:viewBox="0 0 33 19" svg:d="M33 19c-14-8-25-15-33-19">
          <text:p/>
        </draw:path>
        <draw:line draw:style-name="gr8" draw:text-style-name="P2" draw:layer="layout" svg:x1="6.028cm" svg:y1="1.972cm" svg:x2="6.065cm" svg:y2="1.994cm">
          <text:p/>
        </draw:line>
        <draw:path draw:style-name="gr8" draw:text-style-name="P2" draw:layer="layout" svg:width="0.053cm" svg:height="0.12cm" svg:x="5.535cm" svg:y="2.825cm" svg:viewBox="0 0 54 121" svg:d="M54 121c0-61-18-103-54-121">
          <text:p/>
        </draw:path>
        <draw:path draw:style-name="gr8" draw:text-style-name="P2" draw:layer="layout" svg:width="0.099cm" svg:height="0.013cm" svg:x="5.436cm" svg:y="2.812cm" svg:viewBox="0 0 100 14" svg:d="M100 14c-25-18-60-18-100-3">
          <text:p/>
        </draw:path>
        <draw:path draw:style-name="gr8" draw:text-style-name="P2" draw:layer="layout" svg:width="0.05cm" svg:height="0.085cm" svg:x="5.224cm" svg:y="3.192cm" svg:viewBox="0 0 51 86" svg:d="M0 0c7 39 25 68 51 86">
          <text:p/>
        </draw:path>
        <draw:path draw:style-name="gr8" draw:text-style-name="P2" draw:layer="layout" svg:width="0.314cm" svg:height="0.345cm" svg:x="5.274cm" svg:y="2.942cm" svg:viewBox="0 0 315 346" svg:d="M0 335c52 29 130 0 201-71 71-74 114-176 114-264">
          <text:p/>
        </draw:path>
        <draw:line draw:style-name="gr8" draw:text-style-name="P2" draw:layer="layout" svg:x1="5.712cm" svg:y1="1.989cm" svg:x2="5.676cm" svg:y2="2.011cm">
          <text:p/>
        </draw:line>
        <draw:path draw:style-name="gr8" draw:text-style-name="P2" draw:layer="layout" svg:width="0.007cm" svg:height="0.011cm" svg:x="5.669cm" svg:y="2.01cm" svg:viewBox="0 0 8 12" svg:d="M8 0c-5 4-8 8-8 12">
          <text:p/>
        </draw:path>
        <draw:path draw:style-name="gr8" draw:text-style-name="P2" draw:layer="layout" svg:width="0.007cm" svg:height="0.011cm" svg:x="5.669cm" svg:y="2.021cm" svg:viewBox="0 0 8 12" svg:d="M0 0c0 3 3 8 8 12">
          <text:p/>
        </draw:path>
        <draw:line draw:style-name="gr8" draw:text-style-name="P2" draw:layer="layout" svg:x1="5.676cm" svg:y1="2.032cm" svg:x2="5.712cm" svg:y2="2.054cm">
          <text:p/>
        </draw:line>
        <draw:path draw:style-name="gr8" draw:text-style-name="P2" draw:layer="layout" svg:width="0.007cm" svg:height="0.011cm" svg:x="5.711cm" svg:y="2.063cm" svg:viewBox="0 0 8 12" svg:d="M0 12c8-4 8-7 8-12">
          <text:p/>
        </draw:path>
        <draw:path draw:style-name="gr8" draw:text-style-name="P2" draw:layer="layout" svg:width="0.007cm" svg:height="0.01cm" svg:x="5.711cm" svg:y="2.053cm" svg:viewBox="0 0 8 11" svg:d="M8 11c0-3 0-7-8-11">
          <text:p/>
        </draw:path>
        <draw:line draw:style-name="gr8" draw:text-style-name="P2" draw:layer="layout" svg:x1="5.712cm" svg:y1="2.07cm" svg:x2="5.676cm" svg:y2="2.096cm">
          <text:p/>
        </draw:line>
        <draw:path draw:style-name="gr8" draw:text-style-name="P2" draw:layer="layout" svg:width="0.036cm" svg:height="0.007cm" svg:x="5.64cm" svg:y="2.091cm" svg:viewBox="0 0 37 8" svg:d="M0 0c11 10 26 10 37 0">
          <text:p/>
        </draw:path>
        <draw:line draw:style-name="gr8" draw:text-style-name="P2" draw:layer="layout" svg:x1="5.641cm" svg:y1="2.096cm" svg:x2="5.605cm" svg:y2="2.07cm">
          <text:p/>
        </draw:line>
        <draw:path draw:style-name="gr8" draw:text-style-name="P2" draw:layer="layout" svg:width="0.035cm" svg:height="0.006cm" svg:x="5.57cm" svg:y="2.069cm" svg:viewBox="0 0 36 7" svg:d="M36 7c-10-9-26-9-36 0">
          <text:p/>
        </draw:path>
        <draw:line draw:style-name="gr8" draw:text-style-name="P2" draw:layer="layout" svg:x1="5.571cm" svg:y1="2.07cm" svg:x2="5.535cm" svg:y2="2.096cm">
          <text:p/>
        </draw:line>
        <draw:path draw:style-name="gr8" draw:text-style-name="P2" draw:layer="layout" svg:width="0.007cm" svg:height="0.011cm" svg:x="5.528cm" svg:y="2.091cm" svg:viewBox="0 0 8 12" svg:d="M8 0c-5 5-8 9-8 12">
          <text:p/>
        </draw:path>
        <draw:path draw:style-name="gr8" draw:text-style-name="P2" draw:layer="layout" svg:width="0.007cm" svg:height="0.011cm" svg:x="5.528cm" svg:y="2.102cm" svg:viewBox="0 0 8 12" svg:d="M0 0c0 8 3 12 8 12">
          <text:p/>
        </draw:path>
        <draw:line draw:style-name="gr8" draw:text-style-name="P2" draw:layer="layout" svg:x1="5.535cm" svg:y1="2.113cm" svg:x2="5.571cm" svg:y2="2.135cm">
          <text:p/>
        </draw:line>
        <draw:path draw:style-name="gr8" draw:text-style-name="P2" draw:layer="layout" svg:width="0.007cm" svg:height="0.012cm" svg:x="5.57cm" svg:y="2.144cm" svg:viewBox="0 0 8 13" svg:d="M0 13c3-5 8-8 8-13">
          <text:p/>
        </draw:path>
        <draw:path draw:style-name="gr8" draw:text-style-name="P2" draw:layer="layout" svg:width="0.007cm" svg:height="0.01cm" svg:x="5.57cm" svg:y="2.134cm" svg:viewBox="0 0 8 11" svg:d="M8 11c0-3-5-7-8-11">
          <text:p/>
        </draw:path>
        <draw:line draw:style-name="gr8" draw:text-style-name="P2" draw:layer="layout" svg:x1="5.571cm" svg:y1="2.155cm" svg:x2="5.535cm" svg:y2="2.177cm">
          <text:p/>
        </draw:line>
        <draw:path draw:style-name="gr8" draw:text-style-name="P2" draw:layer="layout" svg:width="0.036cm" svg:height="0.005cm" svg:x="5.499cm" svg:y="2.173cm" svg:viewBox="0 0 37 6" svg:d="M0 0c11 8 26 8 37 0">
          <text:p/>
        </draw:path>
        <draw:line draw:style-name="gr8" draw:text-style-name="P2" draw:layer="layout" svg:x1="5.5cm" svg:y1="2.177cm" svg:x2="5.464cm" svg:y2="2.155cm">
          <text:p/>
        </draw:line>
        <draw:path draw:style-name="gr8" draw:text-style-name="P2" draw:layer="layout" svg:width="0.035cm" svg:height="0.005cm" svg:x="5.429cm" svg:y="2.15cm" svg:viewBox="0 0 36 6" svg:d="M36 6c-11-8-29-8-36 0">
          <text:p/>
        </draw:path>
        <draw:line draw:style-name="gr8" draw:text-style-name="P2" draw:layer="layout" svg:x1="5.43cm" svg:y1="2.155cm" svg:x2="5.393cm" svg:y2="2.177cm">
          <text:p/>
        </draw:line>
        <draw:path draw:style-name="gr8" draw:text-style-name="P2" draw:layer="layout" svg:width="0.007cm" svg:height="0.014cm" svg:x="5.386cm" svg:y="2.173cm" svg:viewBox="0 0 8 15" svg:d="M8 0c-3 3-8 11-8 15">
          <text:p/>
        </draw:path>
        <draw:path draw:style-name="gr8" draw:text-style-name="P2" draw:layer="layout" svg:width="0.007cm" svg:height="0.011cm" svg:x="5.386cm" svg:y="2.183cm" svg:viewBox="0 0 8 12" svg:d="M0 0c0 5 5 8 8 12">
          <text:p/>
        </draw:path>
        <draw:line draw:style-name="gr8" draw:text-style-name="P2" draw:layer="layout" svg:x1="5.393cm" svg:y1="2.194cm" svg:x2="5.43cm" svg:y2="2.216cm">
          <text:p/>
        </draw:line>
        <draw:path draw:style-name="gr8" draw:text-style-name="P2" draw:layer="layout" svg:width="0.007cm" svg:height="0.01cm" svg:x="5.429cm" svg:y="2.226cm" svg:viewBox="0 0 8 11" svg:d="M0 11c3-4 8-8 8-11">
          <text:p/>
        </draw:path>
        <draw:path draw:style-name="gr8" draw:text-style-name="P2" draw:layer="layout" svg:width="0.007cm" svg:height="0.011cm" svg:x="5.429cm" svg:y="2.215cm" svg:viewBox="0 0 8 12" svg:d="M8 12c0-5-5-9-8-12">
          <text:p/>
        </draw:path>
        <draw:line draw:style-name="gr8" draw:text-style-name="P2" draw:layer="layout" svg:x1="5.43cm" svg:y1="2.236cm" svg:x2="5.393cm" svg:y2="2.258cm">
          <text:p/>
        </draw:line>
        <draw:path draw:style-name="gr8" draw:text-style-name="P2" draw:layer="layout" svg:width="0.035cm" svg:height="0.007cm" svg:x="5.358cm" svg:y="2.254cm" svg:viewBox="0 0 36 8" svg:d="M0 0c11 11 26 11 36 0">
          <text:p/>
        </draw:path>
        <draw:line draw:style-name="gr8" draw:text-style-name="P2" draw:layer="layout" svg:x1="5.359cm" svg:y1="2.258cm" svg:x2="5.323cm" svg:y2="2.236cm">
          <text:p/>
        </draw:line>
        <draw:path draw:style-name="gr8" draw:text-style-name="P2" draw:layer="layout" svg:width="0.035cm" svg:height="0.005cm" svg:x="5.288cm" svg:y="2.231cm" svg:viewBox="0 0 36 6" svg:d="M36 6c-11-8-26-8-36 0">
          <text:p/>
        </draw:path>
        <draw:line draw:style-name="gr8" draw:text-style-name="P2" draw:layer="layout" svg:x1="5.289cm" svg:y1="2.236cm" svg:x2="5.252cm" svg:y2="2.258cm">
          <text:p/>
        </draw:line>
        <draw:path draw:style-name="gr8" draw:text-style-name="P2" draw:layer="layout" svg:width="0.01cm" svg:height="0.014cm" svg:x="5.242cm" svg:y="2.254cm" svg:viewBox="0 0 11 15" svg:d="M11 0c-3 3-11 8-11 15">
          <text:p/>
        </draw:path>
        <draw:path draw:style-name="gr8" draw:text-style-name="P2" draw:layer="layout" svg:width="0.01cm" svg:height="0.012cm" svg:x="5.242cm" svg:y="2.264cm" svg:viewBox="0 0 11 13" svg:d="M0 0c0 5 8 13 11 13">
          <text:p/>
        </draw:path>
        <draw:line draw:style-name="gr8" draw:text-style-name="P2" draw:layer="layout" svg:x1="5.252cm" svg:y1="2.275cm" svg:x2="5.289cm" svg:y2="2.297cm">
          <text:p/>
        </draw:line>
        <draw:path draw:style-name="gr8" draw:text-style-name="P2" draw:layer="layout" svg:width="0.007cm" svg:height="0.01cm" svg:x="5.288cm" svg:y="2.307cm" svg:viewBox="0 0 8 11" svg:d="M0 11c4 0 8-8 8-11">
          <text:p/>
        </draw:path>
        <draw:path draw:style-name="gr8" draw:text-style-name="P2" draw:layer="layout" svg:width="0.007cm" svg:height="0.011cm" svg:x="5.288cm" svg:y="2.296cm" svg:viewBox="0 0 8 12" svg:d="M8 12c0-5-4-8-8-12">
          <text:p/>
        </draw:path>
        <draw:line draw:style-name="gr8" draw:text-style-name="P2" draw:layer="layout" svg:x1="5.289cm" svg:y1="2.317cm" svg:x2="5.252cm" svg:y2="2.339cm">
          <text:p/>
        </draw:line>
        <draw:path draw:style-name="gr8" draw:text-style-name="P2" draw:layer="layout" svg:width="0.035cm" svg:height="0.004cm" svg:x="5.217cm" svg:y="2.338cm" svg:viewBox="0 0 36 5" svg:d="M0 0c7 6 26 6 36 0">
          <text:p/>
        </draw:path>
        <draw:line draw:style-name="gr8" draw:text-style-name="P2" draw:layer="layout" svg:x1="5.218cm" svg:y1="2.339cm" svg:x2="5.182cm" svg:y2="2.317cm">
          <text:p/>
        </draw:line>
        <draw:path draw:style-name="gr8" draw:text-style-name="P2" draw:layer="layout" svg:width="0.035cm" svg:height="0.005cm" svg:x="5.147cm" svg:y="2.312cm" svg:viewBox="0 0 36 6" svg:d="M36 6c-11-8-29-8-36 0">
          <text:p/>
        </draw:path>
        <draw:line draw:style-name="gr8" draw:text-style-name="P2" draw:layer="layout" svg:x1="5.148cm" svg:y1="2.317cm" svg:x2="5.111cm" svg:y2="2.339cm">
          <text:p/>
        </draw:line>
        <draw:path draw:style-name="gr8" draw:text-style-name="P2" draw:layer="layout" svg:width="0.007cm" svg:height="0.011cm" svg:x="5.104cm" svg:y="2.338cm" svg:viewBox="0 0 8 12" svg:d="M8 0c-8 0-8 4-8 12">
          <text:p/>
        </draw:path>
        <draw:path draw:style-name="gr8" draw:text-style-name="P2" draw:layer="layout" svg:width="0.007cm" svg:height="0.011cm" svg:x="5.104cm" svg:y="2.349cm" svg:viewBox="0 0 8 12" svg:d="M0 0c0 4 0 8 8 12">
          <text:p/>
        </draw:path>
        <draw:line draw:style-name="gr8" draw:text-style-name="P2" draw:layer="layout" svg:x1="5.111cm" svg:y1="2.356cm" svg:x2="5.148cm" svg:y2="2.378cm">
          <text:p/>
        </draw:line>
        <draw:path draw:style-name="gr8" draw:text-style-name="P2" draw:layer="layout" svg:width="0.007cm" svg:height="0.01cm" svg:x="5.147cm" svg:y="2.388cm" svg:viewBox="0 0 8 11" svg:d="M0 11c4-3 8-8 8-11">
          <text:p/>
        </draw:path>
        <draw:path draw:style-name="gr8" draw:text-style-name="P2" draw:layer="layout" svg:width="0.007cm" svg:height="0.011cm" svg:x="5.147cm" svg:y="2.377cm" svg:viewBox="0 0 8 12" svg:d="M8 12c0-5-4-8-8-12">
          <text:p/>
        </draw:path>
        <draw:line draw:style-name="gr8" draw:text-style-name="P2" draw:layer="layout" svg:x1="5.148cm" svg:y1="2.398cm" svg:x2="5.111cm" svg:y2="2.421cm">
          <text:p/>
        </draw:line>
        <draw:path draw:style-name="gr8" draw:text-style-name="P2" draw:layer="layout" svg:width="0.035cm" svg:height="0.005cm" svg:x="5.076cm" svg:y="2.42cm" svg:viewBox="0 0 36 6" svg:d="M0 0c7 8 26 8 36 0">
          <text:p/>
        </draw:path>
        <draw:line draw:style-name="gr8" draw:text-style-name="P2" draw:layer="layout" svg:x1="5.077cm" svg:y1="2.421cm" svg:x2="5.041cm" svg:y2="2.398cm">
          <text:p/>
        </draw:line>
        <draw:path draw:style-name="gr8" draw:text-style-name="P2" draw:layer="layout" svg:width="0.039cm" svg:height="0.008cm" svg:x="5.002cm" svg:y="2.394cm" svg:viewBox="0 0 40 9" svg:d="M40 9c-12-12-30-12-40 0">
          <text:p/>
        </draw:path>
        <draw:line draw:style-name="gr8" draw:text-style-name="P2" draw:layer="layout" svg:x1="5.006cm" svg:y1="2.398cm" svg:x2="4.97cm" svg:y2="2.421cm">
          <text:p/>
        </draw:line>
        <draw:path draw:style-name="gr8" draw:text-style-name="P2" draw:layer="layout" svg:width="0.007cm" svg:height="0.01cm" svg:x="4.963cm" svg:y="2.42cm" svg:viewBox="0 0 8 11" svg:d="M8 0c-8 3-8 8-8 11">
          <text:p/>
        </draw:path>
        <draw:path draw:style-name="gr8" draw:text-style-name="P2" draw:layer="layout" svg:width="0.007cm" svg:height="0.011cm" svg:x="4.963cm" svg:y="2.43cm" svg:viewBox="0 0 8 12" svg:d="M0 0c0 4 0 8 8 12">
          <text:p/>
        </draw:path>
        <draw:line draw:style-name="gr8" draw:text-style-name="P2" draw:layer="layout" svg:x1="4.97cm" svg:y1="2.441cm" svg:x2="5.006cm" svg:y2="2.463cm">
          <text:p/>
        </draw:line>
        <draw:path draw:style-name="gr8" draw:text-style-name="P2" draw:layer="layout" svg:width="0.01cm" svg:height="0.011cm" svg:x="5.002cm" svg:y="2.469cm" svg:viewBox="0 0 11 12" svg:d="M0 12c8 0 11-9 11-12">
          <text:p/>
        </draw:path>
        <draw:path draw:style-name="gr8" draw:text-style-name="P2" draw:layer="layout" svg:width="0.01cm" svg:height="0.011cm" svg:x="5.002cm" svg:y="2.458cm" svg:viewBox="0 0 11 12" svg:d="M11 12c0-4-3-8-11-12">
          <text:p/>
        </draw:path>
        <draw:line draw:style-name="gr8" draw:text-style-name="P2" draw:layer="layout" svg:x1="5.006cm" svg:y1="2.48cm" svg:x2="4.97cm" svg:y2="2.502cm">
          <text:p/>
        </draw:line>
        <draw:path draw:style-name="gr8" draw:text-style-name="P2" draw:layer="layout" svg:width="0.035cm" svg:height="0.006cm" svg:x="4.935cm" svg:y="2.501cm" svg:viewBox="0 0 36 7" svg:d="M0 0c7 9 26 9 36 0">
          <text:p/>
        </draw:path>
        <draw:line draw:style-name="gr8" draw:text-style-name="P2" draw:layer="layout" svg:x1="4.936cm" svg:y1="2.502cm" svg:x2="4.896cm" svg:y2="2.48cm">
          <text:p/>
        </draw:line>
        <draw:path draw:style-name="gr8" draw:text-style-name="P2" draw:layer="layout" svg:width="0.039cm" svg:height="0.004cm" svg:x="4.861cm" svg:y="2.477cm" svg:viewBox="0 0 40 5" svg:d="M40 5c-11-7-30-7-40 0">
          <text:p/>
        </draw:path>
        <draw:line draw:style-name="gr8" draw:text-style-name="P2" draw:layer="layout" svg:x1="4.865cm" svg:y1="2.48cm" svg:x2="4.829cm" svg:y2="2.502cm">
          <text:p/>
        </draw:line>
        <draw:path draw:style-name="gr8" draw:text-style-name="P2" draw:layer="layout" svg:width="0.011cm" svg:height="0.01cm" svg:x="4.818cm" svg:y="2.501cm" svg:viewBox="0 0 12 11" svg:d="M12 0c-8 3-12 8-12 11">
          <text:p/>
        </draw:path>
        <draw:path draw:style-name="gr8" draw:text-style-name="P2" draw:layer="layout" svg:width="0.011cm" svg:height="0.011cm" svg:x="4.818cm" svg:y="2.511cm" svg:viewBox="0 0 12 12" svg:d="M0 0c0 5 4 8 12 12">
          <text:p/>
        </draw:path>
        <draw:line draw:style-name="gr8" draw:text-style-name="P2" draw:layer="layout" svg:x1="4.829cm" svg:y1="2.522cm" svg:x2="4.865cm" svg:y2="2.544cm">
          <text:p/>
        </draw:line>
        <draw:path draw:style-name="gr8" draw:text-style-name="P2" draw:layer="layout" svg:width="0.01cm" svg:height="0.014cm" svg:x="4.861cm" svg:y="2.55cm" svg:viewBox="0 0 11 15" svg:d="M0 15c8-3 11-7 11-15">
          <text:p/>
        </draw:path>
        <draw:path draw:style-name="gr8" draw:text-style-name="P2" draw:layer="layout" svg:width="0.01cm" svg:height="0.011cm" svg:x="4.861cm" svg:y="2.543cm" svg:viewBox="0 0 11 12" svg:d="M11 12c0-4-3-12-11-12">
          <text:p/>
        </draw:path>
        <draw:line draw:style-name="gr8" draw:text-style-name="P2" draw:layer="layout" svg:x1="4.865cm" svg:y1="2.561cm" svg:x2="4.829cm" svg:y2="2.583cm">
          <text:p/>
        </draw:line>
        <draw:path draw:style-name="gr8" draw:text-style-name="P2" draw:layer="layout" svg:width="0.039cm" svg:height="0.006cm" svg:x="4.79cm" svg:y="2.582cm" svg:viewBox="0 0 40 7" svg:d="M0 0c11 9 29 9 40 0">
          <text:p/>
        </draw:path>
        <draw:line draw:style-name="gr8" draw:text-style-name="P2" draw:layer="layout" svg:x1="4.795cm" svg:y1="2.583cm" svg:x2="4.755cm" svg:y2="2.561cm">
          <text:p/>
        </draw:line>
        <draw:path draw:style-name="gr8" draw:text-style-name="P2" draw:layer="layout" svg:width="0.035cm" svg:height="0.006cm" svg:x="4.723cm" svg:y="2.559cm" svg:viewBox="0 0 36 7" svg:d="M36 7c-10-9-29-9-36 0">
          <text:p/>
        </draw:path>
        <draw:line draw:style-name="gr8" draw:text-style-name="P2" draw:layer="layout" svg:x1="4.724cm" svg:y1="2.561cm" svg:x2="4.684cm" svg:y2="2.583cm">
          <text:p/>
        </draw:line>
        <draw:path draw:style-name="gr8" draw:text-style-name="P2" draw:layer="layout" svg:width="0.011cm" svg:height="0.01cm" svg:x="4.677cm" svg:y="2.582cm" svg:viewBox="0 0 12 11" svg:d="M12 0c-8 4-12 8-12 11">
          <text:p/>
        </draw:path>
        <draw:path draw:style-name="gr8" draw:text-style-name="P2" draw:layer="layout" svg:width="0.011cm" svg:height="0.011cm" svg:x="4.677cm" svg:y="2.592cm" svg:viewBox="0 0 12 12" svg:d="M0 0c0 5 4 8 12 12">
          <text:p/>
        </draw:path>
        <draw:line draw:style-name="gr8" draw:text-style-name="P2" draw:layer="layout" svg:x1="4.684cm" svg:y1="2.603cm" svg:x2="4.724cm" svg:y2="2.625cm">
          <text:p/>
        </draw:line>
        <draw:path draw:style-name="gr8" draw:text-style-name="P2" draw:layer="layout" svg:width="0.007cm" svg:height="0.01cm" svg:x="4.723cm" svg:y="2.635cm" svg:viewBox="0 0 8 11" svg:d="M0 11c4-4 8-8 8-11">
          <text:p/>
        </draw:path>
        <draw:path draw:style-name="gr8" draw:text-style-name="P2" draw:layer="layout" svg:width="0.007cm" svg:height="0.012cm" svg:x="4.723cm" svg:y="2.624cm" svg:viewBox="0 0 8 13" svg:d="M8 13c0-5-4-8-8-13">
          <text:p/>
        </draw:path>
        <draw:line draw:style-name="gr8" draw:text-style-name="P2" draw:layer="layout" svg:x1="4.724cm" svg:y1="2.642cm" svg:x2="4.684cm" svg:y2="2.664cm">
          <text:p/>
        </draw:line>
        <draw:path draw:style-name="gr8" draw:text-style-name="P2" draw:layer="layout" svg:width="0.039cm" svg:height="0.005cm" svg:x="4.649cm" svg:y="2.663cm" svg:viewBox="0 0 40 6" svg:d="M0 0c12 8 29 8 40 0">
          <text:p/>
        </draw:path>
        <draw:line draw:style-name="gr8" draw:text-style-name="P2" draw:layer="layout" svg:x1="4.654cm" svg:y1="2.664cm" svg:x2="4.614cm" svg:y2="2.642cm">
          <text:p/>
        </draw:line>
        <draw:path draw:style-name="gr8" draw:text-style-name="P2" draw:layer="layout" svg:width="0.028cm" svg:height="0.004cm" svg:x="4.589cm" svg:y="2.64cm" svg:viewBox="0 0 29 5" svg:d="M29 5c-10-3-18-8-29-3">
          <text:p/>
        </draw:path>
        <draw:path draw:style-name="gr8" draw:text-style-name="P2" draw:layer="layout" svg:width="0.042cm" svg:height="0.046cm" svg:x="4.547cm" svg:y="2.638cm" svg:viewBox="0 0 43 47" svg:d="M43 0c-17 14-32 32-43 47">
          <text:p/>
        </draw:path>
        <draw:line draw:style-name="gr8" draw:text-style-name="P2" draw:layer="layout" svg:x1="4.583cm" svg:y1="2.706cm" svg:x2="4.547cm" svg:y2="2.684cm">
          <text:p/>
        </draw:line>
        <draw:path draw:style-name="gr8" draw:text-style-name="P2" draw:layer="layout" svg:width="0.01cm" svg:height="0.01cm" svg:x="4.579cm" svg:y="2.716cm" svg:viewBox="0 0 11 11" svg:d="M0 11c8-4 11-8 11-11">
          <text:p/>
        </draw:path>
        <draw:path draw:style-name="gr8" draw:text-style-name="P2" draw:layer="layout" svg:width="0.01cm" svg:height="0.011cm" svg:x="4.579cm" svg:y="2.705cm" svg:viewBox="0 0 11 12" svg:d="M11 12c0-8-3-8-11-12">
          <text:p/>
        </draw:path>
        <draw:line draw:style-name="gr8" draw:text-style-name="P2" draw:layer="layout" svg:x1="4.583cm" svg:y1="2.723cm" svg:x2="4.529cm" svg:y2="2.756cm">
          <text:p/>
        </draw:line>
        <draw:line draw:style-name="gr8" draw:text-style-name="P2" draw:layer="layout" svg:x1="4.547cm" svg:y1="2.744cm" svg:x2="4.547cm" svg:y2="2.684cm">
          <text:p/>
        </draw:line>
        <draw:line draw:style-name="gr8" draw:text-style-name="P2" draw:layer="layout" svg:x1="2.074cm" svg:y1="5.647cm" svg:x2="2.074cm" svg:y2="4.914cm">
          <text:p/>
        </draw:line>
        <draw:path draw:style-name="gr8" draw:text-style-name="P2" draw:layer="layout" svg:width="0.091cm" svg:height="0.123cm" svg:x="4.258cm" svg:y="3.196cm" svg:viewBox="0 0 92 124" svg:d="M0 124c56-32 92-78 92-124">
          <text:p/>
        </draw:path>
        <draw:path draw:style-name="gr8" draw:text-style-name="P2" draw:layer="layout" svg:width="0.285cm" svg:height="0.173cm" svg:x="4.064cm" svg:y="3.023cm" svg:viewBox="0 0 286 174" svg:d="M286 174c0-93-127-167-286-174">
          <text:p/>
        </draw:path>
        <draw:path draw:style-name="gr8" draw:text-style-name="P2" draw:layer="layout" svg:width="0.254cm" svg:height="0.185cm" svg:x="3.82cm" svg:y="3.717cm" svg:viewBox="0 0 255 186" svg:d="M255 186c0-167-113-234-255-149">
          <text:p/>
        </draw:path>
        <draw:path draw:style-name="gr8" draw:text-style-name="P2" draw:layer="layout" svg:width="0.254cm" svg:height="0.444cm" svg:x="3.566cm" svg:y="3.75cm" svg:viewBox="0 0 255 445" svg:d="M255 0c-142 85-255 279-255 445">
          <text:p/>
        </draw:path>
        <draw:path draw:style-name="gr8" draw:text-style-name="P2" draw:layer="layout" svg:width="0.508cm" svg:height="0.475cm" svg:x="3.566cm" svg:y="3.898cm" svg:viewBox="0 0 509 476" svg:d="M0 297c0 159 113 226 255 145 141-81 254-279 254-442">
          <text:p/>
        </draw:path>
        <draw:path draw:style-name="gr8" draw:text-style-name="P2" draw:layer="layout" svg:width="0.427cm" svg:height="0.737cm" svg:x="2.737cm" svg:y="3.951cm" svg:viewBox="0 0 428 738" svg:d="M428 0c-233 138-428 466-428 738">
          <text:p/>
        </draw:path>
        <draw:line draw:style-name="gr8" draw:text-style-name="P2" draw:layer="layout" svg:x1="3.164cm" svg:y1="3.952cm" svg:x2="4.262cm" svg:y2="3.319cm">
          <text:p/>
        </draw:line>
        <draw:line draw:style-name="gr8" draw:text-style-name="P2" draw:layer="layout" svg:x1="2.737cm" svg:y1="4.684cm" svg:x2="2.737cm" svg:y2="5.298cm">
          <text:p/>
        </draw:line>
        <draw:line draw:style-name="gr8" draw:text-style-name="P2" draw:layer="layout" svg:x1="2.742cm" svg:y1="4.689cm" svg:x2="2.314cm" svg:y2="4.441cm">
          <text:p/>
        </draw:line>
        <draw:path draw:style-name="gr8" draw:text-style-name="P2" draw:layer="layout" svg:width="0.035cm" svg:height="0.208cm" svg:x="2.314cm" svg:y="4.233cm" svg:viewBox="0 0 36 209" svg:d="M36 0c-21 75-36 145-36 209">
          <text:p/>
        </draw:path>
        <draw:path draw:style-name="gr8" draw:text-style-name="P2" draw:layer="layout" svg:width="0.035cm" svg:height="0.045cm" svg:x="2.349cm" svg:y="4.191cm" svg:viewBox="0 0 36 46" svg:d="M0 46c0-10 4-17 11-28 4-8 8-11 15-15 3-3 7-3 10-3">
          <text:p/>
        </draw:path>
        <draw:line draw:style-name="gr8" draw:text-style-name="P2" draw:layer="layout" svg:x1="2.381cm" svg:y1="4.191cm" svg:x2="2.421cm" svg:y2="4.213cm">
          <text:p/>
        </draw:line>
        <draw:path draw:style-name="gr8" draw:text-style-name="P2" draw:layer="layout" svg:width="0.039cm" svg:height="0.037cm" svg:x="2.416cm" svg:y="4.176cm" svg:viewBox="0 0 40 38" svg:d="M40 0c-8 11-12 23-19 30s-14 10-21 7">
          <text:p/>
        </draw:path>
        <draw:path draw:style-name="gr8" draw:text-style-name="P2" draw:layer="layout" svg:width="0.035cm" svg:height="0.078cm" svg:x="2.455cm" svg:y="4.102cm" svg:viewBox="0 0 36 79" svg:d="M36 0c-14 26-29 51-36 79">
          <text:p/>
        </draw:path>
        <draw:path draw:style-name="gr8" draw:text-style-name="P2" draw:layer="layout" svg:width="0.007cm" svg:height="0.018cm" svg:x="2.49cm" svg:y="4.06cm" svg:viewBox="0 0 8 19" svg:d="M0 0c4 4 8 11 8 19">
          <text:p/>
        </draw:path>
        <draw:path draw:style-name="gr8" draw:text-style-name="P2" draw:layer="layout" svg:width="0.007cm" svg:height="0.028cm" svg:x="2.49cm" svg:y="4.074cm" svg:viewBox="0 0 8 29" svg:d="M8 0c0 11-4 21-8 29">
          <text:p/>
        </draw:path>
        <draw:line draw:style-name="gr8" draw:text-style-name="P2" draw:layer="layout" svg:x1="2.455cm" svg:y1="4.039cm" svg:x2="2.491cm" svg:y2="4.061cm">
          <text:p/>
        </draw:line>
        <draw:path draw:style-name="gr8" draw:text-style-name="P2" draw:layer="layout" svg:width="0.012cm" svg:height="0.021cm" svg:x="2.444cm" svg:y="4.021cm" svg:viewBox="0 0 13 22" svg:d="M13 22c-8-7-13-14-13-22">
          <text:p/>
        </draw:path>
        <draw:path draw:style-name="gr8" draw:text-style-name="P2" draw:layer="layout" svg:width="0.012cm" svg:height="0.025cm" svg:x="2.444cm" svg:y="4cm" svg:viewBox="0 0 13 26" svg:d="M0 26c5-12 5-19 13-26">
          <text:p/>
        </draw:path>
        <draw:path draw:style-name="gr8" draw:text-style-name="P2" draw:layer="layout" svg:width="0.035cm" svg:height="0.053cm" svg:x="2.455cm" svg:y="3.947cm" svg:viewBox="0 0 36 54" svg:d="M36 0c-14 18-26 36-36 54">
          <text:p/>
        </draw:path>
        <draw:path draw:style-name="gr8" draw:text-style-name="P2" draw:layer="layout" svg:width="0.035cm" svg:height="0.019cm" svg:x="2.49cm" svg:y="3.928cm" svg:viewBox="0 0 36 20" svg:d="M0 20c0-8 7-11 11-15s8-4 15-4c3-3 7 0 10 0">
          <text:p/>
        </draw:path>
        <draw:line draw:style-name="gr8" draw:text-style-name="P2" draw:layer="layout" svg:x1="2.522cm" svg:y1="3.929cm" svg:x2="2.562cm" svg:y2="3.955cm">
          <text:p/>
        </draw:line>
        <draw:path draw:style-name="gr8" draw:text-style-name="P2" draw:layer="layout" svg:width="0.035cm" svg:height="0.014cm" svg:x="2.561cm" svg:y="3.94cm" svg:viewBox="0 0 36 15" svg:d="M36 0c-4 8-11 12-18 15-3 0-15 0-18 0">
          <text:p/>
        </draw:path>
        <draw:path draw:style-name="gr8" draw:text-style-name="P2" draw:layer="layout" svg:width="0.035cm" svg:height="0.042cm" svg:x="2.596cm" svg:y="3.898cm" svg:viewBox="0 0 36 43" svg:d="M36 0c-14 14-25 28-36 43">
          <text:p/>
        </draw:path>
        <draw:path draw:style-name="gr8" draw:text-style-name="P2" draw:layer="layout" svg:width="0.007cm" svg:height="0.014cm" svg:x="2.631cm" svg:y="3.866cm" svg:viewBox="0 0 8 15" svg:d="M0 0c4 8 8 12 8 15">
          <text:p/>
        </draw:path>
        <draw:path draw:style-name="gr8" draw:text-style-name="P2" draw:layer="layout" svg:width="0.007cm" svg:height="0.018cm" svg:x="2.631cm" svg:y="3.88cm" svg:viewBox="0 0 8 19" svg:d="M8 0c0 8-4 15-8 19">
          <text:p/>
        </draw:path>
        <draw:line draw:style-name="gr8" draw:text-style-name="P2" draw:layer="layout" svg:x1="2.596cm" svg:y1="3.845cm" svg:x2="2.632cm" svg:y2="3.87cm">
          <text:p/>
        </draw:line>
        <draw:path draw:style-name="gr8" draw:text-style-name="P2" draw:layer="layout" svg:width="0.007cm" svg:height="0.014cm" svg:x="2.589cm" svg:y="3.834cm" svg:viewBox="0 0 8 15" svg:d="M8 15c-8-3-8-11-8-15">
          <text:p/>
        </draw:path>
        <draw:path draw:style-name="gr8" draw:text-style-name="P2" draw:layer="layout" svg:width="0.007cm" svg:height="0.014cm" svg:x="2.589cm" svg:y="3.82cm" svg:viewBox="0 0 8 15" svg:d="M0 15c0-8 0-11 8-15">
          <text:p/>
        </draw:path>
        <draw:path draw:style-name="gr8" draw:text-style-name="P2" draw:layer="layout" svg:width="0.035cm" svg:height="0.035cm" svg:x="2.596cm" svg:y="3.785cm" svg:viewBox="0 0 36 36" svg:d="M36 0c-14 10-25 22-36 36">
          <text:p/>
        </draw:path>
        <draw:path draw:style-name="gr8" draw:text-style-name="P2" draw:layer="layout" svg:width="0.036cm" svg:height="0.007cm" svg:x="2.631cm" svg:y="3.778cm" svg:viewBox="0 0 37 8" svg:d="M0 8c0 0 4-5 11-5 4-3 8-3 15-3 3 0 7 0 11 3">
          <text:p/>
        </draw:path>
        <draw:line draw:style-name="gr8" draw:text-style-name="P2" draw:layer="layout" svg:x1="2.667cm" svg:y1="3.781cm" svg:x2="2.703cm" svg:y2="3.803cm">
          <text:p/>
        </draw:line>
        <draw:path draw:style-name="gr8" draw:text-style-name="P2" draw:layer="layout" svg:width="0.035cm" svg:height="0.011cm" svg:x="2.702cm" svg:y="3.795cm" svg:viewBox="0 0 36 12" svg:d="M36 0c-3 7-11 7-18 12-3 0-15 0-18-5">
          <text:p/>
        </draw:path>
        <draw:path draw:style-name="gr8" draw:text-style-name="P2" draw:layer="layout" svg:width="0.035cm" svg:height="0.028cm" svg:x="2.737cm" svg:y="3.771cm" svg:viewBox="0 0 36 29" svg:d="M36 0c-10 7-24 17-36 29">
          <text:p/>
        </draw:path>
        <draw:path draw:style-name="gr8" draw:text-style-name="P2" draw:layer="layout" svg:width="0.007cm" svg:height="0.01cm" svg:x="2.772cm" svg:y="3.75cm" svg:viewBox="0 0 8 11" svg:d="M0 0c8 3 8 8 8 11">
          <text:p/>
        </draw:path>
        <draw:path draw:style-name="gr8" draw:text-style-name="P2" draw:layer="layout" svg:width="0.007cm" svg:height="0.011cm" svg:x="2.772cm" svg:y="3.76cm" svg:viewBox="0 0 8 12" svg:d="M8 0c0 4-3 12-8 12">
          <text:p/>
        </draw:path>
        <draw:line draw:style-name="gr8" draw:text-style-name="P2" draw:layer="layout" svg:x1="2.737cm" svg:y1="3.728cm" svg:x2="2.773cm" svg:y2="3.754cm">
          <text:p/>
        </draw:line>
        <draw:path draw:style-name="gr8" draw:text-style-name="P2" draw:layer="layout" svg:width="0.007cm" svg:height="0.01cm" svg:x="2.73cm" svg:y="3.718cm" svg:viewBox="0 0 8 11" svg:d="M8 11c-8-3-8-8-8-11">
          <text:p/>
        </draw:path>
        <draw:path draw:style-name="gr8" draw:text-style-name="P2" draw:layer="layout" svg:width="0.007cm" svg:height="0.011cm" svg:x="2.73cm" svg:y="3.707cm" svg:viewBox="0 0 8 12" svg:d="M0 12c0-5 0-8 8-12">
          <text:p/>
        </draw:path>
        <draw:path draw:style-name="gr8" draw:text-style-name="P2" draw:layer="layout" svg:width="0.005cm" svg:height="0.004cm" svg:x="2.737cm" svg:y="3.707cm" svg:viewBox="0 0 6 5" svg:d="M6 0c-6 0-6 5-6 5">
          <text:p/>
        </draw:path>
        <draw:line draw:style-name="gr8" draw:text-style-name="P2" draw:layer="layout" svg:x1="3.165cm" svg:y1="3.952cm" svg:x2="2.737cm" svg:y2="3.707cm">
          <text:p/>
        </draw:line>
        <draw:line draw:style-name="gr8" draw:text-style-name="P2" draw:layer="layout" svg:x1="2.314cm" svg:y1="4.441cm" svg:x2="2.314cm" svg:y2="5.051cm">
          <text:p/>
        </draw:line>
        <draw:line draw:style-name="gr8" draw:text-style-name="P2" draw:layer="layout" svg:x1="2.737cm" svg:y1="3.708cm" svg:x2="2.773cm" svg:y2="3.686cm">
          <text:p/>
        </draw:line>
        <draw:line draw:style-name="gr8" draw:text-style-name="P2" draw:layer="layout" svg:x1="4.007cm" svg:y1="3.056cm" svg:x2="4.065cm" svg:y2="3.023cm">
          <text:p/>
        </draw:line>
        <draw:path draw:style-name="gr8" draw:text-style-name="P2" draw:layer="layout" svg:width="0.039cm" svg:height="0.005cm" svg:x="3.972cm" svg:y="3.055cm" svg:viewBox="0 0 40 6" svg:d="M40 0c-12 8-30 8-40 0">
          <text:p/>
        </draw:path>
        <draw:line draw:style-name="gr8" draw:text-style-name="P2" draw:layer="layout" svg:x1="3.973cm" svg:y1="3.056cm" svg:x2="3.937cm" svg:y2="3.033cm">
          <text:p/>
        </draw:line>
        <draw:path draw:style-name="gr8" draw:text-style-name="P2" draw:layer="layout" svg:width="0.078cm" svg:height="0.029cm" svg:x="3.862cm" svg:y="3.033cm" svg:viewBox="0 0 79 30" svg:d="M79 0c-28 8-57 19-79 30">
          <text:p/>
        </draw:path>
        <draw:path draw:style-name="gr8" draw:text-style-name="P2" draw:layer="layout" svg:width="0.007cm" svg:height="0.011cm" svg:x="3.859cm" svg:y="3.065cm" svg:viewBox="0 0 8 12" svg:d="M8 12c-4-5-8-8-8-12">
          <text:p/>
        </draw:path>
        <draw:path draw:style-name="gr8" draw:text-style-name="P2" draw:layer="layout" svg:width="0.003cm" svg:height="0.007cm" svg:x="3.859cm" svg:y="3.058cm" svg:viewBox="0 0 4 8" svg:d="M0 8c0 0 4-4 4-8">
          <text:p/>
        </draw:path>
        <draw:line draw:style-name="gr8" draw:text-style-name="P2" draw:layer="layout" svg:x1="3.906cm" svg:y1="3.098cm" svg:x2="3.866cm" svg:y2="3.076cm">
          <text:p/>
        </draw:line>
        <draw:path draw:style-name="gr8" draw:text-style-name="P2" draw:layer="layout" svg:width="0.011cm" svg:height="0.01cm" svg:x="3.901cm" svg:y="3.097cm" svg:viewBox="0 0 12 11" svg:d="M0 0c5 0 12 7 12 11">
          <text:p/>
        </draw:path>
        <draw:path draw:style-name="gr8" draw:text-style-name="P2" draw:layer="layout" svg:width="0.011cm" svg:height="0.014cm" svg:x="3.901cm" svg:y="3.104cm" svg:viewBox="0 0 12 15" svg:d="M12 0c0 7-7 12-12 15">
          <text:p/>
        </draw:path>
        <draw:line draw:style-name="gr8" draw:text-style-name="P2" draw:layer="layout" svg:x1="3.866cm" svg:y1="3.14cm" svg:x2="3.906cm" svg:y2="3.118cm">
          <text:p/>
        </draw:line>
        <draw:path draw:style-name="gr8" draw:text-style-name="P2" draw:layer="layout" svg:width="0.035cm" svg:height="0.006cm" svg:x="3.831cm" svg:y="3.136cm" svg:viewBox="0 0 36 7" svg:d="M36 0c-7 9-25 9-36 0">
          <text:p/>
        </draw:path>
        <draw:line draw:style-name="gr8" draw:text-style-name="P2" draw:layer="layout" svg:x1="3.795cm" svg:y1="3.118cm" svg:x2="3.835cm" svg:y2="3.14cm">
          <text:p/>
        </draw:line>
        <draw:path draw:style-name="gr8" draw:text-style-name="P2" draw:layer="layout" svg:width="0.039cm" svg:height="0.006cm" svg:x="3.76cm" svg:y="3.113cm" svg:viewBox="0 0 40 7" svg:d="M0 7c11-9 29-9 40 0">
          <text:p/>
        </draw:path>
        <draw:line draw:style-name="gr8" draw:text-style-name="P2" draw:layer="layout" svg:x1="3.725cm" svg:y1="3.14cm" svg:x2="3.761cm" svg:y2="3.118cm">
          <text:p/>
        </draw:line>
        <draw:path draw:style-name="gr8" draw:text-style-name="P2" draw:layer="layout" svg:width="0.007cm" svg:height="0.011cm" svg:x="3.718cm" svg:y="3.146cm" svg:viewBox="0 0 8 12" svg:d="M8 12c-4 0-8-8-8-12">
          <text:p/>
        </draw:path>
        <draw:path draw:style-name="gr8" draw:text-style-name="P2" draw:layer="layout" svg:width="0.007cm" svg:height="0.01cm" svg:x="3.718cm" svg:y="3.136cm" svg:viewBox="0 0 8 11" svg:d="M0 11c0-4 4-8 8-11">
          <text:p/>
        </draw:path>
        <draw:line draw:style-name="gr8" draw:text-style-name="P2" draw:layer="layout" svg:x1="3.761cm" svg:y1="3.179cm" svg:x2="3.725cm" svg:y2="3.157cm">
          <text:p/>
        </draw:line>
        <draw:path draw:style-name="gr8" draw:text-style-name="P2" draw:layer="layout" svg:width="0.011cm" svg:height="0.011cm" svg:x="3.76cm" svg:y="3.178cm" svg:viewBox="0 0 12 12" svg:d="M0 0c8 0 12 8 12 12">
          <text:p/>
        </draw:path>
        <draw:path draw:style-name="gr8" draw:text-style-name="P2" draw:layer="layout" svg:width="0.011cm" svg:height="0.01cm" svg:x="3.76cm" svg:y="3.189cm" svg:viewBox="0 0 12 11" svg:d="M12 0c0 3-4 8-12 11">
          <text:p/>
        </draw:path>
        <draw:line draw:style-name="gr8" draw:text-style-name="P2" draw:layer="layout" svg:x1="3.725cm" svg:y1="3.221cm" svg:x2="3.761cm" svg:y2="3.199cm">
          <text:p/>
        </draw:line>
        <draw:path draw:style-name="gr8" draw:text-style-name="P2" draw:layer="layout" svg:width="0.035cm" svg:height="0.006cm" svg:x="3.69cm" svg:y="3.217cm" svg:viewBox="0 0 36 7" svg:d="M36 0c-7 9-25 9-36 0">
          <text:p/>
        </draw:path>
        <draw:line draw:style-name="gr8" draw:text-style-name="P2" draw:layer="layout" svg:x1="3.654cm" svg:y1="3.199cm" svg:x2="3.694cm" svg:y2="3.221cm">
          <text:p/>
        </draw:line>
        <draw:path draw:style-name="gr8" draw:text-style-name="P2" draw:layer="layout" svg:width="0.035cm" svg:height="0.006cm" svg:x="3.619cm" svg:y="3.194cm" svg:viewBox="0 0 36 7" svg:d="M0 7c12-9 29-9 36 0">
          <text:p/>
        </draw:path>
        <draw:line draw:style-name="gr8" draw:text-style-name="P2" draw:layer="layout" svg:x1="3.584cm" svg:y1="3.221cm" svg:x2="3.62cm" svg:y2="3.199cm">
          <text:p/>
        </draw:line>
        <draw:path draw:style-name="gr8" draw:text-style-name="P2" draw:layer="layout" svg:width="0.01cm" svg:height="0.011cm" svg:x="3.577cm" svg:y="3.227cm" svg:viewBox="0 0 11 12" svg:d="M11 12c-8 0-11-8-11-12">
          <text:p/>
        </draw:path>
        <draw:path draw:style-name="gr8" draw:text-style-name="P2" draw:layer="layout" svg:width="0.01cm" svg:height="0.014cm" svg:x="3.577cm" svg:y="3.217cm" svg:viewBox="0 0 11 15" svg:d="M0 15c0-8 3-12 11-15">
          <text:p/>
        </draw:path>
        <draw:line draw:style-name="gr8" draw:text-style-name="P2" draw:layer="layout" svg:x1="3.62cm" svg:y1="3.26cm" svg:x2="3.584cm" svg:y2="3.238cm">
          <text:p/>
        </draw:line>
        <draw:path draw:style-name="gr8" draw:text-style-name="P2" draw:layer="layout" svg:width="0.007cm" svg:height="0.011cm" svg:x="3.619cm" svg:y="3.259cm" svg:viewBox="0 0 8 12" svg:d="M0 0c8 4 8 8 8 12">
          <text:p/>
        </draw:path>
        <draw:path draw:style-name="gr8" draw:text-style-name="P2" draw:layer="layout" svg:width="0.007cm" svg:height="0.01cm" svg:x="3.619cm" svg:y="3.27cm" svg:viewBox="0 0 8 11" svg:d="M8 0c0 3 0 8-8 11">
          <text:p/>
        </draw:path>
        <draw:line draw:style-name="gr8" draw:text-style-name="P2" draw:layer="layout" svg:x1="3.584cm" svg:y1="3.303cm" svg:x2="3.62cm" svg:y2="3.28cm">
          <text:p/>
        </draw:line>
        <draw:path draw:style-name="gr8" draw:text-style-name="P2" draw:layer="layout" svg:width="0.039cm" svg:height="0.009cm" svg:x="3.548cm" svg:y="3.298cm" svg:viewBox="0 0 40 10" svg:d="M40 0c-10 13-28 13-40 0">
          <text:p/>
        </draw:path>
        <draw:line draw:style-name="gr8" draw:text-style-name="P2" draw:layer="layout" svg:x1="3.513cm" svg:y1="3.28cm" svg:x2="3.549cm" svg:y2="3.303cm">
          <text:p/>
        </draw:line>
        <draw:path draw:style-name="gr8" draw:text-style-name="P2" draw:layer="layout" svg:width="0.035cm" svg:height="0.005cm" svg:x="3.478cm" svg:y="3.275cm" svg:viewBox="0 0 36 6" svg:d="M0 6c11-8 29-8 36 0">
          <text:p/>
        </draw:path>
        <draw:line draw:style-name="gr8" draw:text-style-name="P2" draw:layer="layout" svg:x1="3.443cm" svg:y1="3.303cm" svg:x2="3.479cm" svg:y2="3.28cm">
          <text:p/>
        </draw:line>
        <draw:path draw:style-name="gr8" draw:text-style-name="P2" draw:layer="layout" svg:width="0.007cm" svg:height="0.014cm" svg:x="3.436cm" svg:y="3.309cm" svg:viewBox="0 0 8 15" svg:d="M8 15c-5-4-8-11-8-15">
          <text:p/>
        </draw:path>
        <draw:path draw:style-name="gr8" draw:text-style-name="P2" draw:layer="layout" svg:width="0.007cm" svg:height="0.014cm" svg:x="3.436cm" svg:y="3.298cm" svg:viewBox="0 0 8 15" svg:d="M0 15c0-4 3-11 8-15">
          <text:p/>
        </draw:path>
        <draw:line draw:style-name="gr8" draw:text-style-name="P2" draw:layer="layout" svg:x1="3.479cm" svg:y1="3.341cm" svg:x2="3.443cm" svg:y2="3.319cm">
          <text:p/>
        </draw:line>
        <draw:path draw:style-name="gr8" draw:text-style-name="P2" draw:layer="layout" svg:width="0.007cm" svg:height="0.011cm" svg:x="3.478cm" svg:y="3.34cm" svg:viewBox="0 0 8 12" svg:d="M0 0c8 4 8 8 8 12">
          <text:p/>
        </draw:path>
        <draw:path draw:style-name="gr8" draw:text-style-name="P2" draw:layer="layout" svg:width="0.007cm" svg:height="0.01cm" svg:x="3.478cm" svg:y="3.351cm" svg:viewBox="0 0 8 11" svg:d="M8 0c0 3 0 8-8 11">
          <text:p/>
        </draw:path>
        <draw:line draw:style-name="gr8" draw:text-style-name="P2" draw:layer="layout" svg:x1="3.443cm" svg:y1="3.384cm" svg:x2="3.479cm" svg:y2="3.361cm">
          <text:p/>
        </draw:line>
        <draw:path draw:style-name="gr8" draw:text-style-name="P2" draw:layer="layout" svg:width="0.036cm" svg:height="0.002cm" svg:x="3.407cm" svg:y="3.383cm" svg:viewBox="0 0 37 3" svg:d="M37 0c-11 4-25 4-37 0">
          <text:p/>
        </draw:path>
        <draw:line draw:style-name="gr8" draw:text-style-name="P2" draw:layer="layout" svg:x1="3.372cm" svg:y1="3.361cm" svg:x2="3.408cm" svg:y2="3.384cm">
          <text:p/>
        </draw:line>
        <draw:path draw:style-name="gr8" draw:text-style-name="P2" draw:layer="layout" svg:width="0.035cm" svg:height="0.005cm" svg:x="3.337cm" svg:y="3.356cm" svg:viewBox="0 0 36 6" svg:d="M0 6c11-8 29-8 36 0">
          <text:p/>
        </draw:path>
        <draw:line draw:style-name="gr8" draw:text-style-name="P2" draw:layer="layout" svg:x1="3.302cm" svg:y1="3.384cm" svg:x2="3.338cm" svg:y2="3.361cm">
          <text:p/>
        </draw:line>
        <draw:path draw:style-name="gr8" draw:text-style-name="P2" draw:layer="layout" svg:width="0.008cm" svg:height="0.011cm" svg:x="3.294cm" svg:y="3.393cm" svg:viewBox="0 0 9 12" svg:d="M9 12c-5-4-9-7-9-12">
          <text:p/>
        </draw:path>
        <draw:path draw:style-name="gr8" draw:text-style-name="P2" draw:layer="layout" svg:width="0.008cm" svg:height="0.01cm" svg:x="3.294cm" svg:y="3.383cm" svg:viewBox="0 0 9 11" svg:d="M0 11c0-3 4-7 9-11">
          <text:p/>
        </draw:path>
        <draw:line draw:style-name="gr8" draw:text-style-name="P2" draw:layer="layout" svg:x1="3.338cm" svg:y1="3.426cm" svg:x2="3.302cm" svg:y2="3.4cm">
          <text:p/>
        </draw:line>
        <draw:path draw:style-name="gr8" draw:text-style-name="P2" draw:layer="layout" svg:width="0.007cm" svg:height="0.011cm" svg:x="3.337cm" svg:y="3.421cm" svg:viewBox="0 0 8 12" svg:d="M0 0c3 5 8 9 8 12">
          <text:p/>
        </draw:path>
        <draw:path draw:style-name="gr8" draw:text-style-name="P2" draw:layer="layout" svg:width="0.007cm" svg:height="0.011cm" svg:x="3.337cm" svg:y="3.432cm" svg:viewBox="0 0 8 12" svg:d="M8 0c0 8-5 8-8 12">
          <text:p/>
        </draw:path>
        <draw:line draw:style-name="gr8" draw:text-style-name="P2" draw:layer="layout" svg:x1="3.302cm" svg:y1="3.465cm" svg:x2="3.338cm" svg:y2="3.443cm">
          <text:p/>
        </draw:line>
        <draw:path draw:style-name="gr8" draw:text-style-name="P2" draw:layer="layout" svg:width="0.036cm" svg:height="0.005cm" svg:x="3.266cm" svg:y="3.464cm" svg:viewBox="0 0 37 6" svg:d="M37 0c-11 8-25 8-37 0">
          <text:p/>
        </draw:path>
        <draw:line draw:style-name="gr8" draw:text-style-name="P2" draw:layer="layout" svg:x1="3.231cm" svg:y1="3.443cm" svg:x2="3.267cm" svg:y2="3.465cm">
          <text:p/>
        </draw:line>
        <draw:path draw:style-name="gr8" draw:text-style-name="P2" draw:layer="layout" svg:width="0.035cm" svg:height="0.007cm" svg:x="3.196cm" svg:y="3.438cm" svg:viewBox="0 0 36 8" svg:d="M0 8c11-11 25-11 36 0">
          <text:p/>
        </draw:path>
        <draw:line draw:style-name="gr8" draw:text-style-name="P2" draw:layer="layout" svg:x1="3.16cm" svg:y1="3.465cm" svg:x2="3.197cm" svg:y2="3.443cm">
          <text:p/>
        </draw:line>
        <draw:path draw:style-name="gr8" draw:text-style-name="P2" draw:layer="layout" svg:width="0.007cm" svg:height="0.012cm" svg:x="3.153cm" svg:y="3.474cm" svg:viewBox="0 0 8 13" svg:d="M8 13c-3-5-8-8-8-13">
          <text:p/>
        </draw:path>
        <draw:path draw:style-name="gr8" draw:text-style-name="P2" draw:layer="layout" svg:width="0.007cm" svg:height="0.01cm" svg:x="3.153cm" svg:y="3.464cm" svg:viewBox="0 0 8 11" svg:d="M0 11c0-3 5-7 8-11">
          <text:p/>
        </draw:path>
        <draw:line draw:style-name="gr8" draw:text-style-name="P2" draw:layer="layout" svg:x1="3.197cm" svg:y1="3.507cm" svg:x2="3.16cm" svg:y2="3.485cm">
          <text:p/>
        </draw:line>
        <draw:path draw:style-name="gr8" draw:text-style-name="P2" draw:layer="layout" svg:width="0.007cm" svg:height="0.01cm" svg:x="3.196cm" svg:y="3.503cm" svg:viewBox="0 0 8 11" svg:d="M0 0c3 4 8 11 8 11">
          <text:p/>
        </draw:path>
        <draw:path draw:style-name="gr8" draw:text-style-name="P2" draw:layer="layout" svg:width="0.007cm" svg:height="0.014cm" svg:x="3.196cm" svg:y="3.513cm" svg:viewBox="0 0 8 15" svg:d="M8 0c0 7-5 12-8 15">
          <text:p/>
        </draw:path>
        <draw:line draw:style-name="gr8" draw:text-style-name="P2" draw:layer="layout" svg:x1="3.16cm" svg:y1="3.546cm" svg:x2="3.197cm" svg:y2="3.524cm">
          <text:p/>
        </draw:line>
        <draw:path draw:style-name="gr8" draw:text-style-name="P2" draw:layer="layout" svg:width="0.035cm" svg:height="0.005cm" svg:x="3.125cm" svg:y="3.545cm" svg:viewBox="0 0 36 6" svg:d="M36 0c-10 8-24 8-36 0">
          <text:p/>
        </draw:path>
        <draw:line draw:style-name="gr8" draw:text-style-name="P2" draw:layer="layout" svg:x1="3.09cm" svg:y1="3.524cm" svg:x2="3.126cm" svg:y2="3.546cm">
          <text:p/>
        </draw:line>
        <draw:path draw:style-name="gr8" draw:text-style-name="P2" draw:layer="layout" svg:width="0.035cm" svg:height="0.006cm" svg:x="3.055cm" svg:y="3.518cm" svg:viewBox="0 0 36 7" svg:d="M0 7c11-9 25-9 36 0">
          <text:p/>
        </draw:path>
        <draw:line draw:style-name="gr8" draw:text-style-name="P2" draw:layer="layout" svg:x1="3.019cm" svg:y1="3.546cm" svg:x2="3.056cm" svg:y2="3.524cm">
          <text:p/>
        </draw:line>
        <draw:path draw:style-name="gr8" draw:text-style-name="P2" draw:layer="layout" svg:width="0.007cm" svg:height="0.01cm" svg:x="3.012cm" svg:y="3.556cm" svg:viewBox="0 0 8 11" svg:d="M8 11c-3-4-8-8-8-11">
          <text:p/>
        </draw:path>
        <draw:path draw:style-name="gr8" draw:text-style-name="P2" draw:layer="layout" svg:width="0.007cm" svg:height="0.011cm" svg:x="3.012cm" svg:y="3.545cm" svg:viewBox="0 0 8 12" svg:d="M0 12c0-5 5-9 8-12">
          <text:p/>
        </draw:path>
        <draw:line draw:style-name="gr8" draw:text-style-name="P2" draw:layer="layout" svg:x1="3.056cm" svg:y1="3.588cm" svg:x2="3.019cm" svg:y2="3.566cm">
          <text:p/>
        </draw:line>
        <draw:path draw:style-name="gr8" draw:text-style-name="P2" draw:layer="layout" svg:width="0.007cm" svg:height="0.011cm" svg:x="3.055cm" svg:y="3.587cm" svg:viewBox="0 0 8 12" svg:d="M0 0c4 0 8 4 8 12">
          <text:p/>
        </draw:path>
        <draw:path draw:style-name="gr8" draw:text-style-name="P2" draw:layer="layout" svg:width="0.007cm" svg:height="0.012cm" svg:x="3.055cm" svg:y="3.594cm" svg:viewBox="0 0 8 13" svg:d="M8 0c0 5-4 13-8 13">
          <text:p/>
        </draw:path>
        <draw:line draw:style-name="gr8" draw:text-style-name="P2" draw:layer="layout" svg:x1="3.019cm" svg:y1="3.627cm" svg:x2="3.056cm" svg:y2="3.605cm">
          <text:p/>
        </draw:line>
        <draw:path draw:style-name="gr8" draw:text-style-name="P2" draw:layer="layout" svg:width="0.035cm" svg:height="0.006cm" svg:x="2.984cm" svg:y="3.626cm" svg:viewBox="0 0 36 7" svg:d="M36 0c-10 9-24 9-36 0">
          <text:p/>
        </draw:path>
        <draw:line draw:style-name="gr8" draw:text-style-name="P2" draw:layer="layout" svg:x1="2.949cm" svg:y1="3.605cm" svg:x2="2.985cm" svg:y2="3.627cm">
          <text:p/>
        </draw:line>
        <draw:path draw:style-name="gr8" draw:text-style-name="P2" draw:layer="layout" svg:width="0.036cm" svg:height="0.005cm" svg:x="2.913cm" svg:y="3.6cm" svg:viewBox="0 0 37 6" svg:d="M0 6c12-8 26-8 37 0">
          <text:p/>
        </draw:path>
        <draw:line draw:style-name="gr8" draw:text-style-name="P2" draw:layer="layout" svg:x1="2.878cm" svg:y1="3.627cm" svg:x2="2.914cm" svg:y2="3.605cm">
          <text:p/>
        </draw:line>
        <draw:path draw:style-name="gr8" draw:text-style-name="P2" draw:layer="layout" svg:width="0.007cm" svg:height="0.01cm" svg:x="2.871cm" svg:y="3.637cm" svg:viewBox="0 0 8 11" svg:d="M8 11c-8-4-8-8-8-11">
          <text:p/>
        </draw:path>
        <draw:path draw:style-name="gr8" draw:text-style-name="P2" draw:layer="layout" svg:width="0.007cm" svg:height="0.011cm" svg:x="2.871cm" svg:y="3.626cm" svg:viewBox="0 0 8 12" svg:d="M0 12c0-5 0-8 8-12">
          <text:p/>
        </draw:path>
        <draw:line draw:style-name="gr8" draw:text-style-name="P2" draw:layer="layout" svg:x1="2.914cm" svg:y1="3.669cm" svg:x2="2.878cm" svg:y2="3.647cm">
          <text:p/>
        </draw:line>
        <draw:path draw:style-name="gr8" draw:text-style-name="P2" draw:layer="layout" svg:width="0.008cm" svg:height="0.014cm" svg:x="2.913cm" svg:y="3.665cm" svg:viewBox="0 0 9 15" svg:d="M0 0c5 3 9 7 9 15">
          <text:p/>
        </draw:path>
        <draw:path draw:style-name="gr8" draw:text-style-name="P2" draw:layer="layout" svg:width="0.008cm" svg:height="0.011cm" svg:x="2.913cm" svg:y="3.679cm" svg:viewBox="0 0 9 12" svg:d="M9 0c0 0-4 8-9 12">
          <text:p/>
        </draw:path>
        <draw:line draw:style-name="gr8" draw:text-style-name="P2" draw:layer="layout" svg:x1="2.878cm" svg:y1="3.708cm" svg:x2="2.914cm" svg:y2="3.686cm">
          <text:p/>
        </draw:line>
        <draw:path draw:style-name="gr8" draw:text-style-name="P2" draw:layer="layout" svg:width="0.035cm" svg:height="0.006cm" svg:x="2.843cm" svg:y="3.707cm" svg:viewBox="0 0 36 7" svg:d="M36 0c-10 9-29 9-36 0">
          <text:p/>
        </draw:path>
        <draw:line draw:style-name="gr8" draw:text-style-name="P2" draw:layer="layout" svg:x1="2.808cm" svg:y1="3.686cm" svg:x2="2.844cm" svg:y2="3.708cm">
          <text:p/>
        </draw:line>
        <draw:path draw:style-name="gr8" draw:text-style-name="P2" draw:layer="layout" svg:width="0.036cm" svg:height="0.005cm" svg:x="2.772cm" svg:y="3.684cm" svg:viewBox="0 0 37 6" svg:d="M0 6c12-8 26-8 37 0">
          <text:p/>
        </draw:path>
        <draw:path draw:style-name="gr8" draw:text-style-name="P2" draw:layer="layout" svg:width="0.053cm" svg:height="0.12cm" svg:x="3.88cm" svg:y="3.778cm" svg:viewBox="0 0 54 121" svg:d="M54 121c0-58-19-100-54-121">
          <text:p/>
        </draw:path>
        <draw:path draw:style-name="gr8" draw:text-style-name="P2" draw:layer="layout" svg:width="0.099cm" svg:height="0.011cm" svg:x="3.781cm" svg:y="3.767cm" svg:viewBox="0 0 100 12" svg:d="M100 12c-26-16-61-16-100 0">
          <text:p/>
        </draw:path>
        <draw:path draw:style-name="gr8" draw:text-style-name="P2" draw:layer="layout" svg:width="0.049cm" svg:height="0.084cm" svg:x="3.57cm" svg:y="4.145cm" svg:viewBox="0 0 50 85" svg:d="M0 0c7 39 24 71 50 85">
          <text:p/>
        </draw:path>
        <draw:path draw:style-name="gr8" draw:text-style-name="P2" draw:layer="layout" svg:width="0.314cm" svg:height="0.344cm" svg:x="3.619cm" svg:y="3.898cm" svg:viewBox="0 0 315 345" svg:d="M0 332c53 32 134 4 201-70 67-71 114-173 114-262">
          <text:p/>
        </draw:path>
        <draw:line draw:style-name="gr8" draw:text-style-name="P2" draw:layer="layout" svg:x1="3.348cm" svg:y1="6.386cm" svg:x2="2.074cm" svg:y2="5.647cm">
          <text:p/>
        </draw:line>
        <draw:path draw:style-name="gr8" draw:text-style-name="P2" draw:layer="layout" svg:width="0.184cm" svg:height="0.198cm" svg:x="5.834cm" svg:y="5.132cm" svg:viewBox="0 0 185 199" svg:d="M0 199c0-49 29-109 67-153 39-42 86-56 118-39">
          <text:p/>
        </draw:path>
        <draw:path draw:style-name="gr8" draw:text-style-name="P2" draw:layer="layout" svg:width="0.183cm" svg:height="0.269cm" svg:x="5.866cm" svg:y="5.139cm" svg:viewBox="0 0 184 270" svg:d="M149 0c46 25 46 104 0 174-38 71-106 113-149 89">
          <text:p/>
        </draw:path>
        <draw:path draw:style-name="gr8" draw:text-style-name="P2" draw:layer="layout" svg:width="0.032cm" svg:height="0.071cm" svg:x="5.834cm" svg:y="5.33cm" svg:viewBox="0 0 33 72" svg:d="M33 72c-21-11-33-36-33-72">
          <text:p/>
        </draw:path>
        <draw:path draw:style-name="gr8" draw:text-style-name="P2" draw:layer="layout" svg:width="0.332cm" svg:height="0.365cm" svg:x="5.746cm" svg:y="5.018cm" svg:viewBox="0 0 333 366" svg:d="M0 366c0-93 51-202 121-280 74-74 159-106 212-74">
          <text:p/>
        </draw:path>
        <draw:path draw:style-name="gr8" draw:text-style-name="P2" draw:layer="layout" svg:width="0.333cm" svg:height="0.49cm" svg:x="5.803cm" svg:y="5.03cm" svg:viewBox="0 0 334 491" svg:d="M276 0c77 46 77 188 0 322-74 131-198 201-276 155">
          <text:p/>
        </draw:path>
        <draw:path draw:style-name="gr8" draw:text-style-name="P2" draw:layer="layout" svg:width="0.06cm" svg:height="0.123cm" svg:x="5.746cm" svg:y="5.383cm" svg:viewBox="0 0 61 124" svg:d="M61 124c-39-21-61-64-61-124">
          <text:p/>
        </draw:path>
        <draw:path draw:style-name="gr8" draw:text-style-name="P2" draw:layer="layout" svg:width="0.332cm" svg:height="0.365cm" svg:x="5.711cm" svg:y="4.997cm" svg:viewBox="0 0 333 366" svg:d="M0 366c0-93 46-202 121-280 74-74 159-106 212-74">
          <text:p/>
        </draw:path>
        <draw:path draw:style-name="gr8" draw:text-style-name="P2" draw:layer="layout" svg:width="0.06cm" svg:height="0.127cm" svg:x="5.711cm" svg:y="5.362cm" svg:viewBox="0 0 61 128" svg:d="M61 128c-40-21-61-67-61-128">
          <text:p/>
        </draw:path>
        <draw:path draw:style-name="gr8" draw:text-style-name="P2" draw:layer="layout" svg:width="0.303cm" svg:height="0.332cm" svg:x="5.609cm" svg:y="4.952cm" svg:viewBox="0 0 304 333" svg:d="M0 333c0-85 42-184 109-255 67-70 141-95 195-67">
          <text:p/>
        </draw:path>
        <draw:path draw:style-name="gr8" draw:text-style-name="P2" draw:layer="layout" svg:width="0.053cm" svg:height="0.116cm" svg:x="5.609cm" svg:y="5.281cm" svg:viewBox="0 0 54 117" svg:d="M54 117c-37-22-54-61-54-117">
          <text:p/>
        </draw:path>
        <draw:path draw:style-name="gr8" draw:text-style-name="P2" draw:layer="layout" svg:width="0.314cm" svg:height="0.343cm" svg:x="5.595cm" svg:y="4.938cm" svg:viewBox="0 0 315 344" svg:d="M0 344c0-85 45-187 112-261 71-72 150-100 203-72">
          <text:p/>
        </draw:path>
        <draw:path draw:style-name="gr8" draw:text-style-name="P2" draw:layer="layout" svg:width="0.028cm" svg:height="0.032cm" svg:x="5.909cm" svg:y="4.949cm" svg:viewBox="0 0 29 33" svg:d="M0 0c10 7 22 18 29 33">
          <text:p/>
        </draw:path>
        <draw:path draw:style-name="gr8" draw:text-style-name="P2" draw:layer="layout" svg:width="0.043cm" svg:height="0.01cm" svg:x="5.647cm" svg:y="5.401cm" svg:viewBox="0 0 44 11" svg:d="M44 11c-18 0-28-3-44-11">
          <text:p/>
        </draw:path>
        <draw:path draw:style-name="gr8" draw:text-style-name="P2" draw:layer="layout" svg:width="0.056cm" svg:height="0.12cm" svg:x="5.595cm" svg:y="5.281cm" svg:viewBox="0 0 57 121" svg:d="M57 121c-36-22-57-64-57-121">
          <text:p/>
        </draw:path>
        <draw:path draw:style-name="gr8" draw:text-style-name="P2" draw:layer="layout" svg:width="0.314cm" svg:height="0.342cm" svg:x="5.559cm" svg:y="4.917cm" svg:viewBox="0 0 315 343" svg:d="M0 343c0-84 46-187 113-261 71-71 149-99 202-71">
          <text:p/>
        </draw:path>
        <draw:path draw:style-name="gr8" draw:text-style-name="P2" draw:layer="layout" svg:width="0.057cm" svg:height="0.12cm" svg:x="5.559cm" svg:y="5.259cm" svg:viewBox="0 0 58 121" svg:d="M58 121c-39-21-58-63-58-121">
          <text:p/>
        </draw:path>
        <draw:path draw:style-name="gr8" draw:text-style-name="P2" draw:layer="layout" svg:width="0.18cm" svg:height="0.201cm" svg:x="7.489cm" svg:y="4.177cm" svg:viewBox="0 0 181 202" svg:d="M0 202c0-49 25-110 67-152 39-43 86-60 114-43">
          <text:p/>
        </draw:path>
        <draw:path draw:style-name="gr8" draw:text-style-name="P2" draw:layer="layout" svg:width="0.18cm" svg:height="0.269cm" svg:x="7.521cm" svg:y="4.183cm" svg:viewBox="0 0 181 270" svg:d="M149 0c42 25 42 103 0 173-39 75-107 114-149 90">
          <text:p/>
        </draw:path>
        <draw:path draw:style-name="gr8" draw:text-style-name="P2" draw:layer="layout" svg:width="0.032cm" svg:height="0.072cm" svg:x="7.489cm" svg:y="4.374cm" svg:viewBox="0 0 33 73" svg:d="M33 73c-22-12-33-37-33-73">
          <text:p/>
        </draw:path>
        <draw:path draw:style-name="gr8" draw:text-style-name="P2" draw:layer="layout" svg:width="0.331cm" svg:height="0.362cm" svg:x="7.401cm" svg:y="4.065cm" svg:viewBox="0 0 332 363" svg:d="M0 363c0-88 50-198 121-275 74-79 155-107 211-75">
          <text:p/>
        </draw:path>
        <draw:path draw:style-name="gr8" draw:text-style-name="P2" draw:layer="layout" svg:width="0.334cm" svg:height="0.492cm" svg:x="7.457cm" svg:y="4.074cm" svg:viewBox="0 0 335 493" svg:d="M276 0c78 46 78 188 0 322-77 131-197 201-276 159">
          <text:p/>
        </draw:path>
        <draw:path draw:style-name="gr8" draw:text-style-name="P2" draw:layer="layout" svg:width="0.056cm" svg:height="0.127cm" svg:x="7.401cm" svg:y="4.427cm" svg:viewBox="0 0 57 128" svg:d="M57 128c-35-21-57-68-57-128">
          <text:p/>
        </draw:path>
        <draw:path draw:style-name="gr8" draw:text-style-name="P2" draw:layer="layout" svg:width="0.331cm" svg:height="0.362cm" svg:x="7.366cm" svg:y="4.044cm" svg:viewBox="0 0 332 363" svg:d="M0 363c0-88 45-198 120-276s159-106 212-75">
          <text:p/>
        </draw:path>
        <draw:path draw:style-name="gr8" draw:text-style-name="P2" draw:layer="layout" svg:width="0.056cm" svg:height="0.127cm" svg:x="7.366cm" svg:y="4.406cm" svg:viewBox="0 0 57 128" svg:d="M57 128c-36-21-57-68-57-128">
          <text:p/>
        </draw:path>
        <draw:path draw:style-name="gr8" draw:text-style-name="P2" draw:layer="layout" svg:width="0.304cm" svg:height="0.332cm" svg:x="7.263cm" svg:y="3.996cm" svg:viewBox="0 0 305 333" svg:d="M0 333c0-81 43-180 110-255 68-67 142-95 195-67">
          <text:p/>
        </draw:path>
        <draw:path draw:style-name="gr8" draw:text-style-name="P2" draw:layer="layout" svg:width="0.053cm" svg:height="0.113cm" svg:x="7.263cm" svg:y="4.328cm" svg:viewBox="0 0 54 114" svg:d="M54 114c-36-19-54-61-54-114">
          <text:p/>
        </draw:path>
        <draw:path draw:style-name="gr8" draw:text-style-name="P2" draw:layer="layout" svg:width="0.314cm" svg:height="0.344cm" svg:x="7.249cm" svg:y="3.984cm" svg:viewBox="0 0 315 345" svg:d="M0 345c0-89 46-191 114-262 71-74 148-102 201-71">
          <text:p/>
        </draw:path>
        <draw:path draw:style-name="gr8" draw:text-style-name="P2" draw:layer="layout" svg:width="0.028cm" svg:height="0.029cm" svg:x="7.563cm" svg:y="3.996cm" svg:viewBox="0 0 29 30" svg:d="M0 0c12 8 22 15 29 30">
          <text:p/>
        </draw:path>
        <draw:path draw:style-name="gr8" draw:text-style-name="P2" draw:layer="layout" svg:width="0.039cm" svg:height="0.014cm" svg:x="7.302cm" svg:y="4.445cm" svg:viewBox="0 0 40 15" svg:d="M40 15c-11-5-25-8-40-15">
          <text:p/>
        </draw:path>
        <draw:path draw:style-name="gr8" draw:text-style-name="P2" draw:layer="layout" svg:width="0.053cm" svg:height="0.117cm" svg:x="7.249cm" svg:y="4.328cm" svg:viewBox="0 0 54 118" svg:d="M54 118c-32-18-54-64-54-118">
          <text:p/>
        </draw:path>
        <draw:path draw:style-name="gr8" draw:text-style-name="P2" draw:layer="layout" svg:width="0.314cm" svg:height="0.343cm" svg:x="7.214cm" svg:y="3.964cm" svg:viewBox="0 0 315 344" svg:d="M0 344c0-86 46-192 113-262 71-74 149-99 202-71">
          <text:p/>
        </draw:path>
        <draw:path draw:style-name="gr8" draw:text-style-name="P2" draw:layer="layout" svg:width="0.056cm" svg:height="0.12cm" svg:x="7.214cm" svg:y="4.307cm" svg:viewBox="0 0 57 121" svg:d="M57 121c-40-21-57-64-57-121">
          <text:p/>
        </draw:path>
        <draw:line draw:style-name="gr8" draw:text-style-name="P2" draw:layer="layout" svg:x1="7.313cm" svg:y1="3.647cm" svg:x2="7.313cm" svg:y2="4.06cm">
          <text:p/>
        </draw:line>
        <draw:line draw:style-name="gr8" draw:text-style-name="P2" draw:layer="layout" svg:x1="6.025cm" svg:y1="1.968cm" svg:x2="6.435cm" svg:y2="2.209cm">
          <text:p/>
        </draw:line>
        <draw:line draw:style-name="gr8" draw:text-style-name="P2" draw:layer="layout" svg:x1="5.81cm" svg:y1="2.014cm" svg:x2="5.81cm" svg:y2="1.95cm">
          <text:p/>
        </draw:line>
        <draw:line draw:style-name="gr8" draw:text-style-name="P2" draw:layer="layout" svg:x1="5.951cm" svg:y1="1.975cm" svg:x2="5.951cm" svg:y2="1.94cm">
          <text:p/>
        </draw:line>
        <draw:line draw:style-name="gr8" draw:text-style-name="P2" draw:layer="layout" svg:x1="5.669cm" svg:y1="2.095cm" svg:x2="5.669cm" svg:y2="2.021cm">
          <text:p/>
        </draw:line>
        <draw:line draw:style-name="gr8" draw:text-style-name="P2" draw:layer="layout" svg:x1="5.528cm" svg:y1="2.176cm" svg:x2="5.528cm" svg:y2="2.102cm">
          <text:p/>
        </draw:line>
        <draw:line draw:style-name="gr8" draw:text-style-name="P2" draw:layer="layout" svg:x1="5.386cm" svg:y1="2.257cm" svg:x2="5.386cm" svg:y2="2.183cm">
          <text:p/>
        </draw:line>
        <draw:line draw:style-name="gr8" draw:text-style-name="P2" draw:layer="layout" svg:x1="5.242cm" svg:y1="2.342cm" svg:x2="5.242cm" svg:y2="2.264cm">
          <text:p/>
        </draw:line>
        <draw:line draw:style-name="gr8" draw:text-style-name="P2" draw:layer="layout" svg:x1="5.104cm" svg:y1="2.423cm" svg:x2="5.104cm" svg:y2="2.349cm">
          <text:p/>
        </draw:line>
        <draw:line draw:style-name="gr8" draw:text-style-name="P2" draw:layer="layout" svg:x1="4.963cm" svg:y1="2.504cm" svg:x2="4.963cm" svg:y2="2.43cm">
          <text:p/>
        </draw:line>
        <draw:line draw:style-name="gr8" draw:text-style-name="P2" draw:layer="layout" svg:x1="4.818cm" svg:y1="2.585cm" svg:x2="4.818cm" svg:y2="2.511cm">
          <text:p/>
        </draw:line>
        <draw:line draw:style-name="gr8" draw:text-style-name="P2" draw:layer="layout" svg:x1="4.677cm" svg:y1="2.667cm" svg:x2="4.677cm" svg:y2="2.592cm">
          <text:p/>
        </draw:line>
        <draw:line draw:style-name="gr8" draw:text-style-name="P2" draw:layer="layout" svg:x1="4.346cm" svg:y1="4.296cm" svg:x2="4.346cm" svg:y2="3.196cm">
          <text:p/>
        </draw:line>
        <draw:line draw:style-name="gr8" draw:text-style-name="P2" draw:layer="layout" svg:x1="2.444cm" svg:y1="4.191cm" svg:x2="2.444cm" svg:y2="4.021cm">
          <text:p/>
        </draw:line>
        <draw:line draw:style-name="gr8" draw:text-style-name="P2" draw:layer="layout" svg:x1="2.589cm" svg:y1="3.947cm" svg:x2="2.589cm" svg:y2="3.834cm">
          <text:p/>
        </draw:line>
        <draw:line draw:style-name="gr8" draw:text-style-name="P2" draw:layer="layout" svg:x1="2.73cm" svg:y1="3.802cm" svg:x2="2.73cm" svg:y2="3.718cm">
          <text:p/>
        </draw:line>
        <draw:line draw:style-name="gr8" draw:text-style-name="P2" draw:layer="layout" svg:x1="2.871cm" svg:y1="3.711cm" svg:x2="2.871cm" svg:y2="3.637cm">
          <text:p/>
        </draw:line>
        <draw:line draw:style-name="gr8" draw:text-style-name="P2" draw:layer="layout" svg:x1="3.012cm" svg:y1="3.63cm" svg:x2="3.012cm" svg:y2="3.556cm">
          <text:p/>
        </draw:line>
        <draw:line draw:style-name="gr8" draw:text-style-name="P2" draw:layer="layout" svg:x1="3.153cm" svg:y1="3.548cm" svg:x2="3.153cm" svg:y2="3.474cm">
          <text:p/>
        </draw:line>
        <draw:line draw:style-name="gr8" draw:text-style-name="P2" draw:layer="layout" svg:x1="3.577cm" svg:y1="3.302cm" svg:x2="3.577cm" svg:y2="3.227cm">
          <text:p/>
        </draw:line>
        <draw:line draw:style-name="gr8" draw:text-style-name="P2" draw:layer="layout" svg:x1="3.718cm" svg:y1="3.22cm" svg:x2="3.718cm" svg:y2="3.146cm">
          <text:p/>
        </draw:line>
        <draw:line draw:style-name="gr8" draw:text-style-name="P2" draw:layer="layout" svg:x1="3.859cm" svg:y1="3.139cm" svg:x2="3.859cm" svg:y2="3.065cm">
          <text:p/>
        </draw:line>
        <draw:line draw:style-name="gr8" draw:text-style-name="P2" draw:layer="layout" svg:x1="3.436cm" svg:y1="3.386cm" svg:x2="3.436cm" svg:y2="3.309cm">
          <text:p/>
        </draw:line>
        <draw:line draw:style-name="gr8" draw:text-style-name="P2" draw:layer="layout" svg:x1="3.294cm" svg:y1="3.464cm" svg:x2="3.294cm" svg:y2="3.393cm">
          <text:p/>
        </draw:line>
        <draw:line draw:style-name="gr8" draw:text-style-name="P2" draw:layer="layout" svg:x1="5.807cm" svg:y1="5.507cm" svg:x2="5.767cm" svg:y2="5.485cm">
          <text:p/>
        </draw:line>
        <draw:line draw:style-name="gr8" draw:text-style-name="P2" draw:layer="layout" svg:x1="6.079cm" svg:y1="5.031cm" svg:x2="6.043cm" svg:y2="5.009cm">
          <text:p/>
        </draw:line>
        <draw:line draw:style-name="gr8" draw:text-style-name="P2" draw:layer="layout" svg:x1="5.726cm" svg:y1="5.433cm" svg:x2="5.662cm" svg:y2="5.397cm">
          <text:p/>
        </draw:line>
        <draw:line draw:style-name="gr8" draw:text-style-name="P2" draw:layer="layout" svg:x1="5.977cm" svg:y1="5.003cm" svg:x2="5.912cm" svg:y2="4.963cm">
          <text:p/>
        </draw:line>
        <draw:line draw:style-name="gr8" draw:text-style-name="P2" draw:layer="layout" svg:x1="5.652cm" svg:y1="5.402cm" svg:x2="5.612cm" svg:y2="5.379cm">
          <text:p/>
        </draw:line>
        <draw:line draw:style-name="gr8" draw:text-style-name="P2" draw:layer="layout" svg:x1="5.91cm" svg:y1="4.954cm" svg:x2="5.873cm" svg:y2="4.931cm">
          <text:p/>
        </draw:line>
        <draw:line draw:style-name="gr8" draw:text-style-name="P2" draw:layer="layout" svg:x1="7.458cm" svg:y1="4.555cm" svg:x2="7.422cm" svg:y2="4.533cm">
          <text:p/>
        </draw:line>
        <draw:line draw:style-name="gr8" draw:text-style-name="P2" draw:layer="layout" svg:x1="7.733cm" svg:y1="4.079cm" svg:x2="7.697cm" svg:y2="4.056cm">
          <text:p/>
        </draw:line>
        <draw:line draw:style-name="gr8" draw:text-style-name="P2" draw:layer="layout" svg:x1="7.381cm" svg:y1="4.477cm" svg:x2="7.316cm" svg:y2="4.441cm">
          <text:p/>
        </draw:line>
        <draw:line draw:style-name="gr8" draw:text-style-name="P2" draw:layer="layout" svg:x1="7.631cm" svg:y1="4.047cm" svg:x2="7.563cm" svg:y2="4.007cm">
          <text:p/>
        </draw:line>
        <draw:line draw:style-name="gr8" draw:text-style-name="P2" draw:layer="layout" svg:x1="7.303cm" svg:y1="4.446cm" svg:x2="7.267cm" svg:y2="4.423cm">
          <text:p/>
        </draw:line>
        <draw:line draw:style-name="gr8" draw:text-style-name="P2" draw:layer="layout" svg:x1="7.564cm" svg:y1="3.997cm" svg:x2="7.528cm" svg:y2="3.975cm">
          <text:p/>
        </draw:line>
        <draw:path draw:style-name="gr1" draw:text-style-name="P1" draw:layer="layout" svg:width="5.242cm" svg:height="4.24cm" svg:x="12.668cm" svg:y="1.626cm" svg:viewBox="0 0 5243 4241" svg:d="M4802 2280c251 17 441 141 441 289v734c0 77-53 148-148 204l-1270 734-3825-2205v-733l243-142v-610c0-68 11-124 32-170 3-7 7-14 11-21 3-4 7-11 14-14 3-4 7-8 10-11l35-18c8-3 11-10 18-17 4-4 7-7 11-11l3-18-3-3v3-3c0 0 3 0 7-4l-4 7 43-28-4 4c7-4 7-4 7-4 0 0-3 0-7 4-14 10-25 21-35 35-4 4-4 4-7 7-4 4-7 7-11 11-7 7-10 14-18 17l-35 18c-3 3-7 7-10 11-7 3-11 10-14 14-4 7-8 14-11 21-21 46-32 102-32 170l425-248c0-130 45-229 123-275 81-46 187-35 300 32l815 470c56 21 102 49 141 81l141 81c56 32 88 78 88 124v310c50 85 110 166 180 240v-109c7-67 81-127 194-152 109-25 233-11 318 39l1097 631c155 92 296 272 370 473 120 14 244 28 367 32z">
          <text:p/>
        </draw:path>
        <draw:polygon draw:style-name="gr7" draw:text-style-name="P2" draw:layer="layout" svg:width="0cm" svg:height="0cm" svg:x="15.412cm" svg:y="4.639cm" svg:viewBox="0 0 0 0" draw:points="0,0">
          <text:p/>
        </draw:polygon>
        <draw:path draw:style-name="gr1" draw:text-style-name="P1" draw:layer="layout" svg:width="5.242cm" svg:height="3.024cm" svg:x="12.668cm" svg:y="2.842cm" svg:viewBox="0 0 5243 3025" svg:d="M4802 1801c251 18 441 141 441 286 0 77-53 152-148 204l-1270 734-3825-2206 1274-733c138-78 339-106 519-71 180 39 310 131 331 240 149 815 1263 1461 2678 1546z">
          <text:p/>
        </draw:path>
        <draw:polygon draw:style-name="gr7" draw:text-style-name="P2" draw:layer="layout" svg:width="0cm" svg:height="0cm" svg:x="15.412cm" svg:y="4.639cm" svg:viewBox="0 0 0 0" draw:points="0,0">
          <text:p/>
        </draw:polygon>
        <draw:path draw:style-name="gr1" draw:text-style-name="P1" draw:layer="layout" svg:width="2.678cm" svg:height="2.279cm" svg:x="14.791cm" svg:y="2.363cm" svg:viewBox="0 0 2679 2280" svg:d="M2679 2280v-737c-128-4-248-18-368-32-275-39-536-95-783-176-46-14-92-29-138-46-116-43-229-88-331-138-300-149-547-322-727-523-70-78-130-159-180-240-77-127-127-257-152-388v734c145 816 1263 1461 2679 1546z">
          <text:p/>
        </draw:path>
        <draw:polygon draw:style-name="gr7" draw:text-style-name="P2" draw:layer="layout" svg:width="0cm" svg:height="0cm" svg:x="15.412cm" svg:y="4.639cm" svg:viewBox="0 0 0 0" draw:points="0,0">
          <text:p/>
        </draw:polygon>
        <draw:polygon draw:style-name="gr1" draw:text-style-name="P1" draw:layer="layout" svg:width="1.273cm" svg:height="1.732cm" svg:x="12.668cm" svg:y="1.929cm" svg:viewBox="0 0 1274 1733" draw:points="1274,1000 1274,261 667,614 667,0 243,247 243,858 0,1000 0,1733">
          <text:p/>
        </draw:polygon>
        <draw:polygon draw:style-name="gr7" draw:text-style-name="P2" draw:layer="layout" svg:width="0cm" svg:height="0cm" svg:x="15.412cm" svg:y="4.639cm" svg:viewBox="0 0 0 0" draw:points="0,0">
          <text:p/>
        </draw:polygon>
        <draw:path draw:style-name="gr1" draw:text-style-name="P1" draw:layer="layout" svg:width="1.979cm" svg:height="1.155cm" svg:x="15.123cm" svg:y="2.718cm" svg:viewBox="0 0 1980 1156" svg:d="M1980 1156c-74-201-215-381-375-473l-1093-632c-85-50-209-64-318-39-113 25-187 81-194 152v110c180 201 427 378 727 522-18-42-28-81-32-120-3-17-3-32-3-46 0-162 112-229 254-148 141 81 254 279 254 441 0 21 0 39-4 57 247 81 513 137 784 176z">
          <text:p/>
        </draw:path>
        <draw:polygon draw:style-name="gr7" draw:text-style-name="P2" draw:layer="layout" svg:width="0cm" svg:height="0cm" svg:x="15.412cm" svg:y="4.639cm" svg:viewBox="0 0 0 0" draw:points="0,0">
          <text:p/>
        </draw:polygon>
        <draw:path draw:style-name="gr1" draw:text-style-name="P1" draw:layer="layout" svg:width="0.85cm" svg:height="0.991cm" svg:x="13.941cm" svg:y="2.107cm" svg:viewBox="0 0 851 992" svg:d="M0 823c139-78 340-106 520-71 180 39 310 131 331 240v-735c-7-46-35-88-77-127-39-32-85-60-141-81-198-78-462-60-633 35z">
          <text:p/>
        </draw:path>
        <draw:polygon draw:style-name="gr7" draw:text-style-name="P2" draw:layer="layout" svg:width="0cm" svg:height="0cm" svg:x="15.412cm" svg:y="4.639cm" svg:viewBox="0 0 0 0" draw:points="0,0">
          <text:p/>
        </draw:polygon>
        <draw:path draw:style-name="gr1" draw:text-style-name="P1" draw:layer="layout" svg:width="0.444cm" svg:height="1.023cm" svg:x="17.466cm" svg:y="3.905cm" svg:viewBox="0 0 445 1024" svg:d="M0 738v-738c255 17 445 141 445 289v735c0-145-190-268-445-286z">
          <text:p/>
        </draw:path>
        <draw:polygon draw:style-name="gr7" draw:text-style-name="P2" draw:layer="layout" svg:width="0cm" svg:height="0cm" svg:x="15.412cm" svg:y="4.639cm" svg:viewBox="0 0 0 0" draw:points="0,0">
          <text:p/>
        </draw:polygon>
        <draw:path draw:style-name="gr1" draw:text-style-name="P1" draw:layer="layout" svg:width="0.55cm" svg:height="0.541cm" svg:x="17.134cm" svg:y="6.995cm" svg:viewBox="0 0 551 542" svg:d="M551 382v-42c0-21-7-47-24-65v-42c7-14 10-25 10-39v-42c0-85-116-152-261-152-146 0-262 67-262 152v42c0 14 4 25 11 39v42c-18 18-25 44-25 65v42c0 42 28 81 81 113 78 46 199 60 301 35 102-24 169-84 169-148z">
          <text:p/>
        </draw:path>
        <draw:polygon draw:style-name="gr7" draw:text-style-name="P2" draw:layer="layout" svg:width="0cm" svg:height="0cm" svg:x="15.412cm" svg:y="4.639cm" svg:viewBox="0 0 0 0" draw:points="0,0">
          <text:p/>
        </draw:polygon>
        <draw:path draw:style-name="gr1" draw:text-style-name="P1" draw:layer="layout" svg:width="0.55cm" svg:height="0.537cm" svg:x="14.869cm" svg:y="6.505cm" svg:viewBox="0 0 551 538" svg:d="M551 382v-43c0-21-10-45-24-67v-38c7-15 7-30 7-44v-39c0-84-113-151-258-151s-262 67-262 151v39c0 14 4 29 11 44v38c-18 22-25 46-25 67v43c0 42 28 81 81 109 78 46 199 60 301 35 102-24 169-81 169-144z">
          <text:p/>
        </draw:path>
        <draw:polygon draw:style-name="gr7" draw:text-style-name="P2" draw:layer="layout" svg:width="0cm" svg:height="0cm" svg:x="15.412cm" svg:y="4.639cm" svg:viewBox="0 0 0 0" draw:points="0,0">
          <text:p/>
        </draw:polygon>
        <draw:path draw:style-name="gr1" draw:text-style-name="P1" draw:layer="layout" svg:width="0.554cm" svg:height="0.538cm" svg:x="14.019cm" svg:y="5.199cm" svg:viewBox="0 0 555 539" svg:d="M555 378v-39c0-25-11-46-28-67v-42c7-11 10-25 10-39v-39c0-85-116-152-261-152-141 0-258 67-258 152v39c0 14 3 28 10 39v42c-18 21-28 42-28 67v39c0 42 32 86 81 114 82 46 199 60 301 35s173-81 173-149z">
          <text:p/>
        </draw:path>
        <draw:polygon draw:style-name="gr7" draw:text-style-name="P2" draw:layer="layout" svg:width="0cm" svg:height="0cm" svg:x="15.412cm" svg:y="4.639cm" svg:viewBox="0 0 0 0" draw:points="0,0">
          <text:p/>
        </draw:polygon>
        <draw:path draw:style-name="gr1" draw:text-style-name="P1" draw:layer="layout" svg:width="0.63cm" svg:height="0.367cm" svg:x="17.094cm" svg:y="4.744cm" svg:viewBox="0 0 631 368" svg:d="M496 32c14 7 28 14 42 21 124 71 124 188 0 259-123 74-321 74-445 0-124-71-124-188 0-259 10-7 25-14 42-21 111-43 255-43 361 0z">
          <text:p/>
        </draw:path>
        <draw:polygon draw:style-name="gr7" draw:text-style-name="P2" draw:layer="layout" svg:width="0cm" svg:height="0cm" svg:x="15.412cm" svg:y="4.639cm" svg:viewBox="0 0 0 0" draw:points="0,0">
          <text:p/>
        </draw:polygon>
        <draw:path draw:style-name="gr1" draw:text-style-name="P1" draw:layer="layout" svg:width="0.631cm" svg:height="0.365cm" svg:x="13.979cm" svg:y="2.949cm" svg:viewBox="0 0 632 366" svg:d="M500 32c14 8 28 15 42 22 120 70 120 188 0 258-124 71-325 71-449 0-124-70-124-188 0-258 14-7 28-14 42-22 111-43 255-43 365 0z">
          <text:p/>
        </draw:path>
        <draw:polygon draw:style-name="gr7" draw:text-style-name="P2" draw:layer="layout" svg:width="0cm" svg:height="0cm" svg:x="15.412cm" svg:y="4.639cm" svg:viewBox="0 0 0 0" draw:points="0,0">
          <text:p/>
        </draw:polygon>
        <draw:path draw:style-name="gr1" draw:text-style-name="P1" draw:layer="layout" svg:width="0.629cm" svg:height="0.364cm" svg:x="14.829cm" svg:y="4.254cm" svg:viewBox="0 0 630 365" svg:d="M494 32c14 7 28 14 43 21 124 70 124 187 0 258s-325 71-445 0c-123-71-123-188 0-258 11-7 25-14 39-21 109-43 254-43 363 0z">
          <text:p/>
        </draw:path>
        <draw:polygon draw:style-name="gr7" draw:text-style-name="P2" draw:layer="layout" svg:width="0cm" svg:height="0cm" svg:x="15.412cm" svg:y="4.639cm" svg:viewBox="0 0 0 0" draw:points="0,0">
          <text:p/>
        </draw:polygon>
        <draw:path draw:style-name="gr1" draw:text-style-name="P1" draw:layer="layout" svg:width="0.55cm" svg:height="0.319cm" svg:x="17.134cm" svg:y="7.217cm" svg:viewBox="0 0 551 320" svg:d="M551 159c0 64-67 125-169 149-102 25-223 11-301-35-53-33-81-72-81-114 0-88 123-159 276-159 152 0 275 71 275 159z">
          <text:p/>
        </draw:path>
        <draw:polygon draw:style-name="gr7" draw:text-style-name="P2" draw:layer="layout" svg:width="0cm" svg:height="0cm" svg:x="15.412cm" svg:y="4.639cm" svg:viewBox="0 0 0 0" draw:points="0,0">
          <text:p/>
        </draw:polygon>
        <draw:path draw:style-name="gr1" draw:text-style-name="P1" draw:layer="layout" svg:width="0.55cm" svg:height="0.319cm" svg:x="14.869cm" svg:y="6.723cm" svg:viewBox="0 0 551 320" svg:d="M551 164c0 63-67 120-169 144-102 25-223 11-301-35-53-28-81-67-81-109 0-89 124-164 276-164s275 75 275 164z">
          <text:p/>
        </draw:path>
        <draw:polygon draw:style-name="gr7" draw:text-style-name="P2" draw:layer="layout" svg:width="0cm" svg:height="0cm" svg:x="15.412cm" svg:y="4.639cm" svg:viewBox="0 0 0 0" draw:points="0,0">
          <text:p/>
        </draw:polygon>
        <draw:path draw:style-name="gr1" draw:text-style-name="P1" draw:layer="layout" svg:width="0.554cm" svg:height="0.319cm" svg:x="14.019cm" svg:y="5.418cm" svg:viewBox="0 0 555 320" svg:d="M555 160c0 67-71 123-173 148s-219 11-301-35c-49-28-81-71-81-113 0-86 124-160 276-160s279 74 279 160z">
          <text:p/>
        </draw:path>
        <draw:polygon draw:style-name="gr7" draw:text-style-name="P2" draw:layer="layout" svg:width="0cm" svg:height="0cm" svg:x="15.412cm" svg:y="4.639cm" svg:viewBox="0 0 0 0" draw:points="0,0">
          <text:p/>
        </draw:polygon>
        <draw:path draw:style-name="gr1" draw:text-style-name="P1" draw:layer="layout" svg:width="0.63cm" svg:height="0.335cm" svg:x="17.094cm" svg:y="4.776cm" svg:viewBox="0 0 631 336" svg:d="M496 0c25 21 35 46 35 72 0 49-53 95-134 113-77 21-173 10-234-25-42-25-63-57-63-88 0-26 10-51 35-72-17 7-32 14-42 25-124 71-124 184 0 255 124 74 322 74 445 0 124-71 124-184 0-255-14-11-28-18-42-25z">
          <text:p/>
        </draw:path>
        <draw:polygon draw:style-name="gr7" draw:text-style-name="P2" draw:layer="layout" svg:width="0cm" svg:height="0cm" svg:x="15.412cm" svg:y="4.639cm" svg:viewBox="0 0 0 0" draw:points="0,0">
          <text:p/>
        </draw:polygon>
        <draw:path draw:style-name="gr1" draw:text-style-name="P1" draw:layer="layout" svg:width="0.629cm" svg:height="0.331cm" svg:x="14.829cm" svg:y="4.286cm" svg:viewBox="0 0 630 332" svg:d="M494 0c21 21 35 42 35 67 0 49-52 95-134 117-81 18-172 7-232-29-43-21-64-53-64-88 0-25 11-46 32-67-14 7-28 14-39 21-123 70-123 188 0 258 120 71 321 71 445 0 124-70 124-188 0-258-15-7-29-14-43-21z">
          <text:p/>
        </draw:path>
        <draw:polygon draw:style-name="gr7" draw:text-style-name="P2" draw:layer="layout" svg:width="0cm" svg:height="0cm" svg:x="15.412cm" svg:y="4.639cm" svg:viewBox="0 0 0 0" draw:points="0,0">
          <text:p/>
        </draw:polygon>
        <draw:path draw:style-name="gr1" draw:text-style-name="P1" draw:layer="layout" svg:width="0.631cm" svg:height="0.332cm" svg:x="13.979cm" svg:y="2.98cm" svg:viewBox="0 0 632 333" svg:d="M500 0c21 22 35 43 35 68 0 49-53 95-134 117-81 18-173 7-238-29-38-25-63-57-63-88 0-25 14-46 35-68-14 8-28 15-42 22-124 70-124 188 0 258 124 71 325 71 449 0 120-70 120-188 0-258-14-7-28-14-42-22z">
          <text:p/>
        </draw:path>
        <draw:polygon draw:style-name="gr7" draw:text-style-name="P2" draw:layer="layout" svg:width="0cm" svg:height="0cm" svg:x="15.412cm" svg:y="4.639cm" svg:viewBox="0 0 0 0" draw:points="0,0">
          <text:p/>
        </draw:polygon>
        <draw:path draw:style-name="gr1" draw:text-style-name="P1" draw:layer="layout" svg:width="0.511cm" svg:height="0.535cm" svg:x="15.815cm" svg:y="3.165cm" svg:viewBox="0 0 512 536" svg:d="M505 536c4-17 7-39 7-60 0-162-116-361-255-442-145-81-257-14-257 148 0 14 0 29 3 46 7-39 25-67 49-84 53-32 135-4 205 70 68 74 114 178 114 262 0 7 0 7 0 11 42 17 88 35 134 49z">
          <text:p/>
        </draw:path>
        <draw:polygon draw:style-name="gr7" draw:text-style-name="P2" draw:layer="layout" svg:width="0cm" svg:height="0cm" svg:x="15.412cm" svg:y="4.639cm" svg:viewBox="0 0 0 0" draw:points="0,0">
          <text:p/>
        </draw:polygon>
        <draw:path draw:style-name="gr1" draw:text-style-name="P1" draw:layer="layout" svg:width="0.434cm" svg:height="0.225cm" svg:x="14.079cm" svg:y="2.949cm" svg:viewBox="0 0 435 226" svg:d="M399 32c21 22 36 44 36 69 0 49-54 95-135 116-81 18-173 7-237-28-38-21-63-53-63-88 0-25 14-47 35-69 110-43 254-43 364 0z">
          <text:p/>
        </draw:path>
        <draw:polygon draw:style-name="gr7" draw:text-style-name="P2" draw:layer="layout" svg:width="0cm" svg:height="0cm" svg:x="15.412cm" svg:y="4.639cm" svg:viewBox="0 0 0 0" draw:points="0,0">
          <text:p/>
        </draw:polygon>
        <draw:path draw:style-name="gr1" draw:text-style-name="P1" draw:layer="layout" svg:width="0.43cm" svg:height="0.224cm" svg:x="14.929cm" svg:y="4.254cm" svg:viewBox="0 0 431 225" svg:d="M396 32c25 21 35 42 35 68 0 53-52 99-135 116-81 18-172 7-232-28-43-21-64-53-64-88 0-26 11-47 32-68 109-43 254-43 364 0z">
          <text:p/>
        </draw:path>
        <draw:polygon draw:style-name="gr7" draw:text-style-name="P2" draw:layer="layout" svg:width="0cm" svg:height="0cm" svg:x="15.412cm" svg:y="4.639cm" svg:viewBox="0 0 0 0" draw:points="0,0">
          <text:p/>
        </draw:polygon>
        <draw:path draw:style-name="gr1" draw:text-style-name="P1" draw:layer="layout" svg:width="0.43cm" svg:height="0.227cm" svg:x="17.194cm" svg:y="4.744cm" svg:viewBox="0 0 431 228" svg:d="M396 32c25 21 35 46 35 72 0 49-53 95-134 113-78 21-174 10-234-25-42-25-63-57-63-88 0-26 10-51 35-72 106-43 255-43 361 0z">
          <text:p/>
        </draw:path>
        <draw:polygon draw:style-name="gr7" draw:text-style-name="P2" draw:layer="layout" svg:width="0cm" svg:height="0cm" svg:x="15.412cm" svg:y="4.639cm" svg:viewBox="0 0 0 0" draw:points="0,0">
          <text:p/>
        </draw:polygon>
        <draw:path draw:style-name="gr1" draw:text-style-name="P1" draw:layer="layout" svg:width="0.367cm" svg:height="0.355cm" svg:x="15.818cm" svg:y="3.296cm" svg:viewBox="0 0 368 356" svg:d="M368 356c0-4 0-7 0-11 0-84-46-187-113-261-70-75-148-103-202-71-28 14-46 42-53 85 4 39 14 78 32 120 107 50 216 95 336 138z">
          <text:p/>
        </draw:path>
        <draw:polygon draw:style-name="gr7" draw:text-style-name="P2" draw:layer="layout" svg:width="0cm" svg:height="0cm" svg:x="15.412cm" svg:y="4.639cm" svg:viewBox="0 0 0 0" draw:points="0,0">
          <text:p/>
        </draw:polygon>
        <draw:path draw:style-name="gr1" draw:text-style-name="P1" draw:layer="layout" svg:width="0.501cm" svg:height="0.215cm" svg:x="14.047cm" svg:y="5.256cm" svg:viewBox="0 0 502 216" svg:d="M0 216c42-56 141-92 252-92 105 0 204 36 250 92v-39-31c0-82-113-146-250-146-143 0-252 64-252 146v31z">
          <text:p/>
        </draw:path>
        <draw:polygon draw:style-name="gr7" draw:text-style-name="P2" draw:layer="layout" svg:width="0cm" svg:height="0cm" svg:x="15.412cm" svg:y="4.639cm" svg:viewBox="0 0 0 0" draw:points="0,0">
          <text:p/>
        </draw:polygon>
        <draw:path draw:style-name="gr1" draw:text-style-name="P1" draw:layer="layout" svg:width="0.501cm" svg:height="0.215cm" svg:x="14.894cm" svg:y="6.561cm" svg:viewBox="0 0 502 216" svg:d="M0 216c46-57 141-92 250-92 107 0 206 35 252 92v-39-32c0-81-113-145-252-145-137 0-250 64-250 145v32z">
          <text:p/>
        </draw:path>
        <draw:polygon draw:style-name="gr7" draw:text-style-name="P2" draw:layer="layout" svg:width="0cm" svg:height="0cm" svg:x="15.412cm" svg:y="4.639cm" svg:viewBox="0 0 0 0" draw:points="0,0">
          <text:p/>
        </draw:polygon>
        <draw:path draw:style-name="gr1" draw:text-style-name="P1" draw:layer="layout" svg:width="0.501cm" svg:height="0.218cm" svg:x="17.159cm" svg:y="7.052cm" svg:viewBox="0 0 502 219" svg:d="M0 219c45-60 145-95 251-95s205 35 251 95v-42-32c0-81-113-145-251-145-137 0-251 64-251 145v32z">
          <text:p/>
        </draw:path>
        <draw:polygon draw:style-name="gr7" draw:text-style-name="P2" draw:layer="layout" svg:width="0cm" svg:height="0cm" svg:x="15.412cm" svg:y="4.639cm" svg:viewBox="0 0 0 0" draw:points="0,0">
          <text:p/>
        </draw:polygon>
        <draw:path draw:style-name="gr1" draw:text-style-name="P1" draw:layer="layout" svg:width="0.233cm" svg:height="0.515cm" svg:x="14.71cm" svg:y="2.236cm" svg:viewBox="0 0 234 516" svg:d="M234 516v-310c0-46-32-92-88-125l-146-81c47 39 75 81 82 128 25 134 75 261 152 388z">
          <text:p/>
        </draw:path>
        <draw:polygon draw:style-name="gr7" draw:text-style-name="P2" draw:layer="layout" svg:width="0cm" svg:height="0cm" svg:x="15.412cm" svg:y="4.639cm" svg:viewBox="0 0 0 0" draw:points="0,0">
          <text:p/>
        </draw:polygon>
        <draw:path draw:style-name="gr1" draw:text-style-name="P1" draw:layer="layout" svg:width="0.304cm" svg:height="0.174cm" svg:x="17.257cm" svg:y="7.288cm" svg:viewBox="0 0 305 175" svg:d="M305 89c0 35-39 67-95 81-58 11-121 4-164-21-28-14-46-35-46-60 0-50 67-89 152-89 86 0 153 39 153 89z">
          <text:p/>
        </draw:path>
        <draw:polygon draw:style-name="gr7" draw:text-style-name="P2" draw:layer="layout" svg:width="0cm" svg:height="0cm" svg:x="15.412cm" svg:y="4.639cm" svg:viewBox="0 0 0 0" draw:points="0,0">
          <text:p/>
        </draw:polygon>
        <draw:path draw:style-name="gr1" draw:text-style-name="P1" draw:layer="layout" svg:width="0.3cm" svg:height="0.173cm" svg:x="14.146cm" svg:y="5.492cm" svg:viewBox="0 0 301 174" svg:d="M301 85c0 36-36 68-92 82s-120 7-167-18c-28-17-42-38-42-64 0-46 68-85 153-85 81 0 148 39 148 85z">
          <text:p/>
        </draw:path>
        <draw:polygon draw:style-name="gr7" draw:text-style-name="P2" draw:layer="layout" svg:width="0cm" svg:height="0cm" svg:x="15.412cm" svg:y="4.639cm" svg:viewBox="0 0 0 0" draw:points="0,0">
          <text:p/>
        </draw:polygon>
        <draw:path draw:style-name="gr1" draw:text-style-name="P1" draw:layer="layout" svg:width="0.303cm" svg:height="0.172cm" svg:x="14.993cm" svg:y="6.798cm" svg:viewBox="0 0 304 173" svg:d="M304 88c0 35-39 67-95 77-57 15-120 8-163-17-28-18-46-39-46-60 0-50 68-88 152-88 85 0 152 38 152 88z">
          <text:p/>
        </draw:path>
        <draw:polygon draw:style-name="gr7" draw:text-style-name="P2" draw:layer="layout" svg:width="0cm" svg:height="0cm" svg:x="15.412cm" svg:y="4.639cm" svg:viewBox="0 0 0 0" draw:points="0,0">
          <text:p/>
        </draw:polygon>
        <draw:path draw:style-name="gr1" draw:text-style-name="P1" draw:layer="layout" svg:width="0.55cm" svg:height="0.201cm" svg:x="17.134cm" svg:y="7.175cm" svg:viewBox="0 0 551 202" svg:d="M0 202c0-89 123-160 276-160 152 0 275 71 275 160v-43c0-21-7-46-24-64-46-60-145-95-251-95-107 0-206 35-251 95-18 18-25 43-25 64z">
          <text:p/>
        </draw:path>
        <draw:polygon draw:style-name="gr7" draw:text-style-name="P2" draw:layer="layout" svg:width="0cm" svg:height="0cm" svg:x="15.412cm" svg:y="4.639cm" svg:viewBox="0 0 0 0" draw:points="0,0">
          <text:p/>
        </draw:polygon>
        <draw:path draw:style-name="gr1" draw:text-style-name="P1" draw:layer="layout" svg:width="0.554cm" svg:height="0.198cm" svg:x="14.019cm" svg:y="5.379cm" svg:viewBox="0 0 555 199" svg:d="M0 199c0-85 124-159 276-159s279 74 279 159v-39c0-21-11-46-28-67-43-57-142-93-251-93-106 0-206 36-248 93-18 21-28 46-28 67z">
          <text:p/>
        </draw:path>
        <draw:polygon draw:style-name="gr7" draw:text-style-name="P2" draw:layer="layout" svg:width="0cm" svg:height="0cm" svg:x="15.412cm" svg:y="4.639cm" svg:viewBox="0 0 0 0" draw:points="0,0">
          <text:p/>
        </draw:polygon>
        <draw:path draw:style-name="gr1" draw:text-style-name="P1" draw:layer="layout" svg:width="0.55cm" svg:height="0.201cm" svg:x="14.869cm" svg:y="6.685cm" svg:viewBox="0 0 551 202" svg:d="M0 202c0-88 124-164 276-164s275 76 275 164v-43c0-21-10-45-24-67-46-57-145-92-251-92-110 0-205 35-251 92-18 22-25 46-25 67z">
          <text:p/>
        </draw:path>
        <draw:polygon draw:style-name="gr7" draw:text-style-name="P2" draw:layer="layout" svg:width="0cm" svg:height="0cm" svg:x="15.412cm" svg:y="4.639cm" svg:viewBox="0 0 0 0" draw:points="0,0">
          <text:p/>
        </draw:polygon>
        <draw:path draw:style-name="gr1" draw:text-style-name="P1" draw:layer="layout" svg:width="0.522cm" svg:height="0.194cm" svg:x="17.148cm" svg:y="6.995cm" svg:viewBox="0 0 523 195" svg:d="M0 195c0-85 116-153 261-153 146 0 262 68 262 153v-42c0-86-116-153-262-153-145 0-261 67-261 153z">
          <text:p/>
        </draw:path>
        <draw:polygon draw:style-name="gr7" draw:text-style-name="P2" draw:layer="layout" svg:width="0cm" svg:height="0cm" svg:x="15.412cm" svg:y="4.639cm" svg:viewBox="0 0 0 0" draw:points="0,0">
          <text:p/>
        </draw:polygon>
        <draw:path draw:style-name="gr1" draw:text-style-name="P1" draw:layer="layout" svg:width="0.519cm" svg:height="0.19cm" svg:x="14.883cm" svg:y="6.505cm" svg:viewBox="0 0 520 191" svg:d="M0 191c0-81 117-149 261-149 146 0 259 68 259 149v-39c0-84-113-152-259-152-144 0-261 68-261 152z">
          <text:p/>
        </draw:path>
        <draw:polygon draw:style-name="gr7" draw:text-style-name="P2" draw:layer="layout" svg:width="0cm" svg:height="0cm" svg:x="15.412cm" svg:y="4.639cm" svg:viewBox="0 0 0 0" draw:points="0,0">
          <text:p/>
        </draw:polygon>
        <draw:path draw:style-name="gr1" draw:text-style-name="P1" draw:layer="layout" svg:width="0.518cm" svg:height="0.191cm" svg:x="14.037cm" svg:y="5.199cm" svg:viewBox="0 0 519 192" svg:d="M0 192c0-81 116-148 262-148 141 0 257 67 257 148v-39c0-85-116-153-257-153-146 0-262 68-262 153z">
          <text:p/>
        </draw:path>
        <draw:polygon draw:style-name="gr7" draw:text-style-name="P2" draw:layer="layout" svg:width="0cm" svg:height="0cm" svg:x="15.412cm" svg:y="4.639cm" svg:viewBox="0 0 0 0" draw:points="0,0">
          <text:p/>
        </draw:polygon>
        <draw:path draw:style-name="gr1" draw:text-style-name="P1" draw:layer="layout" svg:width="0.519cm" svg:height="0.191cm" svg:x="14.883cm" svg:y="6.547cm" svg:viewBox="0 0 520 192" svg:d="M11 192c-7-15-11-29-11-43 0-81 117-149 261-149 146 0 259 68 259 149 0 14 0 28-7 43v-32c0-81-113-145-252-145-137 0-250 64-250 145z">
          <text:p/>
        </draw:path>
        <draw:polygon draw:style-name="gr7" draw:text-style-name="P2" draw:layer="layout" svg:width="0cm" svg:height="0cm" svg:x="15.412cm" svg:y="4.639cm" svg:viewBox="0 0 0 0" draw:points="0,0">
          <text:p/>
        </draw:polygon>
        <draw:path draw:style-name="gr1" draw:text-style-name="P1" draw:layer="layout" svg:width="0.522cm" svg:height="0.191cm" svg:x="17.148cm" svg:y="7.037cm" svg:viewBox="0 0 523 192" svg:d="M11 192c-7-14-11-25-11-39 0-86 116-153 261-153 146 0 262 67 262 153 0 14-3 25-10 39v-32c0-82-113-145-252-145-137 0-250 63-250 145z">
          <text:p/>
        </draw:path>
        <draw:polygon draw:style-name="gr7" draw:text-style-name="P2" draw:layer="layout" svg:width="0cm" svg:height="0cm" svg:x="15.412cm" svg:y="4.639cm" svg:viewBox="0 0 0 0" draw:points="0,0">
          <text:p/>
        </draw:polygon>
        <draw:path draw:style-name="gr1" draw:text-style-name="P1" draw:layer="layout" svg:width="0.518cm" svg:height="0.19cm" svg:x="14.037cm" svg:y="5.242cm" svg:viewBox="0 0 519 191" svg:d="M10 191c-7-14-10-29-10-43 0-81 116-148 262-148 141 0 257 67 257 148 0 14-3 29-7 43v-32c0-82-113-145-250-145-143 0-252 63-252 145z">
          <text:p/>
        </draw:path>
        <draw:polygon draw:style-name="gr7" draw:text-style-name="P2" draw:layer="layout" svg:width="0cm" svg:height="0cm" svg:x="15.412cm" svg:y="4.639cm" svg:viewBox="0 0 0 0" draw:points="0,0">
          <text:p/>
        </draw:polygon>
        <draw:path draw:style-name="gr8" draw:text-style-name="P2" draw:layer="layout" svg:width="0.85cm" svg:height="0.255cm" svg:x="13.941cm" svg:y="2.842cm" svg:viewBox="0 0 851 256" svg:d="M0 87c139-79 340-107 520-72 180 39 310 132 331 241">
          <text:p/>
        </draw:path>
        <draw:line draw:style-name="gr8" draw:text-style-name="P2" draw:layer="layout" svg:x1="14.791cm" svg:y1="3.097cm" svg:x2="14.791cm" svg:y2="2.363cm">
          <text:p/>
        </draw:line>
        <draw:path draw:style-name="gr8" draw:text-style-name="P2" draw:layer="layout" svg:width="0.85cm" svg:height="0.255cm" svg:x="13.941cm" svg:y="2.108cm" svg:viewBox="0 0 851 256" svg:d="M0 83c139-78 340-103 520-68 180 36 310 132 331 241">
          <text:p/>
        </draw:path>
        <draw:line draw:style-name="gr8" draw:text-style-name="P2" draw:layer="layout" svg:x1="13.941cm" svg:y1="2.924cm" svg:x2="13.941cm" svg:y2="2.19cm">
          <text:p/>
        </draw:line>
        <draw:path draw:style-name="gr8" draw:text-style-name="P2" draw:layer="layout" svg:width="2.678cm" svg:height="1.545cm" svg:x="14.791cm" svg:y="3.097cm" svg:viewBox="0 0 2679 1546" svg:d="M2679 1546c-1416-85-2534-730-2679-1546">
          <text:p/>
        </draw:path>
        <draw:path draw:style-name="gr8" draw:text-style-name="P2" draw:layer="layout" svg:width="2.678cm" svg:height="1.542cm" svg:x="14.791cm" svg:y="2.363cm" svg:viewBox="0 0 2679 1543" svg:d="M2679 1543c-1416-86-2534-728-2679-1543">
          <text:p/>
        </draw:path>
        <draw:line draw:style-name="gr8" draw:text-style-name="P2" draw:layer="layout" svg:x1="17.466cm" svg:y1="4.642cm" svg:x2="17.466cm" svg:y2="3.905cm">
          <text:p/>
        </draw:line>
        <draw:path draw:style-name="gr8" draw:text-style-name="P2" draw:layer="layout" svg:width="0.444cm" svg:height="0.286cm" svg:x="17.466cm" svg:y="4.642cm" svg:viewBox="0 0 445 287" svg:d="M0 0c255 14 445 142 445 287">
          <text:p/>
        </draw:path>
        <draw:path draw:style-name="gr8" draw:text-style-name="P2" draw:layer="layout" svg:width="0.148cm" svg:height="0.204cm" svg:x="17.762cm" svg:y="4.928cm" svg:viewBox="0 0 149 205" svg:d="M149 0c0 78-53 149-149 205">
          <text:p/>
        </draw:path>
        <draw:path draw:style-name="gr8" draw:text-style-name="P2" draw:layer="layout" svg:width="0.444cm" svg:height="0.289cm" svg:x="17.466cm" svg:y="3.905cm" svg:viewBox="0 0 445 290" svg:d="M0 0c255 17 445 141 445 290">
          <text:p/>
        </draw:path>
        <draw:line draw:style-name="gr8" draw:text-style-name="P2" draw:layer="layout" svg:x1="13.335cm" svg:y1="2.544cm" svg:x2="13.942cm" svg:y2="2.19cm">
          <text:p/>
        </draw:line>
        <draw:line draw:style-name="gr8" draw:text-style-name="P2" draw:layer="layout" svg:x1="12.912cm" svg:y1="2.786cm" svg:x2="12.668cm" svg:y2="2.929cm">
          <text:p/>
        </draw:line>
        <draw:path draw:style-name="gr8" draw:text-style-name="P2" draw:layer="layout" svg:width="0.511cm" svg:height="0.475cm" svg:x="15.815cm" svg:y="3.165cm" svg:viewBox="0 0 512 476" svg:d="M512 476c0-163-116-361-255-442-145-81-257-14-257 148">
          <text:p/>
        </draw:path>
        <draw:path draw:style-name="gr8" draw:text-style-name="P2" draw:layer="layout" svg:width="0.035cm" svg:height="0.169cm" svg:x="15.815cm" svg:y="3.344cm" svg:viewBox="0 0 36 170" svg:d="M0 0c0 53 14 109 36 170">
          <text:p/>
        </draw:path>
        <draw:path draw:style-name="gr8" draw:text-style-name="P2" draw:layer="layout" svg:width="0.007cm" svg:height="0.057cm" svg:x="16.319cm" svg:y="3.64cm" svg:viewBox="0 0 8 58" svg:d="M0 58c5-18 8-40 8-58">
          <text:p/>
        </draw:path>
        <draw:path draw:style-name="gr8" draw:text-style-name="P2" draw:layer="layout" svg:width="0.374cm" svg:height="0.473cm" svg:x="16.728cm" svg:y="3.4cm" svg:viewBox="0 0 375 474" svg:d="M375 474c-74-201-220-382-375-474">
          <text:p/>
        </draw:path>
        <draw:line draw:style-name="gr8" draw:text-style-name="P2" draw:layer="layout" svg:x1="16.733cm" svg:y1="3.401cm" svg:x2="15.635cm" svg:y2="2.769cm">
          <text:p/>
        </draw:line>
        <draw:path draw:style-name="gr8" draw:text-style-name="P2" draw:layer="layout" svg:width="0.512cm" svg:height="0.164cm" svg:x="15.123cm" svg:y="2.718cm" svg:viewBox="0 0 513 165" svg:d="M0 165c7-72 81-128 194-153 109-25 233-11 319 39">
          <text:p/>
        </draw:path>
        <draw:line draw:style-name="gr8" draw:text-style-name="P2" draw:layer="layout" svg:x1="15.123cm" svg:y1="2.991cm" svg:x2="15.123cm" svg:y2="2.882cm">
          <text:p/>
        </draw:line>
        <draw:path draw:style-name="gr8" draw:text-style-name="P2" draw:layer="layout" svg:width="0.318cm" svg:height="0.344cm" svg:x="15.867cm" svg:y="3.296cm" svg:viewBox="0 0 319 345" svg:d="M319 345c0-85-46-188-116-262-68-74-150-102-203-70">
          <text:p/>
        </draw:path>
        <draw:path draw:style-name="gr8" draw:text-style-name="P2" draw:layer="layout" svg:width="0.053cm" svg:height="0.084cm" svg:x="15.818cm" svg:y="3.309cm" svg:viewBox="0 0 54 85" svg:d="M54 0c-28 15-47 43-54 85">
          <text:p/>
        </draw:path>
        <draw:path draw:style-name="gr8" draw:text-style-name="P2" draw:layer="layout" svg:width="0cm" svg:height="0.01cm" svg:x="16.181cm" svg:y="3.64cm" svg:viewBox="0 0 0 11" svg:d="M0 11c0-4 0-7 0-11">
          <text:p/>
        </draw:path>
        <draw:line draw:style-name="gr8" draw:text-style-name="P2" draw:layer="layout" svg:x1="12.668cm" svg:y1="3.658cm" svg:x2="12.668cm" svg:y2="2.924cm">
          <text:p/>
        </draw:line>
        <draw:line draw:style-name="gr8" draw:text-style-name="P2" draw:layer="layout" svg:x1="12.668cm" svg:y1="3.658cm" svg:x2="16.493cm" svg:y2="5.867cm">
          <text:p/>
        </draw:line>
        <draw:path draw:style-name="gr8" draw:text-style-name="P2" draw:layer="layout" svg:width="0.088cm" svg:height="0.124cm" svg:x="14.855cm" svg:y="2.317cm" svg:viewBox="0 0 89 125" svg:d="M0 0c53 32 89 78 89 125">
          <text:p/>
        </draw:path>
        <draw:path draw:style-name="gr8" draw:text-style-name="P2" draw:layer="layout" svg:width="0.3cm" svg:height="0.059cm" svg:x="13.458cm" svg:y="1.627cm" svg:viewBox="0 0 301 60" svg:d="M301 60c-113-68-220-79-301-28">
          <text:p/>
        </draw:path>
        <draw:path draw:style-name="gr8" draw:text-style-name="P2" draw:layer="layout" svg:width="0.123cm" svg:height="0.275cm" svg:x="13.335cm" svg:y="1.654cm" svg:viewBox="0 0 124 276" svg:d="M124 0c-81 46-124 149-124 276">
          <text:p/>
        </draw:path>
        <draw:line draw:style-name="gr8" draw:text-style-name="P2" draw:layer="layout" svg:x1="13.758cm" svg:y1="1.686cm" svg:x2="14.574cm" svg:y2="2.156cm">
          <text:p/>
        </draw:line>
        <draw:line draw:style-name="gr8" draw:text-style-name="P2" draw:layer="layout" svg:x1="14.71cm" svg:y1="2.236cm" svg:x2="14.856cm" svg:y2="2.318cm">
          <text:p/>
        </draw:line>
        <draw:line draw:style-name="gr8" draw:text-style-name="P2" draw:layer="layout" svg:x1="13.335cm" svg:y1="1.929cm" svg:x2="13.335cm" svg:y2="2.543cm">
          <text:p/>
        </draw:line>
        <draw:line draw:style-name="gr8" draw:text-style-name="P2" draw:layer="layout" svg:x1="13.336cm" svg:y1="1.929cm" svg:x2="12.911cm" svg:y2="2.177cm">
          <text:p/>
        </draw:line>
        <draw:path draw:style-name="gr8" draw:text-style-name="P2" draw:layer="layout" svg:width="0.033cm" svg:height="0.169cm" svg:x="12.911cm" svg:y="2.007cm" svg:viewBox="0 0 34 170" svg:d="M34 0c-22 46-34 107-34 170">
          <text:p/>
        </draw:path>
        <draw:path draw:style-name="gr8" draw:text-style-name="P2" draw:layer="layout" svg:width="0.035cm" svg:height="0.046cm" svg:x="12.943cm" svg:y="1.961cm" svg:viewBox="0 0 36 47" svg:d="M0 47c3-8 7-15 11-22 3-4 7-11 15-14 3-4 7-8 10-11">
          <text:p/>
        </draw:path>
        <draw:line draw:style-name="gr8" draw:text-style-name="P2" draw:layer="layout" svg:x1="12.978cm" svg:y1="1.965cm" svg:x2="13.014cm" svg:y2="1.943cm">
          <text:p/>
        </draw:line>
        <draw:path draw:style-name="gr8" draw:text-style-name="P2" draw:layer="layout" svg:width="0.036cm" svg:height="0.035cm" svg:x="13.013cm" svg:y="1.908cm" svg:viewBox="0 0 37 36" svg:d="M37 0c-4 4-11 11-19 21-7 4-10 11-18 15">
          <text:p/>
        </draw:path>
        <draw:path draw:style-name="gr8" draw:text-style-name="P2" draw:layer="layout" svg:width="0.035cm" svg:height="0.035cm" svg:x="13.049cm" svg:y="1.873cm" svg:viewBox="0 0 36 36" svg:d="M36 0c-15 10-26 21-36 36">
          <text:p/>
        </draw:path>
        <draw:path draw:style-name="gr8" draw:text-style-name="P2" draw:layer="layout" svg:width="0.007cm" svg:height="0.004cm" svg:x="13.084cm" svg:y="1.869cm" svg:viewBox="0 0 8 5" svg:d="M0 5c8-5 8-5 8-5">
          <text:p/>
        </draw:path>
        <draw:path draw:style-name="gr8" draw:text-style-name="P2" draw:layer="layout" svg:width="0.007cm" svg:height="0.004cm" svg:x="13.084cm" svg:y="1.869cm" svg:viewBox="0 0 8 5" svg:d="M8 0c0 0-3 0-8 5">
          <text:p/>
        </draw:path>
        <draw:line draw:style-name="gr8" draw:text-style-name="P2" draw:layer="layout" svg:x1="13.049cm" svg:y1="1.895cm" svg:x2="13.085cm" svg:y2="1.873cm">
          <text:p/>
        </draw:line>
        <draw:path draw:style-name="gr8" draw:text-style-name="P2" draw:layer="layout" svg:width="0.007cm" svg:height="0.007cm" svg:x="13.042cm" svg:y="1.89cm" svg:viewBox="0 0 8 8" svg:d="M8 0c-4 5-8 8-8 8">
          <text:p/>
        </draw:path>
        <draw:line draw:style-name="gr8" draw:text-style-name="P2" draw:layer="layout" svg:x1="13.042cm" svg:y1="1.894cm" svg:x2="13.042cm" svg:y2="1.897cm">
          <text:p/>
        </draw:line>
        <draw:line draw:style-name="gr8" draw:text-style-name="P2" draw:layer="layout" svg:x1="12.911cm" svg:y1="2.176cm" svg:x2="12.911cm" svg:y2="2.786cm">
          <text:p/>
        </draw:line>
        <draw:path draw:style-name="gr8" draw:text-style-name="P2" draw:layer="layout" svg:width="0.064cm" svg:height="0.088cm" svg:x="14.929cm" svg:y="4.353cm" svg:viewBox="0 0 65 89" svg:d="M65 89c-44-21-65-53-65-89">
          <text:p/>
        </draw:path>
        <draw:path draw:style-name="gr8" draw:text-style-name="P2" draw:layer="layout" svg:width="0.035cm" svg:height="0.067cm" svg:x="14.929cm" svg:y="4.286cm" svg:viewBox="0 0 36 68" svg:d="M0 68c0-21 11-47 36-68">
          <text:p/>
        </draw:path>
        <draw:path draw:style-name="gr8" draw:text-style-name="P2" draw:layer="layout" svg:width="0.035cm" svg:height="0.067cm" svg:x="15.324cm" svg:y="4.286cm" svg:viewBox="0 0 36 68" svg:d="M0 0c21 21 36 47 36 68">
          <text:p/>
        </draw:path>
        <draw:path draw:style-name="gr8" draw:text-style-name="P2" draw:layer="layout" svg:width="0.366cm" svg:height="0.125cm" svg:x="14.993cm" svg:y="4.353cm" svg:viewBox="0 0 367 126" svg:d="M367 0c0 54-52 100-134 117-82 18-173 7-233-28">
          <text:p/>
        </draw:path>
        <draw:path draw:style-name="gr8" draw:text-style-name="P2" draw:layer="layout" svg:width="0.092cm" svg:height="0.257cm" svg:x="14.829cm" svg:y="4.307cm" svg:viewBox="0 0 93 258" svg:d="M93 258c-124-71-124-188 0-258">
          <text:p/>
        </draw:path>
        <draw:path draw:style-name="gr8" draw:text-style-name="P2" draw:layer="layout" svg:width="0.445cm" svg:height="0.054cm" svg:x="14.922cm" svg:y="4.254cm" svg:viewBox="0 0 446 55" svg:d="M0 55c120-73 321-73 446 0">
          <text:p/>
        </draw:path>
        <draw:path draw:style-name="gr8" draw:text-style-name="P2" draw:layer="layout" svg:width="0.537cm" svg:height="0.31cm" svg:x="14.922cm" svg:y="4.307cm" svg:viewBox="0 0 538 311" svg:d="M446 0c123 70 123 187 0 258-125 71-326 71-446 0">
          <text:p/>
        </draw:path>
        <draw:path draw:style-name="gr8" draw:text-style-name="P2" draw:layer="layout" svg:width="0.067cm" svg:height="0.088cm" svg:x="14.079cm" svg:y="3.048cm" svg:viewBox="0 0 68 89" svg:d="M68 89c-42-22-68-58-68-89">
          <text:p/>
        </draw:path>
        <draw:path draw:style-name="gr8" draw:text-style-name="P2" draw:layer="layout" svg:width="0.035cm" svg:height="0.068cm" svg:x="14.079cm" svg:y="2.98cm" svg:viewBox="0 0 36 69" svg:d="M0 69c0-25 15-46 36-69">
          <text:p/>
        </draw:path>
        <draw:path draw:style-name="gr8" draw:text-style-name="P2" draw:layer="layout" svg:width="0.039cm" svg:height="0.068cm" svg:x="14.474cm" svg:y="2.98cm" svg:viewBox="0 0 40 69" svg:d="M0 0c26 23 40 44 40 69">
          <text:p/>
        </draw:path>
        <draw:path draw:style-name="gr8" draw:text-style-name="P2" draw:layer="layout" svg:width="0.371cm" svg:height="0.125cm" svg:x="14.142cm" svg:y="3.048cm" svg:viewBox="0 0 372 126" svg:d="M372 0c0 49-53 95-134 117-81 18-174 7-238-29">
          <text:p/>
        </draw:path>
        <draw:path draw:style-name="gr8" draw:text-style-name="P2" draw:layer="layout" svg:width="0.093cm" svg:height="0.257cm" svg:x="13.979cm" svg:y="3.002cm" svg:viewBox="0 0 94 258" svg:d="M94 258c-125-75-125-188 0-258">
          <text:p/>
        </draw:path>
        <draw:path draw:style-name="gr8" draw:text-style-name="P2" draw:layer="layout" svg:width="0.448cm" svg:height="0.054cm" svg:x="14.072cm" svg:y="2.949cm" svg:viewBox="0 0 449 55" svg:d="M0 55c124-73 322-73 449 0">
          <text:p/>
        </draw:path>
        <draw:path draw:style-name="gr8" draw:text-style-name="P2" draw:layer="layout" svg:width="0.538cm" svg:height="0.31cm" svg:x="14.072cm" svg:y="3.002cm" svg:viewBox="0 0 539 311" svg:d="M449 0c120 70 120 183 0 258-124 71-326 71-449 0">
          <text:p/>
        </draw:path>
        <draw:path draw:style-name="gr8" draw:text-style-name="P2" draw:layer="layout" svg:width="0.063cm" svg:height="0.088cm" svg:x="17.194cm" svg:y="4.847cm" svg:viewBox="0 0 64 89" svg:d="M64 89c-39-25-64-58-64-89">
          <text:p/>
        </draw:path>
        <draw:path draw:style-name="gr8" draw:text-style-name="P2" draw:layer="layout" svg:width="0.035cm" svg:height="0.071cm" svg:x="17.194cm" svg:y="4.776cm" svg:viewBox="0 0 36 72" svg:d="M0 72c0-25 11-50 36-72">
          <text:p/>
        </draw:path>
        <draw:path draw:style-name="gr8" draw:text-style-name="P2" draw:layer="layout" svg:width="0.035cm" svg:height="0.071cm" svg:x="17.589cm" svg:y="4.776cm" svg:viewBox="0 0 36 72" svg:d="M0 0c25 22 36 47 36 72">
          <text:p/>
        </draw:path>
        <draw:path draw:style-name="gr8" draw:text-style-name="P2" draw:layer="layout" svg:width="0.367cm" svg:height="0.124cm" svg:x="17.257cm" svg:y="4.847cm" svg:viewBox="0 0 368 125" svg:d="M368 0c0 50-53 96-134 114-77 21-174 10-234-25">
          <text:p/>
        </draw:path>
        <draw:path draw:style-name="gr8" draw:text-style-name="P2" draw:layer="layout" svg:width="0.094cm" svg:height="0.258cm" svg:x="17.094cm" svg:y="4.797cm" svg:viewBox="0 0 95 259" svg:d="M95 259c-127-72-127-188 0-259">
          <text:p/>
        </draw:path>
        <draw:path draw:style-name="gr8" draw:text-style-name="P2" draw:layer="layout" svg:width="0.444cm" svg:height="0.055cm" svg:x="17.187cm" svg:y="4.745cm" svg:viewBox="0 0 445 56" svg:d="M0 56c120-75 321-75 445 0">
          <text:p/>
        </draw:path>
        <draw:path draw:style-name="gr8" draw:text-style-name="P2" draw:layer="layout" svg:width="0.537cm" svg:height="0.314cm" svg:x="17.187cm" svg:y="4.797cm" svg:viewBox="0 0 538 315" svg:d="M445 0c124 75 124 188 0 259-123 74-325 74-445 0">
          <text:p/>
        </draw:path>
        <draw:line draw:style-name="gr8" draw:text-style-name="P2" draw:layer="layout" svg:x1="13.942cm" svg:y1="2.924cm" svg:x2="12.668cm" svg:y2="3.662cm">
          <text:p/>
        </draw:line>
        <draw:line draw:style-name="gr8" draw:text-style-name="P2" draw:layer="layout" svg:x1="17.763cm" svg:y1="5.129cm" svg:x2="16.488cm" svg:y2="5.867cm">
          <text:p/>
        </draw:line>
        <draw:path draw:style-name="gr8" draw:text-style-name="P2" draw:layer="layout" svg:width="0.046cm" svg:height="0.063cm" svg:x="14.146cm" svg:y="5.577cm" svg:viewBox="0 0 47 64" svg:d="M47 64c-32-18-47-39-47-64">
          <text:p/>
        </draw:path>
        <draw:path draw:style-name="gr8" draw:text-style-name="P2" draw:layer="layout" svg:width="0.3cm" svg:height="0.085cm" svg:x="14.146cm" svg:y="5.492cm" svg:viewBox="0 0 301 86" svg:d="M0 86c0-46 68-86 153-86 81 0 148 40 148 86">
          <text:p/>
        </draw:path>
        <draw:path draw:style-name="gr8" draw:text-style-name="P2" draw:layer="layout" svg:width="0.258cm" svg:height="0.088cm" svg:x="14.188cm" svg:y="5.577cm" svg:viewBox="0 0 259 89" svg:d="M259 0c0 36-36 68-92 82s-121 7-167-18">
          <text:p/>
        </draw:path>
        <draw:path draw:style-name="gr8" draw:text-style-name="P2" draw:layer="layout" svg:width="0.081cm" svg:height="0.113cm" svg:x="14.019cm" svg:y="5.577cm" svg:viewBox="0 0 82 114" svg:d="M82 114c-50-28-82-72-82-114">
          <text:p/>
        </draw:path>
        <draw:path draw:style-name="gr8" draw:text-style-name="P2" draw:layer="layout" svg:width="0.554cm" svg:height="0.159cm" svg:x="14.019cm" svg:y="5.418cm" svg:viewBox="0 0 555 160" svg:d="M0 160c0-85 124-160 276-160s279 75 279 160">
          <text:p/>
        </draw:path>
        <draw:path draw:style-name="gr8" draw:text-style-name="P2" draw:layer="layout" svg:width="0.473cm" svg:height="0.16cm" svg:x="14.1cm" svg:y="5.577cm" svg:viewBox="0 0 474 161" svg:d="M474 0c0 67-67 124-173 149-103 25-220 11-301-35">
          <text:p/>
        </draw:path>
        <draw:path draw:style-name="gr8" draw:text-style-name="P2" draw:layer="layout" svg:width="0.554cm" svg:height="0.159cm" svg:x="14.019cm" svg:y="5.379cm" svg:viewBox="0 0 555 160" svg:d="M0 160c0-89 124-160 276-160s279 71 279 160">
          <text:p/>
        </draw:path>
        <draw:path draw:style-name="gr8" draw:text-style-name="P2" draw:layer="layout" svg:width="0.501cm" svg:height="0.145cm" svg:x="14.047cm" svg:y="5.256cm" svg:viewBox="0 0 502 146" svg:d="M0 146c0-83 109-146 252-146 137 0 250 63 250 146">
          <text:p/>
        </draw:path>
        <draw:path draw:style-name="gr8" draw:text-style-name="P2" draw:layer="layout" svg:width="0.01cm" svg:height="0.042cm" svg:x="14.037cm" svg:y="5.39cm" svg:viewBox="0 0 11 43" svg:d="M11 43c-8-14-11-28-11-43">
          <text:p/>
        </draw:path>
        <draw:path draw:style-name="gr8" draw:text-style-name="P2" draw:layer="layout" svg:width="0.518cm" svg:height="0.148cm" svg:x="14.037cm" svg:y="5.242cm" svg:viewBox="0 0 519 149" svg:d="M0 149c0-81 116-149 262-149 141 0 257 68 257 149">
          <text:p/>
        </draw:path>
        <draw:path draw:style-name="gr8" draw:text-style-name="P2" draw:layer="layout" svg:width="0.01cm" svg:height="0.042cm" svg:x="14.545cm" svg:y="5.39cm" svg:viewBox="0 0 11 43" svg:d="M11 0c0 15-4 29-11 43">
          <text:p/>
        </draw:path>
        <draw:path draw:style-name="gr8" draw:text-style-name="P2" draw:layer="layout" svg:width="0.518cm" svg:height="0.152cm" svg:x="14.037cm" svg:y="5.199cm" svg:viewBox="0 0 519 153" svg:d="M0 153c0-85 116-153 262-153 141 0 257 68 257 153">
          <text:p/>
        </draw:path>
        <draw:path draw:style-name="gr8" draw:text-style-name="P2" draw:layer="layout" svg:width="0.045cm" svg:height="0.064cm" svg:x="14.993cm" svg:y="6.882cm" svg:viewBox="0 0 46 65" svg:d="M46 65c-28-18-46-39-46-65">
          <text:p/>
        </draw:path>
        <draw:path draw:style-name="gr8" draw:text-style-name="P2" draw:layer="layout" svg:width="0.303cm" svg:height="0.088cm" svg:x="14.993cm" svg:y="6.798cm" svg:viewBox="0 0 304 89" svg:d="M0 89c0-50 68-89 152-89 85 0 152 39 152 89">
          <text:p/>
        </draw:path>
        <draw:path draw:style-name="gr8" draw:text-style-name="P2" draw:layer="layout" svg:width="0.258cm" svg:height="0.088cm" svg:x="15.038cm" svg:y="6.882cm" svg:viewBox="0 0 259 89" svg:d="M259 0c0 36-40 72-96 82-57 14-120 7-163-17">
          <text:p/>
        </draw:path>
        <draw:path draw:style-name="gr8" draw:text-style-name="P2" draw:layer="layout" svg:width="0.081cm" svg:height="0.113cm" svg:x="14.869cm" svg:y="6.882cm" svg:viewBox="0 0 82 114" svg:d="M82 114c-54-28-82-67-82-114">
          <text:p/>
        </draw:path>
        <draw:path draw:style-name="gr8" draw:text-style-name="P2" draw:layer="layout" svg:width="0.55cm" svg:height="0.163cm" svg:x="14.869cm" svg:y="6.723cm" svg:viewBox="0 0 551 164" svg:d="M0 164c0-89 124-164 276-164s275 75 275 164">
          <text:p/>
        </draw:path>
        <draw:path draw:style-name="gr8" draw:text-style-name="P2" draw:layer="layout" svg:width="0.469cm" svg:height="0.16cm" svg:x="14.95cm" svg:y="6.882cm" svg:viewBox="0 0 470 161" svg:d="M470 0c0 68-67 125-169 149-107 25-223 11-301-35">
          <text:p/>
        </draw:path>
        <draw:path draw:style-name="gr8" draw:text-style-name="P2" draw:layer="layout" svg:width="0.55cm" svg:height="0.158cm" svg:x="14.869cm" svg:y="6.685cm" svg:viewBox="0 0 551 159" svg:d="M0 159c0-88 124-159 276-159s275 71 275 159">
          <text:p/>
        </draw:path>
        <draw:path draw:style-name="gr8" draw:text-style-name="P2" draw:layer="layout" svg:width="0.501cm" svg:height="0.145cm" svg:x="14.894cm" svg:y="6.561cm" svg:viewBox="0 0 502 146" svg:d="M0 146c0-82 113-146 250-146 139 0 252 64 252 146">
          <text:p/>
        </draw:path>
        <draw:path draw:style-name="gr8" draw:text-style-name="P2" draw:layer="layout" svg:width="0.011cm" svg:height="0.043cm" svg:x="14.883cm" svg:y="6.695cm" svg:viewBox="0 0 12 44" svg:d="M12 44c-7-15-12-29-12-44">
          <text:p/>
        </draw:path>
        <draw:path draw:style-name="gr8" draw:text-style-name="P2" draw:layer="layout" svg:width="0.519cm" svg:height="0.148cm" svg:x="14.883cm" svg:y="6.547cm" svg:viewBox="0 0 520 149" svg:d="M0 149c0-81 117-149 261-149 146 0 259 68 259 149">
          <text:p/>
        </draw:path>
        <draw:path draw:style-name="gr8" draw:text-style-name="P2" draw:layer="layout" svg:width="0.007cm" svg:height="0.043cm" svg:x="15.395cm" svg:y="6.695cm" svg:viewBox="0 0 8 44" svg:d="M8 0c0 15 0 29-8 44">
          <text:p/>
        </draw:path>
        <draw:path draw:style-name="gr8" draw:text-style-name="P2" draw:layer="layout" svg:width="0.519cm" svg:height="0.151cm" svg:x="14.883cm" svg:y="6.505cm" svg:viewBox="0 0 520 152" svg:d="M0 152c0-84 117-152 261-152 146 0 259 68 259 152">
          <text:p/>
        </draw:path>
        <draw:path draw:style-name="gr8" draw:text-style-name="P2" draw:layer="layout" svg:width="0.047cm" svg:height="0.06cm" svg:x="17.257cm" svg:y="7.376cm" svg:viewBox="0 0 48 61" svg:d="M48 61c-29-14-48-40-48-61">
          <text:p/>
        </draw:path>
        <draw:path draw:style-name="gr8" draw:text-style-name="P2" draw:layer="layout" svg:width="0.304cm" svg:height="0.088cm" svg:x="17.257cm" svg:y="7.288cm" svg:viewBox="0 0 305 89" svg:d="M0 89c0-50 67-89 152-89 86 0 153 39 153 89">
          <text:p/>
        </draw:path>
        <draw:path draw:style-name="gr8" draw:text-style-name="P2" draw:layer="layout" svg:width="0.258cm" svg:height="0.086cm" svg:x="17.303cm" svg:y="7.376cm" svg:viewBox="0 0 259 87" svg:d="M259 0c0 35-39 68-95 82-57 11-121 4-164-22">
          <text:p/>
        </draw:path>
        <draw:path draw:style-name="gr8" draw:text-style-name="P2" draw:layer="layout" svg:width="0.081cm" svg:height="0.113cm" svg:x="17.134cm" svg:y="7.376cm" svg:viewBox="0 0 82 114" svg:d="M82 114c-54-32-82-72-82-114">
          <text:p/>
        </draw:path>
        <draw:path draw:style-name="gr8" draw:text-style-name="P2" draw:layer="layout" svg:width="0.55cm" svg:height="0.159cm" svg:x="17.134cm" svg:y="7.217cm" svg:viewBox="0 0 551 160" svg:d="M0 160c0-89 123-160 276-160 152 0 275 71 275 160">
          <text:p/>
        </draw:path>
        <draw:path draw:style-name="gr8" draw:text-style-name="P2" draw:layer="layout" svg:width="0.469cm" svg:height="0.16cm" svg:x="17.215cm" svg:y="7.376cm" svg:viewBox="0 0 470 161" svg:d="M470 0c0 65-67 121-170 149-106 25-222 11-300-35">
          <text:p/>
        </draw:path>
        <draw:path draw:style-name="gr8" draw:text-style-name="P2" draw:layer="layout" svg:width="0.55cm" svg:height="0.159cm" svg:x="17.134cm" svg:y="7.175cm" svg:viewBox="0 0 551 160" svg:d="M0 160c0-85 123-160 276-160 152 0 275 75 275 160">
          <text:p/>
        </draw:path>
        <draw:path draw:style-name="gr8" draw:text-style-name="P2" draw:layer="layout" svg:width="0.501cm" svg:height="0.144cm" svg:x="17.159cm" svg:y="7.052cm" svg:viewBox="0 0 502 145" svg:d="M0 145c0-82 114-145 251-145 138 0 251 63 251 145">
          <text:p/>
        </draw:path>
        <draw:path draw:style-name="gr8" draw:text-style-name="P2" draw:layer="layout" svg:width="0.014cm" svg:height="0.039cm" svg:x="17.148cm" svg:y="7.189cm" svg:viewBox="0 0 15 40" svg:d="M15 40c-8-14-15-25-15-40">
          <text:p/>
        </draw:path>
        <draw:path draw:style-name="gr8" draw:text-style-name="P2" draw:layer="layout" svg:width="0.522cm" svg:height="0.152cm" svg:x="17.148cm" svg:y="7.037cm" svg:viewBox="0 0 523 153" svg:d="M0 153c0-86 116-153 261-153 146 0 262 67 262 153">
          <text:p/>
        </draw:path>
        <draw:path draw:style-name="gr8" draw:text-style-name="P2" draw:layer="layout" svg:width="0.01cm" svg:height="0.039cm" svg:x="17.66cm" svg:y="7.189cm" svg:viewBox="0 0 11 40" svg:d="M11 0c0 15-3 26-11 40">
          <text:p/>
        </draw:path>
        <draw:path draw:style-name="gr8" draw:text-style-name="P2" draw:layer="layout" svg:width="0.522cm" svg:height="0.152cm" svg:x="17.148cm" svg:y="6.995cm" svg:viewBox="0 0 523 153" svg:d="M0 153c0-85 116-153 261-153 146 0 262 68 262 153">
          <text:p/>
        </draw:path>
        <draw:line draw:style-name="gr8" draw:text-style-name="P2" draw:layer="layout" svg:x1="17.91cm" svg:y1="4.194cm" svg:x2="17.91cm" svg:y2="4.928cm">
          <text:p/>
        </draw:line>
        <draw:line draw:style-name="gr8" draw:text-style-name="P2" draw:layer="layout" svg:x1="14.943cm" svg:y1="2.751cm" svg:x2="14.943cm" svg:y2="2.441cm">
          <text:p/>
        </draw:line>
        <draw:line draw:style-name="gr8" draw:text-style-name="P2" draw:layer="layout" svg:x1="13.042cm" svg:y1="1.898cm" svg:x2="13.459cm" svg:y2="1.654cm">
          <text:p/>
        </draw:line>
        <draw:line draw:style-name="gr8" draw:text-style-name="P2" draw:layer="layout" svg:x1="13.042cm" svg:y1="1.915cm" svg:x2="13.042cm" svg:y2="1.897cm">
          <text:p/>
        </draw:line>
        <draw:line draw:style-name="gr8" draw:text-style-name="P2" draw:layer="layout" svg:x1="14.019cm" svg:y1="5.577cm" svg:x2="14.019cm" svg:y2="5.538cm">
          <text:p/>
        </draw:line>
        <draw:line draw:style-name="gr8" draw:text-style-name="P2" draw:layer="layout" svg:x1="14.569cm" svg:y1="5.577cm" svg:x2="14.569cm" svg:y2="5.538cm">
          <text:p/>
        </draw:line>
        <draw:line draw:style-name="gr8" draw:text-style-name="P2" draw:layer="layout" svg:x1="14.047cm" svg:y1="5.471cm" svg:x2="14.047cm" svg:y2="5.397cm">
          <text:p/>
        </draw:line>
        <draw:line draw:style-name="gr8" draw:text-style-name="P2" draw:layer="layout" svg:x1="14.545cm" svg:y1="5.471cm" svg:x2="14.545cm" svg:y2="5.397cm">
          <text:p/>
        </draw:line>
        <draw:line draw:style-name="gr8" draw:text-style-name="P2" draw:layer="layout" svg:x1="14.037cm" svg:y1="5.39cm" svg:x2="14.037cm" svg:y2="5.351cm">
          <text:p/>
        </draw:line>
        <draw:line draw:style-name="gr8" draw:text-style-name="P2" draw:layer="layout" svg:x1="14.555cm" svg:y1="5.39cm" svg:x2="14.555cm" svg:y2="5.351cm">
          <text:p/>
        </draw:line>
        <draw:line draw:style-name="gr8" draw:text-style-name="P2" draw:layer="layout" svg:x1="14.869cm" svg:y1="6.882cm" svg:x2="14.869cm" svg:y2="6.843cm">
          <text:p/>
        </draw:line>
        <draw:line draw:style-name="gr8" draw:text-style-name="P2" draw:layer="layout" svg:x1="15.419cm" svg:y1="6.882cm" svg:x2="15.419cm" svg:y2="6.843cm">
          <text:p/>
        </draw:line>
        <draw:line draw:style-name="gr8" draw:text-style-name="P2" draw:layer="layout" svg:x1="14.894cm" svg:y1="6.776cm" svg:x2="14.894cm" svg:y2="6.706cm">
          <text:p/>
        </draw:line>
        <draw:line draw:style-name="gr8" draw:text-style-name="P2" draw:layer="layout" svg:x1="15.395cm" svg:y1="6.776cm" svg:x2="15.395cm" svg:y2="6.706cm">
          <text:p/>
        </draw:line>
        <draw:line draw:style-name="gr8" draw:text-style-name="P2" draw:layer="layout" svg:x1="14.883cm" svg:y1="6.695cm" svg:x2="14.883cm" svg:y2="6.656cm">
          <text:p/>
        </draw:line>
        <draw:line draw:style-name="gr8" draw:text-style-name="P2" draw:layer="layout" svg:x1="15.402cm" svg:y1="6.695cm" svg:x2="15.402cm" svg:y2="6.656cm">
          <text:p/>
        </draw:line>
        <draw:line draw:style-name="gr8" draw:text-style-name="P2" draw:layer="layout" svg:x1="17.134cm" svg:y1="7.376cm" svg:x2="17.134cm" svg:y2="7.334cm">
          <text:p/>
        </draw:line>
        <draw:line draw:style-name="gr8" draw:text-style-name="P2" draw:layer="layout" svg:x1="17.684cm" svg:y1="7.376cm" svg:x2="17.684cm" svg:y2="7.334cm">
          <text:p/>
        </draw:line>
        <draw:line draw:style-name="gr8" draw:text-style-name="P2" draw:layer="layout" svg:x1="17.159cm" svg:y1="7.27cm" svg:x2="17.159cm" svg:y2="7.196cm">
          <text:p/>
        </draw:line>
        <draw:line draw:style-name="gr8" draw:text-style-name="P2" draw:layer="layout" svg:x1="17.66cm" svg:y1="7.27cm" svg:x2="17.66cm" svg:y2="7.196cm">
          <text:p/>
        </draw:line>
        <draw:line draw:style-name="gr8" draw:text-style-name="P2" draw:layer="layout" svg:x1="17.148cm" svg:y1="7.189cm" svg:x2="17.148cm" svg:y2="7.147cm">
          <text:p/>
        </draw:line>
        <draw:line draw:style-name="gr8" draw:text-style-name="P2" draw:layer="layout" svg:x1="17.667cm" svg:y1="7.189cm" svg:x2="17.667cm" svg:y2="7.147cm">
          <text:p/>
        </draw:line>
        <draw:frame draw:style-name="gr14" draw:text-style-name="P6" draw:layer="layout" svg:width="0.119cm" svg:height="0.141cm" svg:x="28.025cm" svg:y="19.792cm">
          <draw:text-box>
            <text:p text:style-name="P4"><text:span text:style-name="T2"><text:s/></text:span></text:p>
          </draw:text-box>
        </draw:frame>
        <draw:frame draw:style-name="gr15" draw:text-style-name="P7" draw:layer="layout" svg:width="4.087cm" svg:height="0.462cm" svg:x="22.987cm" svg:y="7.998cm">
          <draw:text-box>
            <text:p text:style-name="P4"><text:span text:style-name="T3">3X M3 Brass Inserts </text:span></text:p>
          </draw:text-box>
        </draw:frame>
        <draw:frame draw:style-name="gr16" draw:text-style-name="P7" draw:layer="layout" svg:width="2.677cm" svg:height="0.462cm" svg:x="22.987cm" svg:y="8.46cm">
          <draw:text-box>
            <text:p text:style-name="P4"><text:span text:style-name="T3">[HD-MS0030]</text:span></text:p>
          </draw:text-box>
        </draw:frame>
        <draw:frame draw:style-name="gr14" draw:text-style-name="P6" draw:layer="layout" svg:width="0.119cm" svg:height="0.141cm" svg:x="16.104cm" svg:y="12.857cm">
          <draw:text-box>
            <text:p text:style-name="P4"><text:span text:style-name="T2"><text:s/></text:span></text:p>
          </draw:text-box>
        </draw:frame>
        <draw:frame draw:style-name="gr17" draw:text-style-name="P7" draw:layer="layout" svg:width="6.763cm" svg:height="0.462cm" svg:x="11.176cm" svg:y="11.268cm">
          <draw:text-box>
            <text:p text:style-name="P4"><text:span text:style-name="T3">2X M3 Brass Inserts [HD-MS003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2-13T15:42:31.412443385</dc:date>
    <meta:editing-duration>PT3M10S</meta:editing-duration>
    <meta:editing-cycles>3</meta:editing-cycles>
    <meta:generator>LibreOffice/5.2.7.2$Linux_X86_64 LibreOffice_project/20m0$Build-2</meta:generator>
    <meta:document-statistic meta:object-count="1716"/>
  </office:meta>
</office:document-meta>
</file>